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8pt" style:font-size-asian="8pt" style:font-size-complex="8pt" fo:font-weight="bold" style:font-weight-asian="bold" style:font-weight-complex="bold"/>
    </style:style>
    <style:style style:name="T3_2" style:family="text">
      <style:text-properties fo:font-size="8pt" style:font-size-asian="8pt" style:font-size-complex="8pt" fo:font-weight="bold" style:font-weight-asian="bold" style:font-weight-complex="bold"/>
    </style:style>
    <style:style style:name="T3_3" style:family="text">
      <style:text-properties fo:font-size="8pt" style:font-size-asian="8pt" style:font-size-complex="8pt" fo:font-weight="bold" style:font-weight-asian="bold" style:font-weight-complex="bold"/>
    </style:style>
    <style:style style:name="T3_4" style:family="text">
      <style:text-properties fo:font-size="8pt" style:font-size-asian="8pt" style:font-size-complex="8pt" fo:font-weight="bold" style:font-weight-asian="bold" style:font-weight-complex="bold"/>
    </style:style>
    <style:style style:name="T3_5" style:family="text">
      <style:text-properties fo:font-size="8pt" style:font-size-asian="8pt" style:font-size-complex="8pt" fo:font-weight="bold" style:font-weight-asian="bold" style:font-weight-complex="bold"/>
    </style:style>
    <style:style style:name="T3_6" style:family="text">
      <style:text-properties fo:font-size="8pt" style:font-size-asian="8pt" style:font-size-complex="8pt" fo:font-weight="bold" style:font-weight-asian="bold" style:font-weight-complex="bold"/>
    </style:style>
    <style:style style:name="T3_7" style:family="text">
      <style:text-properties fo:font-size="8pt" style:font-size-asian="8pt" style:font-size-complex="8pt" fo:font-weight="bold" style:font-weight-asian="bold" style:font-weight-complex="bold"/>
    </style:style>
    <style:style style:name="T3_8" style:family="text">
      <style:text-properties fo:font-size="8pt" style:font-size-asian="8pt" style:font-size-complex="8pt" fo:font-weight="bold" style:font-weight-asian="bold" style:font-weight-complex="bold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>
      <style:text-properties fo:color="#1155cc" fo:font-size="8pt" style:font-size-asian="8pt" style:font-size-complex="8pt" style:text-underline-style="solid" style:text-underline-color="font-color"/>
    </style:style>
    <style:style style:name="T4_3" style:family="text"/>
    <style:style style:name="T4_4" style:family="text">
      <style:text-properties fo:color="#1155cc" fo:font-size="8pt" style:font-size-asian="8pt" style:font-size-complex="8pt" style:text-underline-style="solid" style:text-underline-color="font-color"/>
    </style:style>
    <style:style style:name="T4_5" style:family="text"/>
    <style:style style:name="T4_6" style:family="text">
      <style:text-properties fo:color="#1155cc" fo:font-size="8pt" style:font-size-asian="8pt" style:font-size-complex="8pt" style:text-underline-style="solid" style:text-underline-color="font-color"/>
    </style:style>
    <style:style style:name="T4_7" style:family="text"/>
    <style:style style:name="T4_8" style:family="text">
      <style:text-properties fo:color="#1155cc" fo:font-size="8pt" style:font-size-asian="8pt" style:font-size-complex="8pt" style:text-underline-style="solid" style:text-underline-color="font-color"/>
    </style:style>
    <style:style style:name="T4_9" style:family="text"/>
    <style:style style:name="T4_10" style:family="text">
      <style:text-properties fo:color="#1155cc" fo:font-size="8pt" style:font-size-asian="8pt" style:font-size-complex="8pt" style:text-underline-style="solid" style:text-underline-color="font-color"/>
    </style:style>
    <style:style style:name="T4_11" style:family="text"/>
    <style:style style:name="T4_12" style:family="text">
      <style:text-properties fo:color="#1155cc" fo:font-size="8pt" style:font-size-asian="8pt" style:font-size-complex="8pt" style:text-underline-style="solid" style:text-underline-color="font-color"/>
    </style:style>
    <style:style style:name="T4_13" style:family="text"/>
    <style:style style:name="T4_14" style:family="text">
      <style:text-properties fo:color="#1155cc" fo:font-size="8pt" style:font-size-asian="8pt" style:font-size-complex="8pt" style:text-underline-style="solid" style:text-underline-color="font-color"/>
    </style:style>
    <style:style style:name="T4_15" style:family="text"/>
    <style:style style:name="T4_16" style:family="text">
      <style:text-properties fo:color="#1155cc" fo:font-size="8pt" style:font-size-asian="8pt" style:font-size-complex="8pt" style:text-underline-style="solid" style:text-underline-color="font-color"/>
    </style:style>
    <style:style style:name="T4_17" style:family="text"/>
    <style:style style:name="T4_18" style:family="text">
      <style:text-properties fo:color="#1155cc" fo:font-size="8pt" style:font-size-asian="8pt" style:font-size-complex="8pt" style:text-underline-style="solid" style:text-underline-color="font-color"/>
    </style:style>
    <style:style style:name="T4_19" style:family="text"/>
    <style:style style:name="T4_20" style:family="text">
      <style:text-properties fo:color="#1155cc" fo:font-size="8pt" style:font-size-asian="8pt" style:font-size-complex="8pt" style:text-underline-style="solid" style:text-underline-color="font-color"/>
    </style:style>
    <style:style style:name="T4_21" style:family="text"/>
    <style:style style:name="T4_22" style:family="text">
      <style:text-properties fo:color="#1155cc" fo:font-size="8pt" style:font-size-asian="8pt" style:font-size-complex="8pt" style:text-underline-style="solid" style:text-underline-color="font-color"/>
    </style:style>
    <style:style style:name="T4_23" style:family="text">
      <style:text-properties fo:font-size="8pt" style:font-size-asian="8pt" style:font-size-complex="8pt"/>
    </style:style>
    <style:style style:name="P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8pt" style:font-size-asian="8pt" style:font-size-complex="8pt" fo:font-weight="bold" style:font-weight-asian="bold" style:font-weight-complex="bold"/>
    </style:style>
    <style:style style:name="T7_2" style:family="text">
      <style:text-properties fo:font-size="8pt" style:font-size-asian="8pt" style:font-size-complex="8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8pt" style:font-size-asian="8pt" style:font-size-complex="8pt"/>
    </style:style>
    <style:style style:name="T9_2" style:family="text">
      <style:text-properties fo:font-size="8pt" style:font-size-asian="8pt" style:font-size-complex="8pt"/>
    </style:style>
    <style:style style:name="T9_3" style:family="text">
      <style:text-properties fo:font-size="8pt" style:font-size-asian="8pt" style:font-size-complex="8pt"/>
    </style:style>
    <style:style style:name="T9_4" style:family="text">
      <style:text-properties fo:font-size="8pt" style:font-size-asian="8pt" style:font-size-complex="8pt"/>
    </style:style>
    <style:style style:name="T9_5" style:family="text">
      <style:text-properties fo:font-size="8pt" style:font-size-asian="8pt" style:font-size-complex="8pt"/>
    </style:style>
    <style:style style:name="T9_6" style:family="text">
      <style:text-properties fo:font-size="8pt" style:font-size-asian="8pt" style:font-size-complex="8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/>
    <style:style style:name="T10_2" style:family="text">
      <style:text-properties fo:color="#1155cc" fo:font-size="8pt" style:font-size-asian="8pt" style:font-size-complex="8pt" style:text-underline-style="solid" style:text-underline-color="font-color"/>
    </style:style>
    <style:style style:name="T10_3" style:family="text"/>
    <style:style style:name="T10_4" style:family="text">
      <style:text-properties fo:color="#1155cc" fo:font-size="8pt" style:font-size-asian="8pt" style:font-size-complex="8pt" style:text-underline-style="solid" style:text-underline-color="font-color"/>
    </style:style>
    <style:style style:name="T10_5" style:family="text"/>
    <style:style style:name="T10_6" style:family="text">
      <style:text-properties fo:color="#1155cc" fo:font-size="8pt" style:font-size-asian="8pt" style:font-size-complex="8pt" style:text-underline-style="solid" style:text-underline-color="font-color"/>
    </style:style>
    <style:style style:name="T10_7" style:family="text"/>
    <style:style style:name="T10_8" style:family="text">
      <style:text-properties fo:color="#1155cc" fo:font-size="8pt" style:font-size-asian="8pt" style:font-size-complex="8pt" style:text-underline-style="solid" style:text-underline-color="font-color"/>
    </style:style>
    <style:style style:name="T10_9" style:family="text"/>
    <style:style style:name="T10_10" style:family="text">
      <style:text-properties fo:color="#1155cc" fo:font-size="8pt" style:font-size-asian="8pt" style:font-size-complex="8pt" style:text-underline-style="solid" style:text-underline-color="font-color"/>
    </style:style>
    <style:style style:name="T10_11" style:family="text"/>
    <style:style style:name="T10_12" style:family="text">
      <style:text-properties fo:color="#1155cc" fo:font-size="8pt" style:font-size-asian="8pt" style:font-size-complex="8pt" style:text-underline-style="solid" style:text-underline-color="font-color"/>
    </style:style>
    <style:style style:name="T10_13" style:family="text"/>
    <style:style style:name="T10_14" style:family="text">
      <style:text-properties fo:color="#1155cc" fo:font-size="8pt" style:font-size-asian="8pt" style:font-size-complex="8pt" style:text-underline-style="solid" style:text-underline-color="font-color"/>
    </style:style>
    <style:style style:name="T10_15" style:family="text"/>
    <style:style style:name="T10_16" style:family="text">
      <style:text-properties fo:color="#1155cc" fo:font-size="8pt" style:font-size-asian="8pt" style:font-size-complex="8pt" style:text-underline-style="solid" style:text-underline-color="font-color"/>
    </style:style>
    <style:style style:name="T10_17" style:family="text"/>
    <style:style style:name="T10_18" style:family="text">
      <style:text-properties fo:color="#1155cc" fo:font-size="8pt" style:font-size-asian="8pt" style:font-size-complex="8pt" style:text-underline-style="solid" style:text-underline-color="font-color"/>
    </style:style>
    <style:style style:name="T10_19" style:family="text"/>
    <style:style style:name="T10_20" style:family="text">
      <style:text-properties fo:color="#1155cc" fo:font-size="8pt" style:font-size-asian="8pt" style:font-size-complex="8pt" style:text-underline-style="solid" style:text-underline-color="font-color"/>
    </style:style>
    <style:style style:name="T10_21" style:family="text"/>
    <style:style style:name="T10_22" style:family="text">
      <style:text-properties fo:color="#1155cc" fo:font-size="8pt" style:font-size-asian="8pt" style:font-size-complex="8pt" style:text-underline-style="solid" style:text-underline-color="font-color"/>
    </style:style>
    <style:style style:name="T10_23" style:family="text"/>
    <style:style style:name="T10_24" style:family="text">
      <style:text-properties fo:color="#1155cc" fo:font-size="8pt" style:font-size-asian="8pt" style:font-size-complex="8pt" style:text-underline-style="solid" style:text-underline-color="font-color"/>
    </style:style>
    <style:style style:name="T10_25" style:family="text"/>
    <style:style style:name="T10_26" style:family="text">
      <style:text-properties fo:color="#1155cc" fo:font-size="8pt" style:font-size-asian="8pt" style:font-size-complex="8pt" style:text-underline-style="solid" style:text-underline-color="font-color"/>
    </style:style>
    <style:style style:name="T10_27" style:family="text"/>
    <style:style style:name="T10_28" style:family="text">
      <style:text-properties fo:color="#1155cc" fo:font-size="8pt" style:font-size-asian="8pt" style:font-size-complex="8pt" style:text-underline-style="solid" style:text-underline-color="font-color"/>
    </style:style>
    <style:style style:name="T10_29" style:family="text"/>
    <style:style style:name="T10_30" style:family="text">
      <style:text-properties fo:color="#1155cc" fo:font-size="8pt" style:font-size-asian="8pt" style:font-size-complex="8pt" style:text-underline-style="solid" style:text-underline-color="font-color"/>
    </style:style>
    <style:style style:name="T10_31" style:family="text"/>
    <style:style style:name="T10_32" style:family="text">
      <style:text-properties fo:color="#1155cc" fo:font-size="8pt" style:font-size-asian="8pt" style:font-size-complex="8pt" style:text-underline-style="solid" style:text-underline-color="font-color"/>
    </style:style>
    <style:style style:name="P11" style:family="paragraph" style:parent-style-name="Standard">
      <style:paragraph-properties fo:break-before="auto" fo:text-indent="1.27cm" fo:line-height="115%" style:writing-mode="lr-tb"/>
      <style:text-properties fo:font-size="8pt" style:font-size-asian="8pt" style:font-size-complex="8pt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T12_1" style:family="text">
      <style:text-properties fo:font-size="8pt" style:font-size-asian="8pt" style:font-size-complex="8pt"/>
    </style:style>
    <style:style style:name="T12_2" style:family="text">
      <style:text-properties fo:font-size="8pt" style:font-size-asian="8pt" style:font-size-complex="8pt"/>
    </style:style>
    <style:style style:name="T12_3" style:family="text">
      <style:text-properties fo:font-size="8pt" style:font-size-asian="8pt" style:font-size-complex="8pt"/>
    </style:style>
    <style:style style:name="T12_4" style:family="text">
      <style:text-properties fo:font-size="8pt" style:font-size-asian="8pt" style:font-size-complex="8pt"/>
    </style:style>
    <style:style style:name="T12_5" style:family="text">
      <style:text-properties fo:font-size="8pt" style:font-size-asian="8pt" style:font-size-complex="8pt"/>
    </style:style>
    <style:style style:name="P13" style:family="paragraph" style:parent-style-name="Standard">
      <style:paragraph-properties fo:break-before="auto" fo:text-indent="1.27cm" fo:line-height="115%" fo:margin-left="0cm" style:writing-mode="lr-tb"/>
    </style:style>
    <style:style style:name="T13_1" style:family="text"/>
    <style:style style:name="T13_2" style:family="text">
      <style:text-properties fo:color="#1155cc" fo:font-size="8pt" style:font-size-asian="8pt" style:font-size-complex="8pt" style:text-underline-style="solid" style:text-underline-color="font-color"/>
    </style:style>
    <style:style style:name="T13_3" style:family="text"/>
    <style:style style:name="T13_4" style:family="text">
      <style:text-properties fo:color="#1155cc" fo:font-size="8pt" style:font-size-asian="8pt" style:font-size-complex="8pt" style:text-underline-style="solid" style:text-underline-color="font-color"/>
    </style:style>
    <style:style style:name="T13_5" style:family="text"/>
    <style:style style:name="T13_6" style:family="text">
      <style:text-properties fo:color="#1155cc" fo:font-size="8pt" style:font-size-asian="8pt" style:font-size-complex="8pt" style:text-underline-style="solid" style:text-underline-color="font-color"/>
    </style:style>
    <style:style style:name="T13_7" style:family="text"/>
    <style:style style:name="T13_8" style:family="text">
      <style:text-properties fo:color="#1155cc" fo:font-size="8pt" style:font-size-asian="8pt" style:font-size-complex="8pt" style:text-underline-style="solid" style:text-underline-color="font-color"/>
    </style:style>
    <style:style style:name="T13_9" style:family="text"/>
    <style:style style:name="T13_10" style:family="text">
      <style:text-properties fo:color="#1155cc" fo:font-size="8pt" style:font-size-asian="8pt" style:font-size-complex="8pt" style:text-underline-style="solid" style:text-underline-color="font-color"/>
    </style:style>
    <style:style style:name="T13_11" style:family="text"/>
    <style:style style:name="T13_12" style:family="text">
      <style:text-properties fo:color="#1155cc" fo:font-size="8pt" style:font-size-asian="8pt" style:font-size-complex="8pt" style:text-underline-style="solid" style:text-underline-color="font-color"/>
    </style:style>
    <style:style style:name="T13_13" style:family="text"/>
    <style:style style:name="T13_14" style:family="text">
      <style:text-properties fo:color="#1155cc" fo:font-size="8pt" style:font-size-asian="8pt" style:font-size-complex="8pt" style:text-underline-style="solid" style:text-underline-color="font-color"/>
    </style:style>
    <style:style style:name="T13_15" style:family="text"/>
    <style:style style:name="T13_16" style:family="text">
      <style:text-properties fo:color="#1155cc" fo:font-size="8pt" style:font-size-asian="8pt" style:font-size-complex="8pt" style:text-underline-style="solid" style:text-underline-color="font-color"/>
    </style:style>
    <style:style style:name="T13_17" style:family="text"/>
    <style:style style:name="T13_18" style:family="text">
      <style:text-properties fo:color="#1155cc" fo:font-size="8pt" style:font-size-asian="8pt" style:font-size-complex="8pt" style:text-underline-style="solid" style:text-underline-color="font-color"/>
    </style:style>
    <style:style style:name="T13_19" style:family="text"/>
    <style:style style:name="T13_20" style:family="text">
      <style:text-properties fo:color="#1155cc" fo:font-size="8pt" style:font-size-asian="8pt" style:font-size-complex="8pt" style:text-underline-style="solid" style:text-underline-color="font-color"/>
    </style:style>
    <style:style style:name="T13_21" style:family="text"/>
    <style:style style:name="T13_22" style:family="text">
      <style:text-properties fo:color="#1155cc" fo:font-size="8pt" style:font-size-asian="8pt" style:font-size-complex="8pt" style:text-underline-style="solid" style:text-underline-color="font-color"/>
    </style:style>
    <style:style style:name="T13_23" style:family="text"/>
    <style:style style:name="T13_24" style:family="text">
      <style:text-properties fo:color="#1155cc" fo:font-size="8pt" style:font-size-asian="8pt" style:font-size-complex="8pt" style:text-underline-style="solid" style:text-underline-color="font-color"/>
    </style:style>
    <style:style style:name="T13_25" style:family="text"/>
    <style:style style:name="T13_26" style:family="text">
      <style:text-properties fo:color="#1155cc" fo:font-size="8pt" style:font-size-asian="8pt" style:font-size-complex="8pt" style:text-underline-style="solid" style:text-underline-color="font-color"/>
    </style:style>
    <style:style style:name="T13_27" style:family="text"/>
    <style:style style:name="T13_28" style:family="text">
      <style:text-properties fo:color="#1155cc" fo:font-size="8pt" style:font-size-asian="8pt" style:font-size-complex="8pt" style:text-underline-style="solid" style:text-underline-color="font-color"/>
    </style:style>
    <style:style style:name="T13_29" style:family="text"/>
    <style:style style:name="T13_30" style:family="text">
      <style:text-properties fo:color="#1155cc" fo:font-size="8pt" style:font-size-asian="8pt" style:font-size-complex="8pt" style:text-underline-style="solid" style:text-underline-color="font-color"/>
    </style:style>
    <style:style style:name="T13_31" style:family="text"/>
    <style:style style:name="T13_32" style:family="text">
      <style:text-properties fo:color="#1155cc" fo:font-size="8pt" style:font-size-asian="8pt" style:font-size-complex="8pt" style:text-underline-style="solid" style:text-underline-color="font-color"/>
    </style:style>
    <style:style style:name="T13_33" style:family="text"/>
    <style:style style:name="T13_34" style:family="text">
      <style:text-properties fo:color="#1155cc" fo:font-size="8pt" style:font-size-asian="8pt" style:font-size-complex="8pt" style:text-underline-style="solid" style:text-underline-color="font-color"/>
    </style:style>
    <style:style style:name="T13_35" style:family="text"/>
    <style:style style:name="T13_36" style:family="text">
      <style:text-properties fo:color="#1155cc" fo:font-size="8pt" style:font-size-asian="8pt" style:font-size-complex="8pt" style:text-underline-style="solid" style:text-underline-color="font-color"/>
    </style:style>
    <style:style style:name="P14" style:family="paragraph" style:parent-style-name="Standard">
      <style:paragraph-properties fo:break-before="auto" fo:text-indent="1.27cm" fo:line-height="115%" fo:margin-left="0cm" style:writing-mode="lr-tb"/>
      <style:text-properties fo:font-size="8pt" style:font-size-asian="8pt" style:font-size-complex="8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8pt" style:font-size-asian="8pt" style:font-size-complex="8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8pt" style:font-size-asian="8pt" style:font-size-complex="8pt"/>
    </style:style>
    <style:style style:name="T16_2" style:family="text">
      <style:text-properties fo:font-size="8pt" style:font-size-asian="8pt" style:font-size-complex="8pt"/>
    </style:style>
    <style:style style:name="T16_3" style:family="text">
      <style:text-properties fo:font-size="8pt" style:font-size-asian="8pt" style:font-size-complex="8pt"/>
    </style:style>
    <style:style style:name="T16_4" style:family="text">
      <style:text-properties fo:font-size="8pt" style:font-size-asian="8pt" style:font-size-complex="8pt"/>
    </style:style>
    <style:style style:name="T16_5" style:family="text">
      <style:text-properties fo:font-size="8pt" style:font-size-asian="8pt" style:font-size-complex="8pt"/>
    </style:style>
    <style:style style:name="T16_6" style:family="text">
      <style:text-properties fo:font-size="8pt" style:font-size-asian="8pt" style:font-size-complex="8pt"/>
    </style:style>
    <style:style style:name="T16_7" style:family="text">
      <style:text-properties fo:font-size="8pt" style:font-size-asian="8pt" style:font-size-complex="8pt"/>
    </style:style>
    <style:style style:name="T16_8" style:family="text">
      <style:text-properties fo:font-size="8pt" style:font-size-asian="8pt" style:font-size-complex="8pt"/>
    </style:style>
    <style:style style:name="T16_9" style:family="text">
      <style:text-properties fo:font-size="8pt" style:font-size-asian="8pt" style:font-size-complex="8pt"/>
    </style:style>
    <style:style style:name="T16_10" style:family="text">
      <style:text-properties fo:font-size="8pt" style:font-size-asian="8pt" style:font-size-complex="8pt"/>
    </style:style>
    <style:style style:name="T16_11" style:family="text">
      <style:text-properties fo:font-size="8pt" style:font-size-asian="8pt" style:font-size-complex="8pt"/>
    </style:style>
    <style:style style:name="P17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8pt" style:font-size-asian="8pt" style:font-size-complex="8pt"/>
    </style:style>
    <style:style style:name="T18_2" style:family="text">
      <style:text-properties fo:font-size="8pt" style:font-size-asian="8pt" style:font-size-complex="8pt"/>
    </style:style>
    <style:style style:name="T18_3" style:family="text">
      <style:text-properties fo:font-size="8pt" style:font-size-asian="8pt" style:font-size-complex="8pt"/>
    </style:style>
    <style:style style:name="P19" style:family="paragraph" style:parent-style-name="Standard">
      <style:paragraph-properties fo:break-before="auto" fo:text-indent="1.27cm" fo:line-height="115%" style:writing-mode="lr-tb"/>
    </style:style>
    <style:style style:name="T19_1" style:family="text"/>
    <style:style style:name="T19_2" style:family="text">
      <style:text-properties fo:color="#1155cc" fo:font-size="8pt" style:font-size-asian="8pt" style:font-size-complex="8pt" style:text-underline-style="solid" style:text-underline-color="font-color"/>
    </style:style>
    <style:style style:name="T19_3" style:family="text"/>
    <style:style style:name="T19_4" style:family="text">
      <style:text-properties fo:color="#1155cc" fo:font-size="8pt" style:font-size-asian="8pt" style:font-size-complex="8pt" style:text-underline-style="solid" style:text-underline-color="font-color"/>
    </style:style>
    <style:style style:name="T19_5" style:family="text"/>
    <style:style style:name="T19_6" style:family="text">
      <style:text-properties fo:color="#1155cc" fo:font-size="8pt" style:font-size-asian="8pt" style:font-size-complex="8pt" style:text-underline-style="solid" style:text-underline-color="font-color"/>
    </style:style>
    <style:style style:name="T19_7" style:family="text"/>
    <style:style style:name="T19_8" style:family="text">
      <style:text-properties fo:color="#1155cc" fo:font-size="8pt" style:font-size-asian="8pt" style:font-size-complex="8pt" style:text-underline-style="solid" style:text-underline-color="font-color"/>
    </style:style>
    <style:style style:name="T19_9" style:family="text"/>
    <style:style style:name="T19_10" style:family="text">
      <style:text-properties fo:color="#1155cc" fo:font-size="8pt" style:font-size-asian="8pt" style:font-size-complex="8pt" style:text-underline-style="solid" style:text-underline-color="font-color"/>
    </style:style>
    <style:style style:name="T19_11" style:family="text"/>
    <style:style style:name="T19_12" style:family="text">
      <style:text-properties fo:color="#1155cc" fo:font-size="8pt" style:font-size-asian="8pt" style:font-size-complex="8pt" style:text-underline-style="solid" style:text-underline-color="font-color"/>
    </style:style>
    <style:style style:name="T19_13" style:family="text"/>
    <style:style style:name="T19_14" style:family="text">
      <style:text-properties fo:color="#1155cc" fo:font-size="8pt" style:font-size-asian="8pt" style:font-size-complex="8pt" style:text-underline-style="solid" style:text-underline-color="font-color"/>
    </style:style>
    <style:style style:name="T19_15" style:family="text"/>
    <style:style style:name="T19_16" style:family="text">
      <style:text-properties fo:color="#1155cc" fo:font-size="8pt" style:font-size-asian="8pt" style:font-size-complex="8pt" style:text-underline-style="solid" style:text-underline-color="font-color"/>
    </style:style>
    <style:style style:name="T19_17" style:family="text"/>
    <style:style style:name="T19_18" style:family="text">
      <style:text-properties fo:color="#1155cc" fo:font-size="8pt" style:font-size-asian="8pt" style:font-size-complex="8pt" style:text-underline-style="solid" style:text-underline-color="font-color"/>
    </style:style>
    <style:style style:name="T19_19" style:family="text"/>
    <style:style style:name="T19_20" style:family="text">
      <style:text-properties fo:color="#1155cc" fo:font-size="8pt" style:font-size-asian="8pt" style:font-size-complex="8pt" style:text-underline-style="solid" style:text-underline-color="font-color"/>
    </style:style>
    <style:style style:name="T19_21" style:family="text"/>
    <style:style style:name="T19_22" style:family="text">
      <style:text-properties fo:color="#1155cc" fo:font-size="8pt" style:font-size-asian="8pt" style:font-size-complex="8pt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8pt" style:font-size-asian="8pt" style:font-size-complex="8pt"/>
    </style:style>
    <style:style style:name="T21_2" style:family="text">
      <style:text-properties fo:font-size="8pt" style:font-size-asian="8pt" style:font-size-complex="8pt"/>
    </style:style>
    <style:style style:name="T21_3" style:family="text">
      <style:text-properties fo:font-size="8pt" style:font-size-asian="8pt" style:font-size-complex="8pt"/>
    </style:style>
    <style:style style:name="P22" style:family="paragraph" style:parent-style-name="Standard">
      <style:paragraph-properties fo:break-before="auto" fo:text-indent="1.27cm" fo:line-height="115%" style:writing-mode="lr-tb"/>
    </style:style>
    <style:style style:name="T22_1" style:family="text"/>
    <style:style style:name="T22_2" style:family="text">
      <style:text-properties fo:color="#1155cc" fo:font-size="8pt" style:font-size-asian="8pt" style:font-size-complex="8pt" style:text-underline-style="solid" style:text-underline-color="font-color"/>
    </style:style>
    <style:style style:name="T22_3" style:family="text"/>
    <style:style style:name="T22_4" style:family="text">
      <style:text-properties fo:color="#1155cc" fo:font-size="8pt" style:font-size-asian="8pt" style:font-size-complex="8pt" style:text-underline-style="solid" style:text-underline-color="font-color"/>
    </style:style>
    <style:style style:name="T22_5" style:family="text"/>
    <style:style style:name="T22_6" style:family="text">
      <style:text-properties fo:color="#1155cc" fo:font-size="8pt" style:font-size-asian="8pt" style:font-size-complex="8pt" style:text-underline-style="solid" style:text-underline-color="font-color"/>
    </style:style>
    <style:style style:name="T22_7" style:family="text"/>
    <style:style style:name="T22_8" style:family="text">
      <style:text-properties fo:color="#1155cc" fo:font-size="8pt" style:font-size-asian="8pt" style:font-size-complex="8pt" style:text-underline-style="solid" style:text-underline-color="font-color"/>
    </style:style>
    <style:style style:name="T22_9" style:family="text"/>
    <style:style style:name="T22_10" style:family="text">
      <style:text-properties fo:color="#1155cc" fo:font-size="8pt" style:font-size-asian="8pt" style:font-size-complex="8pt" style:text-underline-style="solid" style:text-underline-color="font-color"/>
    </style:style>
    <style:style style:name="T22_11" style:family="text"/>
    <style:style style:name="T22_12" style:family="text">
      <style:text-properties fo:color="#1155cc" fo:font-size="8pt" style:font-size-asian="8pt" style:font-size-complex="8pt" style:text-underline-style="solid" style:text-underline-color="font-color"/>
    </style:style>
    <style:style style:name="T22_13" style:family="text"/>
    <style:style style:name="T22_14" style:family="text">
      <style:text-properties fo:color="#1155cc" fo:font-size="8pt" style:font-size-asian="8pt" style:font-size-complex="8pt" style:text-underline-style="solid" style:text-underline-color="font-color"/>
    </style:style>
    <style:style style:name="T22_15" style:family="text"/>
    <style:style style:name="T22_16" style:family="text">
      <style:text-properties fo:color="#1155cc" fo:font-size="8pt" style:font-size-asian="8pt" style:font-size-complex="8pt" style:text-underline-style="solid" style:text-underline-color="font-color"/>
    </style:style>
    <style:style style:name="T22_17" style:family="text"/>
    <style:style style:name="T22_18" style:family="text">
      <style:text-properties fo:color="#1155cc" fo:font-size="8pt" style:font-size-asian="8pt" style:font-size-complex="8pt" style:text-underline-style="solid" style:text-underline-color="font-color"/>
    </style:style>
    <style:style style:name="T22_19" style:family="text"/>
    <style:style style:name="T22_20" style:family="text">
      <style:text-properties fo:color="#1155cc" fo:font-size="8pt" style:font-size-asian="8pt" style:font-size-complex="8pt" style:text-underline-style="solid" style:text-underline-color="font-color"/>
    </style:style>
    <style:style style:name="T22_21" style:family="text"/>
    <style:style style:name="T22_22" style:family="text">
      <style:text-properties fo:color="#1155cc" fo:font-size="8pt" style:font-size-asian="8pt" style:font-size-complex="8pt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24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8pt" style:font-size-asian="8pt" style:font-size-complex="8pt" fo:font-weight="bold" style:font-weight-asian="bold" style:font-weight-complex="bold"/>
    </style:style>
    <style:style style:name="T25_2" style:family="text">
      <style:text-properties fo:font-size="8pt" style:font-size-asian="8pt" style:font-size-complex="8pt" fo:font-weight="bold" style:font-weight-asian="bold" style:font-weight-complex="bold"/>
    </style:style>
    <style:style style:name="T25_3" style:family="text">
      <style:text-properties fo:font-size="8pt" style:font-size-asian="8pt" style:font-size-complex="8pt" fo:font-weight="bold" style:font-weight-asian="bold" style:font-weight-complex="bold"/>
    </style:style>
    <style:style style:name="T25_4" style:family="text">
      <style:text-properties fo:font-size="8pt" style:font-size-asian="8pt" style:font-size-complex="8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8pt" style:font-size-asian="8pt" style:font-size-complex="8pt"/>
    </style:style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/>
    <style:style style:name="T28_2" style:family="text">
      <style:text-properties fo:color="#1155cc" fo:font-size="8pt" style:font-size-asian="8pt" style:font-size-complex="8pt" style:text-underline-style="solid" style:text-underline-color="font-color"/>
    </style:style>
    <style:style style:name="T28_3" style:family="text"/>
    <style:style style:name="T28_4" style:family="text">
      <style:text-properties fo:color="#1155cc" fo:font-size="8pt" style:font-size-asian="8pt" style:font-size-complex="8pt" style:text-underline-style="solid" style:text-underline-color="font-color"/>
    </style:style>
    <style:style style:name="T28_5" style:family="text"/>
    <style:style style:name="T28_6" style:family="text">
      <style:text-properties fo:color="#1155cc" fo:font-size="8pt" style:font-size-asian="8pt" style:font-size-complex="8pt" style:text-underline-style="solid" style:text-underline-color="font-color"/>
    </style:style>
    <style:style style:name="T28_7" style:family="text"/>
    <style:style style:name="T28_8" style:family="text">
      <style:text-properties fo:color="#1155cc" fo:font-size="8pt" style:font-size-asian="8pt" style:font-size-complex="8pt" style:text-underline-style="solid" style:text-underline-color="font-color"/>
    </style:style>
    <style:style style:name="T28_9" style:family="text"/>
    <style:style style:name="T28_10" style:family="text">
      <style:text-properties fo:color="#1155cc" fo:font-size="8pt" style:font-size-asian="8pt" style:font-size-complex="8pt" style:text-underline-style="solid" style:text-underline-color="font-color"/>
    </style:style>
    <style:style style:name="T28_11" style:family="text"/>
    <style:style style:name="T28_12" style:family="text">
      <style:text-properties fo:color="#1155cc" fo:font-size="8pt" style:font-size-asian="8pt" style:font-size-complex="8pt" style:text-underline-style="solid" style:text-underline-color="font-color"/>
    </style:style>
    <style:style style:name="T28_13" style:family="text"/>
    <style:style style:name="T28_14" style:family="text">
      <style:text-properties fo:color="#1155cc" fo:font-size="8pt" style:font-size-asian="8pt" style:font-size-complex="8pt" style:text-underline-style="solid" style:text-underline-color="font-color"/>
    </style:style>
    <style:style style:name="T28_15" style:family="text"/>
    <style:style style:name="T28_16" style:family="text">
      <style:text-properties fo:color="#1155cc" fo:font-size="8pt" style:font-size-asian="8pt" style:font-size-complex="8pt" style:text-underline-style="solid" style:text-underline-color="font-color"/>
    </style:style>
    <style:style style:name="T28_17" style:family="text"/>
    <style:style style:name="T28_18" style:family="text">
      <style:text-properties fo:color="#1155cc" fo:font-size="8pt" style:font-size-asian="8pt" style:font-size-complex="8pt" style:text-underline-style="solid" style:text-underline-color="font-color"/>
    </style:style>
    <style:style style:name="T28_19" style:family="text"/>
    <style:style style:name="T28_20" style:family="text">
      <style:text-properties fo:color="#1155cc" fo:font-size="8pt" style:font-size-asian="8pt" style:font-size-complex="8pt" style:text-underline-style="solid" style:text-underline-color="font-color"/>
    </style:style>
    <style:style style:name="T28_21" style:family="text"/>
    <style:style style:name="T28_22" style:family="text">
      <style:text-properties fo:color="#1155cc" fo:font-size="8pt" style:font-size-asian="8pt" style:font-size-complex="8pt" style:text-underline-style="solid" style:text-underline-color="font-color"/>
    </style:style>
    <style:style style:name="T28_23" style:family="text"/>
    <style:style style:name="T28_24" style:family="text">
      <style:text-properties fo:color="#1155cc" fo:font-size="8pt" style:font-size-asian="8pt" style:font-size-complex="8pt" style:text-underline-style="solid" style:text-underline-color="font-color"/>
    </style:style>
    <style:style style:name="T28_25" style:family="text"/>
    <style:style style:name="T28_26" style:family="text">
      <style:text-properties fo:color="#1155cc" fo:font-size="8pt" style:font-size-asian="8pt" style:font-size-complex="8pt" style:text-underline-style="solid" style:text-underline-color="font-color"/>
    </style:style>
    <style:style style:name="T28_27" style:family="text"/>
    <style:style style:name="T28_28" style:family="text">
      <style:text-properties fo:color="#1155cc" fo:font-size="8pt" style:font-size-asian="8pt" style:font-size-complex="8pt" style:text-underline-style="solid" style:text-underline-color="font-color"/>
    </style:style>
    <style:style style:name="T28_29" style:family="text"/>
    <style:style style:name="T28_30" style:family="text">
      <style:text-properties fo:color="#1155cc" fo:font-size="8pt" style:font-size-asian="8pt" style:font-size-complex="8pt" style:text-underline-style="solid" style:text-underline-color="font-color"/>
    </style:style>
    <style:style style:name="T28_31" style:family="text"/>
    <style:style style:name="T28_32" style:family="text">
      <style:text-properties fo:color="#1155cc" fo:font-size="8pt" style:font-size-asian="8pt" style:font-size-complex="8pt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8pt" style:font-size-asian="8pt" style:font-size-complex="8pt"/>
    </style:style>
    <style:style style:name="T30_2" style:family="text">
      <style:text-properties fo:font-size="8pt" style:font-size-asian="8pt" style:font-size-complex="8pt"/>
    </style:style>
    <style:style style:name="T30_3" style:family="text">
      <style:text-properties fo:font-size="8pt" style:font-size-asian="8pt" style:font-size-complex="8pt"/>
    </style:style>
    <style:style style:name="P31" style:family="paragraph" style:parent-style-name="Standard">
      <style:paragraph-properties fo:break-before="auto" fo:text-indent="1.27cm" fo:line-height="115%" style:writing-mode="lr-tb"/>
    </style:style>
    <style:style style:name="T31_1" style:family="text"/>
    <style:style style:name="T31_2" style:family="text">
      <style:text-properties fo:color="#1155cc" fo:font-size="8pt" style:font-size-asian="8pt" style:font-size-complex="8pt" style:text-underline-style="solid" style:text-underline-color="font-color"/>
    </style:style>
    <style:style style:name="T31_3" style:family="text"/>
    <style:style style:name="T31_4" style:family="text">
      <style:text-properties fo:color="#1155cc" fo:font-size="8pt" style:font-size-asian="8pt" style:font-size-complex="8pt" style:text-underline-style="solid" style:text-underline-color="font-color"/>
    </style:style>
    <style:style style:name="T31_5" style:family="text"/>
    <style:style style:name="T31_6" style:family="text">
      <style:text-properties fo:color="#1155cc" fo:font-size="8pt" style:font-size-asian="8pt" style:font-size-complex="8pt" style:text-underline-style="solid" style:text-underline-color="font-color"/>
    </style:style>
    <style:style style:name="T31_7" style:family="text"/>
    <style:style style:name="T31_8" style:family="text">
      <style:text-properties fo:color="#1155cc" fo:font-size="8pt" style:font-size-asian="8pt" style:font-size-complex="8pt" style:text-underline-style="solid" style:text-underline-color="font-color"/>
    </style:style>
    <style:style style:name="T31_9" style:family="text"/>
    <style:style style:name="T31_10" style:family="text">
      <style:text-properties fo:color="#1155cc" fo:font-size="8pt" style:font-size-asian="8pt" style:font-size-complex="8pt" style:text-underline-style="solid" style:text-underline-color="font-color"/>
    </style:style>
    <style:style style:name="T31_11" style:family="text"/>
    <style:style style:name="T31_12" style:family="text">
      <style:text-properties fo:color="#1155cc" fo:font-size="8pt" style:font-size-asian="8pt" style:font-size-complex="8pt" style:text-underline-style="solid" style:text-underline-color="font-color"/>
    </style:style>
    <style:style style:name="T31_13" style:family="text"/>
    <style:style style:name="T31_14" style:family="text">
      <style:text-properties fo:color="#1155cc" fo:font-size="8pt" style:font-size-asian="8pt" style:font-size-complex="8pt" style:text-underline-style="solid" style:text-underline-color="font-color"/>
    </style:style>
    <style:style style:name="T31_15" style:family="text"/>
    <style:style style:name="T31_16" style:family="text">
      <style:text-properties fo:color="#1155cc" fo:font-size="8pt" style:font-size-asian="8pt" style:font-size-complex="8pt" style:text-underline-style="solid" style:text-underline-color="font-color"/>
    </style:style>
    <style:style style:name="T31_17" style:family="text"/>
    <style:style style:name="T31_18" style:family="text">
      <style:text-properties fo:color="#1155cc" fo:font-size="8pt" style:font-size-asian="8pt" style:font-size-complex="8pt" style:text-underline-style="solid" style:text-underline-color="font-color"/>
    </style:style>
    <style:style style:name="T31_19" style:family="text"/>
    <style:style style:name="T31_20" style:family="text">
      <style:text-properties fo:color="#1155cc" fo:font-size="8pt" style:font-size-asian="8pt" style:font-size-complex="8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3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8pt" style:font-size-asian="8pt" style:font-size-complex="8pt"/>
    </style:style>
    <style:style style:name="T34_2" style:family="text">
      <style:text-properties fo:font-size="8pt" style:font-size-asian="8pt" style:font-size-complex="8pt"/>
    </style:style>
    <style:style style:name="T34_3" style:family="text">
      <style:text-properties fo:font-size="8pt" style:font-size-asian="8pt" style:font-size-complex="8pt"/>
    </style:style>
    <style:style style:name="T34_4" style:family="text">
      <style:text-properties fo:font-size="8pt" style:font-size-asian="8pt" style:font-size-complex="8pt"/>
    </style:style>
    <style:style style:name="T34_5" style:family="text">
      <style:text-properties fo:font-size="8pt" style:font-size-asian="8pt" style:font-size-complex="8pt"/>
    </style:style>
    <style:style style:name="P35" style:family="paragraph" style:parent-style-name="Standard">
      <style:paragraph-properties fo:break-before="auto" fo:text-indent="1.27cm" fo:line-height="115%" style:writing-mode="lr-tb"/>
    </style:style>
    <style:style style:name="T35_1" style:family="text"/>
    <style:style style:name="T35_2" style:family="text">
      <style:text-properties fo:color="#1155cc" fo:font-size="8pt" style:font-size-asian="8pt" style:font-size-complex="8pt" style:text-underline-style="solid" style:text-underline-color="font-color"/>
    </style:style>
    <style:style style:name="T35_3" style:family="text"/>
    <style:style style:name="T35_4" style:family="text">
      <style:text-properties fo:color="#1155cc" fo:font-size="8pt" style:font-size-asian="8pt" style:font-size-complex="8pt" style:text-underline-style="solid" style:text-underline-color="font-color"/>
    </style:style>
    <style:style style:name="T35_5" style:family="text"/>
    <style:style style:name="T35_6" style:family="text">
      <style:text-properties fo:color="#1155cc" fo:font-size="8pt" style:font-size-asian="8pt" style:font-size-complex="8pt" style:text-underline-style="solid" style:text-underline-color="font-color"/>
    </style:style>
    <style:style style:name="T35_7" style:family="text"/>
    <style:style style:name="T35_8" style:family="text">
      <style:text-properties fo:color="#1155cc" fo:font-size="8pt" style:font-size-asian="8pt" style:font-size-complex="8pt" style:text-underline-style="solid" style:text-underline-color="font-color"/>
    </style:style>
    <style:style style:name="T35_9" style:family="text"/>
    <style:style style:name="T35_10" style:family="text">
      <style:text-properties fo:color="#1155cc" fo:font-size="8pt" style:font-size-asian="8pt" style:font-size-complex="8pt" style:text-underline-style="solid" style:text-underline-color="font-color"/>
    </style:style>
    <style:style style:name="T35_11" style:family="text"/>
    <style:style style:name="T35_12" style:family="text">
      <style:text-properties fo:color="#1155cc" fo:font-size="8pt" style:font-size-asian="8pt" style:font-size-complex="8pt" style:text-underline-style="solid" style:text-underline-color="font-color"/>
    </style:style>
    <style:style style:name="T35_13" style:family="text"/>
    <style:style style:name="T35_14" style:family="text">
      <style:text-properties fo:color="#1155cc" fo:font-size="8pt" style:font-size-asian="8pt" style:font-size-complex="8pt" style:text-underline-style="solid" style:text-underline-color="font-color"/>
    </style:style>
    <style:style style:name="T35_15" style:family="text"/>
    <style:style style:name="T35_16" style:family="text">
      <style:text-properties fo:color="#1155cc" fo:font-size="8pt" style:font-size-asian="8pt" style:font-size-complex="8pt" style:text-underline-style="solid" style:text-underline-color="font-color"/>
    </style:style>
    <style:style style:name="T35_17" style:family="text"/>
    <style:style style:name="T35_18" style:family="text">
      <style:text-properties fo:color="#1155cc" fo:font-size="8pt" style:font-size-asian="8pt" style:font-size-complex="8pt" style:text-underline-style="solid" style:text-underline-color="font-color"/>
    </style:style>
    <style:style style:name="T35_19" style:family="text"/>
    <style:style style:name="T35_20" style:family="text">
      <style:text-properties fo:color="#1155cc" fo:font-size="8pt" style:font-size-asian="8pt" style:font-size-complex="8pt" style:text-underline-style="solid" style:text-underline-color="font-color"/>
    </style:style>
    <style:style style:name="T35_21" style:family="text"/>
    <style:style style:name="T35_22" style:family="text">
      <style:text-properties fo:color="#1155cc" fo:font-size="8pt" style:font-size-asian="8pt" style:font-size-complex="8pt" style:text-underline-style="solid" style:text-underline-color="font-color"/>
    </style:style>
    <style:style style:name="T35_23" style:family="text"/>
    <style:style style:name="T35_24" style:family="text">
      <style:text-properties fo:color="#1155cc" fo:font-size="8pt" style:font-size-asian="8pt" style:font-size-complex="8pt" style:text-underline-style="solid" style:text-underline-color="font-color"/>
    </style:style>
    <style:style style:name="T35_25" style:family="text"/>
    <style:style style:name="T35_26" style:family="text">
      <style:text-properties fo:color="#1155cc" fo:font-size="8pt" style:font-size-asian="8pt" style:font-size-complex="8pt" style:text-underline-style="solid" style:text-underline-color="font-color"/>
    </style:style>
    <style:style style:name="T35_27" style:family="text"/>
    <style:style style:name="T35_28" style:family="text">
      <style:text-properties fo:color="#1155cc" fo:font-size="8pt" style:font-size-asian="8pt" style:font-size-complex="8pt" style:text-underline-style="solid" style:text-underline-color="font-color"/>
    </style:style>
    <style:style style:name="P36" style:family="paragraph" style:parent-style-name="Standard">
      <style:paragraph-properties fo:break-before="auto" fo:text-indent="1.27cm" fo:line-height="115%" style:writing-mode="lr-tb"/>
    </style:style>
    <style:style style:name="T36_1" style:family="text"/>
    <style:style style:name="T36_2" style:family="text">
      <style:text-properties fo:color="#1155cc" fo:font-size="8pt" style:font-size-asian="8pt" style:font-size-complex="8pt" style:text-underline-style="solid" style:text-underline-color="font-color"/>
    </style:style>
    <style:style style:name="T36_3" style:family="text"/>
    <style:style style:name="T36_4" style:family="text">
      <style:text-properties fo:color="#1155cc" fo:font-size="8pt" style:font-size-asian="8pt" style:font-size-complex="8pt" style:text-underline-style="solid" style:text-underline-color="font-color"/>
    </style:style>
    <style:style style:name="T36_5" style:family="text"/>
    <style:style style:name="T36_6" style:family="text">
      <style:text-properties fo:color="#1155cc" fo:font-size="8pt" style:font-size-asian="8pt" style:font-size-complex="8pt" style:text-underline-style="solid" style:text-underline-color="font-color"/>
    </style:style>
    <style:style style:name="T36_7" style:family="text"/>
    <style:style style:name="T36_8" style:family="text">
      <style:text-properties fo:color="#1155cc" fo:font-size="8pt" style:font-size-asian="8pt" style:font-size-complex="8pt" style:text-underline-style="solid" style:text-underline-color="font-color"/>
    </style:style>
    <style:style style:name="T36_9" style:family="text"/>
    <style:style style:name="T36_10" style:family="text">
      <style:text-properties fo:color="#1155cc" fo:font-size="8pt" style:font-size-asian="8pt" style:font-size-complex="8pt" style:text-underline-style="solid" style:text-underline-color="font-color"/>
    </style:style>
    <style:style style:name="T36_11" style:family="text"/>
    <style:style style:name="T36_12" style:family="text">
      <style:text-properties fo:color="#1155cc" fo:font-size="8pt" style:font-size-asian="8pt" style:font-size-complex="8pt" style:text-underline-style="solid" style:text-underline-color="font-color"/>
    </style:style>
    <style:style style:name="T36_13" style:family="text"/>
    <style:style style:name="T36_14" style:family="text">
      <style:text-properties fo:color="#1155cc" fo:font-size="8pt" style:font-size-asian="8pt" style:font-size-complex="8pt" style:text-underline-style="solid" style:text-underline-color="font-color"/>
    </style:style>
    <style:style style:name="T36_15" style:family="text"/>
    <style:style style:name="T36_16" style:family="text">
      <style:text-properties fo:color="#1155cc" fo:font-size="8pt" style:font-size-asian="8pt" style:font-size-complex="8pt" style:text-underline-style="solid" style:text-underline-color="font-color"/>
    </style:style>
    <style:style style:name="T36_17" style:family="text"/>
    <style:style style:name="T36_18" style:family="text">
      <style:text-properties fo:color="#1155cc" fo:font-size="8pt" style:font-size-asian="8pt" style:font-size-complex="8pt" style:text-underline-style="solid" style:text-underline-color="font-color"/>
    </style:style>
    <style:style style:name="T36_19" style:family="text"/>
    <style:style style:name="T36_20" style:family="text">
      <style:text-properties fo:color="#1155cc" fo:font-size="8pt" style:font-size-asian="8pt" style:font-size-complex="8pt" style:text-underline-style="solid" style:text-underline-color="font-color"/>
    </style:style>
    <style:style style:name="T36_21" style:family="text"/>
    <style:style style:name="T36_22" style:family="text">
      <style:text-properties fo:color="#1155cc" fo:font-size="8pt" style:font-size-asian="8pt" style:font-size-complex="8pt" style:text-underline-style="solid" style:text-underline-color="font-color"/>
    </style:style>
    <style:style style:name="T36_23" style:family="text"/>
    <style:style style:name="T36_24" style:family="text">
      <style:text-properties fo:color="#1155cc" fo:font-size="8pt" style:font-size-asian="8pt" style:font-size-complex="8pt" style:text-underline-style="solid" style:text-underline-color="font-color"/>
    </style:style>
    <style:style style:name="T36_25" style:family="text"/>
    <style:style style:name="T36_26" style:family="text">
      <style:text-properties fo:color="#1155cc" fo:font-size="8pt" style:font-size-asian="8pt" style:font-size-complex="8pt" style:text-underline-style="solid" style:text-underline-color="font-color"/>
    </style:style>
    <style:style style:name="T36_27" style:family="text"/>
    <style:style style:name="T36_28" style:family="text">
      <style:text-properties fo:color="#1155cc" fo:font-size="8pt" style:font-size-asian="8pt" style:font-size-complex="8pt" style:text-underline-style="solid" style:text-underline-color="font-color"/>
    </style:style>
    <style:style style:name="T36_29" style:family="text"/>
    <style:style style:name="T36_30" style:family="text">
      <style:text-properties fo:color="#1155cc" fo:font-size="8pt" style:font-size-asian="8pt" style:font-size-complex="8pt" style:text-underline-style="solid" style:text-underline-color="font-color"/>
    </style:style>
    <style:style style:name="T36_31" style:family="text"/>
    <style:style style:name="T36_32" style:family="text">
      <style:text-properties fo:color="#1155cc" fo:font-size="8pt" style:font-size-asian="8pt" style:font-size-complex="8pt" style:text-underline-style="solid" style:text-underline-color="font-color"/>
    </style:style>
    <style:style style:name="T36_33" style:family="text"/>
    <style:style style:name="T36_34" style:family="text">
      <style:text-properties fo:color="#1155cc" fo:font-size="8pt" style:font-size-asian="8pt" style:font-size-complex="8pt" style:text-underline-style="solid" style:text-underline-color="font-color"/>
    </style:style>
    <style:style style:name="T36_35" style:family="text"/>
    <style:style style:name="T36_36" style:family="text">
      <style:text-properties fo:color="#1155cc" fo:font-size="8pt" style:font-size-asian="8pt" style:font-size-complex="8pt" style:text-underline-style="solid" style:text-underline-color="font-color"/>
    </style:style>
    <style:style style:name="T36_37" style:family="text"/>
    <style:style style:name="T36_38" style:family="text">
      <style:text-properties fo:color="#1155cc" fo:font-size="8pt" style:font-size-asian="8pt" style:font-size-complex="8pt" style:text-underline-style="solid" style:text-underline-color="font-color"/>
    </style:style>
    <style:style style:name="T36_39" style:family="text"/>
    <style:style style:name="T36_40" style:family="text">
      <style:text-properties fo:color="#1155cc" fo:font-size="8pt" style:font-size-asian="8pt" style:font-size-complex="8pt" style:text-underline-style="solid" style:text-underline-color="font-color"/>
    </style:style>
    <style:style style:name="T36_41" style:family="text"/>
    <style:style style:name="T36_42" style:family="text">
      <style:text-properties fo:color="#1155cc" fo:font-size="8pt" style:font-size-asian="8pt" style:font-size-complex="8pt" style:text-underline-style="solid" style:text-underline-color="font-color"/>
    </style:style>
    <style:style style:name="P37" style:family="paragraph" style:parent-style-name="Standard">
      <style:paragraph-properties fo:break-before="auto" fo:text-indent="1.27cm" fo:line-height="115%" style:writing-mode="lr-tb"/>
    </style:style>
    <style:style style:name="T37_1" style:family="text"/>
    <style:style style:name="T37_2" style:family="text">
      <style:text-properties fo:color="#1155cc" fo:font-size="8pt" style:font-size-asian="8pt" style:font-size-complex="8pt" style:text-underline-style="solid" style:text-underline-color="font-color"/>
    </style:style>
    <style:style style:name="T37_3" style:family="text"/>
    <style:style style:name="T37_4" style:family="text">
      <style:text-properties fo:color="#1155cc" fo:font-size="8pt" style:font-size-asian="8pt" style:font-size-complex="8pt" style:text-underline-style="solid" style:text-underline-color="font-color"/>
    </style:style>
    <style:style style:name="T37_5" style:family="text"/>
    <style:style style:name="T37_6" style:family="text">
      <style:text-properties fo:color="#1155cc" fo:font-size="8pt" style:font-size-asian="8pt" style:font-size-complex="8pt" style:text-underline-style="solid" style:text-underline-color="font-color"/>
    </style:style>
    <style:style style:name="T37_7" style:family="text"/>
    <style:style style:name="T37_8" style:family="text">
      <style:text-properties fo:color="#1155cc" fo:font-size="8pt" style:font-size-asian="8pt" style:font-size-complex="8pt" style:text-underline-style="solid" style:text-underline-color="font-color"/>
    </style:style>
    <style:style style:name="T37_9" style:family="text"/>
    <style:style style:name="T37_10" style:family="text">
      <style:text-properties fo:color="#1155cc" fo:font-size="8pt" style:font-size-asian="8pt" style:font-size-complex="8pt" style:text-underline-style="solid" style:text-underline-color="font-color"/>
    </style:style>
    <style:style style:name="T37_11" style:family="text"/>
    <style:style style:name="T37_12" style:family="text">
      <style:text-properties fo:color="#1155cc" fo:font-size="8pt" style:font-size-asian="8pt" style:font-size-complex="8pt" style:text-underline-style="solid" style:text-underline-color="font-color"/>
    </style:style>
    <style:style style:name="T37_13" style:family="text"/>
    <style:style style:name="T37_14" style:family="text">
      <style:text-properties fo:color="#1155cc" fo:font-size="8pt" style:font-size-asian="8pt" style:font-size-complex="8pt" style:text-underline-style="solid" style:text-underline-color="font-color"/>
    </style:style>
    <style:style style:name="T37_15" style:family="text"/>
    <style:style style:name="T37_16" style:family="text">
      <style:text-properties fo:color="#1155cc" fo:font-size="8pt" style:font-size-asian="8pt" style:font-size-complex="8pt" style:text-underline-style="solid" style:text-underline-color="font-color"/>
    </style:style>
    <style:style style:name="T37_17" style:family="text"/>
    <style:style style:name="T37_18" style:family="text">
      <style:text-properties fo:color="#1155cc" fo:font-size="8pt" style:font-size-asian="8pt" style:font-size-complex="8pt" style:text-underline-style="solid" style:text-underline-color="font-color"/>
    </style:style>
    <style:style style:name="T37_19" style:family="text"/>
    <style:style style:name="T37_20" style:family="text">
      <style:text-properties fo:color="#1155cc" fo:font-size="8pt" style:font-size-asian="8pt" style:font-size-complex="8pt" style:text-underline-style="solid" style:text-underline-color="font-color"/>
    </style:style>
    <style:style style:name="T37_21" style:family="text"/>
    <style:style style:name="T37_22" style:family="text">
      <style:text-properties fo:color="#1155cc" fo:font-size="8pt" style:font-size-asian="8pt" style:font-size-complex="8pt" style:text-underline-style="solid" style:text-underline-color="font-color"/>
    </style:style>
    <style:style style:name="T37_23" style:family="text"/>
    <style:style style:name="T37_24" style:family="text">
      <style:text-properties fo:color="#1155cc" fo:font-size="8pt" style:font-size-asian="8pt" style:font-size-complex="8pt" style:text-underline-style="solid" style:text-underline-color="font-color"/>
    </style:style>
    <style:style style:name="T37_25" style:family="text"/>
    <style:style style:name="T37_26" style:family="text">
      <style:text-properties fo:color="#1155cc" fo:font-size="8pt" style:font-size-asian="8pt" style:font-size-complex="8pt" style:text-underline-style="solid" style:text-underline-color="font-color"/>
    </style:style>
    <style:style style:name="T37_27" style:family="text"/>
    <style:style style:name="T37_28" style:family="text">
      <style:text-properties fo:color="#1155cc" fo:font-size="8pt" style:font-size-asian="8pt" style:font-size-complex="8pt" style:text-underline-style="solid" style:text-underline-color="font-color"/>
    </style:style>
    <style:style style:name="T37_29" style:family="text"/>
    <style:style style:name="T37_30" style:family="text">
      <style:text-properties fo:color="#1155cc" fo:font-size="8pt" style:font-size-asian="8pt" style:font-size-complex="8pt" style:text-underline-style="solid" style:text-underline-color="font-color"/>
    </style:style>
    <style:style style:name="P38" style:family="paragraph" style:parent-style-name="Standard">
      <style:paragraph-properties fo:break-before="auto" fo:text-indent="1.27cm" fo:line-height="115%" style:writing-mode="lr-tb"/>
    </style:style>
    <style:style style:name="T38_1" style:family="text"/>
    <style:style style:name="T38_2" style:family="text">
      <style:text-properties fo:color="#1155cc" fo:font-size="8pt" style:font-size-asian="8pt" style:font-size-complex="8pt" style:text-underline-style="solid" style:text-underline-color="font-color"/>
    </style:style>
    <style:style style:name="T38_3" style:family="text"/>
    <style:style style:name="T38_4" style:family="text">
      <style:text-properties fo:color="#1155cc" fo:font-size="8pt" style:font-size-asian="8pt" style:font-size-complex="8pt" style:text-underline-style="solid" style:text-underline-color="font-color"/>
    </style:style>
    <style:style style:name="T38_5" style:family="text"/>
    <style:style style:name="T38_6" style:family="text">
      <style:text-properties fo:color="#1155cc" fo:font-size="8pt" style:font-size-asian="8pt" style:font-size-complex="8pt" style:text-underline-style="solid" style:text-underline-color="font-color"/>
    </style:style>
    <style:style style:name="T38_7" style:family="text"/>
    <style:style style:name="T38_8" style:family="text">
      <style:text-properties fo:color="#1155cc" fo:font-size="8pt" style:font-size-asian="8pt" style:font-size-complex="8pt" style:text-underline-style="solid" style:text-underline-color="font-color"/>
    </style:style>
    <style:style style:name="T38_9" style:family="text"/>
    <style:style style:name="T38_10" style:family="text">
      <style:text-properties fo:color="#1155cc" fo:font-size="8pt" style:font-size-asian="8pt" style:font-size-complex="8pt" style:text-underline-style="solid" style:text-underline-color="font-color"/>
    </style:style>
    <style:style style:name="T38_11" style:family="text"/>
    <style:style style:name="T38_12" style:family="text">
      <style:text-properties fo:color="#1155cc" fo:font-size="8pt" style:font-size-asian="8pt" style:font-size-complex="8pt" style:text-underline-style="solid" style:text-underline-color="font-color"/>
    </style:style>
    <style:style style:name="T38_13" style:family="text"/>
    <style:style style:name="T38_14" style:family="text">
      <style:text-properties fo:color="#1155cc" fo:font-size="8pt" style:font-size-asian="8pt" style:font-size-complex="8pt" style:text-underline-style="solid" style:text-underline-color="font-color"/>
    </style:style>
    <style:style style:name="T38_15" style:family="text"/>
    <style:style style:name="T38_16" style:family="text">
      <style:text-properties fo:color="#1155cc" fo:font-size="8pt" style:font-size-asian="8pt" style:font-size-complex="8pt" style:text-underline-style="solid" style:text-underline-color="font-color"/>
    </style:style>
    <style:style style:name="T38_17" style:family="text"/>
    <style:style style:name="T38_18" style:family="text">
      <style:text-properties fo:color="#1155cc" fo:font-size="8pt" style:font-size-asian="8pt" style:font-size-complex="8pt" style:text-underline-style="solid" style:text-underline-color="font-color"/>
    </style:style>
    <style:style style:name="T38_19" style:family="text"/>
    <style:style style:name="T38_20" style:family="text">
      <style:text-properties fo:color="#1155cc" fo:font-size="8pt" style:font-size-asian="8pt" style:font-size-complex="8pt" style:text-underline-style="solid" style:text-underline-color="font-color"/>
    </style:style>
    <style:style style:name="P39" style:family="paragraph" style:parent-style-name="Standard">
      <style:paragraph-properties fo:break-before="auto" fo:text-indent="1.27cm" fo:line-height="115%" style:writing-mode="lr-tb"/>
    </style:style>
    <style:style style:name="T39_1" style:family="text"/>
    <style:style style:name="T39_2" style:family="text">
      <style:text-properties fo:color="#1155cc" fo:font-size="8pt" style:font-size-asian="8pt" style:font-size-complex="8pt" style:text-underline-style="solid" style:text-underline-color="font-color"/>
    </style:style>
    <style:style style:name="T39_3" style:family="text"/>
    <style:style style:name="T39_4" style:family="text">
      <style:text-properties fo:color="#1155cc" fo:font-size="8pt" style:font-size-asian="8pt" style:font-size-complex="8pt" style:text-underline-style="solid" style:text-underline-color="font-color"/>
    </style:style>
    <style:style style:name="T39_5" style:family="text"/>
    <style:style style:name="T39_6" style:family="text">
      <style:text-properties fo:color="#1155cc" fo:font-size="8pt" style:font-size-asian="8pt" style:font-size-complex="8pt" style:text-underline-style="solid" style:text-underline-color="font-color"/>
    </style:style>
    <style:style style:name="T39_7" style:family="text"/>
    <style:style style:name="T39_8" style:family="text">
      <style:text-properties fo:color="#1155cc" fo:font-size="8pt" style:font-size-asian="8pt" style:font-size-complex="8pt" style:text-underline-style="solid" style:text-underline-color="font-color"/>
    </style:style>
    <style:style style:name="T39_9" style:family="text"/>
    <style:style style:name="T39_10" style:family="text">
      <style:text-properties fo:color="#1155cc" fo:font-size="8pt" style:font-size-asian="8pt" style:font-size-complex="8pt" style:text-underline-style="solid" style:text-underline-color="font-color"/>
    </style:style>
    <style:style style:name="T39_11" style:family="text"/>
    <style:style style:name="T39_12" style:family="text">
      <style:text-properties fo:color="#1155cc" fo:font-size="8pt" style:font-size-asian="8pt" style:font-size-complex="8pt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cm" style:writing-mode="lr-tb"/>
      <style:text-properties fo:font-size="8pt" style:font-size-asian="8pt" style:font-size-complex="8pt"/>
    </style:style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>
      <style:text-properties fo:font-size="8pt" style:font-size-asian="8pt" style:font-size-complex="8pt"/>
    </style:style>
    <style:style style:name="P42" style:family="paragraph" style:parent-style-name="Standard">
      <style:paragraph-properties fo:break-before="auto" fo:text-indent="1.27cm" fo:line-height="115%" style:writing-mode="lr-tb"/>
    </style:style>
    <style:style style:name="T42_1" style:family="text"/>
    <style:style style:name="T42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3" style:family="text"/>
    <style:style style:name="T42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5" style:family="text"/>
    <style:style style:name="T42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7" style:family="text"/>
    <style:style style:name="T42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9" style:family="text"/>
    <style:style style:name="T42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11" style:family="text"/>
    <style:style style:name="T42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13" style:family="text"/>
    <style:style style:name="T42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15" style:family="text"/>
    <style:style style:name="T42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17" style:family="text"/>
    <style:style style:name="T42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19" style:family="text"/>
    <style:style style:name="T42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21" style:family="text"/>
    <style:style style:name="T42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23" style:family="text"/>
    <style:style style:name="T42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42_25" style:family="text">
      <style:text-properties fo:background-color="#ffffff" fo:font-size="8pt" style:font-size-asian="8pt" style:font-size-complex="8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8pt" style:font-size-asian="8pt" style:font-size-complex="8pt"/>
    </style:style>
    <style:style style:name="P44" style:family="paragraph" style:parent-style-name="Standard">
      <style:paragraph-properties fo:break-before="auto" fo:text-indent="1.27cm" fo:line-height="115%" style:writing-mode="lr-tb"/>
    </style:style>
    <style:style style:name="T44_1" style:family="text"/>
    <style:style style:name="T44_2" style:family="text">
      <style:text-properties fo:color="#1155cc" fo:font-size="8pt" style:font-size-asian="8pt" style:font-size-complex="8pt" style:text-underline-style="solid" style:text-underline-color="font-color"/>
    </style:style>
    <style:style style:name="T44_3" style:family="text"/>
    <style:style style:name="T44_4" style:family="text">
      <style:text-properties fo:color="#1155cc" fo:font-size="8pt" style:font-size-asian="8pt" style:font-size-complex="8pt" style:text-underline-style="solid" style:text-underline-color="font-color"/>
    </style:style>
    <style:style style:name="T44_5" style:family="text"/>
    <style:style style:name="T44_6" style:family="text">
      <style:text-properties fo:color="#1155cc" fo:font-size="8pt" style:font-size-asian="8pt" style:font-size-complex="8pt" style:text-underline-style="solid" style:text-underline-color="font-color"/>
    </style:style>
    <style:style style:name="T44_7" style:family="text"/>
    <style:style style:name="T44_8" style:family="text">
      <style:text-properties fo:color="#1155cc" fo:font-size="8pt" style:font-size-asian="8pt" style:font-size-complex="8pt" style:text-underline-style="solid" style:text-underline-color="font-color"/>
    </style:style>
    <style:style style:name="T44_9" style:family="text"/>
    <style:style style:name="T44_10" style:family="text">
      <style:text-properties fo:color="#1155cc" fo:font-size="8pt" style:font-size-asian="8pt" style:font-size-complex="8pt" style:text-underline-style="solid" style:text-underline-color="font-color"/>
    </style:style>
    <style:style style:name="T44_11" style:family="text"/>
    <style:style style:name="T44_12" style:family="text">
      <style:text-properties fo:color="#1155cc" fo:font-size="8pt" style:font-size-asian="8pt" style:font-size-complex="8pt" style:text-underline-style="solid" style:text-underline-color="font-color"/>
    </style:style>
    <style:style style:name="T44_13" style:family="text"/>
    <style:style style:name="T44_14" style:family="text">
      <style:text-properties fo:color="#1155cc" fo:font-size="8pt" style:font-size-asian="8pt" style:font-size-complex="8pt" style:text-underline-style="solid" style:text-underline-color="font-color"/>
    </style:style>
    <style:style style:name="T44_15" style:family="text"/>
    <style:style style:name="T44_16" style:family="text">
      <style:text-properties fo:color="#1155cc" fo:font-size="8pt" style:font-size-asian="8pt" style:font-size-complex="8pt" style:text-underline-style="solid" style:text-underline-color="font-color"/>
    </style:style>
    <style:style style:name="T44_17" style:family="text"/>
    <style:style style:name="T44_18" style:family="text">
      <style:text-properties fo:color="#1155cc" fo:font-size="8pt" style:font-size-asian="8pt" style:font-size-complex="8pt" style:text-underline-style="solid" style:text-underline-color="font-color"/>
    </style:style>
    <style:style style:name="T44_19" style:family="text"/>
    <style:style style:name="T44_20" style:family="text">
      <style:text-properties fo:color="#1155cc" fo:font-size="8pt" style:font-size-asian="8pt" style:font-size-complex="8pt" style:text-underline-style="solid" style:text-underline-color="font-color"/>
    </style:style>
    <style:style style:name="T44_21" style:family="text"/>
    <style:style style:name="T44_22" style:family="text">
      <style:text-properties fo:color="#1155cc" fo:font-size="8pt" style:font-size-asian="8pt" style:font-size-complex="8pt" style:text-underline-style="solid" style:text-underline-color="font-color"/>
    </style:style>
    <style:style style:name="T44_23" style:family="text"/>
    <style:style style:name="T44_24" style:family="text">
      <style:text-properties fo:color="#1155cc" fo:font-size="8pt" style:font-size-asian="8pt" style:font-size-complex="8pt" style:text-underline-style="solid" style:text-underline-color="font-color"/>
    </style:style>
    <style:style style:name="T44_25" style:family="text"/>
    <style:style style:name="T44_26" style:family="text">
      <style:text-properties fo:color="#1155cc" fo:font-size="8pt" style:font-size-asian="8pt" style:font-size-complex="8pt" style:text-underline-style="solid" style:text-underline-color="font-color"/>
    </style:style>
    <style:style style:name="T44_27" style:family="text"/>
    <style:style style:name="T44_28" style:family="text">
      <style:text-properties fo:color="#1155cc" fo:font-size="8pt" style:font-size-asian="8pt" style:font-size-complex="8pt" style:text-underline-style="solid" style:text-underline-color="font-color"/>
    </style:style>
    <style:style style:name="T44_29" style:family="text"/>
    <style:style style:name="T44_30" style:family="text">
      <style:text-properties fo:color="#1155cc" fo:font-size="8pt" style:font-size-asian="8pt" style:font-size-complex="8pt" style:text-underline-style="solid" style:text-underline-color="font-color"/>
    </style:style>
    <style:style style:name="T44_31" style:family="text"/>
    <style:style style:name="T44_32" style:family="text">
      <style:text-properties fo:color="#1155cc" fo:font-size="8pt" style:font-size-asian="8pt" style:font-size-complex="8pt" style:text-underline-style="solid" style:text-underline-color="font-color"/>
    </style:style>
    <style:style style:name="T44_33" style:family="text"/>
    <style:style style:name="T44_34" style:family="text">
      <style:text-properties fo:color="#1155cc" fo:font-size="8pt" style:font-size-asian="8pt" style:font-size-complex="8pt" style:text-underline-style="solid" style:text-underline-color="font-color"/>
    </style:style>
    <style:style style:name="T44_35" style:family="text"/>
    <style:style style:name="T44_36" style:family="text">
      <style:text-properties fo:color="#1155cc" fo:font-size="8pt" style:font-size-asian="8pt" style:font-size-complex="8pt" style:text-underline-style="solid" style:text-underline-color="font-color"/>
    </style:style>
    <style:style style:name="T44_37" style:family="text"/>
    <style:style style:name="T44_38" style:family="text">
      <style:text-properties fo:color="#1155cc" fo:font-size="8pt" style:font-size-asian="8pt" style:font-size-complex="8pt" style:text-underline-style="solid" style:text-underline-color="font-color"/>
    </style:style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/>
    <style:style style:name="T45_2" style:family="text">
      <style:text-properties fo:color="#1155cc" fo:font-size="8pt" style:font-size-asian="8pt" style:font-size-complex="8pt" style:text-underline-style="solid" style:text-underline-color="font-color"/>
    </style:style>
    <style:style style:name="T45_3" style:family="text"/>
    <style:style style:name="T45_4" style:family="text">
      <style:text-properties fo:color="#1155cc" fo:font-size="8pt" style:font-size-asian="8pt" style:font-size-complex="8pt" style:text-underline-style="solid" style:text-underline-color="font-color"/>
    </style:style>
    <style:style style:name="T45_5" style:family="text"/>
    <style:style style:name="T45_6" style:family="text">
      <style:text-properties fo:color="#1155cc" fo:font-size="8pt" style:font-size-asian="8pt" style:font-size-complex="8pt" style:text-underline-style="solid" style:text-underline-color="font-color"/>
    </style:style>
    <style:style style:name="T45_7" style:family="text"/>
    <style:style style:name="T45_8" style:family="text">
      <style:text-properties fo:color="#1155cc" fo:font-size="8pt" style:font-size-asian="8pt" style:font-size-complex="8pt" style:text-underline-style="solid" style:text-underline-color="font-color"/>
    </style:style>
    <style:style style:name="T45_9" style:family="text"/>
    <style:style style:name="T45_10" style:family="text">
      <style:text-properties fo:color="#1155cc" fo:font-size="8pt" style:font-size-asian="8pt" style:font-size-complex="8pt" style:text-underline-style="solid" style:text-underline-color="font-color"/>
    </style:style>
    <style:style style:name="T45_11" style:family="text"/>
    <style:style style:name="T45_12" style:family="text">
      <style:text-properties fo:color="#1155cc" fo:font-size="8pt" style:font-size-asian="8pt" style:font-size-complex="8pt" style:text-underline-style="solid" style:text-underline-color="font-color"/>
    </style:style>
    <style:style style:name="T45_13" style:family="text"/>
    <style:style style:name="T45_14" style:family="text">
      <style:text-properties fo:color="#1155cc" fo:font-size="8pt" style:font-size-asian="8pt" style:font-size-complex="8pt" style:text-underline-style="solid" style:text-underline-color="font-color"/>
    </style:style>
    <style:style style:name="T45_15" style:family="text"/>
    <style:style style:name="T45_16" style:family="text">
      <style:text-properties fo:color="#1155cc" fo:font-size="8pt" style:font-size-asian="8pt" style:font-size-complex="8pt" style:text-underline-style="solid" style:text-underline-color="font-color"/>
    </style:style>
    <style:style style:name="T45_17" style:family="text"/>
    <style:style style:name="T45_18" style:family="text">
      <style:text-properties fo:color="#1155cc" fo:font-size="8pt" style:font-size-asian="8pt" style:font-size-complex="8pt" style:text-underline-style="solid" style:text-underline-color="font-color"/>
    </style:style>
    <style:style style:name="T45_19" style:family="text"/>
    <style:style style:name="T45_20" style:family="text">
      <style:text-properties fo:color="#1155cc" fo:font-size="8pt" style:font-size-asian="8pt" style:font-size-complex="8pt" style:text-underline-style="solid" style:text-underline-color="font-color"/>
    </style:style>
    <style:style style:name="T45_21" style:family="text"/>
    <style:style style:name="T45_22" style:family="text">
      <style:text-properties fo:color="#1155cc" fo:font-size="8pt" style:font-size-asian="8pt" style:font-size-complex="8pt" style:text-underline-style="solid" style:text-underline-color="font-color"/>
    </style:style>
    <style:style style:name="T45_23" style:family="text"/>
    <style:style style:name="T45_24" style:family="text">
      <style:text-properties fo:color="#1155cc" fo:font-size="8pt" style:font-size-asian="8pt" style:font-size-complex="8pt" style:text-underline-style="solid" style:text-underline-color="font-color"/>
    </style:style>
    <style:style style:name="T45_25" style:family="text"/>
    <style:style style:name="T45_26" style:family="text">
      <style:text-properties fo:color="#1155cc" fo:font-size="8pt" style:font-size-asian="8pt" style:font-size-complex="8pt" style:text-underline-style="solid" style:text-underline-color="font-color"/>
    </style:style>
    <style:style style:name="T45_27" style:family="text"/>
    <style:style style:name="T45_28" style:family="text">
      <style:text-properties fo:color="#1155cc" fo:font-size="8pt" style:font-size-asian="8pt" style:font-size-complex="8pt" style:text-underline-style="solid" style:text-underline-color="font-color"/>
    </style:style>
    <style:style style:name="T45_29" style:family="text"/>
    <style:style style:name="T45_30" style:family="text">
      <style:text-properties fo:color="#1155cc" fo:font-size="8pt" style:font-size-asian="8pt" style:font-size-complex="8pt" style:text-underline-style="solid" style:text-underline-color="font-color"/>
    </style:style>
    <style:style style:name="T45_31" style:family="text"/>
    <style:style style:name="T45_32" style:family="text">
      <style:text-properties fo:color="#1155cc" fo:font-size="8pt" style:font-size-asian="8pt" style:font-size-complex="8pt" style:text-underline-style="solid" style:text-underline-color="font-color"/>
    </style:style>
    <style:style style:name="T45_33" style:family="text"/>
    <style:style style:name="T45_34" style:family="text">
      <style:text-properties fo:color="#1155cc" fo:font-size="8pt" style:font-size-asian="8pt" style:font-size-complex="8pt" style:text-underline-style="solid" style:text-underline-color="font-color"/>
    </style:style>
    <style:style style:name="T45_35" style:family="text"/>
    <style:style style:name="T45_36" style:family="text">
      <style:text-properties fo:color="#1155cc" fo:font-size="8pt" style:font-size-asian="8pt" style:font-size-complex="8pt" style:text-underline-style="solid" style:text-underline-color="font-color"/>
    </style:style>
    <style:style style:name="T45_37" style:family="text"/>
    <style:style style:name="T45_38" style:family="text">
      <style:text-properties fo:color="#1155cc" fo:font-size="8pt" style:font-size-asian="8pt" style:font-size-complex="8pt" style:text-underline-style="solid" style:text-underline-color="font-color"/>
    </style:style>
    <style:style style:name="T45_39" style:family="text"/>
    <style:style style:name="T45_40" style:family="text">
      <style:text-properties fo:color="#1155cc" fo:font-size="8pt" style:font-size-asian="8pt" style:font-size-complex="8pt" style:text-underline-style="solid" style:text-underline-color="font-color"/>
    </style:style>
    <style:style style:name="T45_41" style:family="text"/>
    <style:style style:name="T45_42" style:family="text">
      <style:text-properties fo:color="#1155cc" fo:font-size="8pt" style:font-size-asian="8pt" style:font-size-complex="8pt" style:text-underline-style="solid" style:text-underline-color="font-color"/>
    </style:style>
    <style:style style:name="T45_43" style:family="text"/>
    <style:style style:name="T45_44" style:family="text">
      <style:text-properties fo:color="#1155cc" fo:font-size="8pt" style:font-size-asian="8pt" style:font-size-complex="8pt" style:text-underline-style="solid" style:text-underline-color="font-color"/>
    </style:style>
    <style:style style:name="T45_45" style:family="text"/>
    <style:style style:name="T45_46" style:family="text">
      <style:text-properties fo:color="#1155cc" fo:font-size="8pt" style:font-size-asian="8pt" style:font-size-complex="8pt" style:text-underline-style="solid" style:text-underline-color="font-color"/>
    </style:style>
    <style:style style:name="P46" style:family="paragraph" style:parent-style-name="Standard">
      <style:paragraph-properties fo:break-before="auto" fo:text-indent="1.27cm" fo:line-height="115%" style:writing-mode="lr-tb"/>
      <style:text-properties fo:font-size="8pt" style:font-size-asian="8pt" style:font-size-complex="8pt"/>
    </style:style>
    <style:style style:name="P47" style:family="paragraph" style:parent-style-name="Standard">
      <style:paragraph-properties fo:break-before="auto" fo:text-indent="0cm" fo:line-height="115%" fo:margin-left="0cm" style:writing-mode="lr-tb"/>
      <style:text-properties fo:font-size="8pt" style:font-size-asian="8pt" style:font-size-complex="8pt"/>
    </style:style>
    <style:style style:name="P48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page" fo:line-height="115%" style:writing-mode="lr-tb"/>
    </style:style>
    <style:style style:name="T49_1" style:family="text">
      <style:text-properties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8pt" style:font-size-asian="8pt" style:font-size-complex="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>
      <style:text-properties fo:color="#1155cc" fo:font-size="8pt" style:font-size-asian="8pt" style:font-size-complex="8pt" style:text-underline-style="solid" style:text-underline-color="font-color"/>
    </style:style>
    <style:style style:name="T53_3" style:family="text"/>
    <style:style style:name="T53_4" style:family="text">
      <style:text-properties fo:color="#1155cc" fo:font-size="8pt" style:font-size-asian="8pt" style:font-size-complex="8pt" style:text-underline-style="solid" style:text-underline-color="font-color"/>
    </style:style>
    <style:style style:name="T53_5" style:family="text"/>
    <style:style style:name="T53_6" style:family="text">
      <style:text-properties fo:color="#1155cc" fo:font-size="8pt" style:font-size-asian="8pt" style:font-size-complex="8pt" style:text-underline-style="solid" style:text-underline-color="font-color"/>
    </style:style>
    <style:style style:name="T53_7" style:family="text"/>
    <style:style style:name="T53_8" style:family="text">
      <style:text-properties fo:color="#1155cc" fo:font-size="8pt" style:font-size-asian="8pt" style:font-size-complex="8pt" style:text-underline-style="solid" style:text-underline-color="font-color"/>
    </style:style>
    <style:style style:name="T53_9" style:family="text"/>
    <style:style style:name="T53_10" style:family="text">
      <style:text-properties fo:color="#1155cc" fo:font-size="8pt" style:font-size-asian="8pt" style:font-size-complex="8pt" style:text-underline-style="solid" style:text-underline-color="font-color"/>
    </style:style>
    <style:style style:name="T53_11" style:family="text"/>
    <style:style style:name="T53_12" style:family="text">
      <style:text-properties fo:color="#1155cc" fo:font-size="8pt" style:font-size-asian="8pt" style:font-size-complex="8pt" style:text-underline-style="solid" style:text-underline-color="font-color"/>
    </style:style>
    <style:style style:name="T53_13" style:family="text"/>
    <style:style style:name="T53_14" style:family="text">
      <style:text-properties fo:color="#1155cc" fo:font-size="8pt" style:font-size-asian="8pt" style:font-size-complex="8pt" style:text-underline-style="solid" style:text-underline-color="font-color"/>
    </style:style>
    <style:style style:name="T53_15" style:family="text"/>
    <style:style style:name="T53_16" style:family="text">
      <style:text-properties fo:color="#1155cc" fo:font-size="8pt" style:font-size-asian="8pt" style:font-size-complex="8pt" style:text-underline-style="solid" style:text-underline-color="font-color"/>
    </style:style>
    <style:style style:name="T53_17" style:family="text"/>
    <style:style style:name="T53_18" style:family="text">
      <style:text-properties fo:color="#1155cc" fo:font-size="8pt" style:font-size-asian="8pt" style:font-size-complex="8pt" style:text-underline-style="solid" style:text-underline-color="font-color"/>
    </style:style>
    <style:style style:name="T53_19" style:family="text">
      <style:text-properties fo:font-size="8pt" style:font-size-asian="8pt" style:font-size-complex="8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>
      <style:text-properties fo:color="#1155cc" fo:font-size="8pt" style:font-size-asian="8pt" style:font-size-complex="8pt" style:text-underline-style="solid" style:text-underline-color="font-color"/>
    </style:style>
    <style:style style:name="T54_3" style:family="text"/>
    <style:style style:name="T54_4" style:family="text">
      <style:text-properties fo:color="#1155cc" fo:font-size="8pt" style:font-size-asian="8pt" style:font-size-complex="8pt" style:text-underline-style="solid" style:text-underline-color="font-color"/>
    </style:style>
    <style:style style:name="T54_5" style:family="text"/>
    <style:style style:name="T54_6" style:family="text">
      <style:text-properties fo:color="#1155cc" fo:font-size="8pt" style:font-size-asian="8pt" style:font-size-complex="8pt" style:text-underline-style="solid" style:text-underline-color="font-color"/>
    </style:style>
    <style:style style:name="T54_7" style:family="text"/>
    <style:style style:name="T54_8" style:family="text">
      <style:text-properties fo:color="#1155cc" fo:font-size="8pt" style:font-size-asian="8pt" style:font-size-complex="8pt" style:text-underline-style="solid" style:text-underline-color="font-color"/>
    </style:style>
    <style:style style:name="T54_9" style:family="text"/>
    <style:style style:name="T54_10" style:family="text">
      <style:text-properties fo:color="#1155cc" fo:font-size="8pt" style:font-size-asian="8pt" style:font-size-complex="8pt" style:text-underline-style="solid" style:text-underline-color="font-color"/>
    </style:style>
    <style:style style:name="T54_11" style:family="text"/>
    <style:style style:name="T54_12" style:family="text">
      <style:text-properties fo:color="#1155cc" fo:font-size="8pt" style:font-size-asian="8pt" style:font-size-complex="8pt" style:text-underline-style="solid" style:text-underline-color="font-color"/>
    </style:style>
    <style:style style:name="T54_13" style:family="text"/>
    <style:style style:name="T54_14" style:family="text">
      <style:text-properties fo:color="#1155cc" fo:font-size="8pt" style:font-size-asian="8pt" style:font-size-complex="8pt" style:text-underline-style="solid" style:text-underline-color="font-color"/>
    </style:style>
    <style:style style:name="T54_15" style:family="text"/>
    <style:style style:name="T54_16" style:family="text">
      <style:text-properties fo:color="#1155cc" fo:font-size="8pt" style:font-size-asian="8pt" style:font-size-complex="8pt" style:text-underline-style="solid" style:text-underline-color="font-color"/>
    </style:style>
    <style:style style:name="T54_17" style:family="text"/>
    <style:style style:name="T54_18" style:family="text">
      <style:text-properties fo:color="#1155cc" fo:font-size="8pt" style:font-size-asian="8pt" style:font-size-complex="8pt" style:text-underline-style="solid" style:text-underline-color="font-color"/>
    </style:style>
    <style:style style:name="T54_19" style:family="text"/>
    <style:style style:name="T54_20" style:family="text">
      <style:text-properties fo:color="#1155cc" fo:font-size="8pt" style:font-size-asian="8pt" style:font-size-complex="8pt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>
      <style:text-properties fo:color="#1155cc" fo:font-size="8pt" style:font-size-asian="8pt" style:font-size-complex="8pt" style:text-underline-style="solid" style:text-underline-color="font-color"/>
    </style:style>
    <style:style style:name="T55_3" style:family="text"/>
    <style:style style:name="T55_4" style:family="text">
      <style:text-properties fo:color="#1155cc" fo:font-size="8pt" style:font-size-asian="8pt" style:font-size-complex="8pt" style:text-underline-style="solid" style:text-underline-color="font-color"/>
    </style:style>
    <style:style style:name="T55_5" style:family="text"/>
    <style:style style:name="T55_6" style:family="text">
      <style:text-properties fo:color="#1155cc" fo:font-size="8pt" style:font-size-asian="8pt" style:font-size-complex="8pt" style:text-underline-style="solid" style:text-underline-color="font-color"/>
    </style:style>
    <style:style style:name="T55_7" style:family="text"/>
    <style:style style:name="T55_8" style:family="text">
      <style:text-properties fo:color="#1155cc" fo:font-size="8pt" style:font-size-asian="8pt" style:font-size-complex="8pt" style:text-underline-style="solid" style:text-underline-color="font-color"/>
    </style:style>
    <style:style style:name="T55_9" style:family="text"/>
    <style:style style:name="T55_10" style:family="text">
      <style:text-properties fo:color="#1155cc" fo:font-size="8pt" style:font-size-asian="8pt" style:font-size-complex="8pt" style:text-underline-style="solid" style:text-underline-color="font-color"/>
    </style:style>
    <style:style style:name="T55_11" style:family="text"/>
    <style:style style:name="T55_12" style:family="text">
      <style:text-properties fo:color="#1155cc" fo:font-size="8pt" style:font-size-asian="8pt" style:font-size-complex="8pt" style:text-underline-style="solid" style:text-underline-color="font-color"/>
    </style:style>
    <style:style style:name="T55_13" style:family="text"/>
    <style:style style:name="T55_14" style:family="text">
      <style:text-properties fo:color="#1155cc" fo:font-size="8pt" style:font-size-asian="8pt" style:font-size-complex="8pt" style:text-underline-style="solid" style:text-underline-color="font-color"/>
    </style:style>
    <style:style style:name="T55_15" style:family="text"/>
    <style:style style:name="T55_16" style:family="text">
      <style:text-properties fo:color="#1155cc" fo:font-size="8pt" style:font-size-asian="8pt" style:font-size-complex="8pt" style:text-underline-style="solid" style:text-underline-color="font-color"/>
    </style:style>
    <style:style style:name="T55_17" style:family="text"/>
    <style:style style:name="T55_18" style:family="text">
      <style:text-properties fo:color="#1155cc" fo:font-size="8pt" style:font-size-asian="8pt" style:font-size-complex="8pt" style:text-underline-style="solid" style:text-underline-color="font-color"/>
    </style:style>
    <style:style style:name="T55_19" style:family="text"/>
    <style:style style:name="T55_20" style:family="text">
      <style:text-properties fo:color="#1155cc" fo:font-size="8pt" style:font-size-asian="8pt" style:font-size-complex="8pt" style:text-underline-style="solid" style:text-underline-color="font-color"/>
    </style:style>
    <style:style style:name="T55_21" style:family="text"/>
    <style:style style:name="T55_22" style:family="text">
      <style:text-properties fo:color="#1155cc" fo:font-size="8pt" style:font-size-asian="8pt" style:font-size-complex="8pt" style:text-underline-style="solid" style:text-underline-color="font-color"/>
    </style:style>
    <style:style style:name="T55_23" style:family="text"/>
    <style:style style:name="T55_24" style:family="text">
      <style:text-properties fo:color="#1155cc" fo:font-size="8pt" style:font-size-asian="8pt" style:font-size-complex="8pt" style:text-underline-style="solid" style:text-underline-color="font-color"/>
    </style:style>
    <style:style style:name="T55_25" style:family="text">
      <style:text-properties fo:font-size="8pt" style:font-size-asian="8pt" style:font-size-complex="8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>
      <style:text-properties fo:color="#1155cc" fo:font-size="8pt" style:font-size-asian="8pt" style:font-size-complex="8pt" style:text-underline-style="solid" style:text-underline-color="font-color"/>
    </style:style>
    <style:style style:name="T56_3" style:family="text"/>
    <style:style style:name="T56_4" style:family="text">
      <style:text-properties fo:color="#1155cc" fo:font-size="8pt" style:font-size-asian="8pt" style:font-size-complex="8pt" style:text-underline-style="solid" style:text-underline-color="font-color"/>
    </style:style>
    <style:style style:name="T56_5" style:family="text"/>
    <style:style style:name="T56_6" style:family="text">
      <style:text-properties fo:color="#1155cc" fo:font-size="8pt" style:font-size-asian="8pt" style:font-size-complex="8pt" style:text-underline-style="solid" style:text-underline-color="font-color"/>
    </style:style>
    <style:style style:name="T56_7" style:family="text"/>
    <style:style style:name="T56_8" style:family="text">
      <style:text-properties fo:color="#1155cc" fo:font-size="8pt" style:font-size-asian="8pt" style:font-size-complex="8pt" style:text-underline-style="solid" style:text-underline-color="font-color"/>
    </style:style>
    <style:style style:name="T56_9" style:family="text"/>
    <style:style style:name="T56_10" style:family="text">
      <style:text-properties fo:color="#1155cc" fo:font-size="8pt" style:font-size-asian="8pt" style:font-size-complex="8pt" style:text-underline-style="solid" style:text-underline-color="font-color"/>
    </style:style>
    <style:style style:name="T56_11" style:family="text"/>
    <style:style style:name="T56_12" style:family="text">
      <style:text-properties fo:color="#1155cc" fo:font-size="8pt" style:font-size-asian="8pt" style:font-size-complex="8pt" style:text-underline-style="solid" style:text-underline-color="font-color"/>
    </style:style>
    <style:style style:name="T56_13" style:family="text"/>
    <style:style style:name="T56_14" style:family="text">
      <style:text-properties fo:color="#1155cc" fo:font-size="8pt" style:font-size-asian="8pt" style:font-size-complex="8pt" style:text-underline-style="solid" style:text-underline-color="font-color"/>
    </style:style>
    <style:style style:name="T56_15" style:family="text"/>
    <style:style style:name="T56_16" style:family="text">
      <style:text-properties fo:color="#1155cc" fo:font-size="8pt" style:font-size-asian="8pt" style:font-size-complex="8pt" style:text-underline-style="solid" style:text-underline-color="font-color"/>
    </style:style>
    <style:style style:name="T56_17" style:family="text"/>
    <style:style style:name="T56_18" style:family="text">
      <style:text-properties fo:color="#1155cc" fo:font-size="8pt" style:font-size-asian="8pt" style:font-size-complex="8pt" style:text-underline-style="solid" style:text-underline-color="font-color"/>
    </style:style>
    <style:style style:name="T56_19" style:family="text"/>
    <style:style style:name="T56_20" style:family="text">
      <style:text-properties fo:color="#1155cc" fo:font-size="8pt" style:font-size-asian="8pt" style:font-size-complex="8pt" style:text-underline-style="solid" style:text-underline-color="font-color"/>
    </style:style>
    <style:style style:name="T56_21" style:family="text"/>
    <style:style style:name="T56_22" style:family="text">
      <style:text-properties fo:color="#1155cc" fo:font-size="8pt" style:font-size-asian="8pt" style:font-size-complex="8pt" style:text-underline-style="solid" style:text-underline-color="font-color"/>
    </style:style>
    <style:style style:name="T56_23" style:family="text"/>
    <style:style style:name="T56_24" style:family="text">
      <style:text-properties fo:color="#1155cc" fo:font-size="8pt" style:font-size-asian="8pt" style:font-size-complex="8pt" style:text-underline-style="solid" style:text-underline-color="font-color"/>
    </style:style>
    <style:style style:name="T56_25" style:family="text"/>
    <style:style style:name="T56_26" style:family="text">
      <style:text-properties fo:color="#1155cc" fo:font-size="8pt" style:font-size-asian="8pt" style:font-size-complex="8pt" style:text-underline-style="solid" style:text-underline-color="font-color"/>
    </style:style>
    <style:style style:name="T56_27" style:family="text"/>
    <style:style style:name="T56_28" style:family="text">
      <style:text-properties fo:color="#1155cc" fo:font-size="8pt" style:font-size-asian="8pt" style:font-size-complex="8pt" style:text-underline-style="solid" style:text-underline-color="font-color"/>
    </style:style>
    <style:style style:name="T56_29" style:family="text"/>
    <style:style style:name="T56_30" style:family="text">
      <style:text-properties fo:color="#1155cc" fo:font-size="8pt" style:font-size-asian="8pt" style:font-size-complex="8pt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8pt" style:font-size-asian="8pt" style:font-size-complex="8pt" fo:font-weight="bold" style:font-weight-asian="bold" style:font-weight-complex="bold"/>
    </style:style>
    <style:style style:name="T59_2" style:family="text">
      <style:text-properties fo:font-size="8pt" style:font-size-asian="8pt" style:font-size-complex="8pt" fo:font-weight="bold" style:font-weight-asian="bold" style:font-weight-complex="bold"/>
    </style:style>
    <style:style style:name="T59_3" style:family="text">
      <style:text-properties fo:font-size="8pt" style:font-size-asian="8pt" style:font-size-complex="8pt" fo:font-weight="bold" style:font-weight-asian="bold" style:font-weight-complex="bold"/>
    </style:style>
    <style:style style:name="T59_4" style:family="text">
      <style:text-properties fo:font-size="8pt" style:font-size-asian="8pt" style:font-size-complex="8pt" fo:font-weight="bold" style:font-weight-asian="bold" style:font-weight-complex="bold"/>
    </style:style>
    <style:style style:name="T59_5" style:family="text">
      <style:text-properties fo:font-size="8pt" style:font-size-asian="8pt" style:font-size-complex="8pt" fo:font-weight="bold" style:font-weight-asian="bold" style:font-weight-complex="bold"/>
    </style:style>
    <style:style style:name="T59_6" style:family="text">
      <style:text-properties fo:font-size="8pt" style:font-size-asian="8pt" style:font-size-complex="8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8pt" style:font-size-asian="8pt" style:font-size-complex="8pt"/>
    </style:style>
    <style:style style:name="T61_2" style:family="text">
      <style:text-properties fo:font-size="8pt" style:font-size-asian="8pt" style:font-size-complex="8pt"/>
    </style:style>
    <style:style style:name="T61_3" style:family="text">
      <style:text-properties fo:font-size="8pt" style:font-size-asian="8pt" style:font-size-complex="8pt"/>
    </style:style>
    <style:style style:name="T61_4" style:family="text">
      <style:text-properties fo:font-size="8pt" style:font-size-asian="8pt" style:font-size-complex="8pt"/>
    </style:style>
    <style:style style:name="T61_5" style:family="text">
      <style:text-properties fo:font-size="8pt" style:font-size-asian="8pt" style:font-size-complex="8pt"/>
    </style:style>
    <style:style style:name="T61_6" style:family="text">
      <style:text-properties fo:font-size="8pt" style:font-size-asian="8pt" style:font-size-complex="8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fo:font-size="8pt" style:font-size-asian="8pt" style:font-size-complex="8pt" style:text-underline-style="solid" style:text-underline-color="font-color"/>
    </style:style>
    <style:style style:name="T62_3" style:family="text"/>
    <style:style style:name="T62_4" style:family="text">
      <style:text-properties fo:color="#1155cc" fo:font-size="8pt" style:font-size-asian="8pt" style:font-size-complex="8pt" style:text-underline-style="solid" style:text-underline-color="font-color"/>
    </style:style>
    <style:style style:name="T62_5" style:family="text"/>
    <style:style style:name="T62_6" style:family="text">
      <style:text-properties fo:color="#1155cc" fo:font-size="8pt" style:font-size-asian="8pt" style:font-size-complex="8pt" style:text-underline-style="solid" style:text-underline-color="font-color"/>
    </style:style>
    <style:style style:name="T62_7" style:family="text"/>
    <style:style style:name="T62_8" style:family="text">
      <style:text-properties fo:color="#1155cc" fo:font-size="8pt" style:font-size-asian="8pt" style:font-size-complex="8pt" style:text-underline-style="solid" style:text-underline-color="font-color"/>
    </style:style>
    <style:style style:name="T62_9" style:family="text"/>
    <style:style style:name="T62_10" style:family="text">
      <style:text-properties fo:color="#1155cc" fo:font-size="8pt" style:font-size-asian="8pt" style:font-size-complex="8pt" style:text-underline-style="solid" style:text-underline-color="font-color"/>
    </style:style>
    <style:style style:name="T62_11" style:family="text"/>
    <style:style style:name="T62_12" style:family="text">
      <style:text-properties fo:color="#1155cc" fo:font-size="8pt" style:font-size-asian="8pt" style:font-size-complex="8pt" style:text-underline-style="solid" style:text-underline-color="font-color"/>
    </style:style>
    <style:style style:name="T62_13" style:family="text"/>
    <style:style style:name="T62_14" style:family="text">
      <style:text-properties fo:color="#1155cc" fo:font-size="8pt" style:font-size-asian="8pt" style:font-size-complex="8pt" style:text-underline-style="solid" style:text-underline-color="font-color"/>
    </style:style>
    <style:style style:name="T62_15" style:family="text"/>
    <style:style style:name="T62_16" style:family="text">
      <style:text-properties fo:color="#1155cc" fo:font-size="8pt" style:font-size-asian="8pt" style:font-size-complex="8pt" style:text-underline-style="solid" style:text-underline-color="font-color"/>
    </style:style>
    <style:style style:name="T62_17" style:family="text"/>
    <style:style style:name="T62_18" style:family="text">
      <style:text-properties fo:color="#1155cc" fo:font-size="8pt" style:font-size-asian="8pt" style:font-size-complex="8pt" style:text-underline-style="solid" style:text-underline-color="font-color"/>
    </style:style>
    <style:style style:name="T62_19" style:family="text"/>
    <style:style style:name="T62_20" style:family="text">
      <style:text-properties fo:color="#1155cc" fo:font-size="8pt" style:font-size-asian="8pt" style:font-size-complex="8pt" style:text-underline-style="solid" style:text-underline-color="font-color"/>
    </style:style>
    <style:style style:name="T62_21" style:family="text"/>
    <style:style style:name="T62_22" style:family="text">
      <style:text-properties fo:color="#1155cc" fo:font-size="8pt" style:font-size-asian="8pt" style:font-size-complex="8pt" style:text-underline-style="solid" style:text-underline-color="font-color"/>
    </style:style>
    <style:style style:name="T62_23" style:family="text"/>
    <style:style style:name="T62_24" style:family="text">
      <style:text-properties fo:color="#1155cc" fo:font-size="8pt" style:font-size-asian="8pt" style:font-size-complex="8pt" style:text-underline-style="solid" style:text-underline-color="font-color"/>
    </style:style>
    <style:style style:name="T62_25" style:family="text"/>
    <style:style style:name="T62_26" style:family="text">
      <style:text-properties fo:color="#1155cc" fo:font-size="8pt" style:font-size-asian="8pt" style:font-size-complex="8pt" style:text-underline-style="solid" style:text-underline-color="font-color"/>
    </style:style>
    <style:style style:name="T62_27" style:family="text"/>
    <style:style style:name="T62_28" style:family="text">
      <style:text-properties fo:color="#1155cc" fo:font-size="8pt" style:font-size-asian="8pt" style:font-size-complex="8pt" style:text-underline-style="solid" style:text-underline-color="font-color"/>
    </style:style>
    <style:style style:name="T62_29" style:family="text"/>
    <style:style style:name="T62_30" style:family="text">
      <style:text-properties fo:color="#1155cc" fo:font-size="8pt" style:font-size-asian="8pt" style:font-size-complex="8pt" style:text-underline-style="solid" style:text-underline-color="font-color"/>
    </style:style>
    <style:style style:name="T62_31" style:family="text"/>
    <style:style style:name="T62_32" style:family="text">
      <style:text-properties fo:color="#1155cc" fo:font-size="8pt" style:font-size-asian="8pt" style:font-size-complex="8pt" style:text-underline-style="solid" style:text-underline-color="font-color"/>
    </style:style>
    <style:style style:name="T62_33" style:family="text"/>
    <style:style style:name="T62_34" style:family="text">
      <style:text-properties fo:color="#1155cc" fo:font-size="8pt" style:font-size-asian="8pt" style:font-size-complex="8pt" style:text-underline-style="solid" style:text-underline-color="font-color"/>
    </style:style>
    <style:style style:name="T62_35" style:family="text"/>
    <style:style style:name="T62_36" style:family="text">
      <style:text-properties fo:color="#1155cc" fo:font-size="8pt" style:font-size-asian="8pt" style:font-size-complex="8pt" style:text-underline-style="solid" style:text-underline-color="font-color"/>
    </style:style>
    <style:style style:name="T62_37" style:family="text"/>
    <style:style style:name="T62_38" style:family="text">
      <style:text-properties fo:color="#1155cc" fo:font-size="8pt" style:font-size-asian="8pt" style:font-size-complex="8pt" style:text-underline-style="solid" style:text-underline-color="font-color"/>
    </style:style>
    <style:style style:name="T62_39" style:family="text"/>
    <style:style style:name="T62_40" style:family="text">
      <style:text-properties fo:color="#1155cc" fo:font-size="8pt" style:font-size-asian="8pt" style:font-size-complex="8pt" style:text-underline-style="solid" style:text-underline-color="font-color"/>
    </style:style>
    <style:style style:name="T62_41" style:family="text"/>
    <style:style style:name="T62_42" style:family="text">
      <style:text-properties fo:color="#1155cc" fo:font-size="8pt" style:font-size-asian="8pt" style:font-size-complex="8pt" style:text-underline-style="solid" style:text-underline-color="font-color"/>
    </style:style>
    <style:style style:name="T62_43" style:family="text"/>
    <style:style style:name="T62_44" style:family="text">
      <style:text-properties fo:color="#1155cc" fo:font-size="8pt" style:font-size-asian="8pt" style:font-size-complex="8pt" style:text-underline-style="solid" style:text-underline-color="font-color"/>
    </style:style>
    <style:style style:name="T62_45" style:family="text"/>
    <style:style style:name="T62_46" style:family="text">
      <style:text-properties fo:color="#1155cc" fo:font-size="8pt" style:font-size-asian="8pt" style:font-size-complex="8pt" style:text-underline-style="solid" style:text-underline-color="font-color"/>
    </style:style>
    <style:style style:name="T62_47" style:family="text"/>
    <style:style style:name="T62_48" style:family="text">
      <style:text-properties fo:color="#1155cc" fo:font-size="8pt" style:font-size-asian="8pt" style:font-size-complex="8pt" style:text-underline-style="solid" style:text-underline-color="font-color"/>
    </style:style>
    <style:style style:name="T62_49" style:family="text"/>
    <style:style style:name="T62_50" style:family="text">
      <style:text-properties fo:color="#1155cc" fo:font-size="8pt" style:font-size-asian="8pt" style:font-size-complex="8pt" style:text-underline-style="solid" style:text-underline-color="font-color"/>
    </style:style>
    <style:style style:name="T62_51" style:family="text"/>
    <style:style style:name="T62_52" style:family="text">
      <style:text-properties fo:color="#1155cc" fo:font-size="8pt" style:font-size-asian="8pt" style:font-size-complex="8pt" style:text-underline-style="solid" style:text-underline-color="font-color"/>
    </style:style>
    <style:style style:name="T62_53" style:family="text"/>
    <style:style style:name="T62_54" style:family="text">
      <style:text-properties fo:color="#1155cc" fo:font-size="8pt" style:font-size-asian="8pt" style:font-size-complex="8pt" style:text-underline-style="solid" style:text-underline-color="font-color"/>
    </style:style>
    <style:style style:name="T62_55" style:family="text"/>
    <style:style style:name="T62_56" style:family="text">
      <style:text-properties fo:color="#1155cc" fo:font-size="8pt" style:font-size-asian="8pt" style:font-size-complex="8pt" style:text-underline-style="solid" style:text-underline-color="font-color"/>
    </style:style>
    <style:style style:name="T62_57" style:family="text">
      <style:text-properties fo:font-size="8pt" style:font-size-asian="8pt" style:font-size-complex="8pt"/>
    </style:style>
    <style:style style:name="P6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8pt" style:font-size-asian="8pt" style:font-size-complex="8pt"/>
    </style:style>
    <style:style style:name="T64_2" style:family="text">
      <style:text-properties fo:font-size="8pt" style:font-size-asian="8pt" style:font-size-complex="8pt"/>
    </style:style>
    <style:style style:name="T64_3" style:family="text">
      <style:text-properties fo:font-size="8pt" style:font-size-asian="8pt" style:font-size-complex="8pt"/>
    </style:style>
    <style:style style:name="T64_4" style:family="text">
      <style:text-properties fo:font-size="8pt" style:font-size-asian="8pt" style:font-size-complex="8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>
      <style:text-properties fo:color="#1155cc" fo:font-size="8pt" style:font-size-asian="8pt" style:font-size-complex="8pt" style:text-underline-style="solid" style:text-underline-color="font-color"/>
    </style:style>
    <style:style style:name="T65_3" style:family="text"/>
    <style:style style:name="T65_4" style:family="text">
      <style:text-properties fo:color="#1155cc" fo:font-size="8pt" style:font-size-asian="8pt" style:font-size-complex="8pt" style:text-underline-style="solid" style:text-underline-color="font-color"/>
    </style:style>
    <style:style style:name="T65_5" style:family="text"/>
    <style:style style:name="T65_6" style:family="text">
      <style:text-properties fo:color="#1155cc" fo:font-size="8pt" style:font-size-asian="8pt" style:font-size-complex="8pt" style:text-underline-style="solid" style:text-underline-color="font-color"/>
    </style:style>
    <style:style style:name="T65_7" style:family="text"/>
    <style:style style:name="T65_8" style:family="text">
      <style:text-properties fo:color="#1155cc" fo:font-size="8pt" style:font-size-asian="8pt" style:font-size-complex="8pt" style:text-underline-style="solid" style:text-underline-color="font-color"/>
    </style:style>
    <style:style style:name="T65_9" style:family="text"/>
    <style:style style:name="T65_10" style:family="text">
      <style:text-properties fo:color="#1155cc" fo:font-size="8pt" style:font-size-asian="8pt" style:font-size-complex="8pt" style:text-underline-style="solid" style:text-underline-color="font-color"/>
    </style:style>
    <style:style style:name="T65_11" style:family="text"/>
    <style:style style:name="T65_12" style:family="text">
      <style:text-properties fo:color="#1155cc" fo:font-size="8pt" style:font-size-asian="8pt" style:font-size-complex="8pt" style:text-underline-style="solid" style:text-underline-color="font-color"/>
    </style:style>
    <style:style style:name="T65_13" style:family="text"/>
    <style:style style:name="T65_14" style:family="text">
      <style:text-properties fo:color="#1155cc" fo:font-size="8pt" style:font-size-asian="8pt" style:font-size-complex="8pt" style:text-underline-style="solid" style:text-underline-color="font-color"/>
    </style:style>
    <style:style style:name="T65_15" style:family="text"/>
    <style:style style:name="T65_16" style:family="text">
      <style:text-properties fo:color="#1155cc" fo:font-size="8pt" style:font-size-asian="8pt" style:font-size-complex="8pt" style:text-underline-style="solid" style:text-underline-color="font-color"/>
    </style:style>
    <style:style style:name="T65_17" style:family="text"/>
    <style:style style:name="T65_18" style:family="text">
      <style:text-properties fo:color="#1155cc" fo:font-size="8pt" style:font-size-asian="8pt" style:font-size-complex="8pt" style:text-underline-style="solid" style:text-underline-color="font-color"/>
    </style:style>
    <style:style style:name="T65_19" style:family="text"/>
    <style:style style:name="T65_20" style:family="text">
      <style:text-properties fo:color="#1155cc" fo:font-size="8pt" style:font-size-asian="8pt" style:font-size-complex="8pt" style:text-underline-style="solid" style:text-underline-color="font-color"/>
    </style:style>
    <style:style style:name="T65_21" style:family="text"/>
    <style:style style:name="T65_22" style:family="text">
      <style:text-properties fo:color="#1155cc" fo:font-size="8pt" style:font-size-asian="8pt" style:font-size-complex="8pt" style:text-underline-style="solid" style:text-underline-color="font-color"/>
    </style:style>
    <style:style style:name="T65_23" style:family="text"/>
    <style:style style:name="T65_24" style:family="text">
      <style:text-properties fo:color="#1155cc" fo:font-size="8pt" style:font-size-asian="8pt" style:font-size-complex="8pt" style:text-underline-style="solid" style:text-underline-color="font-color"/>
    </style:style>
    <style:style style:name="T65_25" style:family="text"/>
    <style:style style:name="T65_26" style:family="text">
      <style:text-properties fo:color="#1155cc" fo:font-size="8pt" style:font-size-asian="8pt" style:font-size-complex="8pt" style:text-underline-style="solid" style:text-underline-color="font-color"/>
    </style:style>
    <style:style style:name="T65_27" style:family="text"/>
    <style:style style:name="T65_28" style:family="text">
      <style:text-properties fo:color="#1155cc" fo:font-size="8pt" style:font-size-asian="8pt" style:font-size-complex="8pt" style:text-underline-style="solid" style:text-underline-color="font-color"/>
    </style:style>
    <style:style style:name="T65_29" style:family="text"/>
    <style:style style:name="T65_30" style:family="text">
      <style:text-properties fo:color="#1155cc" fo:font-size="8pt" style:font-size-asian="8pt" style:font-size-complex="8pt" style:text-underline-style="solid" style:text-underline-color="font-color"/>
    </style:style>
    <style:style style:name="T65_31" style:family="text"/>
    <style:style style:name="T65_32" style:family="text">
      <style:text-properties fo:color="#1155cc" fo:font-size="8pt" style:font-size-asian="8pt" style:font-size-complex="8pt" style:text-underline-style="solid" style:text-underline-color="font-color"/>
    </style:style>
    <style:style style:name="T65_33" style:family="text"/>
    <style:style style:name="T65_34" style:family="text">
      <style:text-properties fo:color="#1155cc" fo:font-size="8pt" style:font-size-asian="8pt" style:font-size-complex="8pt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8pt" style:font-size-asian="8pt" style:font-size-complex="8pt"/>
    </style:style>
    <style:style style:name="T67_2" style:family="text">
      <style:text-properties fo:font-size="8pt" style:font-size-asian="8pt" style:font-size-complex="8pt"/>
    </style:style>
    <style:style style:name="T67_3" style:family="text">
      <style:text-properties fo:font-size="8pt" style:font-size-asian="8pt" style:font-size-complex="8pt"/>
    </style:style>
    <style:style style:name="T67_4" style:family="text">
      <style:text-properties fo:font-size="8pt" style:font-size-asian="8pt" style:font-size-complex="8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color="#1155cc" fo:font-size="8pt" style:font-size-asian="8pt" style:font-size-complex="8pt" style:text-underline-style="solid" style:text-underline-color="font-color"/>
    </style:style>
    <style:style style:name="T68_3" style:family="text"/>
    <style:style style:name="T68_4" style:family="text">
      <style:text-properties fo:color="#1155cc" fo:font-size="8pt" style:font-size-asian="8pt" style:font-size-complex="8pt" style:text-underline-style="solid" style:text-underline-color="font-color"/>
    </style:style>
    <style:style style:name="T68_5" style:family="text"/>
    <style:style style:name="T68_6" style:family="text">
      <style:text-properties fo:color="#1155cc" fo:font-size="8pt" style:font-size-asian="8pt" style:font-size-complex="8pt" style:text-underline-style="solid" style:text-underline-color="font-color"/>
    </style:style>
    <style:style style:name="T68_7" style:family="text"/>
    <style:style style:name="T68_8" style:family="text">
      <style:text-properties fo:color="#1155cc" fo:font-size="8pt" style:font-size-asian="8pt" style:font-size-complex="8pt" style:text-underline-style="solid" style:text-underline-color="font-color"/>
    </style:style>
    <style:style style:name="T68_9" style:family="text"/>
    <style:style style:name="T68_10" style:family="text">
      <style:text-properties fo:color="#1155cc" fo:font-size="8pt" style:font-size-asian="8pt" style:font-size-complex="8pt" style:text-underline-style="solid" style:text-underline-color="font-color"/>
    </style:style>
    <style:style style:name="T68_11" style:family="text"/>
    <style:style style:name="T68_12" style:family="text">
      <style:text-properties fo:color="#1155cc" fo:font-size="8pt" style:font-size-asian="8pt" style:font-size-complex="8pt" style:text-underline-style="solid" style:text-underline-color="font-color"/>
    </style:style>
    <style:style style:name="T68_13" style:family="text"/>
    <style:style style:name="T68_14" style:family="text">
      <style:text-properties fo:color="#1155cc" fo:font-size="8pt" style:font-size-asian="8pt" style:font-size-complex="8pt" style:text-underline-style="solid" style:text-underline-color="font-color"/>
    </style:style>
    <style:style style:name="T68_15" style:family="text"/>
    <style:style style:name="T68_16" style:family="text">
      <style:text-properties fo:color="#1155cc" fo:font-size="8pt" style:font-size-asian="8pt" style:font-size-complex="8pt" style:text-underline-style="solid" style:text-underline-color="font-color"/>
    </style:style>
    <style:style style:name="T68_17" style:family="text"/>
    <style:style style:name="T68_18" style:family="text">
      <style:text-properties fo:color="#1155cc" fo:font-size="8pt" style:font-size-asian="8pt" style:font-size-complex="8pt" style:text-underline-style="solid" style:text-underline-color="font-color"/>
    </style:style>
    <style:style style:name="T68_19" style:family="text"/>
    <style:style style:name="T68_20" style:family="text">
      <style:text-properties fo:color="#1155cc" fo:font-size="8pt" style:font-size-asian="8pt" style:font-size-complex="8pt" style:text-underline-style="solid" style:text-underline-color="font-color"/>
    </style:style>
    <style:style style:name="T68_21" style:family="text"/>
    <style:style style:name="T68_22" style:family="text">
      <style:text-properties fo:color="#1155cc" fo:font-size="8pt" style:font-size-asian="8pt" style:font-size-complex="8pt" style:text-underline-style="solid" style:text-underline-color="font-color"/>
    </style:style>
    <style:style style:name="T68_23" style:family="text"/>
    <style:style style:name="T68_24" style:family="text">
      <style:text-properties fo:color="#1155cc" fo:font-size="8pt" style:font-size-asian="8pt" style:font-size-complex="8pt" style:text-underline-style="solid" style:text-underline-color="font-color"/>
    </style:style>
    <style:style style:name="T68_25" style:family="text"/>
    <style:style style:name="T68_26" style:family="text">
      <style:text-properties fo:color="#1155cc" fo:font-size="8pt" style:font-size-asian="8pt" style:font-size-complex="8pt" style:text-underline-style="solid" style:text-underline-color="font-color"/>
    </style:style>
    <style:style style:name="T68_27" style:family="text"/>
    <style:style style:name="T68_28" style:family="text">
      <style:text-properties fo:color="#1155cc" fo:font-size="8pt" style:font-size-asian="8pt" style:font-size-complex="8pt" style:text-underline-style="solid" style:text-underline-color="font-color"/>
    </style:style>
    <style:style style:name="T68_29" style:family="text"/>
    <style:style style:name="T68_30" style:family="text">
      <style:text-properties fo:color="#1155cc" fo:font-size="8pt" style:font-size-asian="8pt" style:font-size-complex="8pt" style:text-underline-style="solid" style:text-underline-color="font-color"/>
    </style:style>
    <style:style style:name="T68_31" style:family="text"/>
    <style:style style:name="T68_32" style:family="text">
      <style:text-properties fo:color="#1155cc" fo:font-size="8pt" style:font-size-asian="8pt" style:font-size-complex="8pt" style:text-underline-style="solid" style:text-underline-color="font-color"/>
    </style:style>
    <style:style style:name="T68_33" style:family="text"/>
    <style:style style:name="T68_34" style:family="text">
      <style:text-properties fo:color="#1155cc" fo:font-size="8pt" style:font-size-asian="8pt" style:font-size-complex="8pt" style:text-underline-style="solid" style:text-underline-color="font-color"/>
    </style:style>
    <style:style style:name="T68_35" style:family="text"/>
    <style:style style:name="T68_36" style:family="text">
      <style:text-properties fo:color="#1155cc" fo:font-size="8pt" style:font-size-asian="8pt" style:font-size-complex="8pt" style:text-underline-style="solid" style:text-underline-color="font-color"/>
    </style:style>
    <style:style style:name="T68_37" style:family="text"/>
    <style:style style:name="T68_38" style:family="text">
      <style:text-properties fo:color="#1155cc" fo:font-size="8pt" style:font-size-asian="8pt" style:font-size-complex="8pt" style:text-underline-style="solid" style:text-underline-color="font-color"/>
    </style:style>
    <style:style style:name="T68_39" style:family="text"/>
    <style:style style:name="T68_40" style:family="text">
      <style:text-properties fo:color="#1155cc" fo:font-size="8pt" style:font-size-asian="8pt" style:font-size-complex="8pt" style:text-underline-style="solid" style:text-underline-color="font-color"/>
    </style:style>
    <style:style style:name="T68_41" style:family="text"/>
    <style:style style:name="T68_42" style:family="text">
      <style:text-properties fo:color="#1155cc" fo:font-size="8pt" style:font-size-asian="8pt" style:font-size-complex="8pt" style:text-underline-style="solid" style:text-underline-color="font-color"/>
    </style:style>
    <style:style style:name="T68_43" style:family="text"/>
    <style:style style:name="T68_44" style:family="text">
      <style:text-properties fo:color="#1155cc" fo:font-size="8pt" style:font-size-asian="8pt" style:font-size-complex="8pt" style:text-underline-style="solid" style:text-underline-color="font-color"/>
    </style:style>
    <style:style style:name="T68_45" style:family="text"/>
    <style:style style:name="T68_46" style:family="text">
      <style:text-properties fo:color="#1155cc" fo:font-size="8pt" style:font-size-asian="8pt" style:font-size-complex="8pt" style:text-underline-style="solid" style:text-underline-color="font-color"/>
    </style:style>
    <style:style style:name="T68_47" style:family="text"/>
    <style:style style:name="T68_48" style:family="text">
      <style:text-properties fo:color="#1155cc" fo:font-size="8pt" style:font-size-asian="8pt" style:font-size-complex="8pt" style:text-underline-style="solid" style:text-underline-color="font-color"/>
    </style:style>
    <style:style style:name="T68_49" style:family="text"/>
    <style:style style:name="T68_50" style:family="text">
      <style:text-properties fo:color="#1155cc" fo:font-size="8pt" style:font-size-asian="8pt" style:font-size-complex="8pt" style:text-underline-style="solid" style:text-underline-color="font-color"/>
    </style:style>
    <style:style style:name="T68_51" style:family="text"/>
    <style:style style:name="T68_52" style:family="text">
      <style:text-properties fo:color="#1155cc" fo:font-size="8pt" style:font-size-asian="8pt" style:font-size-complex="8pt" style:text-underline-style="solid" style:text-underline-color="font-color"/>
    </style:style>
    <style:style style:name="T68_53" style:family="text"/>
    <style:style style:name="T68_54" style:family="text">
      <style:text-properties fo:color="#1155cc" fo:font-size="8pt" style:font-size-asian="8pt" style:font-size-complex="8pt" style:text-underline-style="solid" style:text-underline-color="font-color"/>
    </style:style>
    <style:style style:name="T68_55" style:family="text"/>
    <style:style style:name="T68_56" style:family="text">
      <style:text-properties fo:color="#1155cc" fo:font-size="8pt" style:font-size-asian="8pt" style:font-size-complex="8pt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8pt" style:font-size-asian="8pt" style:font-size-complex="8pt"/>
    </style:style>
    <style:style style:name="T70_2" style:family="text">
      <style:text-properties fo:font-size="8pt" style:font-size-asian="8pt" style:font-size-complex="8pt"/>
    </style:style>
    <style:style style:name="T70_3" style:family="text">
      <style:text-properties fo:font-size="8pt" style:font-size-asian="8pt" style:font-size-complex="8pt"/>
    </style:style>
    <style:style style:name="T70_4" style:family="text">
      <style:text-properties fo:font-size="8pt" style:font-size-asian="8pt" style:font-size-complex="8pt"/>
    </style:style>
    <style:style style:name="T70_5" style:family="text">
      <style:text-properties fo:font-size="8pt" style:font-size-asian="8pt" style:font-size-complex="8pt"/>
    </style:style>
    <style:style style:name="T70_6" style:family="text">
      <style:text-properties fo:font-size="8pt" style:font-size-asian="8pt" style:font-size-complex="8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>
      <style:text-properties fo:color="#1155cc" fo:font-size="8pt" style:font-size-asian="8pt" style:font-size-complex="8pt" style:text-underline-style="solid" style:text-underline-color="font-color"/>
    </style:style>
    <style:style style:name="T71_3" style:family="text"/>
    <style:style style:name="T71_4" style:family="text">
      <style:text-properties fo:color="#1155cc" fo:font-size="8pt" style:font-size-asian="8pt" style:font-size-complex="8pt" style:text-underline-style="solid" style:text-underline-color="font-color"/>
    </style:style>
    <style:style style:name="T71_5" style:family="text"/>
    <style:style style:name="T71_6" style:family="text">
      <style:text-properties fo:color="#1155cc" fo:font-size="8pt" style:font-size-asian="8pt" style:font-size-complex="8pt" style:text-underline-style="solid" style:text-underline-color="font-color"/>
    </style:style>
    <style:style style:name="T71_7" style:family="text"/>
    <style:style style:name="T71_8" style:family="text">
      <style:text-properties fo:color="#1155cc" fo:font-size="8pt" style:font-size-asian="8pt" style:font-size-complex="8pt" style:text-underline-style="solid" style:text-underline-color="font-color"/>
    </style:style>
    <style:style style:name="T71_9" style:family="text"/>
    <style:style style:name="T71_10" style:family="text">
      <style:text-properties fo:color="#1155cc" fo:font-size="8pt" style:font-size-asian="8pt" style:font-size-complex="8pt" style:text-underline-style="solid" style:text-underline-color="font-color"/>
    </style:style>
    <style:style style:name="T71_11" style:family="text"/>
    <style:style style:name="T71_12" style:family="text">
      <style:text-properties fo:color="#1155cc" fo:font-size="8pt" style:font-size-asian="8pt" style:font-size-complex="8pt" style:text-underline-style="solid" style:text-underline-color="font-color"/>
    </style:style>
    <style:style style:name="T71_13" style:family="text"/>
    <style:style style:name="T71_14" style:family="text">
      <style:text-properties fo:color="#1155cc" fo:font-size="8pt" style:font-size-asian="8pt" style:font-size-complex="8pt" style:text-underline-style="solid" style:text-underline-color="font-color"/>
    </style:style>
    <style:style style:name="T71_15" style:family="text"/>
    <style:style style:name="T71_16" style:family="text">
      <style:text-properties fo:color="#1155cc" fo:font-size="8pt" style:font-size-asian="8pt" style:font-size-complex="8pt" style:text-underline-style="solid" style:text-underline-color="font-color"/>
    </style:style>
    <style:style style:name="T71_17" style:family="text"/>
    <style:style style:name="T71_18" style:family="text">
      <style:text-properties fo:color="#1155cc" fo:font-size="8pt" style:font-size-asian="8pt" style:font-size-complex="8pt" style:text-underline-style="solid" style:text-underline-color="font-color"/>
    </style:style>
    <style:style style:name="T71_19" style:family="text"/>
    <style:style style:name="T71_20" style:family="text">
      <style:text-properties fo:color="#1155cc" fo:font-size="8pt" style:font-size-asian="8pt" style:font-size-complex="8pt" style:text-underline-style="solid" style:text-underline-color="font-color"/>
    </style:style>
    <style:style style:name="T71_21" style:family="text"/>
    <style:style style:name="T71_22" style:family="text">
      <style:text-properties fo:color="#1155cc" fo:font-size="8pt" style:font-size-asian="8pt" style:font-size-complex="8pt" style:text-underline-style="solid" style:text-underline-color="font-color"/>
    </style:style>
    <style:style style:name="T71_23" style:family="text"/>
    <style:style style:name="T71_24" style:family="text">
      <style:text-properties fo:color="#1155cc" fo:font-size="8pt" style:font-size-asian="8pt" style:font-size-complex="8pt" style:text-underline-style="solid" style:text-underline-color="font-color"/>
    </style:style>
    <style:style style:name="T71_25" style:family="text"/>
    <style:style style:name="T71_26" style:family="text">
      <style:text-properties fo:color="#1155cc" fo:font-size="8pt" style:font-size-asian="8pt" style:font-size-complex="8pt" style:text-underline-style="solid" style:text-underline-color="font-color"/>
    </style:style>
    <style:style style:name="T71_27" style:family="text"/>
    <style:style style:name="T71_28" style:family="text">
      <style:text-properties fo:color="#1155cc" fo:font-size="8pt" style:font-size-asian="8pt" style:font-size-complex="8pt" style:text-underline-style="solid" style:text-underline-color="font-color"/>
    </style:style>
    <style:style style:name="T71_29" style:family="text"/>
    <style:style style:name="T71_30" style:family="text">
      <style:text-properties fo:color="#1155cc" fo:font-size="8pt" style:font-size-asian="8pt" style:font-size-complex="8pt" style:text-underline-style="solid" style:text-underline-color="font-color"/>
    </style:style>
    <style:style style:name="T71_31" style:family="text"/>
    <style:style style:name="T71_32" style:family="text">
      <style:text-properties fo:color="#1155cc" fo:font-size="8pt" style:font-size-asian="8pt" style:font-size-complex="8pt" style:text-underline-style="solid" style:text-underline-color="font-color"/>
    </style:style>
    <style:style style:name="T71_33" style:family="text"/>
    <style:style style:name="T71_34" style:family="text">
      <style:text-properties fo:color="#1155cc" fo:font-size="8pt" style:font-size-asian="8pt" style:font-size-complex="8pt" style:text-underline-style="solid" style:text-underline-color="font-color"/>
    </style:style>
    <style:style style:name="T71_35" style:family="text"/>
    <style:style style:name="T71_36" style:family="text">
      <style:text-properties fo:color="#1155cc" fo:font-size="8pt" style:font-size-asian="8pt" style:font-size-complex="8pt" style:text-underline-style="solid" style:text-underline-color="font-color"/>
    </style:style>
    <style:style style:name="T71_37" style:family="text"/>
    <style:style style:name="T71_38" style:family="text">
      <style:text-properties fo:color="#1155cc" fo:font-size="8pt" style:font-size-asian="8pt" style:font-size-complex="8pt" style:text-underline-style="solid" style:text-underline-color="font-color"/>
    </style:style>
    <style:style style:name="T71_39" style:family="text"/>
    <style:style style:name="T71_40" style:family="text">
      <style:text-properties fo:color="#1155cc" fo:font-size="8pt" style:font-size-asian="8pt" style:font-size-complex="8pt" style:text-underline-style="solid" style:text-underline-color="font-color"/>
    </style:style>
    <style:style style:name="T71_41" style:family="text"/>
    <style:style style:name="T71_42" style:family="text">
      <style:text-properties fo:color="#1155cc" fo:font-size="8pt" style:font-size-asian="8pt" style:font-size-complex="8pt" style:text-underline-style="solid" style:text-underline-color="font-color"/>
    </style:style>
    <style:style style:name="T71_43" style:family="text"/>
    <style:style style:name="T71_44" style:family="text">
      <style:text-properties fo:color="#1155cc" fo:font-size="8pt" style:font-size-asian="8pt" style:font-size-complex="8pt" style:text-underline-style="solid" style:text-underline-color="font-color"/>
    </style:style>
    <style:style style:name="T71_45" style:family="text"/>
    <style:style style:name="T71_46" style:family="text">
      <style:text-properties fo:color="#1155cc" fo:font-size="8pt" style:font-size-asian="8pt" style:font-size-complex="8pt" style:text-underline-style="solid" style:text-underline-color="font-color"/>
    </style:style>
    <style:style style:name="T71_47" style:family="text"/>
    <style:style style:name="T71_48" style:family="text">
      <style:text-properties fo:color="#1155cc" fo:font-size="8pt" style:font-size-asian="8pt" style:font-size-complex="8pt" style:text-underline-style="solid" style:text-underline-color="font-color"/>
    </style:style>
    <style:style style:name="T71_49" style:family="text"/>
    <style:style style:name="T71_50" style:family="text">
      <style:text-properties fo:color="#1155cc" fo:font-size="8pt" style:font-size-asian="8pt" style:font-size-complex="8pt" style:text-underline-style="solid" style:text-underline-color="font-color"/>
    </style:style>
    <style:style style:name="T71_51" style:family="text"/>
    <style:style style:name="T71_52" style:family="text">
      <style:text-properties fo:color="#1155cc" fo:font-size="8pt" style:font-size-asian="8pt" style:font-size-complex="8pt" style:text-underline-style="solid" style:text-underline-color="font-color"/>
    </style:style>
    <style:style style:name="T71_53" style:family="text"/>
    <style:style style:name="T71_54" style:family="text">
      <style:text-properties fo:color="#1155cc" fo:font-size="8pt" style:font-size-asian="8pt" style:font-size-complex="8pt" style:text-underline-style="solid" style:text-underline-color="font-color"/>
    </style:style>
    <style:style style:name="T71_55" style:family="text"/>
    <style:style style:name="T71_56" style:family="text">
      <style:text-properties fo:color="#1155cc" fo:font-size="8pt" style:font-size-asian="8pt" style:font-size-complex="8pt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8pt" style:font-size-asian="8pt" style:font-size-complex="8pt"/>
    </style:style>
    <style:style style:name="T73_2" style:family="text">
      <style:text-properties fo:font-size="8pt" style:font-size-asian="8pt" style:font-size-complex="8pt"/>
    </style:style>
    <style:style style:name="T73_3" style:family="text">
      <style:text-properties fo:font-size="8pt" style:font-size-asian="8pt" style:font-size-complex="8pt"/>
    </style:style>
    <style:style style:name="T73_4" style:family="text">
      <style:text-properties fo:font-size="8pt" style:font-size-asian="8pt" style:font-size-complex="8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>
      <style:text-properties fo:color="#1155cc" fo:font-size="8pt" style:font-size-asian="8pt" style:font-size-complex="8pt" style:text-underline-style="solid" style:text-underline-color="font-color"/>
    </style:style>
    <style:style style:name="T74_3" style:family="text"/>
    <style:style style:name="T74_4" style:family="text">
      <style:text-properties fo:color="#1155cc" fo:font-size="8pt" style:font-size-asian="8pt" style:font-size-complex="8pt" style:text-underline-style="solid" style:text-underline-color="font-color"/>
    </style:style>
    <style:style style:name="T74_5" style:family="text"/>
    <style:style style:name="T74_6" style:family="text">
      <style:text-properties fo:color="#1155cc" fo:font-size="8pt" style:font-size-asian="8pt" style:font-size-complex="8pt" style:text-underline-style="solid" style:text-underline-color="font-color"/>
    </style:style>
    <style:style style:name="T74_7" style:family="text"/>
    <style:style style:name="T74_8" style:family="text">
      <style:text-properties fo:color="#1155cc" fo:font-size="8pt" style:font-size-asian="8pt" style:font-size-complex="8pt" style:text-underline-style="solid" style:text-underline-color="font-color"/>
    </style:style>
    <style:style style:name="T74_9" style:family="text"/>
    <style:style style:name="T74_10" style:family="text">
      <style:text-properties fo:color="#1155cc" fo:font-size="8pt" style:font-size-asian="8pt" style:font-size-complex="8pt" style:text-underline-style="solid" style:text-underline-color="font-color"/>
    </style:style>
    <style:style style:name="T74_11" style:family="text"/>
    <style:style style:name="T74_12" style:family="text">
      <style:text-properties fo:color="#1155cc" fo:font-size="8pt" style:font-size-asian="8pt" style:font-size-complex="8pt" style:text-underline-style="solid" style:text-underline-color="font-color"/>
    </style:style>
    <style:style style:name="T74_13" style:family="text"/>
    <style:style style:name="T74_14" style:family="text">
      <style:text-properties fo:color="#1155cc" fo:font-size="8pt" style:font-size-asian="8pt" style:font-size-complex="8pt" style:text-underline-style="solid" style:text-underline-color="font-color"/>
    </style:style>
    <style:style style:name="T74_15" style:family="text"/>
    <style:style style:name="T74_16" style:family="text">
      <style:text-properties fo:color="#1155cc" fo:font-size="8pt" style:font-size-asian="8pt" style:font-size-complex="8pt" style:text-underline-style="solid" style:text-underline-color="font-color"/>
    </style:style>
    <style:style style:name="T74_17" style:family="text"/>
    <style:style style:name="T74_18" style:family="text">
      <style:text-properties fo:color="#1155cc" fo:font-size="8pt" style:font-size-asian="8pt" style:font-size-complex="8pt" style:text-underline-style="solid" style:text-underline-color="font-color"/>
    </style:style>
    <style:style style:name="T74_19" style:family="text"/>
    <style:style style:name="T74_20" style:family="text">
      <style:text-properties fo:color="#1155cc" fo:font-size="8pt" style:font-size-asian="8pt" style:font-size-complex="8pt" style:text-underline-style="solid" style:text-underline-color="font-color"/>
    </style:style>
    <style:style style:name="T74_21" style:family="text"/>
    <style:style style:name="T74_22" style:family="text">
      <style:text-properties fo:color="#1155cc" fo:font-size="8pt" style:font-size-asian="8pt" style:font-size-complex="8pt" style:text-underline-style="solid" style:text-underline-color="font-color"/>
    </style:style>
    <style:style style:name="T74_23" style:family="text"/>
    <style:style style:name="T74_24" style:family="text">
      <style:text-properties fo:color="#1155cc" fo:font-size="8pt" style:font-size-asian="8pt" style:font-size-complex="8pt" style:text-underline-style="solid" style:text-underline-color="font-color"/>
    </style:style>
    <style:style style:name="T74_25" style:family="text"/>
    <style:style style:name="T74_26" style:family="text">
      <style:text-properties fo:color="#1155cc" fo:font-size="8pt" style:font-size-asian="8pt" style:font-size-complex="8pt" style:text-underline-style="solid" style:text-underline-color="font-color"/>
    </style:style>
    <style:style style:name="T74_27" style:family="text"/>
    <style:style style:name="T74_28" style:family="text">
      <style:text-properties fo:color="#1155cc" fo:font-size="8pt" style:font-size-asian="8pt" style:font-size-complex="8pt" style:text-underline-style="solid" style:text-underline-color="font-color"/>
    </style:style>
    <style:style style:name="T74_29" style:family="text"/>
    <style:style style:name="T74_30" style:family="text">
      <style:text-properties fo:color="#1155cc" fo:font-size="8pt" style:font-size-asian="8pt" style:font-size-complex="8pt" style:text-underline-style="solid" style:text-underline-color="font-color"/>
    </style:style>
    <style:style style:name="T74_31" style:family="text"/>
    <style:style style:name="T74_32" style:family="text">
      <style:text-properties fo:color="#1155cc" fo:font-size="8pt" style:font-size-asian="8pt" style:font-size-complex="8pt" style:text-underline-style="solid" style:text-underline-color="font-color"/>
    </style:style>
    <style:style style:name="T74_33" style:family="text"/>
    <style:style style:name="T74_34" style:family="text">
      <style:text-properties fo:color="#1155cc" fo:font-size="8pt" style:font-size-asian="8pt" style:font-size-complex="8pt" style:text-underline-style="solid" style:text-underline-color="font-color"/>
    </style:style>
    <style:style style:name="T74_35" style:family="text"/>
    <style:style style:name="T74_36" style:family="text">
      <style:text-properties fo:color="#1155cc" fo:font-size="8pt" style:font-size-asian="8pt" style:font-size-complex="8pt" style:text-underline-style="solid" style:text-underline-color="font-color"/>
    </style:style>
    <style:style style:name="T74_37" style:family="text"/>
    <style:style style:name="T74_38" style:family="text">
      <style:text-properties fo:color="#1155cc" fo:font-size="8pt" style:font-size-asian="8pt" style:font-size-complex="8pt" style:text-underline-style="solid" style:text-underline-color="font-color"/>
    </style:style>
    <style:style style:name="T74_39" style:family="text"/>
    <style:style style:name="T74_40" style:family="text">
      <style:text-properties fo:color="#1155cc" fo:font-size="8pt" style:font-size-asian="8pt" style:font-size-complex="8pt" style:text-underline-style="solid" style:text-underline-color="font-color"/>
    </style:style>
    <style:style style:name="T74_41" style:family="text"/>
    <style:style style:name="T74_42" style:family="text">
      <style:text-properties fo:color="#1155cc" fo:font-size="8pt" style:font-size-asian="8pt" style:font-size-complex="8pt" style:text-underline-style="solid" style:text-underline-color="font-color"/>
    </style:style>
    <style:style style:name="T74_43" style:family="text"/>
    <style:style style:name="T74_44" style:family="text">
      <style:text-properties fo:color="#1155cc" fo:font-size="8pt" style:font-size-asian="8pt" style:font-size-complex="8pt" style:text-underline-style="solid" style:text-underline-color="font-color"/>
    </style:style>
    <style:style style:name="T74_45" style:family="text"/>
    <style:style style:name="T74_46" style:family="text">
      <style:text-properties fo:color="#1155cc" fo:font-size="8pt" style:font-size-asian="8pt" style:font-size-complex="8pt" style:text-underline-style="solid" style:text-underline-color="font-color"/>
    </style:style>
    <style:style style:name="T74_47" style:family="text"/>
    <style:style style:name="T74_48" style:family="text">
      <style:text-properties fo:color="#1155cc" fo:font-size="8pt" style:font-size-asian="8pt" style:font-size-complex="8pt" style:text-underline-style="solid" style:text-underline-color="font-color"/>
    </style:style>
    <style:style style:name="T74_49" style:family="text"/>
    <style:style style:name="T74_50" style:family="text">
      <style:text-properties fo:color="#1155cc" fo:font-size="8pt" style:font-size-asian="8pt" style:font-size-complex="8pt" style:text-underline-style="solid" style:text-underline-color="font-color"/>
    </style:style>
    <style:style style:name="T74_51" style:family="text"/>
    <style:style style:name="T74_52" style:family="text">
      <style:text-properties fo:color="#1155cc" fo:font-size="8pt" style:font-size-asian="8pt" style:font-size-complex="8pt" style:text-underline-style="solid" style:text-underline-color="font-color"/>
    </style:style>
    <style:style style:name="T74_53" style:family="text"/>
    <style:style style:name="T74_54" style:family="text">
      <style:text-properties fo:color="#1155cc" fo:font-size="8pt" style:font-size-asian="8pt" style:font-size-complex="8pt" style:text-underline-style="solid" style:text-underline-color="font-color"/>
    </style:style>
    <style:style style:name="T74_55" style:family="text"/>
    <style:style style:name="T74_56" style:family="text">
      <style:text-properties fo:color="#1155cc" fo:font-size="8pt" style:font-size-asian="8pt" style:font-size-complex="8pt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8pt" style:font-size-asian="8pt" style:font-size-complex="8pt"/>
    </style:style>
    <style:style style:name="T76_2" style:family="text">
      <style:text-properties fo:font-size="8pt" style:font-size-asian="8pt" style:font-size-complex="8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color="#1155cc" fo:font-size="8pt" style:font-size-asian="8pt" style:font-size-complex="8pt" style:text-underline-style="solid" style:text-underline-color="font-color"/>
    </style:style>
    <style:style style:name="T77_3" style:family="text"/>
    <style:style style:name="T77_4" style:family="text">
      <style:text-properties fo:color="#1155cc" fo:font-size="8pt" style:font-size-asian="8pt" style:font-size-complex="8pt" style:text-underline-style="solid" style:text-underline-color="font-color"/>
    </style:style>
    <style:style style:name="T77_5" style:family="text"/>
    <style:style style:name="T77_6" style:family="text">
      <style:text-properties fo:color="#1155cc" fo:font-size="8pt" style:font-size-asian="8pt" style:font-size-complex="8pt" style:text-underline-style="solid" style:text-underline-color="font-color"/>
    </style:style>
    <style:style style:name="T77_7" style:family="text"/>
    <style:style style:name="T77_8" style:family="text">
      <style:text-properties fo:color="#1155cc" fo:font-size="8pt" style:font-size-asian="8pt" style:font-size-complex="8pt" style:text-underline-style="solid" style:text-underline-color="font-color"/>
    </style:style>
    <style:style style:name="T77_9" style:family="text"/>
    <style:style style:name="T77_10" style:family="text">
      <style:text-properties fo:color="#1155cc" fo:font-size="8pt" style:font-size-asian="8pt" style:font-size-complex="8pt" style:text-underline-style="solid" style:text-underline-color="font-color"/>
    </style:style>
    <style:style style:name="T77_11" style:family="text"/>
    <style:style style:name="T77_12" style:family="text">
      <style:text-properties fo:color="#1155cc" fo:font-size="8pt" style:font-size-asian="8pt" style:font-size-complex="8pt" style:text-underline-style="solid" style:text-underline-color="font-color"/>
    </style:style>
    <style:style style:name="T77_13" style:family="text"/>
    <style:style style:name="T77_14" style:family="text">
      <style:text-properties fo:color="#1155cc" fo:font-size="8pt" style:font-size-asian="8pt" style:font-size-complex="8pt" style:text-underline-style="solid" style:text-underline-color="font-color"/>
    </style:style>
    <style:style style:name="T77_15" style:family="text"/>
    <style:style style:name="T77_16" style:family="text">
      <style:text-properties fo:color="#1155cc" fo:font-size="8pt" style:font-size-asian="8pt" style:font-size-complex="8pt" style:text-underline-style="solid" style:text-underline-color="font-color"/>
    </style:style>
    <style:style style:name="T77_17" style:family="text"/>
    <style:style style:name="T77_18" style:family="text">
      <style:text-properties fo:color="#1155cc" fo:font-size="8pt" style:font-size-asian="8pt" style:font-size-complex="8pt" style:text-underline-style="solid" style:text-underline-color="font-color"/>
    </style:style>
    <style:style style:name="T77_19" style:family="text"/>
    <style:style style:name="T77_20" style:family="text">
      <style:text-properties fo:color="#1155cc" fo:font-size="8pt" style:font-size-asian="8pt" style:font-size-complex="8pt" style:text-underline-style="solid" style:text-underline-color="font-color"/>
    </style:style>
    <style:style style:name="T77_21" style:family="text"/>
    <style:style style:name="T77_22" style:family="text">
      <style:text-properties fo:color="#1155cc" fo:font-size="8pt" style:font-size-asian="8pt" style:font-size-complex="8pt" style:text-underline-style="solid" style:text-underline-color="font-color"/>
    </style:style>
    <style:style style:name="T77_23" style:family="text"/>
    <style:style style:name="T77_24" style:family="text">
      <style:text-properties fo:color="#1155cc" fo:font-size="8pt" style:font-size-asian="8pt" style:font-size-complex="8pt" style:text-underline-style="solid" style:text-underline-color="font-color"/>
    </style:style>
    <style:style style:name="T77_25" style:family="text"/>
    <style:style style:name="T77_26" style:family="text">
      <style:text-properties fo:color="#1155cc" fo:font-size="8pt" style:font-size-asian="8pt" style:font-size-complex="8pt" style:text-underline-style="solid" style:text-underline-color="font-color"/>
    </style:style>
    <style:style style:name="T77_27" style:family="text"/>
    <style:style style:name="T77_28" style:family="text">
      <style:text-properties fo:color="#1155cc" fo:font-size="8pt" style:font-size-asian="8pt" style:font-size-complex="8pt" style:text-underline-style="solid" style:text-underline-color="font-color"/>
    </style:style>
    <style:style style:name="T77_29" style:family="text"/>
    <style:style style:name="T77_30" style:family="text">
      <style:text-properties fo:color="#1155cc" fo:font-size="8pt" style:font-size-asian="8pt" style:font-size-complex="8pt" style:text-underline-style="solid" style:text-underline-color="font-color"/>
    </style:style>
    <style:style style:name="T77_31" style:family="text"/>
    <style:style style:name="T77_32" style:family="text">
      <style:text-properties fo:color="#1155cc" fo:font-size="8pt" style:font-size-asian="8pt" style:font-size-complex="8pt" style:text-underline-style="solid" style:text-underline-color="font-color"/>
    </style:style>
    <style:style style:name="T77_33" style:family="text"/>
    <style:style style:name="T77_34" style:family="text">
      <style:text-properties fo:color="#1155cc" fo:font-size="8pt" style:font-size-asian="8pt" style:font-size-complex="8pt" style:text-underline-style="solid" style:text-underline-color="font-color"/>
    </style:style>
    <style:style style:name="T77_35" style:family="text"/>
    <style:style style:name="T77_36" style:family="text">
      <style:text-properties fo:color="#1155cc" fo:font-size="8pt" style:font-size-asian="8pt" style:font-size-complex="8pt" style:text-underline-style="solid" style:text-underline-color="font-color"/>
    </style:style>
    <style:style style:name="T77_37" style:family="text"/>
    <style:style style:name="T77_38" style:family="text">
      <style:text-properties fo:color="#1155cc" fo:font-size="8pt" style:font-size-asian="8pt" style:font-size-complex="8pt" style:text-underline-style="solid" style:text-underline-color="font-color"/>
    </style:style>
    <style:style style:name="T77_39" style:family="text"/>
    <style:style style:name="T77_40" style:family="text">
      <style:text-properties fo:color="#1155cc" fo:font-size="8pt" style:font-size-asian="8pt" style:font-size-complex="8pt" style:text-underline-style="solid" style:text-underline-color="font-color"/>
    </style:style>
    <style:style style:name="T77_41" style:family="text"/>
    <style:style style:name="T77_42" style:family="text">
      <style:text-properties fo:color="#1155cc" fo:font-size="8pt" style:font-size-asian="8pt" style:font-size-complex="8pt" style:text-underline-style="solid" style:text-underline-color="font-color"/>
    </style:style>
    <style:style style:name="T77_43" style:family="text"/>
    <style:style style:name="T77_44" style:family="text">
      <style:text-properties fo:color="#1155cc" fo:font-size="8pt" style:font-size-asian="8pt" style:font-size-complex="8pt" style:text-underline-style="solid" style:text-underline-color="font-color"/>
    </style:style>
    <style:style style:name="T77_45" style:family="text"/>
    <style:style style:name="T77_46" style:family="text">
      <style:text-properties fo:color="#1155cc" fo:font-size="8pt" style:font-size-asian="8pt" style:font-size-complex="8pt" style:text-underline-style="solid" style:text-underline-color="font-color"/>
    </style:style>
    <style:style style:name="T77_47" style:family="text"/>
    <style:style style:name="T77_48" style:family="text">
      <style:text-properties fo:color="#1155cc" fo:font-size="8pt" style:font-size-asian="8pt" style:font-size-complex="8pt" style:text-underline-style="solid" style:text-underline-color="font-color"/>
    </style:style>
    <style:style style:name="T77_49" style:family="text"/>
    <style:style style:name="T77_50" style:family="text">
      <style:text-properties fo:color="#1155cc" fo:font-size="8pt" style:font-size-asian="8pt" style:font-size-complex="8pt" style:text-underline-style="solid" style:text-underline-color="font-color"/>
    </style:style>
    <style:style style:name="T77_51" style:family="text"/>
    <style:style style:name="T77_52" style:family="text">
      <style:text-properties fo:color="#1155cc" fo:font-size="8pt" style:font-size-asian="8pt" style:font-size-complex="8pt" style:text-underline-style="solid" style:text-underline-color="font-color"/>
    </style:style>
    <style:style style:name="T77_53" style:family="text"/>
    <style:style style:name="T77_54" style:family="text">
      <style:text-properties fo:color="#1155cc" fo:font-size="8pt" style:font-size-asian="8pt" style:font-size-complex="8pt" style:text-underline-style="solid" style:text-underline-color="font-color"/>
    </style:style>
    <style:style style:name="T77_55" style:family="text"/>
    <style:style style:name="T77_56" style:family="text">
      <style:text-properties fo:color="#1155cc" fo:font-size="8pt" style:font-size-asian="8pt" style:font-size-complex="8pt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8pt" style:font-size-asian="8pt" style:font-size-complex="8pt"/>
    </style:style>
    <style:style style:name="T79_2" style:family="text">
      <style:text-properties fo:font-size="8pt" style:font-size-asian="8pt" style:font-size-complex="8pt"/>
    </style:style>
    <style:style style:name="T79_3" style:family="text">
      <style:text-properties fo:font-size="8pt" style:font-size-asian="8pt" style:font-size-complex="8pt"/>
    </style:style>
    <style:style style:name="T79_4" style:family="text">
      <style:text-properties fo:font-size="8pt" style:font-size-asian="8pt" style:font-size-complex="8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>
      <style:text-properties fo:color="#1155cc" fo:font-size="8pt" style:font-size-asian="8pt" style:font-size-complex="8pt" style:text-underline-style="solid" style:text-underline-color="font-color"/>
    </style:style>
    <style:style style:name="T80_3" style:family="text"/>
    <style:style style:name="T80_4" style:family="text">
      <style:text-properties fo:color="#1155cc" fo:font-size="8pt" style:font-size-asian="8pt" style:font-size-complex="8pt" style:text-underline-style="solid" style:text-underline-color="font-color"/>
    </style:style>
    <style:style style:name="T80_5" style:family="text"/>
    <style:style style:name="T80_6" style:family="text">
      <style:text-properties fo:color="#1155cc" fo:font-size="8pt" style:font-size-asian="8pt" style:font-size-complex="8pt" style:text-underline-style="solid" style:text-underline-color="font-color"/>
    </style:style>
    <style:style style:name="T80_7" style:family="text"/>
    <style:style style:name="T80_8" style:family="text">
      <style:text-properties fo:color="#1155cc" fo:font-size="8pt" style:font-size-asian="8pt" style:font-size-complex="8pt" style:text-underline-style="solid" style:text-underline-color="font-color"/>
    </style:style>
    <style:style style:name="T80_9" style:family="text"/>
    <style:style style:name="T80_10" style:family="text">
      <style:text-properties fo:color="#1155cc" fo:font-size="8pt" style:font-size-asian="8pt" style:font-size-complex="8pt" style:text-underline-style="solid" style:text-underline-color="font-color"/>
    </style:style>
    <style:style style:name="T80_11" style:family="text"/>
    <style:style style:name="T80_12" style:family="text">
      <style:text-properties fo:color="#1155cc" fo:font-size="8pt" style:font-size-asian="8pt" style:font-size-complex="8pt" style:text-underline-style="solid" style:text-underline-color="font-color"/>
    </style:style>
    <style:style style:name="T80_13" style:family="text"/>
    <style:style style:name="T80_14" style:family="text">
      <style:text-properties fo:color="#1155cc" fo:font-size="8pt" style:font-size-asian="8pt" style:font-size-complex="8pt" style:text-underline-style="solid" style:text-underline-color="font-color"/>
    </style:style>
    <style:style style:name="T80_15" style:family="text"/>
    <style:style style:name="T80_16" style:family="text">
      <style:text-properties fo:color="#1155cc" fo:font-size="8pt" style:font-size-asian="8pt" style:font-size-complex="8pt" style:text-underline-style="solid" style:text-underline-color="font-color"/>
    </style:style>
    <style:style style:name="T80_17" style:family="text"/>
    <style:style style:name="T80_18" style:family="text">
      <style:text-properties fo:color="#1155cc" fo:font-size="8pt" style:font-size-asian="8pt" style:font-size-complex="8pt" style:text-underline-style="solid" style:text-underline-color="font-color"/>
    </style:style>
    <style:style style:name="T80_19" style:family="text"/>
    <style:style style:name="T80_20" style:family="text">
      <style:text-properties fo:color="#1155cc" fo:font-size="8pt" style:font-size-asian="8pt" style:font-size-complex="8pt" style:text-underline-style="solid" style:text-underline-color="font-color"/>
    </style:style>
    <style:style style:name="T80_21" style:family="text"/>
    <style:style style:name="T80_22" style:family="text">
      <style:text-properties fo:color="#1155cc" fo:font-size="8pt" style:font-size-asian="8pt" style:font-size-complex="8pt" style:text-underline-style="solid" style:text-underline-color="font-color"/>
    </style:style>
    <style:style style:name="T80_23" style:family="text"/>
    <style:style style:name="T80_24" style:family="text">
      <style:text-properties fo:color="#1155cc" fo:font-size="8pt" style:font-size-asian="8pt" style:font-size-complex="8pt" style:text-underline-style="solid" style:text-underline-color="font-color"/>
    </style:style>
    <style:style style:name="T80_25" style:family="text"/>
    <style:style style:name="T80_26" style:family="text">
      <style:text-properties fo:color="#1155cc" fo:font-size="8pt" style:font-size-asian="8pt" style:font-size-complex="8pt" style:text-underline-style="solid" style:text-underline-color="font-color"/>
    </style:style>
    <style:style style:name="T80_27" style:family="text"/>
    <style:style style:name="T80_28" style:family="text">
      <style:text-properties fo:color="#1155cc" fo:font-size="8pt" style:font-size-asian="8pt" style:font-size-complex="8pt" style:text-underline-style="solid" style:text-underline-color="font-color"/>
    </style:style>
    <style:style style:name="T80_29" style:family="text"/>
    <style:style style:name="T80_30" style:family="text">
      <style:text-properties fo:color="#1155cc" fo:font-size="8pt" style:font-size-asian="8pt" style:font-size-complex="8pt" style:text-underline-style="solid" style:text-underline-color="font-color"/>
    </style:style>
    <style:style style:name="T80_31" style:family="text"/>
    <style:style style:name="T80_32" style:family="text">
      <style:text-properties fo:color="#1155cc" fo:font-size="8pt" style:font-size-asian="8pt" style:font-size-complex="8pt" style:text-underline-style="solid" style:text-underline-color="font-color"/>
    </style:style>
    <style:style style:name="T80_33" style:family="text"/>
    <style:style style:name="T80_34" style:family="text">
      <style:text-properties fo:color="#1155cc" fo:font-size="8pt" style:font-size-asian="8pt" style:font-size-complex="8pt" style:text-underline-style="solid" style:text-underline-color="font-color"/>
    </style:style>
    <style:style style:name="T80_35" style:family="text"/>
    <style:style style:name="T80_36" style:family="text">
      <style:text-properties fo:color="#1155cc" fo:font-size="8pt" style:font-size-asian="8pt" style:font-size-complex="8pt" style:text-underline-style="solid" style:text-underline-color="font-color"/>
    </style:style>
    <style:style style:name="T80_37" style:family="text"/>
    <style:style style:name="T80_38" style:family="text">
      <style:text-properties fo:color="#1155cc" fo:font-size="8pt" style:font-size-asian="8pt" style:font-size-complex="8pt" style:text-underline-style="solid" style:text-underline-color="font-color"/>
    </style:style>
    <style:style style:name="T80_39" style:family="text"/>
    <style:style style:name="T80_40" style:family="text">
      <style:text-properties fo:color="#1155cc" fo:font-size="8pt" style:font-size-asian="8pt" style:font-size-complex="8pt" style:text-underline-style="solid" style:text-underline-color="font-color"/>
    </style:style>
    <style:style style:name="T80_41" style:family="text"/>
    <style:style style:name="T80_42" style:family="text">
      <style:text-properties fo:color="#1155cc" fo:font-size="8pt" style:font-size-asian="8pt" style:font-size-complex="8pt" style:text-underline-style="solid" style:text-underline-color="font-color"/>
    </style:style>
    <style:style style:name="T80_43" style:family="text"/>
    <style:style style:name="T80_44" style:family="text">
      <style:text-properties fo:color="#1155cc" fo:font-size="8pt" style:font-size-asian="8pt" style:font-size-complex="8pt" style:text-underline-style="solid" style:text-underline-color="font-color"/>
    </style:style>
    <style:style style:name="T80_45" style:family="text"/>
    <style:style style:name="T80_46" style:family="text">
      <style:text-properties fo:color="#1155cc" fo:font-size="8pt" style:font-size-asian="8pt" style:font-size-complex="8pt" style:text-underline-style="solid" style:text-underline-color="font-color"/>
    </style:style>
    <style:style style:name="T80_47" style:family="text"/>
    <style:style style:name="T80_48" style:family="text">
      <style:text-properties fo:color="#1155cc" fo:font-size="8pt" style:font-size-asian="8pt" style:font-size-complex="8pt" style:text-underline-style="solid" style:text-underline-color="font-color"/>
    </style:style>
    <style:style style:name="T80_49" style:family="text"/>
    <style:style style:name="T80_50" style:family="text">
      <style:text-properties fo:color="#1155cc" fo:font-size="8pt" style:font-size-asian="8pt" style:font-size-complex="8pt" style:text-underline-style="solid" style:text-underline-color="font-color"/>
    </style:style>
    <style:style style:name="T80_51" style:family="text"/>
    <style:style style:name="T80_52" style:family="text">
      <style:text-properties fo:color="#1155cc" fo:font-size="8pt" style:font-size-asian="8pt" style:font-size-complex="8pt" style:text-underline-style="solid" style:text-underline-color="font-color"/>
    </style:style>
    <style:style style:name="T80_53" style:family="text"/>
    <style:style style:name="T80_54" style:family="text">
      <style:text-properties fo:color="#1155cc" fo:font-size="8pt" style:font-size-asian="8pt" style:font-size-complex="8pt" style:text-underline-style="solid" style:text-underline-color="font-color"/>
    </style:style>
    <style:style style:name="T80_55" style:family="text"/>
    <style:style style:name="T80_56" style:family="text">
      <style:text-properties fo:color="#1155cc" fo:font-size="8pt" style:font-size-asian="8pt" style:font-size-complex="8pt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font-size="8pt" style:font-size-asian="8pt" style:font-size-complex="8pt"/>
    </style:style>
    <style:style style:name="T82_2" style:family="text">
      <style:text-properties fo:background-color="#ffffff" fo:font-size="8pt" style:font-size-asian="8pt" style:font-size-complex="8pt"/>
    </style:style>
    <style:style style:name="T82_3" style:family="text">
      <style:text-properties fo:background-color="#ffffff" fo:font-size="8pt" style:font-size-asian="8pt" style:font-size-complex="8pt"/>
    </style:style>
    <style:style style:name="T82_4" style:family="text">
      <style:text-properties fo:background-color="#ffffff" fo:font-size="8pt" style:font-size-asian="8pt" style:font-size-complex="8pt"/>
    </style:style>
    <style:style style:name="T82_5" style:family="text">
      <style:text-properties fo:background-color="#ffffff" fo:font-size="8pt" style:font-size-asian="8pt" style:font-size-complex="8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3" style:family="text"/>
    <style:style style:name="T83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5" style:family="text"/>
    <style:style style:name="T83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7" style:family="text"/>
    <style:style style:name="T83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9" style:family="text"/>
    <style:style style:name="T83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11" style:family="text"/>
    <style:style style:name="T83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13" style:family="text"/>
    <style:style style:name="T83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15" style:family="text"/>
    <style:style style:name="T83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17" style:family="text"/>
    <style:style style:name="T83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19" style:family="text"/>
    <style:style style:name="T83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21" style:family="text"/>
    <style:style style:name="T83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23" style:family="text"/>
    <style:style style:name="T83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25" style:family="text"/>
    <style:style style:name="T83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27" style:family="text"/>
    <style:style style:name="T83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29" style:family="text"/>
    <style:style style:name="T83_3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31" style:family="text"/>
    <style:style style:name="T83_3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33" style:family="text"/>
    <style:style style:name="T83_3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35" style:family="text"/>
    <style:style style:name="T83_3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37" style:family="text"/>
    <style:style style:name="T83_3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39" style:family="text"/>
    <style:style style:name="T83_4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41" style:family="text"/>
    <style:style style:name="T83_4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43" style:family="text"/>
    <style:style style:name="T83_4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45" style:family="text"/>
    <style:style style:name="T83_4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47" style:family="text"/>
    <style:style style:name="T83_4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49" style:family="text"/>
    <style:style style:name="T83_5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51" style:family="text"/>
    <style:style style:name="T83_5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53" style:family="text"/>
    <style:style style:name="T83_5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3_55" style:family="text"/>
    <style:style style:name="T83_5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85" style:family="paragraph" style:parent-style-name="Standard">
      <style:paragraph-properties fo:break-before="auto" fo:text-indent="1.27cm" fo:line-height="115%" style:writing-mode="lr-tb"/>
    </style:style>
    <style:style style:name="T85_1" style:family="text"/>
    <style:style style:name="T85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3" style:family="text"/>
    <style:style style:name="T85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5" style:family="text"/>
    <style:style style:name="T85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7" style:family="text"/>
    <style:style style:name="T85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9" style:family="text"/>
    <style:style style:name="T85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11" style:family="text"/>
    <style:style style:name="T85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13" style:family="text"/>
    <style:style style:name="T85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15" style:family="text"/>
    <style:style style:name="T85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17" style:family="text"/>
    <style:style style:name="T85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19" style:family="text"/>
    <style:style style:name="T85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21" style:family="text"/>
    <style:style style:name="T85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23" style:family="text"/>
    <style:style style:name="T85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25" style:family="text"/>
    <style:style style:name="T85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27" style:family="text"/>
    <style:style style:name="T85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29" style:family="text"/>
    <style:style style:name="T85_3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31" style:family="text"/>
    <style:style style:name="T85_3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33" style:family="text"/>
    <style:style style:name="T85_3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35" style:family="text"/>
    <style:style style:name="T85_3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5_37" style:family="text"/>
    <style:style style:name="T85_3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/>
    <style:style style:name="T86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3" style:family="text"/>
    <style:style style:name="T86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5" style:family="text"/>
    <style:style style:name="T86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7" style:family="text"/>
    <style:style style:name="T86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9" style:family="text"/>
    <style:style style:name="T86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11" style:family="text"/>
    <style:style style:name="T86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13" style:family="text"/>
    <style:style style:name="T86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15" style:family="text"/>
    <style:style style:name="T86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17" style:family="text"/>
    <style:style style:name="T86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19" style:family="text"/>
    <style:style style:name="T86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21" style:family="text"/>
    <style:style style:name="T86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23" style:family="text"/>
    <style:style style:name="T86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25" style:family="text"/>
    <style:style style:name="T86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6_27" style:family="text">
      <style:text-properties fo:background-color="#ffffff" fo:font-size="8pt" style:font-size-asian="8pt" style:font-size-complex="8pt"/>
    </style:style>
    <style:style style:name="P87" style:family="paragraph" style:parent-style-name="Standard">
      <style:paragraph-properties fo:break-before="auto" fo:text-indent="1.27cm" fo:line-height="115%" style:writing-mode="lr-tb"/>
      <style:text-properties fo:background-color="#ffffff" fo:font-size="8pt" style:font-size-asian="8pt" style:font-size-complex="8pt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 fo:font-size="8pt" style:font-size-asian="8pt" style:font-size-complex="8pt"/>
    </style:style>
    <style:style style:name="T88_2" style:family="text">
      <style:text-properties fo:background-color="#ffffff" fo:font-size="8pt" style:font-size-asian="8pt" style:font-size-complex="8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3" style:family="text"/>
    <style:style style:name="T89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5" style:family="text"/>
    <style:style style:name="T89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7" style:family="text"/>
    <style:style style:name="T89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9" style:family="text"/>
    <style:style style:name="T89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11" style:family="text"/>
    <style:style style:name="T89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13" style:family="text"/>
    <style:style style:name="T89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15" style:family="text"/>
    <style:style style:name="T89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17" style:family="text"/>
    <style:style style:name="T89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19" style:family="text"/>
    <style:style style:name="T89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21" style:family="text"/>
    <style:style style:name="T89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23" style:family="text"/>
    <style:style style:name="T89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25" style:family="text"/>
    <style:style style:name="T89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27" style:family="text"/>
    <style:style style:name="T89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29" style:family="text"/>
    <style:style style:name="T89_3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31" style:family="text"/>
    <style:style style:name="T89_3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33" style:family="text"/>
    <style:style style:name="T89_3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35" style:family="text"/>
    <style:style style:name="T89_3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37" style:family="text"/>
    <style:style style:name="T89_3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39" style:family="text"/>
    <style:style style:name="T89_4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41" style:family="text"/>
    <style:style style:name="T89_4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43" style:family="text"/>
    <style:style style:name="T89_4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45" style:family="text"/>
    <style:style style:name="T89_4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47" style:family="text"/>
    <style:style style:name="T89_4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49" style:family="text"/>
    <style:style style:name="T89_5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51" style:family="text"/>
    <style:style style:name="T89_5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53" style:family="text"/>
    <style:style style:name="T89_5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89_55" style:family="text"/>
    <style:style style:name="T89_5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font-size="8pt" style:font-size-asian="8pt" style:font-size-complex="8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background-color="#ffffff" fo:font-size="8pt" style:font-size-asian="8pt" style:font-size-complex="8pt"/>
    </style:style>
    <style:style style:name="T91_2" style:family="text">
      <style:text-properties fo:background-color="#ffffff" fo:font-size="8pt" style:font-size-asian="8pt" style:font-size-complex="8pt"/>
    </style:style>
    <style:style style:name="T91_3" style:family="text">
      <style:text-properties fo:background-color="#ffffff" fo:font-size="8pt" style:font-size-asian="8pt" style:font-size-complex="8pt"/>
    </style:style>
    <style:style style:name="T91_4" style:family="text">
      <style:text-properties fo:background-color="#ffffff" fo:font-size="8pt" style:font-size-asian="8pt" style:font-size-complex="8pt"/>
    </style:style>
    <style:style style:name="T91_5" style:family="text">
      <style:text-properties fo:background-color="#ffffff" fo:font-size="8pt" style:font-size-asian="8pt" style:font-size-complex="8pt"/>
    </style:style>
    <style:style style:name="T91_6" style:family="text">
      <style:text-properties fo:background-color="#ffffff" fo:font-size="8pt" style:font-size-asian="8pt" style:font-size-complex="8pt"/>
    </style:style>
    <style:style style:name="T91_7" style:family="text">
      <style:text-properties fo:background-color="#ffffff" fo:font-size="8pt" style:font-size-asian="8pt" style:font-size-complex="8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3" style:family="text"/>
    <style:style style:name="T92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5" style:family="text"/>
    <style:style style:name="T92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7" style:family="text"/>
    <style:style style:name="T92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9" style:family="text"/>
    <style:style style:name="T92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11" style:family="text"/>
    <style:style style:name="T92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13" style:family="text"/>
    <style:style style:name="T92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15" style:family="text"/>
    <style:style style:name="T92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17" style:family="text"/>
    <style:style style:name="T92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19" style:family="text"/>
    <style:style style:name="T92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21" style:family="text"/>
    <style:style style:name="T92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23" style:family="text"/>
    <style:style style:name="T92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25" style:family="text"/>
    <style:style style:name="T92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27" style:family="text"/>
    <style:style style:name="T92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29" style:family="text"/>
    <style:style style:name="T92_3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31" style:family="text"/>
    <style:style style:name="T92_3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33" style:family="text"/>
    <style:style style:name="T92_3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35" style:family="text"/>
    <style:style style:name="T92_3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37" style:family="text"/>
    <style:style style:name="T92_3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39" style:family="text"/>
    <style:style style:name="T92_4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41" style:family="text"/>
    <style:style style:name="T92_4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43" style:family="text"/>
    <style:style style:name="T92_4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45" style:family="text"/>
    <style:style style:name="T92_4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47" style:family="text"/>
    <style:style style:name="T92_4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49" style:family="text"/>
    <style:style style:name="T92_5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51" style:family="text"/>
    <style:style style:name="T92_5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53" style:family="text"/>
    <style:style style:name="T92_5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92_55" style:family="text"/>
    <style:style style:name="T92_5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8pt" style:font-size-asian="8pt" style:font-size-complex="8pt"/>
    </style:style>
    <style:style style:name="T94_2" style:family="text">
      <style:text-properties fo:font-size="8pt" style:font-size-asian="8pt" style:font-size-complex="8pt"/>
    </style:style>
    <style:style style:name="T94_3" style:family="text">
      <style:text-properties fo:font-size="8pt" style:font-size-asian="8pt" style:font-size-complex="8pt"/>
    </style:style>
    <style:style style:name="T94_4" style:family="text">
      <style:text-properties fo:font-size="8pt" style:font-size-asian="8pt" style:font-size-complex="8pt"/>
    </style:style>
    <style:style style:name="T94_5" style:family="text">
      <style:text-properties fo:font-size="8pt" style:font-size-asian="8pt" style:font-size-complex="8pt"/>
    </style:style>
    <style:style style:name="T94_6" style:family="text">
      <style:text-properties fo:font-size="8pt" style:font-size-asian="8pt" style:font-size-complex="8pt"/>
    </style:style>
    <style:style style:name="T94_7" style:family="text">
      <style:text-properties fo:font-size="8pt" style:font-size-asian="8pt" style:font-size-complex="8pt"/>
    </style:style>
    <style:style style:name="T94_8" style:family="text">
      <style:text-properties fo:font-size="8pt" style:font-size-asian="8pt" style:font-size-complex="8pt"/>
    </style:style>
    <style:style style:name="T94_9" style:family="text">
      <style:text-properties fo:font-size="8pt" style:font-size-asian="8pt" style:font-size-complex="8pt"/>
    </style:style>
    <style:style style:name="T94_10" style:family="text">
      <style:text-properties fo:font-size="8pt" style:font-size-asian="8pt" style:font-size-complex="8pt"/>
    </style:style>
    <style:style style:name="T94_11" style:family="text">
      <style:text-properties fo:font-size="8pt" style:font-size-asian="8pt" style:font-size-complex="8pt"/>
    </style:style>
    <style:style style:name="T94_12" style:family="text">
      <style:text-properties fo:font-size="8pt" style:font-size-asian="8pt" style:font-size-complex="8pt"/>
    </style:style>
    <style:style style:name="T94_13" style:family="text">
      <style:text-properties fo:font-size="8pt" style:font-size-asian="8pt" style:font-size-complex="8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>
      <style:text-properties fo:color="#1155cc" fo:font-size="8pt" style:font-size-asian="8pt" style:font-size-complex="8pt" style:text-underline-style="solid" style:text-underline-color="font-color"/>
    </style:style>
    <style:style style:name="T95_3" style:family="text"/>
    <style:style style:name="T95_4" style:family="text">
      <style:text-properties fo:color="#1155cc" fo:font-size="8pt" style:font-size-asian="8pt" style:font-size-complex="8pt" style:text-underline-style="solid" style:text-underline-color="font-color"/>
    </style:style>
    <style:style style:name="T95_5" style:family="text"/>
    <style:style style:name="T95_6" style:family="text">
      <style:text-properties fo:color="#1155cc" fo:font-size="8pt" style:font-size-asian="8pt" style:font-size-complex="8pt" style:text-underline-style="solid" style:text-underline-color="font-color"/>
    </style:style>
    <style:style style:name="T95_7" style:family="text"/>
    <style:style style:name="T95_8" style:family="text">
      <style:text-properties fo:color="#1155cc" fo:font-size="8pt" style:font-size-asian="8pt" style:font-size-complex="8pt" style:text-underline-style="solid" style:text-underline-color="font-color"/>
    </style:style>
    <style:style style:name="T95_9" style:family="text"/>
    <style:style style:name="T95_10" style:family="text">
      <style:text-properties fo:color="#1155cc" fo:font-size="8pt" style:font-size-asian="8pt" style:font-size-complex="8pt" style:text-underline-style="solid" style:text-underline-color="font-color"/>
    </style:style>
    <style:style style:name="T95_11" style:family="text"/>
    <style:style style:name="T95_12" style:family="text">
      <style:text-properties fo:color="#1155cc" fo:font-size="8pt" style:font-size-asian="8pt" style:font-size-complex="8pt" style:text-underline-style="solid" style:text-underline-color="font-color"/>
    </style:style>
    <style:style style:name="T95_13" style:family="text"/>
    <style:style style:name="T95_14" style:family="text">
      <style:text-properties fo:color="#1155cc" fo:font-size="8pt" style:font-size-asian="8pt" style:font-size-complex="8pt" style:text-underline-style="solid" style:text-underline-color="font-color"/>
    </style:style>
    <style:style style:name="T95_15" style:family="text"/>
    <style:style style:name="T95_16" style:family="text">
      <style:text-properties fo:color="#1155cc" fo:font-size="8pt" style:font-size-asian="8pt" style:font-size-complex="8pt" style:text-underline-style="solid" style:text-underline-color="font-color"/>
    </style:style>
    <style:style style:name="T95_17" style:family="text"/>
    <style:style style:name="T95_18" style:family="text">
      <style:text-properties fo:color="#1155cc" fo:font-size="8pt" style:font-size-asian="8pt" style:font-size-complex="8pt" style:text-underline-style="solid" style:text-underline-color="font-color"/>
    </style:style>
    <style:style style:name="T95_19" style:family="text"/>
    <style:style style:name="T95_20" style:family="text">
      <style:text-properties fo:color="#1155cc" fo:font-size="8pt" style:font-size-asian="8pt" style:font-size-complex="8pt" style:text-underline-style="solid" style:text-underline-color="font-color"/>
    </style:style>
    <style:style style:name="T95_21" style:family="text"/>
    <style:style style:name="T95_22" style:family="text">
      <style:text-properties fo:color="#1155cc" fo:font-size="8pt" style:font-size-asian="8pt" style:font-size-complex="8pt" style:text-underline-style="solid" style:text-underline-color="font-color"/>
    </style:style>
    <style:style style:name="T95_23" style:family="text"/>
    <style:style style:name="T95_24" style:family="text">
      <style:text-properties fo:color="#1155cc" fo:font-size="8pt" style:font-size-asian="8pt" style:font-size-complex="8pt" style:text-underline-style="solid" style:text-underline-color="font-color"/>
    </style:style>
    <style:style style:name="T95_25" style:family="text"/>
    <style:style style:name="T95_26" style:family="text">
      <style:text-properties fo:color="#1155cc" fo:font-size="8pt" style:font-size-asian="8pt" style:font-size-complex="8pt" style:text-underline-style="solid" style:text-underline-color="font-color"/>
    </style:style>
    <style:style style:name="T95_27" style:family="text"/>
    <style:style style:name="T95_28" style:family="text">
      <style:text-properties fo:color="#1155cc" fo:font-size="8pt" style:font-size-asian="8pt" style:font-size-complex="8pt" style:text-underline-style="solid" style:text-underline-color="font-color"/>
    </style:style>
    <style:style style:name="T95_29" style:family="text"/>
    <style:style style:name="T95_30" style:family="text">
      <style:text-properties fo:color="#1155cc" fo:font-size="8pt" style:font-size-asian="8pt" style:font-size-complex="8pt" style:text-underline-style="solid" style:text-underline-color="font-color"/>
    </style:style>
    <style:style style:name="T95_31" style:family="text"/>
    <style:style style:name="T95_32" style:family="text">
      <style:text-properties fo:color="#1155cc" fo:font-size="8pt" style:font-size-asian="8pt" style:font-size-complex="8pt" style:text-underline-style="solid" style:text-underline-color="font-color"/>
    </style:style>
    <style:style style:name="T95_33" style:family="text"/>
    <style:style style:name="T95_34" style:family="text">
      <style:text-properties fo:color="#1155cc" fo:font-size="8pt" style:font-size-asian="8pt" style:font-size-complex="8pt" style:text-underline-style="solid" style:text-underline-color="font-color"/>
    </style:style>
    <style:style style:name="T95_35" style:family="text"/>
    <style:style style:name="T95_36" style:family="text">
      <style:text-properties fo:color="#1155cc" fo:font-size="8pt" style:font-size-asian="8pt" style:font-size-complex="8pt" style:text-underline-style="solid" style:text-underline-color="font-color"/>
    </style:style>
    <style:style style:name="T95_37" style:family="text"/>
    <style:style style:name="T95_38" style:family="text">
      <style:text-properties fo:color="#1155cc" fo:font-size="8pt" style:font-size-asian="8pt" style:font-size-complex="8pt" style:text-underline-style="solid" style:text-underline-color="font-color"/>
    </style:style>
    <style:style style:name="T95_39" style:family="text"/>
    <style:style style:name="T95_40" style:family="text">
      <style:text-properties fo:color="#1155cc" fo:font-size="8pt" style:font-size-asian="8pt" style:font-size-complex="8pt" style:text-underline-style="solid" style:text-underline-color="font-color"/>
    </style:style>
    <style:style style:name="T95_41" style:family="text"/>
    <style:style style:name="T95_42" style:family="text">
      <style:text-properties fo:color="#1155cc" fo:font-size="8pt" style:font-size-asian="8pt" style:font-size-complex="8pt" style:text-underline-style="solid" style:text-underline-color="font-color"/>
    </style:style>
    <style:style style:name="T95_43" style:family="text"/>
    <style:style style:name="T95_44" style:family="text">
      <style:text-properties fo:color="#1155cc" fo:font-size="8pt" style:font-size-asian="8pt" style:font-size-complex="8pt" style:text-underline-style="solid" style:text-underline-color="font-color"/>
    </style:style>
    <style:style style:name="T95_45" style:family="text"/>
    <style:style style:name="T95_46" style:family="text">
      <style:text-properties fo:color="#1155cc" fo:font-size="8pt" style:font-size-asian="8pt" style:font-size-complex="8pt" style:text-underline-style="solid" style:text-underline-color="font-color"/>
    </style:style>
    <style:style style:name="T95_47" style:family="text"/>
    <style:style style:name="T95_48" style:family="text">
      <style:text-properties fo:color="#1155cc" fo:font-size="8pt" style:font-size-asian="8pt" style:font-size-complex="8pt" style:text-underline-style="solid" style:text-underline-color="font-color"/>
    </style:style>
    <style:style style:name="T95_49" style:family="text"/>
    <style:style style:name="T95_50" style:family="text">
      <style:text-properties fo:color="#1155cc" fo:font-size="8pt" style:font-size-asian="8pt" style:font-size-complex="8pt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8pt" style:font-size-asian="8pt" style:font-size-complex="8pt"/>
    </style:style>
    <style:style style:name="T97_2" style:family="text">
      <style:text-properties fo:font-size="8pt" style:font-size-asian="8pt" style:font-size-complex="8pt"/>
    </style:style>
    <style:style style:name="T97_3" style:family="text">
      <style:text-properties fo:font-size="8pt" style:font-size-asian="8pt" style:font-size-complex="8pt"/>
    </style:style>
    <style:style style:name="T97_4" style:family="text">
      <style:text-properties fo:font-size="8pt" style:font-size-asian="8pt" style:font-size-complex="8pt"/>
    </style:style>
    <style:style style:name="T97_5" style:family="text">
      <style:text-properties fo:font-size="8pt" style:font-size-asian="8pt" style:font-size-complex="8pt"/>
    </style:style>
    <style:style style:name="T97_6" style:family="text">
      <style:text-properties fo:font-size="8pt" style:font-size-asian="8pt" style:font-size-complex="8pt"/>
    </style:style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T98_1" style:family="text"/>
    <style:style style:name="T98_2" style:family="text">
      <style:text-properties fo:color="#1155cc" fo:font-size="8pt" style:font-size-asian="8pt" style:font-size-complex="8pt" style:text-underline-style="solid" style:text-underline-color="font-color"/>
    </style:style>
    <style:style style:name="T98_3" style:family="text"/>
    <style:style style:name="T98_4" style:family="text">
      <style:text-properties fo:color="#1155cc" fo:font-size="8pt" style:font-size-asian="8pt" style:font-size-complex="8pt" style:text-underline-style="solid" style:text-underline-color="font-color"/>
    </style:style>
    <style:style style:name="T98_5" style:family="text"/>
    <style:style style:name="T98_6" style:family="text">
      <style:text-properties fo:color="#1155cc" fo:font-size="8pt" style:font-size-asian="8pt" style:font-size-complex="8pt" style:text-underline-style="solid" style:text-underline-color="font-color"/>
    </style:style>
    <style:style style:name="T98_7" style:family="text"/>
    <style:style style:name="T98_8" style:family="text">
      <style:text-properties fo:color="#1155cc" fo:font-size="8pt" style:font-size-asian="8pt" style:font-size-complex="8pt" style:text-underline-style="solid" style:text-underline-color="font-color"/>
    </style:style>
    <style:style style:name="T98_9" style:family="text"/>
    <style:style style:name="T98_10" style:family="text">
      <style:text-properties fo:color="#1155cc" fo:font-size="8pt" style:font-size-asian="8pt" style:font-size-complex="8pt" style:text-underline-style="solid" style:text-underline-color="font-color"/>
    </style:style>
    <style:style style:name="T98_11" style:family="text"/>
    <style:style style:name="T98_12" style:family="text">
      <style:text-properties fo:color="#1155cc" fo:font-size="8pt" style:font-size-asian="8pt" style:font-size-complex="8pt" style:text-underline-style="solid" style:text-underline-color="font-color"/>
    </style:style>
    <style:style style:name="T98_13" style:family="text"/>
    <style:style style:name="T98_14" style:family="text">
      <style:text-properties fo:color="#1155cc" fo:font-size="8pt" style:font-size-asian="8pt" style:font-size-complex="8pt" style:text-underline-style="solid" style:text-underline-color="font-color"/>
    </style:style>
    <style:style style:name="T98_15" style:family="text"/>
    <style:style style:name="T98_16" style:family="text">
      <style:text-properties fo:color="#1155cc" fo:font-size="8pt" style:font-size-asian="8pt" style:font-size-complex="8pt" style:text-underline-style="solid" style:text-underline-color="font-color"/>
    </style:style>
    <style:style style:name="T98_17" style:family="text"/>
    <style:style style:name="T98_18" style:family="text">
      <style:text-properties fo:color="#1155cc" fo:font-size="8pt" style:font-size-asian="8pt" style:font-size-complex="8pt" style:text-underline-style="solid" style:text-underline-color="font-color"/>
    </style:style>
    <style:style style:name="T98_19" style:family="text"/>
    <style:style style:name="T98_20" style:family="text">
      <style:text-properties fo:color="#1155cc" fo:font-size="8pt" style:font-size-asian="8pt" style:font-size-complex="8pt" style:text-underline-style="solid" style:text-underline-color="font-color"/>
    </style:style>
    <style:style style:name="T98_21" style:family="text"/>
    <style:style style:name="T98_22" style:family="text">
      <style:text-properties fo:color="#1155cc" fo:font-size="8pt" style:font-size-asian="8pt" style:font-size-complex="8pt" style:text-underline-style="solid" style:text-underline-color="font-color"/>
    </style:style>
    <style:style style:name="T98_23" style:family="text"/>
    <style:style style:name="T98_24" style:family="text">
      <style:text-properties fo:color="#1155cc" fo:font-size="8pt" style:font-size-asian="8pt" style:font-size-complex="8pt" style:text-underline-style="solid" style:text-underline-color="font-color"/>
    </style:style>
    <style:style style:name="T98_25" style:family="text"/>
    <style:style style:name="T98_26" style:family="text">
      <style:text-properties fo:color="#1155cc" fo:font-size="8pt" style:font-size-asian="8pt" style:font-size-complex="8pt" style:text-underline-style="solid" style:text-underline-color="font-color"/>
    </style:style>
    <style:style style:name="T98_27" style:family="text"/>
    <style:style style:name="T98_28" style:family="text">
      <style:text-properties fo:color="#1155cc" fo:font-size="8pt" style:font-size-asian="8pt" style:font-size-complex="8pt" style:text-underline-style="solid" style:text-underline-color="font-color"/>
    </style:style>
    <style:style style:name="T98_29" style:family="text"/>
    <style:style style:name="T98_30" style:family="text">
      <style:text-properties fo:color="#1155cc" fo:font-size="8pt" style:font-size-asian="8pt" style:font-size-complex="8pt" style:text-underline-style="solid" style:text-underline-color="font-color"/>
    </style:style>
    <style:style style:name="T98_31" style:family="text"/>
    <style:style style:name="T98_32" style:family="text">
      <style:text-properties fo:color="#1155cc" fo:font-size="8pt" style:font-size-asian="8pt" style:font-size-complex="8pt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8pt" style:font-size-asian="8pt" style:font-size-complex="8pt"/>
    </style:style>
    <style:style style:name="T100_2" style:family="text">
      <style:text-properties fo:font-size="8pt" style:font-size-asian="8pt" style:font-size-complex="8pt"/>
    </style:style>
    <style:style style:name="T100_3" style:family="text">
      <style:text-properties fo:font-size="8pt" style:font-size-asian="8pt" style:font-size-complex="8pt"/>
    </style:style>
    <style:style style:name="T100_4" style:family="text">
      <style:text-properties fo:font-size="8pt" style:font-size-asian="8pt" style:font-size-complex="8pt"/>
    </style:style>
    <style:style style:name="T100_5" style:family="text">
      <style:text-properties fo:font-size="8pt" style:font-size-asian="8pt" style:font-size-complex="8pt"/>
    </style:style>
    <style:style style:name="T100_6" style:family="text">
      <style:text-properties fo:font-size="8pt" style:font-size-asian="8pt" style:font-size-complex="8pt"/>
    </style:style>
    <style:style style:name="P101" style:family="paragraph" style:parent-style-name="Standard">
      <style:paragraph-properties fo:break-before="auto" fo:text-indent="0cm" fo:line-height="115%" fo:margin-left="0cm" style:writing-mode="lr-tb"/>
    </style:style>
    <style:style style:name="T101_1" style:family="text"/>
    <style:style style:name="T101_2" style:family="text">
      <style:text-properties fo:color="#1155cc" fo:font-size="8pt" style:font-size-asian="8pt" style:font-size-complex="8pt" style:text-underline-style="solid" style:text-underline-color="font-color"/>
    </style:style>
    <style:style style:name="T101_3" style:family="text"/>
    <style:style style:name="T101_4" style:family="text">
      <style:text-properties fo:color="#1155cc" fo:font-size="8pt" style:font-size-asian="8pt" style:font-size-complex="8pt" style:text-underline-style="solid" style:text-underline-color="font-color"/>
    </style:style>
    <style:style style:name="T101_5" style:family="text"/>
    <style:style style:name="T101_6" style:family="text">
      <style:text-properties fo:color="#1155cc" fo:font-size="8pt" style:font-size-asian="8pt" style:font-size-complex="8pt" style:text-underline-style="solid" style:text-underline-color="font-color"/>
    </style:style>
    <style:style style:name="T101_7" style:family="text"/>
    <style:style style:name="T101_8" style:family="text">
      <style:text-properties fo:color="#1155cc" fo:font-size="8pt" style:font-size-asian="8pt" style:font-size-complex="8pt" style:text-underline-style="solid" style:text-underline-color="font-color"/>
    </style:style>
    <style:style style:name="T101_9" style:family="text"/>
    <style:style style:name="T101_10" style:family="text">
      <style:text-properties fo:color="#1155cc" fo:font-size="8pt" style:font-size-asian="8pt" style:font-size-complex="8pt" style:text-underline-style="solid" style:text-underline-color="font-color"/>
    </style:style>
    <style:style style:name="T101_11" style:family="text"/>
    <style:style style:name="T101_12" style:family="text">
      <style:text-properties fo:color="#1155cc" fo:font-size="8pt" style:font-size-asian="8pt" style:font-size-complex="8pt" style:text-underline-style="solid" style:text-underline-color="font-color"/>
    </style:style>
    <style:style style:name="T101_13" style:family="text"/>
    <style:style style:name="T101_14" style:family="text">
      <style:text-properties fo:color="#1155cc" fo:font-size="8pt" style:font-size-asian="8pt" style:font-size-complex="8pt" style:text-underline-style="solid" style:text-underline-color="font-color"/>
    </style:style>
    <style:style style:name="T101_15" style:family="text"/>
    <style:style style:name="T101_16" style:family="text">
      <style:text-properties fo:color="#1155cc" fo:font-size="8pt" style:font-size-asian="8pt" style:font-size-complex="8pt" style:text-underline-style="solid" style:text-underline-color="font-color"/>
    </style:style>
    <style:style style:name="T101_17" style:family="text"/>
    <style:style style:name="T101_18" style:family="text">
      <style:text-properties fo:color="#1155cc" fo:font-size="8pt" style:font-size-asian="8pt" style:font-size-complex="8pt" style:text-underline-style="solid" style:text-underline-color="font-color"/>
    </style:style>
    <style:style style:name="T101_19" style:family="text"/>
    <style:style style:name="T101_20" style:family="text">
      <style:text-properties fo:color="#1155cc" fo:font-size="8pt" style:font-size-asian="8pt" style:font-size-complex="8pt" style:text-underline-style="solid" style:text-underline-color="font-color"/>
    </style:style>
    <style:style style:name="T101_21" style:family="text"/>
    <style:style style:name="T101_22" style:family="text">
      <style:text-properties fo:color="#1155cc" fo:font-size="8pt" style:font-size-asian="8pt" style:font-size-complex="8pt" style:text-underline-style="solid" style:text-underline-color="font-color"/>
    </style:style>
    <style:style style:name="T101_23" style:family="text"/>
    <style:style style:name="T101_24" style:family="text">
      <style:text-properties fo:color="#1155cc" fo:font-size="8pt" style:font-size-asian="8pt" style:font-size-complex="8pt" style:text-underline-style="solid" style:text-underline-color="font-color"/>
    </style:style>
    <style:style style:name="T101_25" style:family="text"/>
    <style:style style:name="T101_26" style:family="text">
      <style:text-properties fo:color="#1155cc" fo:font-size="8pt" style:font-size-asian="8pt" style:font-size-complex="8pt" style:text-underline-style="solid" style:text-underline-color="font-color"/>
    </style:style>
    <style:style style:name="T101_27" style:family="text"/>
    <style:style style:name="T101_28" style:family="text">
      <style:text-properties fo:color="#1155cc" fo:font-size="8pt" style:font-size-asian="8pt" style:font-size-complex="8pt" style:text-underline-style="solid" style:text-underline-color="font-color"/>
    </style:style>
    <style:style style:name="T101_29" style:family="text"/>
    <style:style style:name="T101_30" style:family="text">
      <style:text-properties fo:color="#1155cc" fo:font-size="8pt" style:font-size-asian="8pt" style:font-size-complex="8pt" style:text-underline-style="solid" style:text-underline-color="font-color"/>
    </style:style>
    <style:style style:name="T101_31" style:family="text"/>
    <style:style style:name="T101_32" style:family="text">
      <style:text-properties fo:color="#1155cc" fo:font-size="8pt" style:font-size-asian="8pt" style:font-size-complex="8pt" style:text-underline-style="solid" style:text-underline-color="font-color"/>
    </style:style>
    <style:style style:name="T101_33" style:family="text"/>
    <style:style style:name="T101_34" style:family="text">
      <style:text-properties fo:color="#1155cc" fo:font-size="8pt" style:font-size-asian="8pt" style:font-size-complex="8pt" style:text-underline-style="solid" style:text-underline-color="font-color"/>
    </style:style>
    <style:style style:name="T101_35" style:family="text"/>
    <style:style style:name="T101_36" style:family="text">
      <style:text-properties fo:color="#1155cc" fo:font-size="8pt" style:font-size-asian="8pt" style:font-size-complex="8pt" style:text-underline-style="solid" style:text-underline-color="font-color"/>
    </style:style>
    <style:style style:name="T101_37" style:family="text"/>
    <style:style style:name="T101_38" style:family="text">
      <style:text-properties fo:color="#1155cc" fo:font-size="8pt" style:font-size-asian="8pt" style:font-size-complex="8pt" style:text-underline-style="solid" style:text-underline-color="font-color"/>
    </style:style>
    <style:style style:name="T101_39" style:family="text"/>
    <style:style style:name="T101_40" style:family="text">
      <style:text-properties fo:color="#1155cc" fo:font-size="8pt" style:font-size-asian="8pt" style:font-size-complex="8pt" style:text-underline-style="solid" style:text-underline-color="font-color"/>
    </style:style>
    <style:style style:name="T101_41" style:family="text"/>
    <style:style style:name="T101_42" style:family="text">
      <style:text-properties fo:color="#1155cc" fo:font-size="8pt" style:font-size-asian="8pt" style:font-size-complex="8pt" style:text-underline-style="solid" style:text-underline-color="font-color"/>
    </style:style>
    <style:style style:name="T101_43" style:family="text"/>
    <style:style style:name="T101_44" style:family="text">
      <style:text-properties fo:color="#1155cc" fo:font-size="8pt" style:font-size-asian="8pt" style:font-size-complex="8pt" style:text-underline-style="solid" style:text-underline-color="font-color"/>
    </style:style>
    <style:style style:name="T101_45" style:family="text"/>
    <style:style style:name="T101_46" style:family="text">
      <style:text-properties fo:color="#1155cc" fo:font-size="8pt" style:font-size-asian="8pt" style:font-size-complex="8pt" style:text-underline-style="solid" style:text-underline-color="font-color"/>
    </style:style>
    <style:style style:name="T101_47" style:family="text"/>
    <style:style style:name="T101_48" style:family="text">
      <style:text-properties fo:color="#1155cc" fo:font-size="8pt" style:font-size-asian="8pt" style:font-size-complex="8pt" style:text-underline-style="solid" style:text-underline-color="font-color"/>
    </style:style>
    <style:style style:name="T101_49" style:family="text"/>
    <style:style style:name="T101_50" style:family="text">
      <style:text-properties fo:color="#1155cc" fo:font-size="8pt" style:font-size-asian="8pt" style:font-size-complex="8pt" style:text-underline-style="solid" style:text-underline-color="font-color"/>
    </style:style>
    <style:style style:name="T101_51" style:family="text"/>
    <style:style style:name="T101_52" style:family="text">
      <style:text-properties fo:color="#1155cc" fo:font-size="8pt" style:font-size-asian="8pt" style:font-size-complex="8pt" style:text-underline-style="solid" style:text-underline-color="font-color"/>
    </style:style>
    <style:style style:name="T101_53" style:family="text"/>
    <style:style style:name="T101_54" style:family="text">
      <style:text-properties fo:color="#1155cc" fo:font-size="8pt" style:font-size-asian="8pt" style:font-size-complex="8pt" style:text-underline-style="solid" style:text-underline-color="font-color"/>
    </style:style>
    <style:style style:name="T101_55" style:family="text"/>
    <style:style style:name="T101_56" style:family="text">
      <style:text-properties fo:color="#1155cc" fo:font-size="8pt" style:font-size-asian="8pt" style:font-size-complex="8pt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8pt" style:font-size-asian="8pt" style:font-size-complex="8pt"/>
    </style:style>
    <style:style style:name="T103_2" style:family="text">
      <style:text-properties fo:font-size="8pt" style:font-size-asian="8pt" style:font-size-complex="8pt"/>
    </style:style>
    <style:style style:name="T103_3" style:family="text">
      <style:text-properties fo:font-size="8pt" style:font-size-asian="8pt" style:font-size-complex="8pt"/>
    </style:style>
    <style:style style:name="T103_4" style:family="text">
      <style:text-properties fo:font-size="8pt" style:font-size-asian="8pt" style:font-size-complex="8pt"/>
    </style:style>
    <style:style style:name="T103_5" style:family="text">
      <style:text-properties fo:font-size="8pt" style:font-size-asian="8pt" style:font-size-complex="8pt"/>
    </style:style>
    <style:style style:name="T103_6" style:family="text">
      <style:text-properties fo:font-size="8pt" style:font-size-asian="8pt" style:font-size-complex="8pt"/>
    </style:style>
    <style:style style:name="T103_7" style:family="text">
      <style:text-properties fo:font-size="8pt" style:font-size-asian="8pt" style:font-size-complex="8pt"/>
    </style:style>
    <style:style style:name="T103_8" style:family="text">
      <style:text-properties fo:font-size="8pt" style:font-size-asian="8pt" style:font-size-complex="8pt"/>
    </style:style>
    <style:style style:name="T103_9" style:family="text">
      <style:text-properties fo:font-size="8pt" style:font-size-asian="8pt" style:font-size-complex="8pt"/>
    </style:style>
    <style:style style:name="T103_10" style:family="text">
      <style:text-properties fo:font-size="8pt" style:font-size-asian="8pt" style:font-size-complex="8pt"/>
    </style:style>
    <style:style style:name="T103_11" style:family="text">
      <style:text-properties fo:font-size="8pt" style:font-size-asian="8pt" style:font-size-complex="8pt"/>
    </style:style>
    <style:style style:name="T103_12" style:family="text">
      <style:text-properties fo:font-size="8pt" style:font-size-asian="8pt" style:font-size-complex="8pt"/>
    </style:style>
    <style:style style:name="T103_13" style:family="text">
      <style:text-properties fo:font-size="8pt" style:font-size-asian="8pt" style:font-size-complex="8pt"/>
    </style:style>
    <style:style style:name="T103_14" style:family="text">
      <style:text-properties fo:font-size="8pt" style:font-size-asian="8pt" style:font-size-complex="8pt"/>
    </style:style>
    <style:style style:name="T103_15" style:family="text">
      <style:text-properties fo:font-size="8pt" style:font-size-asian="8pt" style:font-size-complex="8pt"/>
    </style:style>
    <style:style style:name="T103_16" style:family="text">
      <style:text-properties fo:font-size="8pt" style:font-size-asian="8pt" style:font-size-complex="8pt"/>
    </style:style>
    <style:style style:name="T103_17" style:family="text">
      <style:text-properties fo:font-size="8pt" style:font-size-asian="8pt" style:font-size-complex="8pt"/>
    </style:style>
    <style:style style:name="T103_18" style:family="text">
      <style:text-properties fo:font-size="8pt" style:font-size-asian="8pt" style:font-size-complex="8pt"/>
    </style:style>
    <style:style style:name="T103_19" style:family="text">
      <style:text-properties fo:font-size="8pt" style:font-size-asian="8pt" style:font-size-complex="8pt"/>
    </style:style>
    <style:style style:name="T103_20" style:family="text">
      <style:text-properties fo:font-size="8pt" style:font-size-asian="8pt" style:font-size-complex="8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>
      <style:text-properties fo:color="#1155cc" fo:font-size="8pt" style:font-size-asian="8pt" style:font-size-complex="8pt" style:text-underline-style="solid" style:text-underline-color="font-color"/>
    </style:style>
    <style:style style:name="T104_3" style:family="text"/>
    <style:style style:name="T104_4" style:family="text">
      <style:text-properties fo:color="#1155cc" fo:font-size="8pt" style:font-size-asian="8pt" style:font-size-complex="8pt" style:text-underline-style="solid" style:text-underline-color="font-color"/>
    </style:style>
    <style:style style:name="T104_5" style:family="text"/>
    <style:style style:name="T104_6" style:family="text">
      <style:text-properties fo:color="#1155cc" fo:font-size="8pt" style:font-size-asian="8pt" style:font-size-complex="8pt" style:text-underline-style="solid" style:text-underline-color="font-color"/>
    </style:style>
    <style:style style:name="T104_7" style:family="text"/>
    <style:style style:name="T104_8" style:family="text">
      <style:text-properties fo:color="#1155cc" fo:font-size="8pt" style:font-size-asian="8pt" style:font-size-complex="8pt" style:text-underline-style="solid" style:text-underline-color="font-color"/>
    </style:style>
    <style:style style:name="T104_9" style:family="text"/>
    <style:style style:name="T104_10" style:family="text">
      <style:text-properties fo:color="#1155cc" fo:font-size="8pt" style:font-size-asian="8pt" style:font-size-complex="8pt" style:text-underline-style="solid" style:text-underline-color="font-color"/>
    </style:style>
    <style:style style:name="T104_11" style:family="text"/>
    <style:style style:name="T104_12" style:family="text">
      <style:text-properties fo:color="#1155cc" fo:font-size="8pt" style:font-size-asian="8pt" style:font-size-complex="8pt" style:text-underline-style="solid" style:text-underline-color="font-color"/>
    </style:style>
    <style:style style:name="T104_13" style:family="text"/>
    <style:style style:name="T104_14" style:family="text">
      <style:text-properties fo:color="#1155cc" fo:font-size="8pt" style:font-size-asian="8pt" style:font-size-complex="8pt" style:text-underline-style="solid" style:text-underline-color="font-color"/>
    </style:style>
    <style:style style:name="T104_15" style:family="text"/>
    <style:style style:name="T104_16" style:family="text">
      <style:text-properties fo:color="#1155cc" fo:font-size="8pt" style:font-size-asian="8pt" style:font-size-complex="8pt" style:text-underline-style="solid" style:text-underline-color="font-color"/>
    </style:style>
    <style:style style:name="T104_17" style:family="text"/>
    <style:style style:name="T104_18" style:family="text">
      <style:text-properties fo:color="#1155cc" fo:font-size="8pt" style:font-size-asian="8pt" style:font-size-complex="8pt" style:text-underline-style="solid" style:text-underline-color="font-color"/>
    </style:style>
    <style:style style:name="T104_19" style:family="text"/>
    <style:style style:name="T104_20" style:family="text">
      <style:text-properties fo:color="#1155cc" fo:font-size="8pt" style:font-size-asian="8pt" style:font-size-complex="8pt" style:text-underline-style="solid" style:text-underline-color="font-color"/>
    </style:style>
    <style:style style:name="T104_21" style:family="text"/>
    <style:style style:name="T104_22" style:family="text">
      <style:text-properties fo:color="#1155cc" fo:font-size="8pt" style:font-size-asian="8pt" style:font-size-complex="8pt" style:text-underline-style="solid" style:text-underline-color="font-color"/>
    </style:style>
    <style:style style:name="T104_23" style:family="text"/>
    <style:style style:name="T104_24" style:family="text">
      <style:text-properties fo:color="#1155cc" fo:font-size="8pt" style:font-size-asian="8pt" style:font-size-complex="8pt" style:text-underline-style="solid" style:text-underline-color="font-color"/>
    </style:style>
    <style:style style:name="T104_25" style:family="text"/>
    <style:style style:name="T104_26" style:family="text">
      <style:text-properties fo:color="#1155cc" fo:font-size="8pt" style:font-size-asian="8pt" style:font-size-complex="8pt" style:text-underline-style="solid" style:text-underline-color="font-color"/>
    </style:style>
    <style:style style:name="T104_27" style:family="text"/>
    <style:style style:name="T104_28" style:family="text">
      <style:text-properties fo:color="#1155cc" fo:font-size="8pt" style:font-size-asian="8pt" style:font-size-complex="8pt" style:text-underline-style="solid" style:text-underline-color="font-color"/>
    </style:style>
    <style:style style:name="T104_29" style:family="text"/>
    <style:style style:name="T104_30" style:family="text">
      <style:text-properties fo:color="#1155cc" fo:font-size="8pt" style:font-size-asian="8pt" style:font-size-complex="8pt" style:text-underline-style="solid" style:text-underline-color="font-color"/>
    </style:style>
    <style:style style:name="T104_31" style:family="text"/>
    <style:style style:name="T104_32" style:family="text">
      <style:text-properties fo:color="#1155cc" fo:font-size="8pt" style:font-size-asian="8pt" style:font-size-complex="8pt" style:text-underline-style="solid" style:text-underline-color="font-color"/>
    </style:style>
    <style:style style:name="T104_33" style:family="text"/>
    <style:style style:name="T104_34" style:family="text">
      <style:text-properties fo:color="#1155cc" fo:font-size="8pt" style:font-size-asian="8pt" style:font-size-complex="8pt" style:text-underline-style="solid" style:text-underline-color="font-color"/>
    </style:style>
    <style:style style:name="T104_35" style:family="text"/>
    <style:style style:name="T104_36" style:family="text">
      <style:text-properties fo:color="#1155cc" fo:font-size="8pt" style:font-size-asian="8pt" style:font-size-complex="8pt" style:text-underline-style="solid" style:text-underline-color="font-color"/>
    </style:style>
    <style:style style:name="T104_37" style:family="text"/>
    <style:style style:name="T104_38" style:family="text">
      <style:text-properties fo:color="#1155cc" fo:font-size="8pt" style:font-size-asian="8pt" style:font-size-complex="8pt" style:text-underline-style="solid" style:text-underline-color="font-color"/>
    </style:style>
    <style:style style:name="T104_39" style:family="text"/>
    <style:style style:name="T104_40" style:family="text">
      <style:text-properties fo:color="#1155cc" fo:font-size="8pt" style:font-size-asian="8pt" style:font-size-complex="8pt" style:text-underline-style="solid" style:text-underline-color="font-color"/>
    </style:style>
    <style:style style:name="T104_41" style:family="text"/>
    <style:style style:name="T104_42" style:family="text">
      <style:text-properties fo:color="#1155cc" fo:font-size="8pt" style:font-size-asian="8pt" style:font-size-complex="8pt" style:text-underline-style="solid" style:text-underline-color="font-color"/>
    </style:style>
    <style:style style:name="T104_43" style:family="text"/>
    <style:style style:name="T104_44" style:family="text">
      <style:text-properties fo:color="#1155cc" fo:font-size="8pt" style:font-size-asian="8pt" style:font-size-complex="8pt" style:text-underline-style="solid" style:text-underline-color="font-color"/>
    </style:style>
    <style:style style:name="T104_45" style:family="text"/>
    <style:style style:name="T104_46" style:family="text">
      <style:text-properties fo:color="#1155cc" fo:font-size="8pt" style:font-size-asian="8pt" style:font-size-complex="8pt" style:text-underline-style="solid" style:text-underline-color="font-color"/>
    </style:style>
    <style:style style:name="T104_47" style:family="text"/>
    <style:style style:name="T104_48" style:family="text">
      <style:text-properties fo:color="#1155cc" fo:font-size="8pt" style:font-size-asian="8pt" style:font-size-complex="8pt" style:text-underline-style="solid" style:text-underline-color="font-color"/>
    </style:style>
    <style:style style:name="T104_49" style:family="text"/>
    <style:style style:name="T104_50" style:family="text">
      <style:text-properties fo:color="#1155cc" fo:font-size="8pt" style:font-size-asian="8pt" style:font-size-complex="8pt" style:text-underline-style="solid" style:text-underline-color="font-color"/>
    </style:style>
    <style:style style:name="T104_51" style:family="text"/>
    <style:style style:name="T104_52" style:family="text">
      <style:text-properties fo:color="#1155cc" fo:font-size="8pt" style:font-size-asian="8pt" style:font-size-complex="8pt" style:text-underline-style="solid" style:text-underline-color="font-color"/>
    </style:style>
    <style:style style:name="T104_53" style:family="text"/>
    <style:style style:name="T104_54" style:family="text">
      <style:text-properties fo:color="#1155cc" fo:font-size="8pt" style:font-size-asian="8pt" style:font-size-complex="8pt" style:text-underline-style="solid" style:text-underline-color="font-color"/>
    </style:style>
    <style:style style:name="T104_55" style:family="text"/>
    <style:style style:name="T104_56" style:family="text">
      <style:text-properties fo:color="#1155cc" fo:font-size="8pt" style:font-size-asian="8pt" style:font-size-complex="8pt" style:text-underline-style="solid" style:text-underline-color="font-color"/>
    </style:style>
    <style:style style:name="T104_57" style:family="text"/>
    <style:style style:name="T104_58" style:family="text">
      <style:text-properties fo:color="#1155cc" fo:font-size="8pt" style:font-size-asian="8pt" style:font-size-complex="8pt" style:text-underline-style="solid" style:text-underline-color="font-color"/>
    </style:style>
    <style:style style:name="T104_59" style:family="text"/>
    <style:style style:name="T104_60" style:family="text">
      <style:text-properties fo:color="#1155cc" fo:font-size="8pt" style:font-size-asian="8pt" style:font-size-complex="8pt" style:text-underline-style="solid" style:text-underline-color="font-color"/>
    </style:style>
    <style:style style:name="T104_61" style:family="text"/>
    <style:style style:name="T104_62" style:family="text">
      <style:text-properties fo:color="#1155cc" fo:font-size="8pt" style:font-size-asian="8pt" style:font-size-complex="8pt" style:text-underline-style="solid" style:text-underline-color="font-color"/>
    </style:style>
    <style:style style:name="T104_63" style:family="text"/>
    <style:style style:name="T104_64" style:family="text">
      <style:text-properties fo:color="#1155cc" fo:font-size="8pt" style:font-size-asian="8pt" style:font-size-complex="8pt" style:text-underline-style="solid" style:text-underline-color="font-color"/>
    </style:style>
    <style:style style:name="T104_65" style:family="text"/>
    <style:style style:name="T104_66" style:family="text">
      <style:text-properties fo:color="#1155cc" fo:font-size="8pt" style:font-size-asian="8pt" style:font-size-complex="8pt" style:text-underline-style="solid" style:text-underline-color="font-color"/>
    </style:style>
    <style:style style:name="T104_67" style:family="text"/>
    <style:style style:name="T104_68" style:family="text">
      <style:text-properties fo:color="#1155cc" fo:font-size="8pt" style:font-size-asian="8pt" style:font-size-complex="8pt" style:text-underline-style="solid" style:text-underline-color="font-color"/>
    </style:style>
    <style:style style:name="T104_69" style:family="text"/>
    <style:style style:name="T104_70" style:family="text">
      <style:text-properties fo:color="#1155cc" fo:font-size="8pt" style:font-size-asian="8pt" style:font-size-complex="8pt" style:text-underline-style="solid" style:text-underline-color="font-color"/>
    </style:style>
    <style:style style:name="T104_71" style:family="text"/>
    <style:style style:name="T104_72" style:family="text">
      <style:text-properties fo:color="#1155cc" fo:font-size="8pt" style:font-size-asian="8pt" style:font-size-complex="8pt" style:text-underline-style="solid" style:text-underline-color="font-color"/>
    </style:style>
    <style:style style:name="T104_73" style:family="text"/>
    <style:style style:name="T104_74" style:family="text">
      <style:text-properties fo:color="#1155cc" fo:font-size="8pt" style:font-size-asian="8pt" style:font-size-complex="8pt" style:text-underline-style="solid" style:text-underline-color="font-color"/>
    </style:style>
    <style:style style:name="T104_75" style:family="text"/>
    <style:style style:name="T104_76" style:family="text">
      <style:text-properties fo:color="#1155cc" fo:font-size="8pt" style:font-size-asian="8pt" style:font-size-complex="8pt" style:text-underline-style="solid" style:text-underline-color="font-color"/>
    </style:style>
    <style:style style:name="T104_77" style:family="text"/>
    <style:style style:name="T104_78" style:family="text">
      <style:text-properties fo:color="#1155cc" fo:font-size="8pt" style:font-size-asian="8pt" style:font-size-complex="8pt" style:text-underline-style="solid" style:text-underline-color="font-color"/>
    </style:style>
    <style:style style:name="T104_79" style:family="text"/>
    <style:style style:name="T104_80" style:family="text">
      <style:text-properties fo:color="#1155cc" fo:font-size="8pt" style:font-size-asian="8pt" style:font-size-complex="8pt" style:text-underline-style="solid" style:text-underline-color="font-color"/>
    </style:style>
    <style:style style:name="T104_81" style:family="text"/>
    <style:style style:name="T104_82" style:family="text">
      <style:text-properties fo:color="#1155cc" fo:font-size="8pt" style:font-size-asian="8pt" style:font-size-complex="8pt" style:text-underline-style="solid" style:text-underline-color="font-color"/>
    </style:style>
    <style:style style:name="T104_83" style:family="text"/>
    <style:style style:name="T104_84" style:family="text">
      <style:text-properties fo:color="#1155cc" fo:font-size="8pt" style:font-size-asian="8pt" style:font-size-complex="8pt" style:text-underline-style="solid" style:text-underline-color="font-color"/>
    </style:style>
    <style:style style:name="T104_85" style:family="text"/>
    <style:style style:name="T104_86" style:family="text">
      <style:text-properties fo:color="#1155cc" fo:font-size="8pt" style:font-size-asian="8pt" style:font-size-complex="8pt" style:text-underline-style="solid" style:text-underline-color="font-color"/>
    </style:style>
    <style:style style:name="T104_87" style:family="text"/>
    <style:style style:name="T104_88" style:family="text">
      <style:text-properties fo:color="#1155cc" fo:font-size="8pt" style:font-size-asian="8pt" style:font-size-complex="8pt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8pt" style:font-size-asian="8pt" style:font-size-complex="8pt"/>
    </style:style>
    <style:style style:name="T106_2" style:family="text">
      <style:text-properties fo:font-size="8pt" style:font-size-asian="8pt" style:font-size-complex="8pt"/>
    </style:style>
    <style:style style:name="T106_3" style:family="text">
      <style:text-properties fo:font-size="8pt" style:font-size-asian="8pt" style:font-size-complex="8pt"/>
    </style:style>
    <style:style style:name="T106_4" style:family="text">
      <style:text-properties fo:font-size="8pt" style:font-size-asian="8pt" style:font-size-complex="8pt"/>
    </style:style>
    <style:style style:name="T106_5" style:family="text">
      <style:text-properties fo:font-size="8pt" style:font-size-asian="8pt" style:font-size-complex="8pt"/>
    </style:style>
    <style:style style:name="T106_6" style:family="text">
      <style:text-properties fo:font-size="8pt" style:font-size-asian="8pt" style:font-size-complex="8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>
      <style:text-properties fo:color="#1155cc" fo:font-size="8pt" style:font-size-asian="8pt" style:font-size-complex="8pt" style:text-underline-style="solid" style:text-underline-color="font-color"/>
    </style:style>
    <style:style style:name="T107_3" style:family="text"/>
    <style:style style:name="T107_4" style:family="text">
      <style:text-properties fo:color="#1155cc" fo:font-size="8pt" style:font-size-asian="8pt" style:font-size-complex="8pt" style:text-underline-style="solid" style:text-underline-color="font-color"/>
    </style:style>
    <style:style style:name="T107_5" style:family="text"/>
    <style:style style:name="T107_6" style:family="text">
      <style:text-properties fo:color="#1155cc" fo:font-size="8pt" style:font-size-asian="8pt" style:font-size-complex="8pt" style:text-underline-style="solid" style:text-underline-color="font-color"/>
    </style:style>
    <style:style style:name="T107_7" style:family="text"/>
    <style:style style:name="T107_8" style:family="text">
      <style:text-properties fo:color="#1155cc" fo:font-size="8pt" style:font-size-asian="8pt" style:font-size-complex="8pt" style:text-underline-style="solid" style:text-underline-color="font-color"/>
    </style:style>
    <style:style style:name="T107_9" style:family="text"/>
    <style:style style:name="T107_10" style:family="text">
      <style:text-properties fo:color="#1155cc" fo:font-size="8pt" style:font-size-asian="8pt" style:font-size-complex="8pt" style:text-underline-style="solid" style:text-underline-color="font-color"/>
    </style:style>
    <style:style style:name="T107_11" style:family="text"/>
    <style:style style:name="T107_12" style:family="text">
      <style:text-properties fo:color="#1155cc" fo:font-size="8pt" style:font-size-asian="8pt" style:font-size-complex="8pt" style:text-underline-style="solid" style:text-underline-color="font-color"/>
    </style:style>
    <style:style style:name="T107_13" style:family="text"/>
    <style:style style:name="T107_14" style:family="text">
      <style:text-properties fo:color="#1155cc" fo:font-size="8pt" style:font-size-asian="8pt" style:font-size-complex="8pt" style:text-underline-style="solid" style:text-underline-color="font-color"/>
    </style:style>
    <style:style style:name="T107_15" style:family="text"/>
    <style:style style:name="T107_16" style:family="text">
      <style:text-properties fo:color="#1155cc" fo:font-size="8pt" style:font-size-asian="8pt" style:font-size-complex="8pt" style:text-underline-style="solid" style:text-underline-color="font-color"/>
    </style:style>
    <style:style style:name="T107_17" style:family="text"/>
    <style:style style:name="T107_18" style:family="text">
      <style:text-properties fo:color="#1155cc" fo:font-size="8pt" style:font-size-asian="8pt" style:font-size-complex="8pt" style:text-underline-style="solid" style:text-underline-color="font-color"/>
    </style:style>
    <style:style style:name="T107_19" style:family="text"/>
    <style:style style:name="T107_20" style:family="text">
      <style:text-properties fo:color="#1155cc" fo:font-size="8pt" style:font-size-asian="8pt" style:font-size-complex="8pt" style:text-underline-style="solid" style:text-underline-color="font-color"/>
    </style:style>
    <style:style style:name="T107_21" style:family="text"/>
    <style:style style:name="T107_22" style:family="text">
      <style:text-properties fo:color="#1155cc" fo:font-size="8pt" style:font-size-asian="8pt" style:font-size-complex="8pt" style:text-underline-style="solid" style:text-underline-color="font-color"/>
    </style:style>
    <style:style style:name="T107_23" style:family="text"/>
    <style:style style:name="T107_24" style:family="text">
      <style:text-properties fo:color="#1155cc" fo:font-size="8pt" style:font-size-asian="8pt" style:font-size-complex="8pt" style:text-underline-style="solid" style:text-underline-color="font-color"/>
    </style:style>
    <style:style style:name="T107_25" style:family="text"/>
    <style:style style:name="T107_26" style:family="text">
      <style:text-properties fo:color="#1155cc" fo:font-size="8pt" style:font-size-asian="8pt" style:font-size-complex="8pt" style:text-underline-style="solid" style:text-underline-color="font-color"/>
    </style:style>
    <style:style style:name="T107_27" style:family="text"/>
    <style:style style:name="T107_28" style:family="text">
      <style:text-properties fo:color="#1155cc" fo:font-size="8pt" style:font-size-asian="8pt" style:font-size-complex="8pt" style:text-underline-style="solid" style:text-underline-color="font-color"/>
    </style:style>
    <style:style style:name="T107_29" style:family="text"/>
    <style:style style:name="T107_30" style:family="text">
      <style:text-properties fo:color="#1155cc" fo:font-size="8pt" style:font-size-asian="8pt" style:font-size-complex="8pt" style:text-underline-style="solid" style:text-underline-color="font-color"/>
    </style:style>
    <style:style style:name="T107_31" style:family="text"/>
    <style:style style:name="T107_32" style:family="text">
      <style:text-properties fo:color="#1155cc" fo:font-size="8pt" style:font-size-asian="8pt" style:font-size-complex="8pt" style:text-underline-style="solid" style:text-underline-color="font-color"/>
    </style:style>
    <style:style style:name="T107_33" style:family="text"/>
    <style:style style:name="T107_34" style:family="text">
      <style:text-properties fo:color="#1155cc" fo:font-size="8pt" style:font-size-asian="8pt" style:font-size-complex="8pt" style:text-underline-style="solid" style:text-underline-color="font-color"/>
    </style:style>
    <style:style style:name="T107_35" style:family="text"/>
    <style:style style:name="T107_36" style:family="text">
      <style:text-properties fo:color="#1155cc" fo:font-size="8pt" style:font-size-asian="8pt" style:font-size-complex="8pt" style:text-underline-style="solid" style:text-underline-color="font-color"/>
    </style:style>
    <style:style style:name="T107_37" style:family="text"/>
    <style:style style:name="T107_38" style:family="text">
      <style:text-properties fo:color="#1155cc" fo:font-size="8pt" style:font-size-asian="8pt" style:font-size-complex="8pt" style:text-underline-style="solid" style:text-underline-color="font-color"/>
    </style:style>
    <style:style style:name="T107_39" style:family="text"/>
    <style:style style:name="T107_40" style:family="text">
      <style:text-properties fo:color="#1155cc" fo:font-size="8pt" style:font-size-asian="8pt" style:font-size-complex="8pt" style:text-underline-style="solid" style:text-underline-color="font-color"/>
    </style:style>
    <style:style style:name="T107_41" style:family="text"/>
    <style:style style:name="T107_42" style:family="text">
      <style:text-properties fo:color="#1155cc" fo:font-size="8pt" style:font-size-asian="8pt" style:font-size-complex="8pt" style:text-underline-style="solid" style:text-underline-color="font-color"/>
    </style:style>
    <style:style style:name="T107_43" style:family="text"/>
    <style:style style:name="T107_44" style:family="text">
      <style:text-properties fo:color="#1155cc" fo:font-size="8pt" style:font-size-asian="8pt" style:font-size-complex="8pt" style:text-underline-style="solid" style:text-underline-color="font-color"/>
    </style:style>
    <style:style style:name="T107_45" style:family="text"/>
    <style:style style:name="T107_46" style:family="text">
      <style:text-properties fo:color="#1155cc" fo:font-size="8pt" style:font-size-asian="8pt" style:font-size-complex="8pt" style:text-underline-style="solid" style:text-underline-color="font-color"/>
    </style:style>
    <style:style style:name="T107_47" style:family="text"/>
    <style:style style:name="T107_48" style:family="text">
      <style:text-properties fo:color="#1155cc" fo:font-size="8pt" style:font-size-asian="8pt" style:font-size-complex="8pt" style:text-underline-style="solid" style:text-underline-color="font-color"/>
    </style:style>
    <style:style style:name="T107_49" style:family="text"/>
    <style:style style:name="T107_50" style:family="text">
      <style:text-properties fo:color="#1155cc" fo:font-size="8pt" style:font-size-asian="8pt" style:font-size-complex="8pt" style:text-underline-style="solid" style:text-underline-color="font-color"/>
    </style:style>
    <style:style style:name="T107_51" style:family="text"/>
    <style:style style:name="T107_52" style:family="text">
      <style:text-properties fo:color="#1155cc" fo:font-size="8pt" style:font-size-asian="8pt" style:font-size-complex="8pt" style:text-underline-style="solid" style:text-underline-color="font-color"/>
    </style:style>
    <style:style style:name="T107_53" style:family="text"/>
    <style:style style:name="T107_54" style:family="text">
      <style:text-properties fo:color="#1155cc" fo:font-size="8pt" style:font-size-asian="8pt" style:font-size-complex="8pt" style:text-underline-style="solid" style:text-underline-color="font-color"/>
    </style:style>
    <style:style style:name="T107_55" style:family="text"/>
    <style:style style:name="T107_56" style:family="text">
      <style:text-properties fo:color="#1155cc" fo:font-size="8pt" style:font-size-asian="8pt" style:font-size-complex="8pt" style:text-underline-style="solid" style:text-underline-color="font-color"/>
    </style:style>
    <style:style style:name="T107_57" style:family="text"/>
    <style:style style:name="T107_58" style:family="text">
      <style:text-properties fo:color="#1155cc" fo:font-size="8pt" style:font-size-asian="8pt" style:font-size-complex="8pt" style:text-underline-style="solid" style:text-underline-color="font-color"/>
    </style:style>
    <style:style style:name="T107_59" style:family="text"/>
    <style:style style:name="T107_60" style:family="text">
      <style:text-properties fo:color="#1155cc" fo:font-size="8pt" style:font-size-asian="8pt" style:font-size-complex="8pt" style:text-underline-style="solid" style:text-underline-color="font-color"/>
    </style:style>
    <style:style style:name="T107_61" style:family="text"/>
    <style:style style:name="T107_62" style:family="text">
      <style:text-properties fo:color="#1155cc" fo:font-size="8pt" style:font-size-asian="8pt" style:font-size-complex="8pt" style:text-underline-style="solid" style:text-underline-color="font-color"/>
    </style:style>
    <style:style style:name="T107_63" style:family="text"/>
    <style:style style:name="T107_64" style:family="text">
      <style:text-properties fo:color="#1155cc" fo:font-size="8pt" style:font-size-asian="8pt" style:font-size-complex="8pt" style:text-underline-style="solid" style:text-underline-color="font-color"/>
    </style:style>
    <style:style style:name="T107_65" style:family="text"/>
    <style:style style:name="T107_66" style:family="text">
      <style:text-properties fo:color="#1155cc" fo:font-size="8pt" style:font-size-asian="8pt" style:font-size-complex="8pt" style:text-underline-style="solid" style:text-underline-color="font-color"/>
    </style:style>
    <style:style style:name="T107_67" style:family="text"/>
    <style:style style:name="T107_68" style:family="text">
      <style:text-properties fo:color="#1155cc" fo:font-size="8pt" style:font-size-asian="8pt" style:font-size-complex="8pt" style:text-underline-style="solid" style:text-underline-color="font-color"/>
    </style:style>
    <style:style style:name="T107_69" style:family="text"/>
    <style:style style:name="T107_70" style:family="text">
      <style:text-properties fo:color="#1155cc" fo:font-size="8pt" style:font-size-asian="8pt" style:font-size-complex="8pt" style:text-underline-style="solid" style:text-underline-color="font-color"/>
    </style:style>
    <style:style style:name="T107_71" style:family="text"/>
    <style:style style:name="T107_72" style:family="text">
      <style:text-properties fo:color="#1155cc" fo:font-size="8pt" style:font-size-asian="8pt" style:font-size-complex="8pt" style:text-underline-style="solid" style:text-underline-color="font-color"/>
    </style:style>
    <style:style style:name="T107_73" style:family="text"/>
    <style:style style:name="T107_74" style:family="text">
      <style:text-properties fo:color="#1155cc" fo:font-size="8pt" style:font-size-asian="8pt" style:font-size-complex="8pt" style:text-underline-style="solid" style:text-underline-color="font-color"/>
    </style:style>
    <style:style style:name="T107_75" style:family="text"/>
    <style:style style:name="T107_76" style:family="text">
      <style:text-properties fo:color="#1155cc" fo:font-size="8pt" style:font-size-asian="8pt" style:font-size-complex="8pt" style:text-underline-style="solid" style:text-underline-color="font-color"/>
    </style:style>
    <style:style style:name="T107_77" style:family="text"/>
    <style:style style:name="T107_78" style:family="text">
      <style:text-properties fo:color="#1155cc" fo:font-size="8pt" style:font-size-asian="8pt" style:font-size-complex="8pt" style:text-underline-style="solid" style:text-underline-color="font-color"/>
    </style:style>
    <style:style style:name="T107_79" style:family="text"/>
    <style:style style:name="T107_80" style:family="text">
      <style:text-properties fo:color="#1155cc" fo:font-size="8pt" style:font-size-asian="8pt" style:font-size-complex="8pt" style:text-underline-style="solid" style:text-underline-color="font-color"/>
    </style:style>
    <style:style style:name="T107_81" style:family="text"/>
    <style:style style:name="T107_82" style:family="text">
      <style:text-properties fo:color="#1155cc" fo:font-size="8pt" style:font-size-asian="8pt" style:font-size-complex="8pt" style:text-underline-style="solid" style:text-underline-color="font-color"/>
    </style:style>
    <style:style style:name="T107_83" style:family="text"/>
    <style:style style:name="T107_84" style:family="text">
      <style:text-properties fo:color="#1155cc" fo:font-size="8pt" style:font-size-asian="8pt" style:font-size-complex="8pt" style:text-underline-style="solid" style:text-underline-color="font-color"/>
    </style:style>
    <style:style style:name="T107_85" style:family="text"/>
    <style:style style:name="T107_86" style:family="text">
      <style:text-properties fo:color="#1155cc" fo:font-size="8pt" style:font-size-asian="8pt" style:font-size-complex="8pt" style:text-underline-style="solid" style:text-underline-color="font-color"/>
    </style:style>
    <style:style style:name="T107_87" style:family="text"/>
    <style:style style:name="T107_88" style:family="text">
      <style:text-properties fo:color="#1155cc" fo:font-size="8pt" style:font-size-asian="8pt" style:font-size-complex="8pt" style:text-underline-style="solid" style:text-underline-color="font-color"/>
    </style:style>
    <style:style style:name="T107_89" style:family="text"/>
    <style:style style:name="T107_90" style:family="text">
      <style:text-properties fo:color="#1155cc" fo:font-size="8pt" style:font-size-asian="8pt" style:font-size-complex="8pt" style:text-underline-style="solid" style:text-underline-color="font-color"/>
    </style:style>
    <style:style style:name="T107_91" style:family="text"/>
    <style:style style:name="T107_92" style:family="text">
      <style:text-properties fo:color="#1155cc" fo:font-size="8pt" style:font-size-asian="8pt" style:font-size-complex="8pt" style:text-underline-style="solid" style:text-underline-color="font-color"/>
    </style:style>
    <style:style style:name="T107_93" style:family="text"/>
    <style:style style:name="T107_94" style:family="text">
      <style:text-properties fo:color="#1155cc" fo:font-size="8pt" style:font-size-asian="8pt" style:font-size-complex="8pt" style:text-underline-style="solid" style:text-underline-color="font-color"/>
    </style:style>
    <style:style style:name="T107_95" style:family="text"/>
    <style:style style:name="T107_96" style:family="text">
      <style:text-properties fo:color="#1155cc" fo:font-size="8pt" style:font-size-asian="8pt" style:font-size-complex="8pt" style:text-underline-style="solid" style:text-underline-color="font-color"/>
    </style:style>
    <style:style style:name="T107_97" style:family="text"/>
    <style:style style:name="T107_98" style:family="text">
      <style:text-properties fo:color="#1155cc" fo:font-size="8pt" style:font-size-asian="8pt" style:font-size-complex="8pt" style:text-underline-style="solid" style:text-underline-color="font-color"/>
    </style:style>
    <style:style style:name="T107_99" style:family="text"/>
    <style:style style:name="T107_100" style:family="text">
      <style:text-properties fo:color="#1155cc" fo:font-size="8pt" style:font-size-asian="8pt" style:font-size-complex="8pt" style:text-underline-style="solid" style:text-underline-color="font-color"/>
    </style:style>
    <style:style style:name="T107_101" style:family="text"/>
    <style:style style:name="T107_102" style:family="text">
      <style:text-properties fo:color="#1155cc" fo:font-size="8pt" style:font-size-asian="8pt" style:font-size-complex="8pt" style:text-underline-style="solid" style:text-underline-color="font-color"/>
    </style:style>
    <style:style style:name="T107_103" style:family="text"/>
    <style:style style:name="T107_104" style:family="text">
      <style:text-properties fo:color="#1155cc" fo:font-size="8pt" style:font-size-asian="8pt" style:font-size-complex="8pt" style:text-underline-style="solid" style:text-underline-color="font-color"/>
    </style:style>
    <style:style style:name="T107_105" style:family="text"/>
    <style:style style:name="T107_106" style:family="text">
      <style:text-properties fo:color="#1155cc" fo:font-size="8pt" style:font-size-asian="8pt" style:font-size-complex="8pt" style:text-underline-style="solid" style:text-underline-color="font-color"/>
    </style:style>
    <style:style style:name="T107_107" style:family="text"/>
    <style:style style:name="T107_108" style:family="text">
      <style:text-properties fo:color="#1155cc" fo:font-size="8pt" style:font-size-asian="8pt" style:font-size-complex="8pt" style:text-underline-style="solid" style:text-underline-color="font-color"/>
    </style:style>
    <style:style style:name="T107_109" style:family="text"/>
    <style:style style:name="T107_110" style:family="text">
      <style:text-properties fo:color="#1155cc" fo:font-size="8pt" style:font-size-asian="8pt" style:font-size-complex="8pt" style:text-underline-style="solid" style:text-underline-color="font-color"/>
    </style:style>
    <style:style style:name="T107_111" style:family="text"/>
    <style:style style:name="T107_112" style:family="text">
      <style:text-properties fo:color="#1155cc" fo:font-size="8pt" style:font-size-asian="8pt" style:font-size-complex="8pt" style:text-underline-style="solid" style:text-underline-color="font-color"/>
    </style:style>
    <style:style style:name="T107_113" style:family="text"/>
    <style:style style:name="T107_114" style:family="text">
      <style:text-properties fo:color="#1155cc" fo:font-size="8pt" style:font-size-asian="8pt" style:font-size-complex="8pt" style:text-underline-style="solid" style:text-underline-color="font-color"/>
    </style:style>
    <style:style style:name="T107_115" style:family="text"/>
    <style:style style:name="T107_116" style:family="text">
      <style:text-properties fo:color="#1155cc" fo:font-size="8pt" style:font-size-asian="8pt" style:font-size-complex="8pt" style:text-underline-style="solid" style:text-underline-color="font-color"/>
    </style:style>
    <style:style style:name="T107_117" style:family="text"/>
    <style:style style:name="T107_118" style:family="text">
      <style:text-properties fo:color="#1155cc" fo:font-size="8pt" style:font-size-asian="8pt" style:font-size-complex="8pt" style:text-underline-style="solid" style:text-underline-color="font-color"/>
    </style:style>
    <style:style style:name="T107_119" style:family="text"/>
    <style:style style:name="T107_120" style:family="text">
      <style:text-properties fo:color="#1155cc" fo:font-size="8pt" style:font-size-asian="8pt" style:font-size-complex="8pt" style:text-underline-style="solid" style:text-underline-color="font-color"/>
    </style:style>
    <style:style style:name="T107_121" style:family="text"/>
    <style:style style:name="T107_122" style:family="text">
      <style:text-properties fo:color="#1155cc" fo:font-size="8pt" style:font-size-asian="8pt" style:font-size-complex="8pt" style:text-underline-style="solid" style:text-underline-color="font-color"/>
    </style:style>
    <style:style style:name="T107_123" style:family="text"/>
    <style:style style:name="T107_124" style:family="text">
      <style:text-properties fo:color="#1155cc" fo:font-size="8pt" style:font-size-asian="8pt" style:font-size-complex="8pt" style:text-underline-style="solid" style:text-underline-color="font-color"/>
    </style:style>
    <style:style style:name="T107_125" style:family="text"/>
    <style:style style:name="T107_126" style:family="text">
      <style:text-properties fo:color="#1155cc" fo:font-size="8pt" style:font-size-asian="8pt" style:font-size-complex="8pt" style:text-underline-style="solid" style:text-underline-color="font-color"/>
    </style:style>
    <style:style style:name="T107_127" style:family="text"/>
    <style:style style:name="T107_128" style:family="text">
      <style:text-properties fo:color="#1155cc" fo:font-size="8pt" style:font-size-asian="8pt" style:font-size-complex="8pt" style:text-underline-style="solid" style:text-underline-color="font-color"/>
    </style:style>
    <style:style style:name="T107_129" style:family="text"/>
    <style:style style:name="T107_130" style:family="text">
      <style:text-properties fo:color="#1155cc" fo:font-size="8pt" style:font-size-asian="8pt" style:font-size-complex="8pt" style:text-underline-style="solid" style:text-underline-color="font-color"/>
    </style:style>
    <style:style style:name="T107_131" style:family="text"/>
    <style:style style:name="T107_132" style:family="text">
      <style:text-properties fo:color="#1155cc" fo:font-size="8pt" style:font-size-asian="8pt" style:font-size-complex="8pt" style:text-underline-style="solid" style:text-underline-color="font-color"/>
    </style:style>
    <style:style style:name="T107_133" style:family="text"/>
    <style:style style:name="T107_134" style:family="text">
      <style:text-properties fo:color="#1155cc" fo:font-size="8pt" style:font-size-asian="8pt" style:font-size-complex="8pt" style:text-underline-style="solid" style:text-underline-color="font-color"/>
    </style:style>
    <style:style style:name="T107_135" style:family="text"/>
    <style:style style:name="T107_136" style:family="text">
      <style:text-properties fo:color="#1155cc" fo:font-size="8pt" style:font-size-asian="8pt" style:font-size-complex="8pt" style:text-underline-style="solid" style:text-underline-color="font-color"/>
    </style:style>
    <style:style style:name="T107_137" style:family="text"/>
    <style:style style:name="T107_138" style:family="text">
      <style:text-properties fo:color="#1155cc" fo:font-size="8pt" style:font-size-asian="8pt" style:font-size-complex="8pt" style:text-underline-style="solid" style:text-underline-color="font-color"/>
    </style:style>
    <style:style style:name="T107_139" style:family="text"/>
    <style:style style:name="T107_140" style:family="text">
      <style:text-properties fo:color="#1155cc" fo:font-size="8pt" style:font-size-asian="8pt" style:font-size-complex="8pt" style:text-underline-style="solid" style:text-underline-color="font-color"/>
    </style:style>
    <style:style style:name="T107_141" style:family="text"/>
    <style:style style:name="T107_142" style:family="text">
      <style:text-properties fo:color="#1155cc" fo:font-size="8pt" style:font-size-asian="8pt" style:font-size-complex="8pt" style:text-underline-style="solid" style:text-underline-color="font-color"/>
    </style:style>
    <style:style style:name="T107_143" style:family="text"/>
    <style:style style:name="T107_144" style:family="text">
      <style:text-properties fo:color="#1155cc" fo:font-size="8pt" style:font-size-asian="8pt" style:font-size-complex="8pt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8pt" style:font-size-asian="8pt" style:font-size-complex="8pt"/>
    </style:style>
    <style:style style:name="T109_2" style:family="text">
      <style:text-properties fo:font-size="8pt" style:font-size-asian="8pt" style:font-size-complex="8pt"/>
    </style:style>
    <style:style style:name="T109_3" style:family="text">
      <style:text-properties fo:font-size="8pt" style:font-size-asian="8pt" style:font-size-complex="8pt"/>
    </style:style>
    <style:style style:name="T109_4" style:family="text">
      <style:text-properties fo:font-size="8pt" style:font-size-asian="8pt" style:font-size-complex="8pt"/>
    </style:style>
    <style:style style:name="T109_5" style:family="text">
      <style:text-properties fo:font-size="8pt" style:font-size-asian="8pt" style:font-size-complex="8pt"/>
    </style:style>
    <style:style style:name="T109_6" style:family="text">
      <style:text-properties fo:font-size="8pt" style:font-size-asian="8pt" style:font-size-complex="8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>
      <style:text-properties fo:color="#1155cc" fo:font-size="8pt" style:font-size-asian="8pt" style:font-size-complex="8pt" style:text-underline-style="solid" style:text-underline-color="font-color"/>
    </style:style>
    <style:style style:name="T110_3" style:family="text"/>
    <style:style style:name="T110_4" style:family="text">
      <style:text-properties fo:color="#1155cc" fo:font-size="8pt" style:font-size-asian="8pt" style:font-size-complex="8pt" style:text-underline-style="solid" style:text-underline-color="font-color"/>
    </style:style>
    <style:style style:name="T110_5" style:family="text"/>
    <style:style style:name="T110_6" style:family="text">
      <style:text-properties fo:color="#1155cc" fo:font-size="8pt" style:font-size-asian="8pt" style:font-size-complex="8pt" style:text-underline-style="solid" style:text-underline-color="font-color"/>
    </style:style>
    <style:style style:name="T110_7" style:family="text"/>
    <style:style style:name="T110_8" style:family="text">
      <style:text-properties fo:color="#1155cc" fo:font-size="8pt" style:font-size-asian="8pt" style:font-size-complex="8pt" style:text-underline-style="solid" style:text-underline-color="font-color"/>
    </style:style>
    <style:style style:name="T110_9" style:family="text"/>
    <style:style style:name="T110_10" style:family="text">
      <style:text-properties fo:color="#1155cc" fo:font-size="8pt" style:font-size-asian="8pt" style:font-size-complex="8pt" style:text-underline-style="solid" style:text-underline-color="font-color"/>
    </style:style>
    <style:style style:name="T110_11" style:family="text"/>
    <style:style style:name="T110_12" style:family="text">
      <style:text-properties fo:color="#1155cc" fo:font-size="8pt" style:font-size-asian="8pt" style:font-size-complex="8pt" style:text-underline-style="solid" style:text-underline-color="font-color"/>
    </style:style>
    <style:style style:name="T110_13" style:family="text"/>
    <style:style style:name="T110_14" style:family="text">
      <style:text-properties fo:color="#1155cc" fo:font-size="8pt" style:font-size-asian="8pt" style:font-size-complex="8pt" style:text-underline-style="solid" style:text-underline-color="font-color"/>
    </style:style>
    <style:style style:name="T110_15" style:family="text"/>
    <style:style style:name="T110_16" style:family="text">
      <style:text-properties fo:color="#1155cc" fo:font-size="8pt" style:font-size-asian="8pt" style:font-size-complex="8pt" style:text-underline-style="solid" style:text-underline-color="font-color"/>
    </style:style>
    <style:style style:name="T110_17" style:family="text"/>
    <style:style style:name="T110_18" style:family="text">
      <style:text-properties fo:color="#1155cc" fo:font-size="8pt" style:font-size-asian="8pt" style:font-size-complex="8pt" style:text-underline-style="solid" style:text-underline-color="font-color"/>
    </style:style>
    <style:style style:name="T110_19" style:family="text"/>
    <style:style style:name="T110_20" style:family="text">
      <style:text-properties fo:color="#1155cc" fo:font-size="8pt" style:font-size-asian="8pt" style:font-size-complex="8pt" style:text-underline-style="solid" style:text-underline-color="font-color"/>
    </style:style>
    <style:style style:name="T110_21" style:family="text"/>
    <style:style style:name="T110_22" style:family="text">
      <style:text-properties fo:color="#1155cc" fo:font-size="8pt" style:font-size-asian="8pt" style:font-size-complex="8pt" style:text-underline-style="solid" style:text-underline-color="font-color"/>
    </style:style>
    <style:style style:name="T110_23" style:family="text"/>
    <style:style style:name="T110_24" style:family="text">
      <style:text-properties fo:color="#1155cc" fo:font-size="8pt" style:font-size-asian="8pt" style:font-size-complex="8pt" style:text-underline-style="solid" style:text-underline-color="font-color"/>
    </style:style>
    <style:style style:name="T110_25" style:family="text"/>
    <style:style style:name="T110_26" style:family="text">
      <style:text-properties fo:color="#1155cc" fo:font-size="8pt" style:font-size-asian="8pt" style:font-size-complex="8pt" style:text-underline-style="solid" style:text-underline-color="font-color"/>
    </style:style>
    <style:style style:name="T110_27" style:family="text"/>
    <style:style style:name="T110_28" style:family="text">
      <style:text-properties fo:color="#1155cc" fo:font-size="8pt" style:font-size-asian="8pt" style:font-size-complex="8pt" style:text-underline-style="solid" style:text-underline-color="font-color"/>
    </style:style>
    <style:style style:name="T110_29" style:family="text"/>
    <style:style style:name="T110_30" style:family="text">
      <style:text-properties fo:color="#1155cc" fo:font-size="8pt" style:font-size-asian="8pt" style:font-size-complex="8pt" style:text-underline-style="solid" style:text-underline-color="font-color"/>
    </style:style>
    <style:style style:name="T110_31" style:family="text"/>
    <style:style style:name="T110_32" style:family="text">
      <style:text-properties fo:color="#1155cc" fo:font-size="8pt" style:font-size-asian="8pt" style:font-size-complex="8pt" style:text-underline-style="solid" style:text-underline-color="font-color"/>
    </style:style>
    <style:style style:name="T110_33" style:family="text"/>
    <style:style style:name="T110_34" style:family="text">
      <style:text-properties fo:color="#1155cc" fo:font-size="8pt" style:font-size-asian="8pt" style:font-size-complex="8pt" style:text-underline-style="solid" style:text-underline-color="font-color"/>
    </style:style>
    <style:style style:name="T110_35" style:family="text"/>
    <style:style style:name="T110_36" style:family="text">
      <style:text-properties fo:color="#1155cc" fo:font-size="8pt" style:font-size-asian="8pt" style:font-size-complex="8pt" style:text-underline-style="solid" style:text-underline-color="font-color"/>
    </style:style>
    <style:style style:name="T110_37" style:family="text"/>
    <style:style style:name="T110_38" style:family="text">
      <style:text-properties fo:color="#1155cc" fo:font-size="8pt" style:font-size-asian="8pt" style:font-size-complex="8pt" style:text-underline-style="solid" style:text-underline-color="font-color"/>
    </style:style>
    <style:style style:name="T110_39" style:family="text"/>
    <style:style style:name="T110_40" style:family="text">
      <style:text-properties fo:color="#1155cc" fo:font-size="8pt" style:font-size-asian="8pt" style:font-size-complex="8pt" style:text-underline-style="solid" style:text-underline-color="font-color"/>
    </style:style>
    <style:style style:name="T110_41" style:family="text"/>
    <style:style style:name="T110_42" style:family="text">
      <style:text-properties fo:color="#1155cc" fo:font-size="8pt" style:font-size-asian="8pt" style:font-size-complex="8pt" style:text-underline-style="solid" style:text-underline-color="font-color"/>
    </style:style>
    <style:style style:name="T110_43" style:family="text"/>
    <style:style style:name="T110_44" style:family="text">
      <style:text-properties fo:color="#1155cc" fo:font-size="8pt" style:font-size-asian="8pt" style:font-size-complex="8pt" style:text-underline-style="solid" style:text-underline-color="font-color"/>
    </style:style>
    <style:style style:name="T110_45" style:family="text"/>
    <style:style style:name="T110_46" style:family="text">
      <style:text-properties fo:color="#1155cc" fo:font-size="8pt" style:font-size-asian="8pt" style:font-size-complex="8pt" style:text-underline-style="solid" style:text-underline-color="font-color"/>
    </style:style>
    <style:style style:name="T110_47" style:family="text"/>
    <style:style style:name="T110_48" style:family="text">
      <style:text-properties fo:color="#1155cc" fo:font-size="8pt" style:font-size-asian="8pt" style:font-size-complex="8pt" style:text-underline-style="solid" style:text-underline-color="font-color"/>
    </style:style>
    <style:style style:name="T110_49" style:family="text"/>
    <style:style style:name="T110_50" style:family="text">
      <style:text-properties fo:color="#1155cc" fo:font-size="8pt" style:font-size-asian="8pt" style:font-size-complex="8pt" style:text-underline-style="solid" style:text-underline-color="font-color"/>
    </style:style>
    <style:style style:name="T110_51" style:family="text"/>
    <style:style style:name="T110_52" style:family="text">
      <style:text-properties fo:color="#1155cc" fo:font-size="8pt" style:font-size-asian="8pt" style:font-size-complex="8pt" style:text-underline-style="solid" style:text-underline-color="font-color"/>
    </style:style>
    <style:style style:name="T110_53" style:family="text"/>
    <style:style style:name="T110_54" style:family="text">
      <style:text-properties fo:color="#1155cc" fo:font-size="8pt" style:font-size-asian="8pt" style:font-size-complex="8pt" style:text-underline-style="solid" style:text-underline-color="font-color"/>
    </style:style>
    <style:style style:name="T110_55" style:family="text"/>
    <style:style style:name="T110_56" style:family="text">
      <style:text-properties fo:color="#1155cc" fo:font-size="8pt" style:font-size-asian="8pt" style:font-size-complex="8pt" style:text-underline-style="solid" style:text-underline-color="font-color"/>
    </style:style>
    <style:style style:name="T110_57" style:family="text"/>
    <style:style style:name="T110_58" style:family="text">
      <style:text-properties fo:color="#1155cc" fo:font-size="8pt" style:font-size-asian="8pt" style:font-size-complex="8pt" style:text-underline-style="solid" style:text-underline-color="font-color"/>
    </style:style>
    <style:style style:name="T110_59" style:family="text"/>
    <style:style style:name="T110_60" style:family="text">
      <style:text-properties fo:color="#1155cc" fo:font-size="8pt" style:font-size-asian="8pt" style:font-size-complex="8pt" style:text-underline-style="solid" style:text-underline-color="font-color"/>
    </style:style>
    <style:style style:name="T110_61" style:family="text"/>
    <style:style style:name="T110_62" style:family="text">
      <style:text-properties fo:color="#1155cc" fo:font-size="8pt" style:font-size-asian="8pt" style:font-size-complex="8pt" style:text-underline-style="solid" style:text-underline-color="font-color"/>
    </style:style>
    <style:style style:name="T110_63" style:family="text"/>
    <style:style style:name="T110_64" style:family="text">
      <style:text-properties fo:color="#1155cc" fo:font-size="8pt" style:font-size-asian="8pt" style:font-size-complex="8pt" style:text-underline-style="solid" style:text-underline-color="font-color"/>
    </style:style>
    <style:style style:name="T110_65" style:family="text"/>
    <style:style style:name="T110_66" style:family="text">
      <style:text-properties fo:color="#1155cc" fo:font-size="8pt" style:font-size-asian="8pt" style:font-size-complex="8pt" style:text-underline-style="solid" style:text-underline-color="font-color"/>
    </style:style>
    <style:style style:name="T110_67" style:family="text"/>
    <style:style style:name="T110_68" style:family="text">
      <style:text-properties fo:color="#1155cc" fo:font-size="8pt" style:font-size-asian="8pt" style:font-size-complex="8pt" style:text-underline-style="solid" style:text-underline-color="font-color"/>
    </style:style>
    <style:style style:name="T110_69" style:family="text"/>
    <style:style style:name="T110_70" style:family="text">
      <style:text-properties fo:color="#1155cc" fo:font-size="8pt" style:font-size-asian="8pt" style:font-size-complex="8pt" style:text-underline-style="solid" style:text-underline-color="font-color"/>
    </style:style>
    <style:style style:name="T110_71" style:family="text"/>
    <style:style style:name="T110_72" style:family="text">
      <style:text-properties fo:color="#1155cc" fo:font-size="8pt" style:font-size-asian="8pt" style:font-size-complex="8pt" style:text-underline-style="solid" style:text-underline-color="font-color"/>
    </style:style>
    <style:style style:name="T110_73" style:family="text"/>
    <style:style style:name="T110_74" style:family="text">
      <style:text-properties fo:color="#1155cc" fo:font-size="8pt" style:font-size-asian="8pt" style:font-size-complex="8pt" style:text-underline-style="solid" style:text-underline-color="font-color"/>
    </style:style>
    <style:style style:name="T110_75" style:family="text"/>
    <style:style style:name="T110_76" style:family="text">
      <style:text-properties fo:color="#1155cc" fo:font-size="8pt" style:font-size-asian="8pt" style:font-size-complex="8pt" style:text-underline-style="solid" style:text-underline-color="font-color"/>
    </style:style>
    <style:style style:name="T110_77" style:family="text"/>
    <style:style style:name="T110_78" style:family="text">
      <style:text-properties fo:color="#1155cc" fo:font-size="8pt" style:font-size-asian="8pt" style:font-size-complex="8pt" style:text-underline-style="solid" style:text-underline-color="font-color"/>
    </style:style>
    <style:style style:name="T110_79" style:family="text"/>
    <style:style style:name="T110_80" style:family="text">
      <style:text-properties fo:color="#1155cc" fo:font-size="8pt" style:font-size-asian="8pt" style:font-size-complex="8pt" style:text-underline-style="solid" style:text-underline-color="font-color"/>
    </style:style>
    <style:style style:name="T110_81" style:family="text"/>
    <style:style style:name="T110_82" style:family="text">
      <style:text-properties fo:color="#1155cc" fo:font-size="8pt" style:font-size-asian="8pt" style:font-size-complex="8pt" style:text-underline-style="solid" style:text-underline-color="font-color"/>
    </style:style>
    <style:style style:name="T110_83" style:family="text"/>
    <style:style style:name="T110_84" style:family="text">
      <style:text-properties fo:color="#1155cc" fo:font-size="8pt" style:font-size-asian="8pt" style:font-size-complex="8pt" style:text-underline-style="solid" style:text-underline-color="font-color"/>
    </style:style>
    <style:style style:name="T110_85" style:family="text"/>
    <style:style style:name="T110_86" style:family="text">
      <style:text-properties fo:color="#1155cc" fo:font-size="8pt" style:font-size-asian="8pt" style:font-size-complex="8pt" style:text-underline-style="solid" style:text-underline-color="font-color"/>
    </style:style>
    <style:style style:name="T110_87" style:family="text"/>
    <style:style style:name="T110_88" style:family="text">
      <style:text-properties fo:color="#1155cc" fo:font-size="8pt" style:font-size-asian="8pt" style:font-size-complex="8pt" style:text-underline-style="solid" style:text-underline-color="font-color"/>
    </style:style>
    <style:style style:name="T110_89" style:family="text"/>
    <style:style style:name="T110_90" style:family="text">
      <style:text-properties fo:color="#1155cc" fo:font-size="8pt" style:font-size-asian="8pt" style:font-size-complex="8pt" style:text-underline-style="solid" style:text-underline-color="font-color"/>
    </style:style>
    <style:style style:name="T110_91" style:family="text"/>
    <style:style style:name="T110_92" style:family="text">
      <style:text-properties fo:color="#1155cc" fo:font-size="8pt" style:font-size-asian="8pt" style:font-size-complex="8pt" style:text-underline-style="solid" style:text-underline-color="font-color"/>
    </style:style>
    <style:style style:name="T110_93" style:family="text"/>
    <style:style style:name="T110_94" style:family="text">
      <style:text-properties fo:color="#1155cc" fo:font-size="8pt" style:font-size-asian="8pt" style:font-size-complex="8pt" style:text-underline-style="solid" style:text-underline-color="font-color"/>
    </style:style>
    <style:style style:name="T110_95" style:family="text"/>
    <style:style style:name="T110_96" style:family="text">
      <style:text-properties fo:color="#1155cc" fo:font-size="8pt" style:font-size-asian="8pt" style:font-size-complex="8pt" style:text-underline-style="solid" style:text-underline-color="font-color"/>
    </style:style>
    <style:style style:name="T110_97" style:family="text"/>
    <style:style style:name="T110_98" style:family="text">
      <style:text-properties fo:color="#1155cc" fo:font-size="8pt" style:font-size-asian="8pt" style:font-size-complex="8pt" style:text-underline-style="solid" style:text-underline-color="font-color"/>
    </style:style>
    <style:style style:name="T110_99" style:family="text"/>
    <style:style style:name="T110_100" style:family="text">
      <style:text-properties fo:color="#1155cc" fo:font-size="8pt" style:font-size-asian="8pt" style:font-size-complex="8pt" style:text-underline-style="solid" style:text-underline-color="font-color"/>
    </style:style>
    <style:style style:name="T110_101" style:family="text"/>
    <style:style style:name="T110_102" style:family="text">
      <style:text-properties fo:color="#1155cc" fo:font-size="8pt" style:font-size-asian="8pt" style:font-size-complex="8pt" style:text-underline-style="solid" style:text-underline-color="font-color"/>
    </style:style>
    <style:style style:name="T110_103" style:family="text"/>
    <style:style style:name="T110_104" style:family="text">
      <style:text-properties fo:color="#1155cc" fo:font-size="8pt" style:font-size-asian="8pt" style:font-size-complex="8pt" style:text-underline-style="solid" style:text-underline-color="font-color"/>
    </style:style>
    <style:style style:name="T110_105" style:family="text"/>
    <style:style style:name="T110_106" style:family="text">
      <style:text-properties fo:color="#1155cc" fo:font-size="8pt" style:font-size-asian="8pt" style:font-size-complex="8pt" style:text-underline-style="solid" style:text-underline-color="font-color"/>
    </style:style>
    <style:style style:name="T110_107" style:family="text"/>
    <style:style style:name="T110_108" style:family="text">
      <style:text-properties fo:color="#1155cc" fo:font-size="8pt" style:font-size-asian="8pt" style:font-size-complex="8pt" style:text-underline-style="solid" style:text-underline-color="font-color"/>
    </style:style>
    <style:style style:name="T110_109" style:family="text"/>
    <style:style style:name="T110_110" style:family="text">
      <style:text-properties fo:color="#1155cc" fo:font-size="8pt" style:font-size-asian="8pt" style:font-size-complex="8pt" style:text-underline-style="solid" style:text-underline-color="font-color"/>
    </style:style>
    <style:style style:name="T110_111" style:family="text"/>
    <style:style style:name="T110_112" style:family="text">
      <style:text-properties fo:color="#1155cc" fo:font-size="8pt" style:font-size-asian="8pt" style:font-size-complex="8pt" style:text-underline-style="solid" style:text-underline-color="font-color"/>
    </style:style>
    <style:style style:name="T110_113" style:family="text"/>
    <style:style style:name="T110_114" style:family="text">
      <style:text-properties fo:color="#1155cc" fo:font-size="8pt" style:font-size-asian="8pt" style:font-size-complex="8pt" style:text-underline-style="solid" style:text-underline-color="font-color"/>
    </style:style>
    <style:style style:name="T110_115" style:family="text"/>
    <style:style style:name="T110_116" style:family="text">
      <style:text-properties fo:color="#1155cc" fo:font-size="8pt" style:font-size-asian="8pt" style:font-size-complex="8pt" style:text-underline-style="solid" style:text-underline-color="font-color"/>
    </style:style>
    <style:style style:name="T110_117" style:family="text"/>
    <style:style style:name="T110_118" style:family="text">
      <style:text-properties fo:color="#1155cc" fo:font-size="8pt" style:font-size-asian="8pt" style:font-size-complex="8pt" style:text-underline-style="solid" style:text-underline-color="font-color"/>
    </style:style>
    <style:style style:name="T110_119" style:family="text"/>
    <style:style style:name="T110_120" style:family="text">
      <style:text-properties fo:color="#1155cc" fo:font-size="8pt" style:font-size-asian="8pt" style:font-size-complex="8pt" style:text-underline-style="solid" style:text-underline-color="font-color"/>
    </style:style>
    <style:style style:name="T110_121" style:family="text"/>
    <style:style style:name="T110_122" style:family="text">
      <style:text-properties fo:color="#1155cc" fo:font-size="8pt" style:font-size-asian="8pt" style:font-size-complex="8pt" style:text-underline-style="solid" style:text-underline-color="font-color"/>
    </style:style>
    <style:style style:name="T110_123" style:family="text"/>
    <style:style style:name="T110_124" style:family="text">
      <style:text-properties fo:color="#1155cc" fo:font-size="8pt" style:font-size-asian="8pt" style:font-size-complex="8pt" style:text-underline-style="solid" style:text-underline-color="font-color"/>
    </style:style>
    <style:style style:name="T110_125" style:family="text"/>
    <style:style style:name="T110_126" style:family="text">
      <style:text-properties fo:color="#1155cc" fo:font-size="8pt" style:font-size-asian="8pt" style:font-size-complex="8pt" style:text-underline-style="solid" style:text-underline-color="font-color"/>
    </style:style>
    <style:style style:name="T110_127" style:family="text"/>
    <style:style style:name="T110_128" style:family="text">
      <style:text-properties fo:color="#1155cc" fo:font-size="8pt" style:font-size-asian="8pt" style:font-size-complex="8pt" style:text-underline-style="solid" style:text-underline-color="font-color"/>
    </style:style>
    <style:style style:name="T110_129" style:family="text"/>
    <style:style style:name="T110_130" style:family="text">
      <style:text-properties fo:color="#1155cc" fo:font-size="8pt" style:font-size-asian="8pt" style:font-size-complex="8pt" style:text-underline-style="solid" style:text-underline-color="font-color"/>
    </style:style>
    <style:style style:name="T110_131" style:family="text"/>
    <style:style style:name="T110_132" style:family="text">
      <style:text-properties fo:color="#1155cc" fo:font-size="8pt" style:font-size-asian="8pt" style:font-size-complex="8pt" style:text-underline-style="solid" style:text-underline-color="font-color"/>
    </style:style>
    <style:style style:name="T110_133" style:family="text"/>
    <style:style style:name="T110_134" style:family="text">
      <style:text-properties fo:color="#1155cc" fo:font-size="8pt" style:font-size-asian="8pt" style:font-size-complex="8pt" style:text-underline-style="solid" style:text-underline-color="font-color"/>
    </style:style>
    <style:style style:name="T110_135" style:family="text"/>
    <style:style style:name="T110_136" style:family="text">
      <style:text-properties fo:color="#1155cc" fo:font-size="8pt" style:font-size-asian="8pt" style:font-size-complex="8pt" style:text-underline-style="solid" style:text-underline-color="font-color"/>
    </style:style>
    <style:style style:name="T110_137" style:family="text"/>
    <style:style style:name="T110_138" style:family="text">
      <style:text-properties fo:color="#1155cc" fo:font-size="8pt" style:font-size-asian="8pt" style:font-size-complex="8pt" style:text-underline-style="solid" style:text-underline-color="font-color"/>
    </style:style>
    <style:style style:name="T110_139" style:family="text"/>
    <style:style style:name="T110_140" style:family="text">
      <style:text-properties fo:color="#1155cc" fo:font-size="8pt" style:font-size-asian="8pt" style:font-size-complex="8pt" style:text-underline-style="solid" style:text-underline-color="font-color"/>
    </style:style>
    <style:style style:name="T110_141" style:family="text"/>
    <style:style style:name="T110_142" style:family="text">
      <style:text-properties fo:color="#1155cc" fo:font-size="8pt" style:font-size-asian="8pt" style:font-size-complex="8pt" style:text-underline-style="solid" style:text-underline-color="font-color"/>
    </style:style>
    <style:style style:name="T110_143" style:family="text"/>
    <style:style style:name="T110_144" style:family="text">
      <style:text-properties fo:color="#1155cc" fo:font-size="8pt" style:font-size-asian="8pt" style:font-size-complex="8pt" style:text-underline-style="solid" style:text-underline-color="font-color"/>
    </style:style>
    <style:style style:name="T110_145" style:family="text"/>
    <style:style style:name="T110_146" style:family="text">
      <style:text-properties fo:color="#1155cc" fo:font-size="8pt" style:font-size-asian="8pt" style:font-size-complex="8pt" style:text-underline-style="solid" style:text-underline-color="font-color"/>
    </style:style>
    <style:style style:name="T110_147" style:family="text"/>
    <style:style style:name="T110_148" style:family="text">
      <style:text-properties fo:color="#1155cc" fo:font-size="8pt" style:font-size-asian="8pt" style:font-size-complex="8pt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8pt" style:font-size-asian="8pt" style:font-size-complex="8pt" fo:font-weight="bold" style:font-weight-asian="bold" style:font-weight-complex="bold"/>
    </style:style>
    <style:style style:name="T112_2" style:family="text">
      <style:text-properties fo:font-size="8pt" style:font-size-asian="8pt" style:font-size-complex="8pt" fo:font-weight="bold" style:font-weight-asian="bold" style:font-weight-complex="bold"/>
    </style:style>
    <style:style style:name="T112_3" style:family="text">
      <style:text-properties fo:font-size="8pt" style:font-size-asian="8pt" style:font-size-complex="8pt" fo:font-weight="bold" style:font-weight-asian="bold" style:font-weight-complex="bold"/>
    </style:style>
    <style:style style:name="T112_4" style:family="text">
      <style:text-properties fo:font-size="8pt" style:font-size-asian="8pt" style:font-size-complex="8pt" fo:font-weight="bold" style:font-weight-asian="bold" style:font-weight-complex="bold"/>
    </style:style>
    <style:style style:name="T112_5" style:family="text">
      <style:text-properties fo:font-size="8pt" style:font-size-asian="8pt" style:font-size-complex="8pt" fo:font-weight="bold" style:font-weight-asian="bold" style:font-weight-complex="bold"/>
    </style:style>
    <style:style style:name="T112_6" style:family="text">
      <style:text-properties fo:font-size="8pt" style:font-size-asian="8pt" style:font-size-complex="8pt" fo:font-weight="bold" style:font-weight-asian="bold" style:font-weight-complex="bold"/>
    </style:style>
    <style:style style:name="T112_7" style:family="text">
      <style:text-properties fo:font-size="8pt" style:font-size-asian="8pt" style:font-size-complex="8pt" fo:font-weight="bold" style:font-weight-asian="bold" style:font-weight-complex="bold"/>
    </style:style>
    <style:style style:name="T112_8" style:family="text">
      <style:text-properties fo:font-size="8pt" style:font-size-asian="8pt" style:font-size-complex="8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8pt" style:font-size-asian="8pt" style:font-size-complex="8pt"/>
    </style:style>
    <style:style style:name="T114_2" style:family="text">
      <style:text-properties fo:font-size="8pt" style:font-size-asian="8pt" style:font-size-complex="8pt"/>
    </style:style>
    <style:style style:name="T114_3" style:family="text">
      <style:text-properties fo:font-size="8pt" style:font-size-asian="8pt" style:font-size-complex="8pt"/>
    </style:style>
    <style:style style:name="T114_4" style:family="text">
      <style:text-properties fo:font-size="8pt" style:font-size-asian="8pt" style:font-size-complex="8pt"/>
    </style:style>
    <style:style style:name="T114_5" style:family="text">
      <style:text-properties fo:font-size="8pt" style:font-size-asian="8pt" style:font-size-complex="8pt"/>
    </style:style>
    <style:style style:name="T114_6" style:family="text">
      <style:text-properties fo:font-size="8pt" style:font-size-asian="8pt" style:font-size-complex="8pt"/>
    </style:style>
    <style:style style:name="T114_7" style:family="text">
      <style:text-properties fo:font-size="8pt" style:font-size-asian="8pt" style:font-size-complex="8pt"/>
    </style:style>
    <style:style style:name="T114_8" style:family="text">
      <style:text-properties fo:font-size="8pt" style:font-size-asian="8pt" style:font-size-complex="8pt"/>
    </style:style>
    <style:style style:name="T114_9" style:family="text">
      <style:text-properties fo:font-size="8pt" style:font-size-asian="8pt" style:font-size-complex="8pt"/>
    </style:style>
    <style:style style:name="T114_10" style:family="text">
      <style:text-properties fo:font-size="8pt" style:font-size-asian="8pt" style:font-size-complex="8pt"/>
    </style:style>
    <style:style style:name="T114_11" style:family="text">
      <style:text-properties fo:font-size="8pt" style:font-size-asian="8pt" style:font-size-complex="8pt"/>
    </style:style>
    <style:style style:name="T114_12" style:family="text">
      <style:text-properties fo:font-size="8pt" style:font-size-asian="8pt" style:font-size-complex="8pt"/>
    </style:style>
    <style:style style:name="T114_13" style:family="text">
      <style:text-properties fo:font-size="8pt" style:font-size-asian="8pt" style:font-size-complex="8pt"/>
    </style:style>
    <style:style style:name="T114_14" style:family="text">
      <style:text-properties fo:font-size="8pt" style:font-size-asian="8pt" style:font-size-complex="8pt"/>
    </style:style>
    <style:style style:name="T114_15" style:family="text">
      <style:text-properties fo:font-size="8pt" style:font-size-asian="8pt" style:font-size-complex="8pt"/>
    </style:style>
    <style:style style:name="T114_16" style:family="text">
      <style:text-properties fo:font-size="8pt" style:font-size-asian="8pt" style:font-size-complex="8pt"/>
    </style:style>
    <style:style style:name="T114_17" style:family="text">
      <style:text-properties fo:font-size="8pt" style:font-size-asian="8pt" style:font-size-complex="8pt"/>
    </style:style>
    <style:style style:name="T114_18" style:family="text">
      <style:text-properties fo:font-size="8pt" style:font-size-asian="8pt" style:font-size-complex="8pt"/>
    </style:style>
    <style:style style:name="T114_19" style:family="text">
      <style:text-properties fo:font-size="8pt" style:font-size-asian="8pt" style:font-size-complex="8pt"/>
    </style:style>
    <style:style style:name="P11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8pt" style:font-size-asian="8pt" style:font-size-complex="8pt"/>
    </style:style>
    <style:style style:name="T116_2" style:family="text">
      <style:text-properties fo:font-size="8pt" style:font-size-asian="8pt" style:font-size-complex="8pt"/>
    </style:style>
    <style:style style:name="T116_3" style:family="text">
      <style:text-properties fo:font-size="8pt" style:font-size-asian="8pt" style:font-size-complex="8pt"/>
    </style:style>
    <style:style style:name="T116_4" style:family="text">
      <style:text-properties fo:font-size="8pt" style:font-size-asian="8pt" style:font-size-complex="8pt"/>
    </style:style>
    <style:style style:name="T116_5" style:family="text">
      <style:text-properties fo:font-size="8pt" style:font-size-asian="8pt" style:font-size-complex="8pt"/>
    </style:style>
    <style:style style:name="T116_6" style:family="text">
      <style:text-properties fo:font-size="8pt" style:font-size-asian="8pt" style:font-size-complex="8pt"/>
    </style:style>
    <style:style style:name="T116_7" style:family="text">
      <style:text-properties fo:font-size="8pt" style:font-size-asian="8pt" style:font-size-complex="8pt"/>
    </style:style>
    <style:style style:name="T116_8" style:family="text">
      <style:text-properties fo:font-size="8pt" style:font-size-asian="8pt" style:font-size-complex="8pt"/>
    </style:style>
    <style:style style:name="T116_9" style:family="text">
      <style:text-properties fo:font-size="8pt" style:font-size-asian="8pt" style:font-size-complex="8pt"/>
    </style:style>
    <style:style style:name="T116_10" style:family="text">
      <style:text-properties fo:font-size="8pt" style:font-size-asian="8pt" style:font-size-complex="8pt"/>
    </style:style>
    <style:style style:name="T116_11" style:family="text">
      <style:text-properties fo:font-size="8pt" style:font-size-asian="8pt" style:font-size-complex="8pt"/>
    </style:style>
    <style:style style:name="T116_12" style:family="text">
      <style:text-properties fo:font-size="8pt" style:font-size-asian="8pt" style:font-size-complex="8pt"/>
    </style:style>
    <style:style style:name="T116_13" style:family="text">
      <style:text-properties fo:font-size="8pt" style:font-size-asian="8pt" style:font-size-complex="8pt"/>
    </style:style>
    <style:style style:name="T116_14" style:family="text">
      <style:text-properties fo:font-size="8pt" style:font-size-asian="8pt" style:font-size-complex="8pt"/>
    </style:style>
    <style:style style:name="T116_15" style:family="text">
      <style:text-properties fo:font-size="8pt" style:font-size-asian="8pt" style:font-size-complex="8pt"/>
    </style:style>
    <style:style style:name="T116_16" style:family="text">
      <style:text-properties fo:font-size="8pt" style:font-size-asian="8pt" style:font-size-complex="8pt"/>
    </style:style>
    <style:style style:name="T116_17" style:family="text">
      <style:text-properties fo:font-size="8pt" style:font-size-asian="8pt" style:font-size-complex="8pt"/>
    </style:style>
    <style:style style:name="T116_18" style:family="text">
      <style:text-properties fo:font-size="8pt" style:font-size-asian="8pt" style:font-size-complex="8pt"/>
    </style:style>
    <style:style style:name="T116_19" style:family="text">
      <style:text-properties fo:font-size="8pt" style:font-size-asian="8pt" style:font-size-complex="8pt"/>
    </style:style>
    <style:style style:name="T116_20" style:family="text">
      <style:text-properties fo:font-size="8pt" style:font-size-asian="8pt" style:font-size-complex="8pt"/>
    </style:style>
    <style:style style:name="T116_21" style:family="text">
      <style:text-properties fo:font-size="8pt" style:font-size-asian="8pt" style:font-size-complex="8pt"/>
    </style:style>
    <style:style style:name="T116_22" style:family="text">
      <style:text-properties fo:font-size="8pt" style:font-size-asian="8pt" style:font-size-complex="8pt"/>
    </style:style>
    <style:style style:name="T116_23" style:family="text">
      <style:text-properties fo:font-size="8pt" style:font-size-asian="8pt" style:font-size-complex="8pt"/>
    </style:style>
    <style:style style:name="T116_24" style:family="text">
      <style:text-properties fo:font-size="8pt" style:font-size-asian="8pt" style:font-size-complex="8pt"/>
    </style:style>
    <style:style style:name="T116_25" style:family="text">
      <style:text-properties fo:font-size="8pt" style:font-size-asian="8pt" style:font-size-complex="8pt"/>
    </style:style>
    <style:style style:name="T116_26" style:family="text">
      <style:text-properties fo:font-size="8pt" style:font-size-asian="8pt" style:font-size-complex="8pt"/>
    </style:style>
    <style:style style:name="T116_27" style:family="text"/>
    <style:style style:name="T116_28" style:family="text">
      <style:text-properties fo:color="#1155cc" fo:font-size="8pt" style:font-size-asian="8pt" style:font-size-complex="8pt" style:text-underline-style="solid" style:text-underline-color="font-color"/>
    </style:style>
    <style:style style:name="T116_29" style:family="text"/>
    <style:style style:name="T116_30" style:family="text">
      <style:text-properties fo:color="#1155cc" fo:font-size="8pt" style:font-size-asian="8pt" style:font-size-complex="8pt" style:text-underline-style="solid" style:text-underline-color="font-color"/>
    </style:style>
    <style:style style:name="T116_31" style:family="text"/>
    <style:style style:name="T116_32" style:family="text">
      <style:text-properties fo:color="#1155cc" fo:font-size="8pt" style:font-size-asian="8pt" style:font-size-complex="8pt" style:text-underline-style="solid" style:text-underline-color="font-color"/>
    </style:style>
    <style:style style:name="T116_33" style:family="text"/>
    <style:style style:name="T116_34" style:family="text">
      <style:text-properties fo:color="#1155cc" fo:font-size="8pt" style:font-size-asian="8pt" style:font-size-complex="8pt" style:text-underline-style="solid" style:text-underline-color="font-color"/>
    </style:style>
    <style:style style:name="T116_35" style:family="text"/>
    <style:style style:name="T116_36" style:family="text">
      <style:text-properties fo:color="#1155cc" fo:font-size="8pt" style:font-size-asian="8pt" style:font-size-complex="8pt" style:text-underline-style="solid" style:text-underline-color="font-color"/>
    </style:style>
    <style:style style:name="T116_37" style:family="text">
      <style:text-properties fo:font-size="8pt" style:font-size-asian="8pt" style:font-size-complex="8pt"/>
    </style:style>
    <style:style style:name="P117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background-color="#ffffff" fo:color="#222222" fo:font-size="8pt" style:font-size-asian="8pt" style:font-size-complex="8pt"/>
    </style:style>
    <style:style style:name="T118_2" style:family="text">
      <style:text-properties fo:background-color="#ffffff" fo:color="#222222" fo:font-size="8pt" style:font-size-asian="8pt" style:font-size-complex="8pt"/>
    </style:style>
    <style:style style:name="T118_3" style:family="text">
      <style:text-properties fo:background-color="#ffffff" fo:color="#222222" fo:font-size="8pt" style:font-size-asian="8pt" style:font-size-complex="8pt"/>
    </style:style>
    <style:style style:name="T118_4" style:family="text">
      <style:text-properties fo:background-color="#ffffff" fo:color="#222222" fo:font-size="8pt" style:font-size-asian="8pt" style:font-size-complex="8pt"/>
    </style:style>
    <style:style style:name="T118_5" style:family="text">
      <style:text-properties fo:background-color="#ffffff" fo:color="#222222" fo:font-size="8pt" style:font-size-asian="8pt" style:font-size-complex="8pt"/>
    </style:style>
    <style:style style:name="T118_6" style:family="text">
      <style:text-properties fo:background-color="#ffffff" fo:color="#222222" fo:font-size="8pt" style:font-size-asian="8pt" style:font-size-complex="8pt"/>
    </style:style>
    <style:style style:name="T118_7" style:family="text">
      <style:text-properties fo:background-color="#ffffff" fo:color="#222222" fo:font-size="8pt" style:font-size-asian="8pt" style:font-size-complex="8pt"/>
    </style:style>
    <style:style style:name="T118_8" style:family="text">
      <style:text-properties fo:background-color="#ffffff" fo:color="#222222" fo:font-size="8pt" style:font-size-asian="8pt" style:font-size-complex="8pt"/>
    </style:style>
    <style:style style:name="T118_9" style:family="text">
      <style:text-properties fo:background-color="#ffffff" fo:color="#222222" fo:font-size="8pt" style:font-size-asian="8pt" style:font-size-complex="8pt"/>
    </style:style>
    <style:style style:name="T118_10" style:family="text">
      <style:text-properties fo:background-color="#ffffff" fo:color="#222222" fo:font-size="8pt" style:font-size-asian="8pt" style:font-size-complex="8pt"/>
    </style:style>
    <style:style style:name="T118_11" style:family="text">
      <style:text-properties fo:background-color="#ffffff" fo:color="#222222" fo:font-size="8pt" style:font-size-asian="8pt" style:font-size-complex="8pt"/>
    </style:style>
    <style:style style:name="T118_12" style:family="text">
      <style:text-properties fo:background-color="#ffffff" fo:color="#222222" fo:font-size="8pt" style:font-size-asian="8pt" style:font-size-complex="8pt"/>
    </style:style>
    <style:style style:name="T118_13" style:family="text">
      <style:text-properties fo:background-color="#ffffff" fo:color="#222222" fo:font-size="8pt" style:font-size-asian="8pt" style:font-size-complex="8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background-color="#ffffff" fo:color="#222222" fo:font-size="8pt" style:font-size-asian="8pt" style:font-size-complex="8pt"/>
    </style:style>
    <style:style style:name="T119_2" style:family="text">
      <style:text-properties fo:background-color="#ffffff" fo:color="#222222" fo:font-size="8pt" style:font-size-asian="8pt" style:font-size-complex="8pt"/>
    </style:style>
    <style:style style:name="T119_3" style:family="text">
      <style:text-properties fo:background-color="#ffffff" fo:color="#222222" fo:font-size="8pt" style:font-size-asian="8pt" style:font-size-complex="8pt"/>
    </style:style>
    <style:style style:name="T119_4" style:family="text">
      <style:text-properties fo:background-color="#ffffff" fo:color="#222222" fo:font-size="8pt" style:font-size-asian="8pt" style:font-size-complex="8pt"/>
    </style:style>
    <style:style style:name="T119_5" style:family="text">
      <style:text-properties fo:background-color="#ffffff" fo:color="#222222" fo:font-size="8pt" style:font-size-asian="8pt" style:font-size-complex="8pt"/>
    </style:style>
    <style:style style:name="T119_6" style:family="text">
      <style:text-properties fo:background-color="#ffffff" fo:color="#222222" fo:font-size="8pt" style:font-size-asian="8pt" style:font-size-complex="8pt"/>
    </style:style>
    <style:style style:name="T119_7" style:family="text">
      <style:text-properties fo:background-color="#ffffff" fo:color="#222222" fo:font-size="8pt" style:font-size-asian="8pt" style:font-size-complex="8pt"/>
    </style:style>
    <style:style style:name="T119_8" style:family="text">
      <style:text-properties fo:background-color="#ffffff" fo:color="#222222" fo:font-size="8pt" style:font-size-asian="8pt" style:font-size-complex="8pt"/>
    </style:style>
    <style:style style:name="T119_9" style:family="text">
      <style:text-properties fo:background-color="#ffffff" fo:color="#222222" fo:font-size="8pt" style:font-size-asian="8pt" style:font-size-complex="8pt"/>
    </style:style>
    <style:style style:name="T119_10" style:family="text">
      <style:text-properties fo:background-color="#ffffff" fo:color="#222222" fo:font-size="8pt" style:font-size-asian="8pt" style:font-size-complex="8pt"/>
    </style:style>
    <style:style style:name="T119_11" style:family="text">
      <style:text-properties fo:background-color="#ffffff" fo:color="#222222" fo:font-size="8pt" style:font-size-asian="8pt" style:font-size-complex="8pt"/>
    </style:style>
    <style:style style:name="T119_12" style:family="text">
      <style:text-properties fo:background-color="#ffffff" fo:color="#222222" fo:font-size="8pt" style:font-size-asian="8pt" style:font-size-complex="8pt"/>
    </style:style>
    <style:style style:name="T119_13" style:family="text">
      <style:text-properties fo:background-color="#ffffff" fo:color="#222222" fo:font-size="8pt" style:font-size-asian="8pt" style:font-size-complex="8pt"/>
    </style:style>
    <style:style style:name="T119_14" style:family="text">
      <style:text-properties fo:background-color="#ffffff" fo:color="#222222" fo:font-size="8pt" style:font-size-asian="8pt" style:font-size-complex="8pt"/>
    </style:style>
    <style:style style:name="T119_15" style:family="text">
      <style:text-properties fo:background-color="#ffffff" fo:color="#222222" fo:font-size="8pt" style:font-size-asian="8pt" style:font-size-complex="8pt"/>
    </style:style>
    <style:style style:name="T119_16" style:family="text">
      <style:text-properties fo:background-color="#ffffff" fo:color="#222222" fo:font-size="8pt" style:font-size-asian="8pt" style:font-size-complex="8pt"/>
    </style:style>
    <style:style style:name="T119_17" style:family="text">
      <style:text-properties fo:background-color="#ffffff" fo:color="#222222" fo:font-size="8pt" style:font-size-asian="8pt" style:font-size-complex="8pt"/>
    </style:style>
    <style:style style:name="T119_18" style:family="text">
      <style:text-properties fo:background-color="#ffffff" fo:color="#222222" fo:font-size="8pt" style:font-size-asian="8pt" style:font-size-complex="8pt"/>
    </style:style>
    <style:style style:name="T119_19" style:family="text">
      <style:text-properties fo:background-color="#ffffff" fo:color="#222222" fo:font-size="8pt" style:font-size-asian="8pt" style:font-size-complex="8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background-color="#ffffff" fo:color="#222222" fo:font-size="8pt" style:font-size-asian="8pt" style:font-size-complex="8pt"/>
    </style:style>
    <style:style style:name="T120_2" style:family="text">
      <style:text-properties fo:background-color="#ffffff" fo:color="#222222" fo:font-size="8pt" style:font-size-asian="8pt" style:font-size-complex="8pt"/>
    </style:style>
    <style:style style:name="T120_3" style:family="text">
      <style:text-properties fo:background-color="#ffffff" fo:color="#222222" fo:font-size="8pt" style:font-size-asian="8pt" style:font-size-complex="8pt"/>
    </style:style>
    <style:style style:name="T120_4" style:family="text">
      <style:text-properties fo:background-color="#ffffff" fo:color="#222222" fo:font-size="8pt" style:font-size-asian="8pt" style:font-size-complex="8pt"/>
    </style:style>
    <style:style style:name="T120_5" style:family="text">
      <style:text-properties fo:background-color="#ffffff" fo:color="#222222" fo:font-size="8pt" style:font-size-asian="8pt" style:font-size-complex="8pt"/>
    </style:style>
    <style:style style:name="T120_6" style:family="text">
      <style:text-properties fo:background-color="#ffffff" fo:color="#222222" fo:font-size="8pt" style:font-size-asian="8pt" style:font-size-complex="8pt"/>
    </style:style>
    <style:style style:name="T120_7" style:family="text">
      <style:text-properties fo:background-color="#ffffff" fo:color="#222222" fo:font-size="8pt" style:font-size-asian="8pt" style:font-size-complex="8pt"/>
    </style:style>
    <style:style style:name="T120_8" style:family="text">
      <style:text-properties fo:background-color="#ffffff" fo:color="#222222" fo:font-size="8pt" style:font-size-asian="8pt" style:font-size-complex="8pt"/>
    </style:style>
    <style:style style:name="T120_9" style:family="text">
      <style:text-properties fo:background-color="#ffffff" fo:color="#222222" fo:font-size="8pt" style:font-size-asian="8pt" style:font-size-complex="8pt"/>
    </style:style>
    <style:style style:name="T120_10" style:family="text">
      <style:text-properties fo:background-color="#ffffff" fo:color="#222222" fo:font-size="8pt" style:font-size-asian="8pt" style:font-size-complex="8pt"/>
    </style:style>
    <style:style style:name="T120_11" style:family="text">
      <style:text-properties fo:background-color="#ffffff" fo:color="#222222" fo:font-size="8pt" style:font-size-asian="8pt" style:font-size-complex="8pt"/>
    </style:style>
    <style:style style:name="T120_12" style:family="text">
      <style:text-properties fo:background-color="#ffffff" fo:color="#222222" fo:font-size="8pt" style:font-size-asian="8pt" style:font-size-complex="8pt"/>
    </style:style>
    <style:style style:name="T120_13" style:family="text">
      <style:text-properties fo:background-color="#ffffff" fo:color="#222222" fo:font-size="8pt" style:font-size-asian="8pt" style:font-size-complex="8pt"/>
    </style:style>
    <style:style style:name="T120_14" style:family="text">
      <style:text-properties fo:background-color="#ffffff" fo:color="#222222" fo:font-size="8pt" style:font-size-asian="8pt" style:font-size-complex="8pt"/>
    </style:style>
    <style:style style:name="T120_15" style:family="text">
      <style:text-properties fo:background-color="#ffffff" fo:color="#222222" fo:font-size="8pt" style:font-size-asian="8pt" style:font-size-complex="8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background-color="#ffffff" fo:color="#222222" fo:font-size="8pt" style:font-size-asian="8pt" style:font-size-complex="8pt"/>
    </style:style>
    <style:style style:name="T121_2" style:family="text">
      <style:text-properties fo:background-color="#ffffff" fo:color="#222222" fo:font-size="8pt" style:font-size-asian="8pt" style:font-size-complex="8pt"/>
    </style:style>
    <style:style style:name="T121_3" style:family="text">
      <style:text-properties fo:background-color="#ffffff" fo:color="#222222" fo:font-size="8pt" style:font-size-asian="8pt" style:font-size-complex="8pt"/>
    </style:style>
    <style:style style:name="T121_4" style:family="text">
      <style:text-properties fo:background-color="#ffffff" fo:color="#222222" fo:font-size="8pt" style:font-size-asian="8pt" style:font-size-complex="8pt"/>
    </style:style>
    <style:style style:name="T121_5" style:family="text">
      <style:text-properties fo:background-color="#ffffff" fo:color="#222222" fo:font-size="8pt" style:font-size-asian="8pt" style:font-size-complex="8pt"/>
    </style:style>
    <style:style style:name="T121_6" style:family="text">
      <style:text-properties fo:background-color="#ffffff" fo:color="#222222" fo:font-size="8pt" style:font-size-asian="8pt" style:font-size-complex="8pt"/>
    </style:style>
    <style:style style:name="T121_7" style:family="text">
      <style:text-properties fo:background-color="#ffffff" fo:color="#222222" fo:font-size="8pt" style:font-size-asian="8pt" style:font-size-complex="8pt"/>
    </style:style>
    <style:style style:name="T121_8" style:family="text">
      <style:text-properties fo:background-color="#ffffff" fo:color="#222222" fo:font-size="8pt" style:font-size-asian="8pt" style:font-size-complex="8pt"/>
    </style:style>
    <style:style style:name="T121_9" style:family="text">
      <style:text-properties fo:background-color="#ffffff" fo:color="#222222" fo:font-size="8pt" style:font-size-asian="8pt" style:font-size-complex="8pt"/>
    </style:style>
    <style:style style:name="T121_10" style:family="text">
      <style:text-properties fo:background-color="#ffffff" fo:color="#222222" fo:font-size="8pt" style:font-size-asian="8pt" style:font-size-complex="8pt"/>
    </style:style>
    <style:style style:name="T121_11" style:family="text">
      <style:text-properties fo:background-color="#ffffff" fo:color="#222222" fo:font-size="8pt" style:font-size-asian="8pt" style:font-size-complex="8pt"/>
    </style:style>
    <style:style style:name="T121_12" style:family="text">
      <style:text-properties fo:background-color="#ffffff" fo:color="#222222" fo:font-size="8pt" style:font-size-asian="8pt" style:font-size-complex="8pt"/>
    </style:style>
    <style:style style:name="T121_13" style:family="text">
      <style:text-properties fo:background-color="#ffffff" fo:color="#222222" fo:font-size="8pt" style:font-size-asian="8pt" style:font-size-complex="8pt"/>
    </style:style>
    <style:style style:name="T121_14" style:family="text">
      <style:text-properties fo:background-color="#ffffff" fo:color="#222222" fo:font-size="8pt" style:font-size-asian="8pt" style:font-size-complex="8pt"/>
    </style:style>
    <style:style style:name="T121_15" style:family="text">
      <style:text-properties fo:background-color="#ffffff" fo:color="#222222" fo:font-size="8pt" style:font-size-asian="8pt" style:font-size-complex="8pt"/>
    </style:style>
    <style:style style:name="T121_16" style:family="text">
      <style:text-properties fo:background-color="#ffffff" fo:color="#222222" fo:font-size="8pt" style:font-size-asian="8pt" style:font-size-complex="8pt"/>
    </style:style>
    <style:style style:name="T121_17" style:family="text">
      <style:text-properties fo:background-color="#ffffff" fo:color="#222222" fo:font-size="8pt" style:font-size-asian="8pt" style:font-size-complex="8pt"/>
    </style:style>
    <style:style style:name="T121_18" style:family="text">
      <style:text-properties fo:background-color="#ffffff" fo:color="#222222" fo:font-size="8pt" style:font-size-asian="8pt" style:font-size-complex="8pt"/>
    </style:style>
    <style:style style:name="T121_19" style:family="text">
      <style:text-properties fo:background-color="#ffffff" fo:color="#222222" fo:font-size="8pt" style:font-size-asian="8pt" style:font-size-complex="8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background-color="#ffffff" fo:color="#222222" fo:font-size="8pt" style:font-size-asian="8pt" style:font-size-complex="8pt"/>
    </style:style>
    <style:style style:name="T122_2" style:family="text">
      <style:text-properties fo:background-color="#ffffff" fo:color="#222222" fo:font-size="8pt" style:font-size-asian="8pt" style:font-size-complex="8pt"/>
    </style:style>
    <style:style style:name="T122_3" style:family="text">
      <style:text-properties fo:background-color="#ffffff" fo:color="#222222" fo:font-size="8pt" style:font-size-asian="8pt" style:font-size-complex="8pt"/>
    </style:style>
    <style:style style:name="T122_4" style:family="text">
      <style:text-properties fo:background-color="#ffffff" fo:color="#222222" fo:font-size="8pt" style:font-size-asian="8pt" style:font-size-complex="8pt"/>
    </style:style>
    <style:style style:name="T122_5" style:family="text">
      <style:text-properties fo:background-color="#ffffff" fo:color="#222222" fo:font-size="8pt" style:font-size-asian="8pt" style:font-size-complex="8pt"/>
    </style:style>
    <style:style style:name="T122_6" style:family="text">
      <style:text-properties fo:background-color="#ffffff" fo:color="#222222" fo:font-size="8pt" style:font-size-asian="8pt" style:font-size-complex="8pt"/>
    </style:style>
    <style:style style:name="T122_7" style:family="text">
      <style:text-properties fo:background-color="#ffffff" fo:color="#222222" fo:font-size="8pt" style:font-size-asian="8pt" style:font-size-complex="8pt"/>
    </style:style>
    <style:style style:name="T122_8" style:family="text">
      <style:text-properties fo:background-color="#ffffff" fo:color="#222222" fo:font-size="8pt" style:font-size-asian="8pt" style:font-size-complex="8pt"/>
    </style:style>
    <style:style style:name="T122_9" style:family="text">
      <style:text-properties fo:background-color="#ffffff" fo:color="#222222" fo:font-size="8pt" style:font-size-asian="8pt" style:font-size-complex="8pt"/>
    </style:style>
    <style:style style:name="T122_10" style:family="text">
      <style:text-properties fo:background-color="#ffffff" fo:color="#222222" fo:font-size="8pt" style:font-size-asian="8pt" style:font-size-complex="8pt"/>
    </style:style>
    <style:style style:name="T122_11" style:family="text">
      <style:text-properties fo:background-color="#ffffff" fo:color="#222222" fo:font-size="8pt" style:font-size-asian="8pt" style:font-size-complex="8pt"/>
    </style:style>
    <style:style style:name="T122_12" style:family="text">
      <style:text-properties fo:background-color="#ffffff" fo:color="#222222" fo:font-size="8pt" style:font-size-asian="8pt" style:font-size-complex="8pt"/>
    </style:style>
    <style:style style:name="T122_13" style:family="text">
      <style:text-properties fo:background-color="#ffffff" fo:color="#222222" fo:font-size="8pt" style:font-size-asian="8pt" style:font-size-complex="8pt"/>
    </style:style>
    <style:style style:name="T122_14" style:family="text">
      <style:text-properties fo:background-color="#ffffff" fo:color="#222222" fo:font-size="8pt" style:font-size-asian="8pt" style:font-size-complex="8pt"/>
    </style:style>
    <style:style style:name="T122_15" style:family="text">
      <style:text-properties fo:background-color="#ffffff" fo:color="#222222" fo:font-size="8pt" style:font-size-asian="8pt" style:font-size-complex="8pt"/>
    </style:style>
    <style:style style:name="T122_16" style:family="text">
      <style:text-properties fo:background-color="#ffffff" fo:color="#222222" fo:font-size="8pt" style:font-size-asian="8pt" style:font-size-complex="8pt"/>
    </style:style>
    <style:style style:name="T122_17" style:family="text">
      <style:text-properties fo:background-color="#ffffff" fo:color="#222222" fo:font-size="8pt" style:font-size-asian="8pt" style:font-size-complex="8pt"/>
    </style:style>
    <style:style style:name="T122_18" style:family="text">
      <style:text-properties fo:background-color="#ffffff" fo:color="#222222" fo:font-size="8pt" style:font-size-asian="8pt" style:font-size-complex="8pt"/>
    </style:style>
    <style:style style:name="T122_19" style:family="text">
      <style:text-properties fo:background-color="#ffffff" fo:color="#222222" fo:font-size="8pt" style:font-size-asian="8pt" style:font-size-complex="8pt"/>
    </style:style>
    <style:style style:name="T122_20" style:family="text">
      <style:text-properties fo:background-color="#ffffff" fo:color="#222222" fo:font-size="8pt" style:font-size-asian="8pt" style:font-size-complex="8pt"/>
    </style:style>
    <style:style style:name="T122_21" style:family="text">
      <style:text-properties fo:background-color="#ffffff" fo:color="#222222" fo:font-size="8pt" style:font-size-asian="8pt" style:font-size-complex="8pt"/>
    </style:style>
    <style:style style:name="T122_22" style:family="text">
      <style:text-properties fo:background-color="#ffffff" fo:color="#222222" fo:font-size="8pt" style:font-size-asian="8pt" style:font-size-complex="8pt"/>
    </style:style>
    <style:style style:name="T122_23" style:family="text">
      <style:text-properties fo:background-color="#ffffff" fo:color="#222222" fo:font-size="8pt" style:font-size-asian="8pt" style:font-size-complex="8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background-color="#ffffff" fo:color="#222222" fo:font-size="8pt" style:font-size-asian="8pt" style:font-size-complex="8pt"/>
    </style:style>
    <style:style style:name="T123_2" style:family="text">
      <style:text-properties fo:background-color="#ffffff" fo:color="#222222" fo:font-size="8pt" style:font-size-asian="8pt" style:font-size-complex="8pt"/>
    </style:style>
    <style:style style:name="T123_3" style:family="text">
      <style:text-properties fo:background-color="#ffffff" fo:color="#222222" fo:font-size="8pt" style:font-size-asian="8pt" style:font-size-complex="8pt"/>
    </style:style>
    <style:style style:name="T123_4" style:family="text">
      <style:text-properties fo:background-color="#ffffff" fo:color="#222222" fo:font-size="8pt" style:font-size-asian="8pt" style:font-size-complex="8pt"/>
    </style:style>
    <style:style style:name="T123_5" style:family="text">
      <style:text-properties fo:background-color="#ffffff" fo:color="#222222" fo:font-size="8pt" style:font-size-asian="8pt" style:font-size-complex="8pt"/>
    </style:style>
    <style:style style:name="T123_6" style:family="text">
      <style:text-properties fo:background-color="#ffffff" fo:color="#222222" fo:font-size="8pt" style:font-size-asian="8pt" style:font-size-complex="8pt"/>
    </style:style>
    <style:style style:name="T123_7" style:family="text">
      <style:text-properties fo:background-color="#ffffff" fo:color="#222222" fo:font-size="8pt" style:font-size-asian="8pt" style:font-size-complex="8pt"/>
    </style:style>
    <style:style style:name="T123_8" style:family="text">
      <style:text-properties fo:background-color="#ffffff" fo:color="#222222" fo:font-size="8pt" style:font-size-asian="8pt" style:font-size-complex="8pt"/>
    </style:style>
    <style:style style:name="T123_9" style:family="text">
      <style:text-properties fo:background-color="#ffffff" fo:color="#222222" fo:font-size="8pt" style:font-size-asian="8pt" style:font-size-complex="8pt"/>
    </style:style>
    <style:style style:name="T123_10" style:family="text">
      <style:text-properties fo:background-color="#ffffff" fo:color="#222222" fo:font-size="8pt" style:font-size-asian="8pt" style:font-size-complex="8pt"/>
    </style:style>
    <style:style style:name="T123_11" style:family="text">
      <style:text-properties fo:background-color="#ffffff" fo:color="#222222" fo:font-size="8pt" style:font-size-asian="8pt" style:font-size-complex="8pt"/>
    </style:style>
    <style:style style:name="T123_12" style:family="text">
      <style:text-properties fo:background-color="#ffffff" fo:color="#222222" fo:font-size="8pt" style:font-size-asian="8pt" style:font-size-complex="8pt"/>
    </style:style>
    <style:style style:name="T123_13" style:family="text">
      <style:text-properties fo:background-color="#ffffff" fo:color="#222222" fo:font-size="8pt" style:font-size-asian="8pt" style:font-size-complex="8pt"/>
    </style:style>
    <style:style style:name="T123_14" style:family="text">
      <style:text-properties fo:background-color="#ffffff" fo:color="#222222" fo:font-size="8pt" style:font-size-asian="8pt" style:font-size-complex="8pt"/>
    </style:style>
    <style:style style:name="T123_15" style:family="text">
      <style:text-properties fo:background-color="#ffffff" fo:color="#222222" fo:font-size="8pt" style:font-size-asian="8pt" style:font-size-complex="8pt"/>
    </style:style>
    <style:style style:name="T123_16" style:family="text">
      <style:text-properties fo:background-color="#ffffff" fo:color="#222222" fo:font-size="8pt" style:font-size-asian="8pt" style:font-size-complex="8pt"/>
    </style:style>
    <style:style style:name="T123_17" style:family="text">
      <style:text-properties fo:background-color="#ffffff" fo:color="#222222" fo:font-size="8pt" style:font-size-asian="8pt" style:font-size-complex="8pt"/>
    </style:style>
    <style:style style:name="T123_18" style:family="text">
      <style:text-properties fo:background-color="#ffffff" fo:color="#222222" fo:font-size="8pt" style:font-size-asian="8pt" style:font-size-complex="8pt"/>
    </style:style>
    <style:style style:name="T123_19" style:family="text">
      <style:text-properties fo:background-color="#ffffff" fo:color="#222222" fo:font-size="8pt" style:font-size-asian="8pt" style:font-size-complex="8pt"/>
    </style:style>
    <style:style style:name="T123_20" style:family="text">
      <style:text-properties fo:background-color="#ffffff" fo:color="#222222" fo:font-size="8pt" style:font-size-asian="8pt" style:font-size-complex="8pt"/>
    </style:style>
    <style:style style:name="T123_21" style:family="text">
      <style:text-properties fo:background-color="#ffffff" fo:color="#222222" fo:font-size="8pt" style:font-size-asian="8pt" style:font-size-complex="8pt"/>
    </style:style>
    <style:style style:name="T123_22" style:family="text">
      <style:text-properties fo:background-color="#ffffff" fo:color="#222222" fo:font-size="8pt" style:font-size-asian="8pt" style:font-size-complex="8pt"/>
    </style:style>
    <style:style style:name="T123_23" style:family="text">
      <style:text-properties fo:background-color="#ffffff" fo:color="#222222" fo:font-size="8pt" style:font-size-asian="8pt" style:font-size-complex="8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background-color="#ffffff" fo:color="#222222" fo:font-size="8pt" style:font-size-asian="8pt" style:font-size-complex="8pt"/>
    </style:style>
    <style:style style:name="T124_2" style:family="text">
      <style:text-properties fo:background-color="#ffffff" fo:color="#222222" fo:font-size="8pt" style:font-size-asian="8pt" style:font-size-complex="8pt"/>
    </style:style>
    <style:style style:name="T124_3" style:family="text">
      <style:text-properties fo:background-color="#ffffff" fo:color="#222222" fo:font-size="8pt" style:font-size-asian="8pt" style:font-size-complex="8pt"/>
    </style:style>
    <style:style style:name="T124_4" style:family="text">
      <style:text-properties fo:background-color="#ffffff" fo:color="#222222" fo:font-size="8pt" style:font-size-asian="8pt" style:font-size-complex="8pt"/>
    </style:style>
    <style:style style:name="T124_5" style:family="text">
      <style:text-properties fo:background-color="#ffffff" fo:color="#222222" fo:font-size="8pt" style:font-size-asian="8pt" style:font-size-complex="8pt"/>
    </style:style>
    <style:style style:name="T124_6" style:family="text">
      <style:text-properties fo:background-color="#ffffff" fo:color="#222222" fo:font-size="8pt" style:font-size-asian="8pt" style:font-size-complex="8pt"/>
    </style:style>
    <style:style style:name="T124_7" style:family="text">
      <style:text-properties fo:background-color="#ffffff" fo:color="#222222" fo:font-size="8pt" style:font-size-asian="8pt" style:font-size-complex="8pt"/>
    </style:style>
    <style:style style:name="T124_8" style:family="text">
      <style:text-properties fo:background-color="#ffffff" fo:color="#222222" fo:font-size="8pt" style:font-size-asian="8pt" style:font-size-complex="8pt"/>
    </style:style>
    <style:style style:name="T124_9" style:family="text">
      <style:text-properties fo:background-color="#ffffff" fo:color="#222222" fo:font-size="8pt" style:font-size-asian="8pt" style:font-size-complex="8pt"/>
    </style:style>
    <style:style style:name="T124_10" style:family="text">
      <style:text-properties fo:background-color="#ffffff" fo:color="#222222" fo:font-size="8pt" style:font-size-asian="8pt" style:font-size-complex="8pt"/>
    </style:style>
    <style:style style:name="T124_11" style:family="text">
      <style:text-properties fo:background-color="#ffffff" fo:color="#222222" fo:font-size="8pt" style:font-size-asian="8pt" style:font-size-complex="8pt"/>
    </style:style>
    <style:style style:name="T124_12" style:family="text">
      <style:text-properties fo:background-color="#ffffff" fo:color="#222222" fo:font-size="8pt" style:font-size-asian="8pt" style:font-size-complex="8pt"/>
    </style:style>
    <style:style style:name="T124_13" style:family="text">
      <style:text-properties fo:background-color="#ffffff" fo:color="#222222" fo:font-size="8pt" style:font-size-asian="8pt" style:font-size-complex="8pt"/>
    </style:style>
    <style:style style:name="T124_14" style:family="text">
      <style:text-properties fo:background-color="#ffffff" fo:color="#222222" fo:font-size="8pt" style:font-size-asian="8pt" style:font-size-complex="8pt"/>
    </style:style>
    <style:style style:name="T124_15" style:family="text">
      <style:text-properties fo:background-color="#ffffff" fo:color="#222222" fo:font-size="8pt" style:font-size-asian="8pt" style:font-size-complex="8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background-color="#ffffff" fo:color="#222222" fo:font-size="8pt" style:font-size-asian="8pt" style:font-size-complex="8pt"/>
    </style:style>
    <style:style style:name="T125_2" style:family="text">
      <style:text-properties fo:background-color="#ffffff" fo:color="#222222" fo:font-size="8pt" style:font-size-asian="8pt" style:font-size-complex="8pt"/>
    </style:style>
    <style:style style:name="T125_3" style:family="text">
      <style:text-properties fo:background-color="#ffffff" fo:color="#222222" fo:font-size="8pt" style:font-size-asian="8pt" style:font-size-complex="8pt"/>
    </style:style>
    <style:style style:name="T125_4" style:family="text">
      <style:text-properties fo:background-color="#ffffff" fo:color="#222222" fo:font-size="8pt" style:font-size-asian="8pt" style:font-size-complex="8pt"/>
    </style:style>
    <style:style style:name="T125_5" style:family="text">
      <style:text-properties fo:background-color="#ffffff" fo:color="#222222" fo:font-size="8pt" style:font-size-asian="8pt" style:font-size-complex="8pt"/>
    </style:style>
    <style:style style:name="T125_6" style:family="text">
      <style:text-properties fo:background-color="#ffffff" fo:color="#222222" fo:font-size="8pt" style:font-size-asian="8pt" style:font-size-complex="8pt"/>
    </style:style>
    <style:style style:name="T125_7" style:family="text">
      <style:text-properties fo:background-color="#ffffff" fo:color="#222222" fo:font-size="8pt" style:font-size-asian="8pt" style:font-size-complex="8pt"/>
    </style:style>
    <style:style style:name="T125_8" style:family="text">
      <style:text-properties fo:background-color="#ffffff" fo:color="#222222" fo:font-size="8pt" style:font-size-asian="8pt" style:font-size-complex="8pt"/>
    </style:style>
    <style:style style:name="T125_9" style:family="text">
      <style:text-properties fo:background-color="#ffffff" fo:color="#222222" fo:font-size="8pt" style:font-size-asian="8pt" style:font-size-complex="8pt"/>
    </style:style>
    <style:style style:name="T125_10" style:family="text">
      <style:text-properties fo:background-color="#ffffff" fo:color="#222222" fo:font-size="8pt" style:font-size-asian="8pt" style:font-size-complex="8pt"/>
    </style:style>
    <style:style style:name="T125_11" style:family="text">
      <style:text-properties fo:background-color="#ffffff" fo:color="#222222" fo:font-size="8pt" style:font-size-asian="8pt" style:font-size-complex="8pt"/>
    </style:style>
    <style:style style:name="T125_12" style:family="text">
      <style:text-properties fo:background-color="#ffffff" fo:color="#222222" fo:font-size="8pt" style:font-size-asian="8pt" style:font-size-complex="8pt"/>
    </style:style>
    <style:style style:name="T125_13" style:family="text">
      <style:text-properties fo:background-color="#ffffff" fo:color="#222222" fo:font-size="8pt" style:font-size-asian="8pt" style:font-size-complex="8pt"/>
    </style:style>
    <style:style style:name="T125_14" style:family="text">
      <style:text-properties fo:background-color="#ffffff" fo:color="#222222" fo:font-size="8pt" style:font-size-asian="8pt" style:font-size-complex="8pt"/>
    </style:style>
    <style:style style:name="T125_15" style:family="text">
      <style:text-properties fo:background-color="#ffffff" fo:color="#222222" fo:font-size="8pt" style:font-size-asian="8pt" style:font-size-complex="8pt"/>
    </style:style>
    <style:style style:name="T125_16" style:family="text">
      <style:text-properties fo:background-color="#ffffff" fo:color="#222222" fo:font-size="8pt" style:font-size-asian="8pt" style:font-size-complex="8pt"/>
    </style:style>
    <style:style style:name="T125_17" style:family="text">
      <style:text-properties fo:background-color="#ffffff" fo:color="#222222" fo:font-size="8pt" style:font-size-asian="8pt" style:font-size-complex="8pt"/>
    </style:style>
    <style:style style:name="T125_18" style:family="text">
      <style:text-properties fo:background-color="#ffffff" fo:color="#222222" fo:font-size="8pt" style:font-size-asian="8pt" style:font-size-complex="8pt"/>
    </style:style>
    <style:style style:name="T125_19" style:family="text">
      <style:text-properties fo:background-color="#ffffff" fo:color="#222222" fo:font-size="8pt" style:font-size-asian="8pt" style:font-size-complex="8pt"/>
    </style:style>
    <style:style style:name="T125_20" style:family="text">
      <style:text-properties fo:background-color="#ffffff" fo:color="#222222" fo:font-size="8pt" style:font-size-asian="8pt" style:font-size-complex="8pt"/>
    </style:style>
    <style:style style:name="T125_21" style:family="text">
      <style:text-properties fo:background-color="#ffffff" fo:color="#222222" fo:font-size="8pt" style:font-size-asian="8pt" style:font-size-complex="8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background-color="#ffffff" fo:color="#222222" fo:font-size="8pt" style:font-size-asian="8pt" style:font-size-complex="8pt"/>
    </style:style>
    <style:style style:name="T126_2" style:family="text">
      <style:text-properties fo:background-color="#ffffff" fo:color="#222222" fo:font-size="8pt" style:font-size-asian="8pt" style:font-size-complex="8pt"/>
    </style:style>
    <style:style style:name="T126_3" style:family="text">
      <style:text-properties fo:background-color="#ffffff" fo:color="#222222" fo:font-size="8pt" style:font-size-asian="8pt" style:font-size-complex="8pt"/>
    </style:style>
    <style:style style:name="T126_4" style:family="text">
      <style:text-properties fo:background-color="#ffffff" fo:color="#222222" fo:font-size="8pt" style:font-size-asian="8pt" style:font-size-complex="8pt"/>
    </style:style>
    <style:style style:name="T126_5" style:family="text">
      <style:text-properties fo:background-color="#ffffff" fo:color="#222222" fo:font-size="8pt" style:font-size-asian="8pt" style:font-size-complex="8pt"/>
    </style:style>
    <style:style style:name="T126_6" style:family="text">
      <style:text-properties fo:background-color="#ffffff" fo:color="#222222" fo:font-size="8pt" style:font-size-asian="8pt" style:font-size-complex="8pt"/>
    </style:style>
    <style:style style:name="T126_7" style:family="text">
      <style:text-properties fo:background-color="#ffffff" fo:color="#222222" fo:font-size="8pt" style:font-size-asian="8pt" style:font-size-complex="8pt"/>
    </style:style>
    <style:style style:name="T126_8" style:family="text">
      <style:text-properties fo:background-color="#ffffff" fo:color="#222222" fo:font-size="8pt" style:font-size-asian="8pt" style:font-size-complex="8pt"/>
    </style:style>
    <style:style style:name="T126_9" style:family="text">
      <style:text-properties fo:background-color="#ffffff" fo:color="#222222" fo:font-size="8pt" style:font-size-asian="8pt" style:font-size-complex="8pt"/>
    </style:style>
    <style:style style:name="T126_10" style:family="text">
      <style:text-properties fo:background-color="#ffffff" fo:color="#222222" fo:font-size="8pt" style:font-size-asian="8pt" style:font-size-complex="8pt"/>
    </style:style>
    <style:style style:name="T126_11" style:family="text">
      <style:text-properties fo:background-color="#ffffff" fo:color="#222222" fo:font-size="8pt" style:font-size-asian="8pt" style:font-size-complex="8pt"/>
    </style:style>
    <style:style style:name="T126_12" style:family="text">
      <style:text-properties fo:background-color="#ffffff" fo:color="#222222" fo:font-size="8pt" style:font-size-asian="8pt" style:font-size-complex="8pt"/>
    </style:style>
    <style:style style:name="T126_13" style:family="text">
      <style:text-properties fo:background-color="#ffffff" fo:color="#222222" fo:font-size="8pt" style:font-size-asian="8pt" style:font-size-complex="8pt"/>
    </style:style>
    <style:style style:name="T126_14" style:family="text">
      <style:text-properties fo:background-color="#ffffff" fo:color="#222222" fo:font-size="8pt" style:font-size-asian="8pt" style:font-size-complex="8pt"/>
    </style:style>
    <style:style style:name="T126_15" style:family="text">
      <style:text-properties fo:background-color="#ffffff" fo:color="#222222" fo:font-size="8pt" style:font-size-asian="8pt" style:font-size-complex="8pt"/>
    </style:style>
    <style:style style:name="T126_16" style:family="text">
      <style:text-properties fo:background-color="#ffffff" fo:color="#222222" fo:font-size="8pt" style:font-size-asian="8pt" style:font-size-complex="8pt"/>
    </style:style>
    <style:style style:name="T126_17" style:family="text">
      <style:text-properties fo:background-color="#ffffff" fo:color="#222222" fo:font-size="8pt" style:font-size-asian="8pt" style:font-size-complex="8pt"/>
    </style:style>
    <style:style style:name="T126_18" style:family="text">
      <style:text-properties fo:background-color="#ffffff" fo:color="#222222" fo:font-size="8pt" style:font-size-asian="8pt" style:font-size-complex="8pt"/>
    </style:style>
    <style:style style:name="T126_19" style:family="text">
      <style:text-properties fo:background-color="#ffffff" fo:color="#222222" fo:font-size="8pt" style:font-size-asian="8pt" style:font-size-complex="8pt"/>
    </style:style>
    <style:style style:name="T126_20" style:family="text">
      <style:text-properties fo:background-color="#ffffff" fo:color="#222222" fo:font-size="8pt" style:font-size-asian="8pt" style:font-size-complex="8pt"/>
    </style:style>
    <style:style style:name="T126_21" style:family="text">
      <style:text-properties fo:background-color="#ffffff" fo:color="#222222" fo:font-size="8pt" style:font-size-asian="8pt" style:font-size-complex="8pt"/>
    </style:style>
    <style:style style:name="T126_22" style:family="text">
      <style:text-properties fo:background-color="#ffffff" fo:color="#222222" fo:font-size="8pt" style:font-size-asian="8pt" style:font-size-complex="8pt"/>
    </style:style>
    <style:style style:name="T126_23" style:family="text">
      <style:text-properties fo:background-color="#ffffff" fo:color="#222222" fo:font-size="8pt" style:font-size-asian="8pt" style:font-size-complex="8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fffff" fo:color="#222222" fo:font-size="8pt" style:font-size-asian="8pt" style:font-size-complex="8pt"/>
    </style:style>
    <style:style style:name="T127_2" style:family="text">
      <style:text-properties fo:background-color="#ffffff" fo:color="#222222" fo:font-size="8pt" style:font-size-asian="8pt" style:font-size-complex="8pt"/>
    </style:style>
    <style:style style:name="T127_3" style:family="text">
      <style:text-properties fo:background-color="#ffffff" fo:color="#222222" fo:font-size="8pt" style:font-size-asian="8pt" style:font-size-complex="8pt"/>
    </style:style>
    <style:style style:name="T127_4" style:family="text">
      <style:text-properties fo:background-color="#ffffff" fo:color="#222222" fo:font-size="8pt" style:font-size-asian="8pt" style:font-size-complex="8pt"/>
    </style:style>
    <style:style style:name="T127_5" style:family="text">
      <style:text-properties fo:background-color="#ffffff" fo:color="#222222" fo:font-size="8pt" style:font-size-asian="8pt" style:font-size-complex="8pt"/>
    </style:style>
    <style:style style:name="T127_6" style:family="text">
      <style:text-properties fo:background-color="#ffffff" fo:color="#222222" fo:font-size="8pt" style:font-size-asian="8pt" style:font-size-complex="8pt"/>
    </style:style>
    <style:style style:name="T127_7" style:family="text">
      <style:text-properties fo:background-color="#ffffff" fo:color="#222222" fo:font-size="8pt" style:font-size-asian="8pt" style:font-size-complex="8pt"/>
    </style:style>
    <style:style style:name="T127_8" style:family="text">
      <style:text-properties fo:background-color="#ffffff" fo:color="#222222" fo:font-size="8pt" style:font-size-asian="8pt" style:font-size-complex="8pt"/>
    </style:style>
    <style:style style:name="T127_9" style:family="text">
      <style:text-properties fo:background-color="#ffffff" fo:color="#222222" fo:font-size="8pt" style:font-size-asian="8pt" style:font-size-complex="8pt"/>
    </style:style>
    <style:style style:name="T127_10" style:family="text">
      <style:text-properties fo:background-color="#ffffff" fo:color="#222222" fo:font-size="8pt" style:font-size-asian="8pt" style:font-size-complex="8pt"/>
    </style:style>
    <style:style style:name="T127_11" style:family="text">
      <style:text-properties fo:background-color="#ffffff" fo:color="#222222" fo:font-size="8pt" style:font-size-asian="8pt" style:font-size-complex="8pt"/>
    </style:style>
    <style:style style:name="T127_12" style:family="text">
      <style:text-properties fo:background-color="#ffffff" fo:color="#222222" fo:font-size="8pt" style:font-size-asian="8pt" style:font-size-complex="8pt"/>
    </style:style>
    <style:style style:name="T127_13" style:family="text">
      <style:text-properties fo:background-color="#ffffff" fo:color="#222222" fo:font-size="8pt" style:font-size-asian="8pt" style:font-size-complex="8pt"/>
    </style:style>
    <style:style style:name="T127_14" style:family="text">
      <style:text-properties fo:background-color="#ffffff" fo:color="#222222" fo:font-size="8pt" style:font-size-asian="8pt" style:font-size-complex="8pt"/>
    </style:style>
    <style:style style:name="T127_15" style:family="text">
      <style:text-properties fo:background-color="#ffffff" fo:color="#222222" fo:font-size="8pt" style:font-size-asian="8pt" style:font-size-complex="8pt"/>
    </style:style>
    <style:style style:name="T127_16" style:family="text">
      <style:text-properties fo:background-color="#ffffff" fo:color="#222222" fo:font-size="8pt" style:font-size-asian="8pt" style:font-size-complex="8pt"/>
    </style:style>
    <style:style style:name="T127_17" style:family="text">
      <style:text-properties fo:background-color="#ffffff" fo:color="#222222" fo:font-size="8pt" style:font-size-asian="8pt" style:font-size-complex="8pt"/>
    </style:style>
    <style:style style:name="T127_18" style:family="text">
      <style:text-properties fo:background-color="#ffffff" fo:color="#222222" fo:font-size="8pt" style:font-size-asian="8pt" style:font-size-complex="8pt"/>
    </style:style>
    <style:style style:name="T127_19" style:family="text">
      <style:text-properties fo:background-color="#ffffff" fo:color="#222222" fo:font-size="8pt" style:font-size-asian="8pt" style:font-size-complex="8pt"/>
    </style:style>
    <style:style style:name="T127_20" style:family="text">
      <style:text-properties fo:background-color="#ffffff" fo:color="#222222" fo:font-size="8pt" style:font-size-asian="8pt" style:font-size-complex="8pt"/>
    </style:style>
    <style:style style:name="T127_21" style:family="text">
      <style:text-properties fo:background-color="#ffffff" fo:color="#222222" fo:font-size="8pt" style:font-size-asian="8pt" style:font-size-complex="8pt"/>
    </style:style>
    <style:style style:name="T127_22" style:family="text">
      <style:text-properties fo:background-color="#ffffff" fo:color="#222222" fo:font-size="8pt" style:font-size-asian="8pt" style:font-size-complex="8pt"/>
    </style:style>
    <style:style style:name="T127_23" style:family="text">
      <style:text-properties fo:background-color="#ffffff" fo:color="#222222" fo:font-size="8pt" style:font-size-asian="8pt" style:font-size-complex="8pt"/>
    </style:style>
    <style:style style:name="T127_24" style:family="text">
      <style:text-properties fo:background-color="#ffffff" fo:color="#222222" fo:font-size="8pt" style:font-size-asian="8pt" style:font-size-complex="8pt"/>
    </style:style>
    <style:style style:name="T127_25" style:family="text">
      <style:text-properties fo:background-color="#ffffff" fo:color="#222222" fo:font-size="8pt" style:font-size-asian="8pt" style:font-size-complex="8pt"/>
    </style:style>
    <style:style style:name="T127_26" style:family="text">
      <style:text-properties fo:background-color="#ffffff" fo:color="#222222" fo:font-size="8pt" style:font-size-asian="8pt" style:font-size-complex="8pt"/>
    </style:style>
    <style:style style:name="T127_27" style:family="text">
      <style:text-properties fo:background-color="#ffffff" fo:color="#222222" fo:font-size="8pt" style:font-size-asian="8pt" style:font-size-complex="8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background-color="#ffffff" fo:color="#222222" fo:font-size="8pt" style:font-size-asian="8pt" style:font-size-complex="8pt"/>
    </style:style>
    <style:style style:name="T128_2" style:family="text">
      <style:text-properties fo:background-color="#ffffff" fo:color="#222222" fo:font-size="8pt" style:font-size-asian="8pt" style:font-size-complex="8pt"/>
    </style:style>
    <style:style style:name="T128_3" style:family="text">
      <style:text-properties fo:background-color="#ffffff" fo:color="#222222" fo:font-size="8pt" style:font-size-asian="8pt" style:font-size-complex="8pt"/>
    </style:style>
    <style:style style:name="T128_4" style:family="text">
      <style:text-properties fo:background-color="#ffffff" fo:color="#222222" fo:font-size="8pt" style:font-size-asian="8pt" style:font-size-complex="8pt"/>
    </style:style>
    <style:style style:name="T128_5" style:family="text">
      <style:text-properties fo:background-color="#ffffff" fo:color="#222222" fo:font-size="8pt" style:font-size-asian="8pt" style:font-size-complex="8pt"/>
    </style:style>
    <style:style style:name="T128_6" style:family="text">
      <style:text-properties fo:background-color="#ffffff" fo:color="#222222" fo:font-size="8pt" style:font-size-asian="8pt" style:font-size-complex="8pt"/>
    </style:style>
    <style:style style:name="T128_7" style:family="text">
      <style:text-properties fo:background-color="#ffffff" fo:color="#222222" fo:font-size="8pt" style:font-size-asian="8pt" style:font-size-complex="8pt"/>
    </style:style>
    <style:style style:name="T128_8" style:family="text">
      <style:text-properties fo:background-color="#ffffff" fo:color="#222222" fo:font-size="8pt" style:font-size-asian="8pt" style:font-size-complex="8pt"/>
    </style:style>
    <style:style style:name="T128_9" style:family="text">
      <style:text-properties fo:background-color="#ffffff" fo:color="#222222" fo:font-size="8pt" style:font-size-asian="8pt" style:font-size-complex="8pt"/>
    </style:style>
    <style:style style:name="T128_10" style:family="text">
      <style:text-properties fo:background-color="#ffffff" fo:color="#222222" fo:font-size="8pt" style:font-size-asian="8pt" style:font-size-complex="8pt"/>
    </style:style>
    <style:style style:name="T128_11" style:family="text">
      <style:text-properties fo:background-color="#ffffff" fo:color="#222222" fo:font-size="8pt" style:font-size-asian="8pt" style:font-size-complex="8pt"/>
    </style:style>
    <style:style style:name="T128_12" style:family="text">
      <style:text-properties fo:background-color="#ffffff" fo:color="#222222" fo:font-size="8pt" style:font-size-asian="8pt" style:font-size-complex="8pt"/>
    </style:style>
    <style:style style:name="T128_13" style:family="text">
      <style:text-properties fo:background-color="#ffffff" fo:color="#222222" fo:font-size="8pt" style:font-size-asian="8pt" style:font-size-complex="8pt"/>
    </style:style>
    <style:style style:name="T128_14" style:family="text">
      <style:text-properties fo:background-color="#ffffff" fo:color="#222222" fo:font-size="8pt" style:font-size-asian="8pt" style:font-size-complex="8pt"/>
    </style:style>
    <style:style style:name="T128_15" style:family="text">
      <style:text-properties fo:background-color="#ffffff" fo:color="#222222" fo:font-size="8pt" style:font-size-asian="8pt" style:font-size-complex="8pt"/>
    </style:style>
    <style:style style:name="T128_16" style:family="text">
      <style:text-properties fo:background-color="#ffffff" fo:color="#222222" fo:font-size="8pt" style:font-size-asian="8pt" style:font-size-complex="8pt"/>
    </style:style>
    <style:style style:name="T128_17" style:family="text">
      <style:text-properties fo:background-color="#ffffff" fo:color="#222222" fo:font-size="8pt" style:font-size-asian="8pt" style:font-size-complex="8pt"/>
    </style:style>
    <style:style style:name="P129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30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8pt" style:font-size-asian="8pt" style:font-size-complex="8pt" fo:font-weight="bold" style:font-weight-asian="bold" style:font-weight-complex="bold"/>
    </style:style>
    <style:style style:name="T131_2" style:family="text">
      <style:text-properties fo:font-size="8pt" style:font-size-asian="8pt" style:font-size-complex="8pt" fo:font-weight="bold" style:font-weight-asian="bold" style:font-weight-complex="bold"/>
    </style:style>
    <style:style style:name="T131_3" style:family="text">
      <style:text-properties fo:font-size="8pt" style:font-size-asian="8pt" style:font-size-complex="8pt" fo:font-weight="bold" style:font-weight-asian="bold" style:font-weight-complex="bold"/>
    </style:style>
    <style:style style:name="T131_4" style:family="text">
      <style:text-properties fo:font-size="8pt" style:font-size-asian="8pt" style:font-size-complex="8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background-color="#ffffff" fo:font-size="8pt" style:font-size-asian="8pt" style:font-size-complex="8pt"/>
    </style:style>
    <style:style style:name="T132_2" style:family="text">
      <style:text-properties fo:background-color="#ffffff" fo:font-size="8pt" style:font-size-asian="8pt" style:font-size-complex="8pt"/>
    </style:style>
    <style:style style:name="T132_3" style:family="text">
      <style:text-properties fo:background-color="#ffffff" fo:font-size="8pt" style:font-size-asian="8pt" style:font-size-complex="8pt"/>
    </style:style>
    <style:style style:name="T132_4" style:family="text">
      <style:text-properties fo:background-color="#ffffff" fo:font-size="8pt" style:font-size-asian="8pt" style:font-size-complex="8pt"/>
    </style:style>
    <style:style style:name="T132_5" style:family="text">
      <style:text-properties fo:background-color="#ffffff" fo:font-size="8pt" style:font-size-asian="8pt" style:font-size-complex="8pt"/>
    </style:style>
    <style:style style:name="T132_6" style:family="text">
      <style:text-properties fo:background-color="#ffffff" fo:font-size="8pt" style:font-size-asian="8pt" style:font-size-complex="8pt"/>
    </style:style>
    <style:style style:name="T132_7" style:family="text">
      <style:text-properties fo:background-color="#ffffff" fo:font-size="8pt" style:font-size-asian="8pt" style:font-size-complex="8pt"/>
    </style:style>
    <style:style style:name="T132_8" style:family="text">
      <style:text-properties fo:background-color="#ffffff" fo:font-size="8pt" style:font-size-asian="8pt" style:font-size-complex="8pt"/>
    </style:style>
    <style:style style:name="T132_9" style:family="text">
      <style:text-properties fo:background-color="#ffffff" fo:font-size="8pt" style:font-size-asian="8pt" style:font-size-complex="8pt"/>
    </style:style>
    <style:style style:name="T132_10" style:family="text">
      <style:text-properties fo:background-color="#ffffff" fo:font-size="8pt" style:font-size-asian="8pt" style:font-size-complex="8pt"/>
    </style:style>
    <style:style style:name="T132_11" style:family="text">
      <style:text-properties fo:background-color="#ffffff" fo:font-size="8pt" style:font-size-asian="8pt" style:font-size-complex="8pt"/>
    </style:style>
    <style:style style:name="T132_12" style:family="text">
      <style:text-properties fo:background-color="#ffffff" fo:font-size="8pt" style:font-size-asian="8pt" style:font-size-complex="8pt"/>
    </style:style>
    <style:style style:name="T132_13" style:family="text">
      <style:text-properties fo:background-color="#ffffff" fo:font-size="8pt" style:font-size-asian="8pt" style:font-size-complex="8pt"/>
    </style:style>
    <style:style style:name="T132_14" style:family="text">
      <style:text-properties fo:background-color="#ffffff" fo:font-size="8pt" style:font-size-asian="8pt" style:font-size-complex="8pt"/>
    </style:style>
    <style:style style:name="P133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background-color="#ffffff" fo:font-size="8pt" style:font-size-asian="8pt" style:font-size-complex="8pt"/>
    </style:style>
    <style:style style:name="T134_2" style:family="text">
      <style:text-properties fo:background-color="#ffffff" fo:font-size="8pt" style:font-size-asian="8pt" style:font-size-complex="8pt"/>
    </style:style>
    <style:style style:name="T134_3" style:family="text">
      <style:text-properties fo:background-color="#ffffff" fo:font-size="8pt" style:font-size-asian="8pt" style:font-size-complex="8pt"/>
    </style:style>
    <style:style style:name="T134_4" style:family="text">
      <style:text-properties fo:background-color="#ffffff" fo:font-size="8pt" style:font-size-asian="8pt" style:font-size-complex="8pt"/>
    </style:style>
    <style:style style:name="T134_5" style:family="text">
      <style:text-properties fo:background-color="#ffffff" fo:font-size="8pt" style:font-size-asian="8pt" style:font-size-complex="8pt"/>
    </style:style>
    <style:style style:name="T134_6" style:family="text">
      <style:text-properties fo:background-color="#ffffff" fo:font-size="8pt" style:font-size-asian="8pt" style:font-size-complex="8pt"/>
    </style:style>
    <style:style style:name="T134_7" style:family="text">
      <style:text-properties fo:background-color="#ffffff" fo:font-size="8pt" style:font-size-asian="8pt" style:font-size-complex="8pt"/>
    </style:style>
    <style:style style:name="T134_8" style:family="text">
      <style:text-properties fo:background-color="#ffffff" fo:font-size="8pt" style:font-size-asian="8pt" style:font-size-complex="8pt"/>
    </style:style>
    <style:style style:name="T134_9" style:family="text">
      <style:text-properties fo:background-color="#ffffff" fo:font-size="8pt" style:font-size-asian="8pt" style:font-size-complex="8pt"/>
    </style:style>
    <style:style style:name="T134_10" style:family="text">
      <style:text-properties fo:background-color="#ffffff" fo:font-size="8pt" style:font-size-asian="8pt" style:font-size-complex="8pt"/>
    </style:style>
    <style:style style:name="T134_11" style:family="text">
      <style:text-properties fo:background-color="#ffffff" fo:font-size="8pt" style:font-size-asian="8pt" style:font-size-complex="8pt"/>
    </style:style>
    <style:style style:name="T134_12" style:family="text">
      <style:text-properties fo:background-color="#ffffff" fo:font-size="8pt" style:font-size-asian="8pt" style:font-size-complex="8pt"/>
    </style:style>
    <style:style style:name="T134_13" style:family="text">
      <style:text-properties fo:background-color="#ffffff" fo:font-size="8pt" style:font-size-asian="8pt" style:font-size-complex="8pt"/>
    </style:style>
    <style:style style:name="T134_14" style:family="text">
      <style:text-properties fo:background-color="#ffffff" fo:font-size="8pt" style:font-size-asian="8pt" style:font-size-complex="8pt"/>
    </style:style>
    <style:style style:name="T134_15" style:family="text">
      <style:text-properties fo:background-color="#ffffff" fo:font-size="8pt" style:font-size-asian="8pt" style:font-size-complex="8pt"/>
    </style:style>
    <style:style style:name="T134_16" style:family="text">
      <style:text-properties fo:background-color="#ffffff" fo:font-size="8pt" style:font-size-asian="8pt" style:font-size-complex="8pt"/>
    </style:style>
    <style:style style:name="P13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background-color="#ffffff" fo:font-size="8pt" style:font-size-asian="8pt" style:font-size-complex="8pt"/>
    </style:style>
    <style:style style:name="T136_2" style:family="text">
      <style:text-properties fo:background-color="#ffffff" fo:font-size="8pt" style:font-size-asian="8pt" style:font-size-complex="8pt"/>
    </style:style>
    <style:style style:name="P137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38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8pt" style:font-size-asian="8pt" style:font-size-complex="8pt" fo:font-weight="bold" style:font-weight-asian="bold" style:font-weight-complex="bold"/>
    </style:style>
    <style:style style:name="T139_2" style:family="text">
      <style:text-properties fo:font-size="8pt" style:font-size-asian="8pt" style:font-size-complex="8pt" fo:font-weight="bold" style:font-weight-asian="bold" style:font-weight-complex="bold"/>
    </style:style>
    <style:style style:name="T139_3" style:family="text">
      <style:text-properties fo:font-size="8pt" style:font-size-asian="8pt" style:font-size-complex="8pt" fo:font-weight="bold" style:font-weight-asian="bold" style:font-weight-complex="bold"/>
    </style:style>
    <style:style style:name="T139_4" style:family="text">
      <style:text-properties fo:font-size="8pt" style:font-size-asian="8pt" style:font-size-complex="8pt" fo:font-weight="bold" style:font-weight-asian="bold" style:font-weight-complex="bold"/>
    </style:style>
    <style:style style:name="T139_5" style:family="text">
      <style:text-properties fo:font-size="8pt" style:font-size-asian="8pt" style:font-size-complex="8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41" style:family="paragraph" style:parent-style-name="Standard">
      <style:paragraph-properties fo:break-before="auto" fo:text-indent="1.27cm" fo:line-height="115%" style:writing-mode="lr-tb"/>
    </style:style>
    <style:style style:name="T141_1" style:family="text"/>
    <style:style style:name="T141_2" style:family="text">
      <style:text-properties fo:color="#1155cc" fo:font-size="8pt" style:font-size-asian="8pt" style:font-size-complex="8pt" style:text-underline-style="solid" style:text-underline-color="font-color"/>
    </style:style>
    <style:style style:name="T141_3" style:family="text"/>
    <style:style style:name="T141_4" style:family="text">
      <style:text-properties fo:color="#1155cc" fo:font-size="8pt" style:font-size-asian="8pt" style:font-size-complex="8pt" style:text-underline-style="solid" style:text-underline-color="font-color"/>
    </style:style>
    <style:style style:name="T141_5" style:family="text"/>
    <style:style style:name="T141_6" style:family="text">
      <style:text-properties fo:color="#1155cc" fo:font-size="8pt" style:font-size-asian="8pt" style:font-size-complex="8pt" style:text-underline-style="solid" style:text-underline-color="font-color"/>
    </style:style>
    <style:style style:name="T141_7" style:family="text"/>
    <style:style style:name="T141_8" style:family="text">
      <style:text-properties fo:color="#1155cc" fo:font-size="8pt" style:font-size-asian="8pt" style:font-size-complex="8pt" style:text-underline-style="solid" style:text-underline-color="font-color"/>
    </style:style>
    <style:style style:name="T141_9" style:family="text"/>
    <style:style style:name="T141_10" style:family="text">
      <style:text-properties fo:color="#1155cc" fo:font-size="8pt" style:font-size-asian="8pt" style:font-size-complex="8pt" style:text-underline-style="solid" style:text-underline-color="font-color"/>
    </style:style>
    <style:style style:name="T141_11" style:family="text"/>
    <style:style style:name="T141_12" style:family="text">
      <style:text-properties fo:color="#1155cc" fo:font-size="8pt" style:font-size-asian="8pt" style:font-size-complex="8pt" style:text-underline-style="solid" style:text-underline-color="font-color"/>
    </style:style>
    <style:style style:name="T141_13" style:family="text"/>
    <style:style style:name="T141_14" style:family="text">
      <style:text-properties fo:color="#1155cc" fo:font-size="8pt" style:font-size-asian="8pt" style:font-size-complex="8pt" style:text-underline-style="solid" style:text-underline-color="font-color"/>
    </style:style>
    <style:style style:name="T141_15" style:family="text"/>
    <style:style style:name="T141_16" style:family="text">
      <style:text-properties fo:color="#1155cc" fo:font-size="8pt" style:font-size-asian="8pt" style:font-size-complex="8pt" style:text-underline-style="solid" style:text-underline-color="font-color"/>
    </style:style>
    <style:style style:name="T141_17" style:family="text"/>
    <style:style style:name="T141_18" style:family="text">
      <style:text-properties fo:color="#1155cc" fo:font-size="8pt" style:font-size-asian="8pt" style:font-size-complex="8pt" style:text-underline-style="solid" style:text-underline-color="font-color"/>
    </style:style>
    <style:style style:name="T141_19" style:family="text"/>
    <style:style style:name="T141_20" style:family="text">
      <style:text-properties fo:color="#1155cc" fo:font-size="8pt" style:font-size-asian="8pt" style:font-size-complex="8pt" style:text-underline-style="solid" style:text-underline-color="font-color"/>
    </style:style>
    <style:style style:name="T141_21" style:family="text"/>
    <style:style style:name="T141_22" style:family="text">
      <style:text-properties fo:color="#1155cc" fo:font-size="8pt" style:font-size-asian="8pt" style:font-size-complex="8pt" style:text-underline-style="solid" style:text-underline-color="font-color"/>
    </style:style>
    <style:style style:name="T141_23" style:family="text"/>
    <style:style style:name="T141_24" style:family="text">
      <style:text-properties fo:color="#1155cc" fo:font-size="8pt" style:font-size-asian="8pt" style:font-size-complex="8pt" style:text-underline-style="solid" style:text-underline-color="font-color"/>
    </style:style>
    <style:style style:name="T141_25" style:family="text"/>
    <style:style style:name="T141_26" style:family="text">
      <style:text-properties fo:color="#1155cc" fo:font-size="8pt" style:font-size-asian="8pt" style:font-size-complex="8pt" style:text-underline-style="solid" style:text-underline-color="font-color"/>
    </style:style>
    <style:style style:name="P142" style:family="paragraph" style:parent-style-name="Standard">
      <style:paragraph-properties fo:break-before="auto" fo:text-indent="1.27cm" fo:line-height="115%" style:writing-mode="lr-tb"/>
    </style:style>
    <style:style style:name="T142_1" style:family="text"/>
    <style:style style:name="T142_2" style:family="text">
      <style:text-properties fo:color="#1155cc" fo:font-size="8pt" style:font-size-asian="8pt" style:font-size-complex="8pt" style:text-underline-style="solid" style:text-underline-color="font-color"/>
    </style:style>
    <style:style style:name="T142_3" style:family="text"/>
    <style:style style:name="T142_4" style:family="text">
      <style:text-properties fo:color="#1155cc" fo:font-size="8pt" style:font-size-asian="8pt" style:font-size-complex="8pt" style:text-underline-style="solid" style:text-underline-color="font-color"/>
    </style:style>
    <style:style style:name="T142_5" style:family="text"/>
    <style:style style:name="T142_6" style:family="text">
      <style:text-properties fo:color="#1155cc" fo:font-size="8pt" style:font-size-asian="8pt" style:font-size-complex="8pt" style:text-underline-style="solid" style:text-underline-color="font-color"/>
    </style:style>
    <style:style style:name="T142_7" style:family="text"/>
    <style:style style:name="T142_8" style:family="text">
      <style:text-properties fo:color="#1155cc" fo:font-size="8pt" style:font-size-asian="8pt" style:font-size-complex="8pt" style:text-underline-style="solid" style:text-underline-color="font-color"/>
    </style:style>
    <style:style style:name="T142_9" style:family="text"/>
    <style:style style:name="T142_10" style:family="text">
      <style:text-properties fo:color="#1155cc" fo:font-size="8pt" style:font-size-asian="8pt" style:font-size-complex="8pt" style:text-underline-style="solid" style:text-underline-color="font-color"/>
    </style:style>
    <style:style style:name="T142_11" style:family="text"/>
    <style:style style:name="T142_12" style:family="text">
      <style:text-properties fo:color="#1155cc" fo:font-size="8pt" style:font-size-asian="8pt" style:font-size-complex="8pt" style:text-underline-style="solid" style:text-underline-color="font-color"/>
    </style:style>
    <style:style style:name="T142_13" style:family="text"/>
    <style:style style:name="T142_14" style:family="text">
      <style:text-properties fo:color="#1155cc" fo:font-size="8pt" style:font-size-asian="8pt" style:font-size-complex="8pt" style:text-underline-style="solid" style:text-underline-color="font-color"/>
    </style:style>
    <style:style style:name="T142_15" style:family="text"/>
    <style:style style:name="T142_16" style:family="text">
      <style:text-properties fo:color="#1155cc" fo:font-size="8pt" style:font-size-asian="8pt" style:font-size-complex="8pt" style:text-underline-style="solid" style:text-underline-color="font-color"/>
    </style:style>
    <style:style style:name="T142_17" style:family="text"/>
    <style:style style:name="T142_18" style:family="text">
      <style:text-properties fo:color="#1155cc" fo:font-size="8pt" style:font-size-asian="8pt" style:font-size-complex="8pt" style:text-underline-style="solid" style:text-underline-color="font-color"/>
    </style:style>
    <style:style style:name="T142_19" style:family="text"/>
    <style:style style:name="T142_20" style:family="text">
      <style:text-properties fo:color="#1155cc" fo:font-size="8pt" style:font-size-asian="8pt" style:font-size-complex="8pt" style:text-underline-style="solid" style:text-underline-color="font-color"/>
    </style:style>
    <style:style style:name="T142_21" style:family="text"/>
    <style:style style:name="T142_22" style:family="text">
      <style:text-properties fo:color="#1155cc" fo:font-size="8pt" style:font-size-asian="8pt" style:font-size-complex="8pt" style:text-underline-style="solid" style:text-underline-color="font-color"/>
    </style:style>
    <style:style style:name="T142_23" style:family="text"/>
    <style:style style:name="T142_24" style:family="text">
      <style:text-properties fo:color="#1155cc" fo:font-size="8pt" style:font-size-asian="8pt" style:font-size-complex="8pt" style:text-underline-style="solid" style:text-underline-color="font-color"/>
    </style:style>
    <style:style style:name="T142_25" style:family="text"/>
    <style:style style:name="T142_26" style:family="text">
      <style:text-properties fo:color="#1155cc" fo:font-size="8pt" style:font-size-asian="8pt" style:font-size-complex="8pt" style:text-underline-style="solid" style:text-underline-color="font-color"/>
    </style:style>
    <style:style style:name="T142_27" style:family="text"/>
    <style:style style:name="T142_28" style:family="text">
      <style:text-properties fo:color="#1155cc" fo:font-size="8pt" style:font-size-asian="8pt" style:font-size-complex="8pt" style:text-underline-style="solid" style:text-underline-color="font-color"/>
    </style:style>
    <style:style style:name="T142_29" style:family="text"/>
    <style:style style:name="T142_30" style:family="text">
      <style:text-properties fo:color="#1155cc" fo:font-size="8pt" style:font-size-asian="8pt" style:font-size-complex="8pt" style:text-underline-style="solid" style:text-underline-color="font-color"/>
    </style:style>
    <style:style style:name="T142_31" style:family="text"/>
    <style:style style:name="T142_32" style:family="text">
      <style:text-properties fo:color="#1155cc" fo:font-size="8pt" style:font-size-asian="8pt" style:font-size-complex="8pt" style:text-underline-style="solid" style:text-underline-color="font-color"/>
    </style:style>
    <style:style style:name="T142_33" style:family="text"/>
    <style:style style:name="T142_34" style:family="text">
      <style:text-properties fo:color="#1155cc" fo:font-size="8pt" style:font-size-asian="8pt" style:font-size-complex="8pt"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44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8pt" style:font-size-asian="8pt" style:font-size-complex="8pt" fo:font-weight="bold" style:font-weight-asian="bold" style:font-weight-complex="bold"/>
    </style:style>
    <style:style style:name="T145_2" style:family="text">
      <style:text-properties fo:font-size="8pt" style:font-size-asian="8pt" style:font-size-complex="8pt" fo:font-weight="bold" style:font-weight-asian="bold" style:font-weight-complex="bold"/>
    </style:style>
    <style:style style:name="T145_3" style:family="text">
      <style:text-properties fo:font-size="8pt" style:font-size-asian="8pt" style:font-size-complex="8pt" fo:font-weight="bold" style:font-weight-asian="bold" style:font-weight-complex="bold"/>
    </style:style>
    <style:style style:name="T145_4" style:family="text">
      <style:text-properties fo:font-size="8pt" style:font-size-asian="8pt" style:font-size-complex="8pt"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8pt" style:font-size-asian="8pt" style:font-size-complex="8pt"/>
    </style:style>
    <style:style style:name="T147_2" style:family="text">
      <style:text-properties fo:font-size="8pt" style:font-size-asian="8pt" style:font-size-complex="8pt"/>
    </style:style>
    <style:style style:name="T147_3" style:family="text">
      <style:text-properties fo:font-size="8pt" style:font-size-asian="8pt" style:font-size-complex="8pt"/>
    </style:style>
    <style:style style:name="P148" style:family="paragraph" style:parent-style-name="Standard">
      <style:paragraph-properties fo:break-before="auto" fo:text-indent="1.27cm" fo:line-height="115%" style:writing-mode="lr-tb"/>
    </style:style>
    <style:style style:name="T148_1" style:family="text"/>
    <style:style style:name="T148_2" style:family="text">
      <style:text-properties fo:color="#1155cc" fo:font-size="8pt" style:font-size-asian="8pt" style:font-size-complex="8pt" style:text-underline-style="solid" style:text-underline-color="font-color"/>
    </style:style>
    <style:style style:name="T148_3" style:family="text"/>
    <style:style style:name="T148_4" style:family="text">
      <style:text-properties fo:color="#1155cc" fo:font-size="8pt" style:font-size-asian="8pt" style:font-size-complex="8pt" style:text-underline-style="solid" style:text-underline-color="font-color"/>
    </style:style>
    <style:style style:name="T148_5" style:family="text"/>
    <style:style style:name="T148_6" style:family="text">
      <style:text-properties fo:color="#1155cc" fo:font-size="8pt" style:font-size-asian="8pt" style:font-size-complex="8pt" style:text-underline-style="solid" style:text-underline-color="font-color"/>
    </style:style>
    <style:style style:name="T148_7" style:family="text"/>
    <style:style style:name="T148_8" style:family="text">
      <style:text-properties fo:color="#1155cc" fo:font-size="8pt" style:font-size-asian="8pt" style:font-size-complex="8pt" style:text-underline-style="solid" style:text-underline-color="font-color"/>
    </style:style>
    <style:style style:name="T148_9" style:family="text"/>
    <style:style style:name="T148_10" style:family="text">
      <style:text-properties fo:color="#1155cc" fo:font-size="8pt" style:font-size-asian="8pt" style:font-size-complex="8pt" style:text-underline-style="solid" style:text-underline-color="font-color"/>
    </style:style>
    <style:style style:name="T148_11" style:family="text"/>
    <style:style style:name="T148_12" style:family="text">
      <style:text-properties fo:color="#1155cc" fo:font-size="8pt" style:font-size-asian="8pt" style:font-size-complex="8pt" style:text-underline-style="solid" style:text-underline-color="font-color"/>
    </style:style>
    <style:style style:name="T148_13" style:family="text"/>
    <style:style style:name="T148_14" style:family="text">
      <style:text-properties fo:color="#1155cc" fo:font-size="8pt" style:font-size-asian="8pt" style:font-size-complex="8pt" style:text-underline-style="solid" style:text-underline-color="font-color"/>
    </style:style>
    <style:style style:name="T148_15" style:family="text"/>
    <style:style style:name="T148_16" style:family="text">
      <style:text-properties fo:color="#1155cc" fo:font-size="8pt" style:font-size-asian="8pt" style:font-size-complex="8pt" style:text-underline-style="solid" style:text-underline-color="font-color"/>
    </style:style>
    <style:style style:name="T148_17" style:family="text"/>
    <style:style style:name="T148_18" style:family="text">
      <style:text-properties fo:color="#1155cc" fo:font-size="8pt" style:font-size-asian="8pt" style:font-size-complex="8pt" style:text-underline-style="solid" style:text-underline-color="font-color"/>
    </style:style>
    <style:style style:name="T148_19" style:family="text"/>
    <style:style style:name="T148_20" style:family="text">
      <style:text-properties fo:color="#1155cc" fo:font-size="8pt" style:font-size-asian="8pt" style:font-size-complex="8pt" style:text-underline-style="solid" style:text-underline-color="font-color"/>
    </style:style>
    <style:style style:name="T148_21" style:family="text"/>
    <style:style style:name="T148_22" style:family="text">
      <style:text-properties fo:color="#1155cc" fo:font-size="8pt" style:font-size-asian="8pt" style:font-size-complex="8pt" style:text-underline-style="solid" style:text-underline-color="font-color"/>
    </style:style>
    <style:style style:name="T148_23" style:family="text"/>
    <style:style style:name="T148_24" style:family="text">
      <style:text-properties fo:color="#1155cc" fo:font-size="8pt" style:font-size-asian="8pt" style:font-size-complex="8pt" style:text-underline-style="solid" style:text-underline-color="font-color"/>
    </style:style>
    <style:style style:name="T148_25" style:family="text"/>
    <style:style style:name="T148_26" style:family="text">
      <style:text-properties fo:color="#1155cc" fo:font-size="8pt" style:font-size-asian="8pt" style:font-size-complex="8pt" style:text-underline-style="solid" style:text-underline-color="font-color"/>
    </style:style>
    <style:style style:name="T148_27" style:family="text"/>
    <style:style style:name="T148_28" style:family="text">
      <style:text-properties fo:color="#1155cc" fo:font-size="8pt" style:font-size-asian="8pt" style:font-size-complex="8pt" style:text-underline-style="solid" style:text-underline-color="font-color"/>
    </style:style>
    <style:style style:name="T148_29" style:family="text"/>
    <style:style style:name="T148_30" style:family="text">
      <style:text-properties fo:color="#1155cc" fo:font-size="8pt" style:font-size-asian="8pt" style:font-size-complex="8pt" style:text-underline-style="solid" style:text-underline-color="font-color"/>
    </style:style>
    <style:style style:name="T148_31" style:family="text"/>
    <style:style style:name="T148_32" style:family="text">
      <style:text-properties fo:color="#1155cc" fo:font-size="8pt" style:font-size-asian="8pt" style:font-size-complex="8pt" style:text-underline-style="solid" style:text-underline-color="font-color"/>
    </style:style>
    <style:style style:name="T148_33" style:family="text"/>
    <style:style style:name="T148_34" style:family="text">
      <style:text-properties fo:color="#1155cc" fo:font-size="8pt" style:font-size-asian="8pt" style:font-size-complex="8pt" style:text-underline-style="solid" style:text-underline-color="font-color"/>
    </style:style>
    <style:style style:name="T148_35" style:family="text"/>
    <style:style style:name="T148_36" style:family="text">
      <style:text-properties fo:color="#1155cc" fo:font-size="8pt" style:font-size-asian="8pt" style:font-size-complex="8pt" style:text-underline-style="solid" style:text-underline-color="font-color"/>
    </style:style>
    <style:style style:name="T148_37" style:family="text"/>
    <style:style style:name="T148_38" style:family="text">
      <style:text-properties fo:color="#1155cc" fo:font-size="8pt" style:font-size-asian="8pt" style:font-size-complex="8pt" style:text-underline-style="solid" style:text-underline-color="font-color"/>
    </style:style>
    <style:style style:name="T148_39" style:family="text"/>
    <style:style style:name="T148_40" style:family="text">
      <style:text-properties fo:color="#1155cc" fo:font-size="8pt" style:font-size-asian="8pt" style:font-size-complex="8pt"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8pt" style:font-size-asian="8pt" style:font-size-complex="8pt"/>
    </style:style>
    <style:style style:name="P151" style:family="paragraph" style:parent-style-name="Standard">
      <style:paragraph-properties fo:break-before="auto" fo:text-indent="1.27cm" fo:line-height="115%" style:writing-mode="lr-tb"/>
    </style:style>
    <style:style style:name="T151_1" style:family="text"/>
    <style:style style:name="T151_2" style:family="text">
      <style:text-properties fo:color="#1155cc" fo:font-size="8pt" style:font-size-asian="8pt" style:font-size-complex="8pt" style:text-underline-style="solid" style:text-underline-color="font-color"/>
    </style:style>
    <style:style style:name="T151_3" style:family="text"/>
    <style:style style:name="T151_4" style:family="text">
      <style:text-properties fo:color="#1155cc" fo:font-size="8pt" style:font-size-asian="8pt" style:font-size-complex="8pt" style:text-underline-style="solid" style:text-underline-color="font-color"/>
    </style:style>
    <style:style style:name="T151_5" style:family="text"/>
    <style:style style:name="T151_6" style:family="text">
      <style:text-properties fo:color="#1155cc" fo:font-size="8pt" style:font-size-asian="8pt" style:font-size-complex="8pt" style:text-underline-style="solid" style:text-underline-color="font-color"/>
    </style:style>
    <style:style style:name="T151_7" style:family="text"/>
    <style:style style:name="T151_8" style:family="text">
      <style:text-properties fo:color="#1155cc" fo:font-size="8pt" style:font-size-asian="8pt" style:font-size-complex="8pt" style:text-underline-style="solid" style:text-underline-color="font-color"/>
    </style:style>
    <style:style style:name="T151_9" style:family="text"/>
    <style:style style:name="T151_10" style:family="text">
      <style:text-properties fo:color="#1155cc" fo:font-size="8pt" style:font-size-asian="8pt" style:font-size-complex="8pt" style:text-underline-style="solid" style:text-underline-color="font-color"/>
    </style:style>
    <style:style style:name="T151_11" style:family="text"/>
    <style:style style:name="T151_12" style:family="text">
      <style:text-properties fo:color="#1155cc" fo:font-size="8pt" style:font-size-asian="8pt" style:font-size-complex="8pt" style:text-underline-style="solid" style:text-underline-color="font-color"/>
    </style:style>
    <style:style style:name="T151_13" style:family="text"/>
    <style:style style:name="T151_14" style:family="text">
      <style:text-properties fo:color="#1155cc" fo:font-size="8pt" style:font-size-asian="8pt" style:font-size-complex="8pt" style:text-underline-style="solid" style:text-underline-color="font-color"/>
    </style:style>
    <style:style style:name="T151_15" style:family="text"/>
    <style:style style:name="T151_16" style:family="text">
      <style:text-properties fo:color="#1155cc" fo:font-size="8pt" style:font-size-asian="8pt" style:font-size-complex="8pt" style:text-underline-style="solid" style:text-underline-color="font-color"/>
    </style:style>
    <style:style style:name="T151_17" style:family="text"/>
    <style:style style:name="T151_18" style:family="text">
      <style:text-properties fo:color="#1155cc" fo:font-size="8pt" style:font-size-asian="8pt" style:font-size-complex="8pt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8pt" style:font-size-asian="8pt" style:font-size-complex="8pt"/>
    </style:style>
    <style:style style:name="T153_2" style:family="text">
      <style:text-properties fo:font-size="8pt" style:font-size-asian="8pt" style:font-size-complex="8pt"/>
    </style:style>
    <style:style style:name="T153_3" style:family="text">
      <style:text-properties fo:font-size="8pt" style:font-size-asian="8pt" style:font-size-complex="8pt"/>
    </style:style>
    <style:style style:name="T153_4" style:family="text">
      <style:text-properties fo:font-size="8pt" style:font-size-asian="8pt" style:font-size-complex="8pt"/>
    </style:style>
    <style:style style:name="T153_5" style:family="text">
      <style:text-properties fo:font-size="8pt" style:font-size-asian="8pt" style:font-size-complex="8pt"/>
    </style:style>
    <style:style style:name="T153_6" style:family="text">
      <style:text-properties fo:font-size="8pt" style:font-size-asian="8pt" style:font-size-complex="8pt"/>
    </style:style>
    <style:style style:name="T153_7" style:family="text">
      <style:text-properties fo:font-size="8pt" style:font-size-asian="8pt" style:font-size-complex="8pt"/>
    </style:style>
    <style:style style:name="P154" style:family="paragraph" style:parent-style-name="Standard">
      <style:paragraph-properties fo:break-before="auto" fo:text-indent="1.27cm" fo:line-height="115%" style:writing-mode="lr-tb"/>
    </style:style>
    <style:style style:name="T154_1" style:family="text"/>
    <style:style style:name="T154_2" style:family="text">
      <style:text-properties fo:color="#1155cc" fo:font-size="8pt" style:font-size-asian="8pt" style:font-size-complex="8pt" style:text-underline-style="solid" style:text-underline-color="font-color"/>
    </style:style>
    <style:style style:name="T154_3" style:family="text"/>
    <style:style style:name="T154_4" style:family="text">
      <style:text-properties fo:color="#1155cc" fo:font-size="8pt" style:font-size-asian="8pt" style:font-size-complex="8pt" style:text-underline-style="solid" style:text-underline-color="font-color"/>
    </style:style>
    <style:style style:name="T154_5" style:family="text"/>
    <style:style style:name="T154_6" style:family="text">
      <style:text-properties fo:color="#1155cc" fo:font-size="8pt" style:font-size-asian="8pt" style:font-size-complex="8pt" style:text-underline-style="solid" style:text-underline-color="font-color"/>
    </style:style>
    <style:style style:name="T154_7" style:family="text"/>
    <style:style style:name="T154_8" style:family="text">
      <style:text-properties fo:color="#1155cc" fo:font-size="8pt" style:font-size-asian="8pt" style:font-size-complex="8pt" style:text-underline-style="solid" style:text-underline-color="font-color"/>
    </style:style>
    <style:style style:name="T154_9" style:family="text"/>
    <style:style style:name="T154_10" style:family="text">
      <style:text-properties fo:color="#1155cc" fo:font-size="8pt" style:font-size-asian="8pt" style:font-size-complex="8pt" style:text-underline-style="solid" style:text-underline-color="font-color"/>
    </style:style>
    <style:style style:name="T154_11" style:family="text"/>
    <style:style style:name="T154_12" style:family="text">
      <style:text-properties fo:color="#1155cc" fo:font-size="8pt" style:font-size-asian="8pt" style:font-size-complex="8pt" style:text-underline-style="solid" style:text-underline-color="font-color"/>
    </style:style>
    <style:style style:name="T154_13" style:family="text"/>
    <style:style style:name="T154_14" style:family="text">
      <style:text-properties fo:color="#1155cc" fo:font-size="8pt" style:font-size-asian="8pt" style:font-size-complex="8pt" style:text-underline-style="solid" style:text-underline-color="font-color"/>
    </style:style>
    <style:style style:name="T154_15" style:family="text"/>
    <style:style style:name="T154_16" style:family="text">
      <style:text-properties fo:color="#1155cc" fo:font-size="8pt" style:font-size-asian="8pt" style:font-size-complex="8pt" style:text-underline-style="solid" style:text-underline-color="font-color"/>
    </style:style>
    <style:style style:name="T154_17" style:family="text"/>
    <style:style style:name="T154_18" style:family="text">
      <style:text-properties fo:color="#1155cc" fo:font-size="8pt" style:font-size-asian="8pt" style:font-size-complex="8pt" style:text-underline-style="solid" style:text-underline-color="font-color"/>
    </style:style>
    <style:style style:name="T154_19" style:family="text"/>
    <style:style style:name="T154_20" style:family="text">
      <style:text-properties fo:color="#1155cc" fo:font-size="8pt" style:font-size-asian="8pt" style:font-size-complex="8pt" style:text-underline-style="solid" style:text-underline-color="font-color"/>
    </style:style>
    <style:style style:name="T154_21" style:family="text"/>
    <style:style style:name="T154_22" style:family="text">
      <style:text-properties fo:color="#1155cc" fo:font-size="8pt" style:font-size-asian="8pt" style:font-size-complex="8pt" style:text-underline-style="solid" style:text-underline-color="font-color"/>
    </style:style>
    <style:style style:name="T154_23" style:family="text"/>
    <style:style style:name="T154_24" style:family="text">
      <style:text-properties fo:color="#1155cc" fo:font-size="8pt" style:font-size-asian="8pt" style:font-size-complex="8pt" style:text-underline-style="solid" style:text-underline-color="font-color"/>
    </style:style>
    <style:style style:name="T154_25" style:family="text"/>
    <style:style style:name="T154_26" style:family="text">
      <style:text-properties fo:color="#1155cc" fo:font-size="8pt" style:font-size-asian="8pt" style:font-size-complex="8pt" style:text-underline-style="solid" style:text-underline-color="font-color"/>
    </style:style>
    <style:style style:name="T154_27" style:family="text"/>
    <style:style style:name="T154_28" style:family="text">
      <style:text-properties fo:color="#1155cc" fo:font-size="8pt" style:font-size-asian="8pt" style:font-size-complex="8pt" style:text-underline-style="solid" style:text-underline-color="font-color"/>
    </style:style>
    <style:style style:name="T154_29" style:family="text"/>
    <style:style style:name="T154_30" style:family="text">
      <style:text-properties fo:color="#1155cc" fo:font-size="8pt" style:font-size-asian="8pt" style:font-size-complex="8pt" style:text-underline-style="solid" style:text-underline-color="font-color"/>
    </style:style>
    <style:style style:name="T154_31" style:family="text"/>
    <style:style style:name="T154_32" style:family="text">
      <style:text-properties fo:color="#1155cc" fo:font-size="8pt" style:font-size-asian="8pt" style:font-size-complex="8pt" style:text-underline-style="solid" style:text-underline-color="font-color"/>
    </style:style>
    <style:style style:name="P155" style:family="paragraph" style:parent-style-name="Standard">
      <style:paragraph-properties fo:break-before="auto" fo:text-indent="1.27cm" fo:line-height="115%" style:writing-mode="lr-tb"/>
    </style:style>
    <style:style style:name="T155_1" style:family="text"/>
    <style:style style:name="T155_2" style:family="text">
      <style:text-properties fo:color="#1155cc" fo:font-size="8pt" style:font-size-asian="8pt" style:font-size-complex="8pt" style:text-underline-style="solid" style:text-underline-color="font-color"/>
    </style:style>
    <style:style style:name="T155_3" style:family="text"/>
    <style:style style:name="T155_4" style:family="text">
      <style:text-properties fo:color="#1155cc" fo:font-size="8pt" style:font-size-asian="8pt" style:font-size-complex="8pt" style:text-underline-style="solid" style:text-underline-color="font-color"/>
    </style:style>
    <style:style style:name="T155_5" style:family="text"/>
    <style:style style:name="T155_6" style:family="text">
      <style:text-properties fo:color="#1155cc" fo:font-size="8pt" style:font-size-asian="8pt" style:font-size-complex="8pt" style:text-underline-style="solid" style:text-underline-color="font-color"/>
    </style:style>
    <style:style style:name="T155_7" style:family="text"/>
    <style:style style:name="T155_8" style:family="text">
      <style:text-properties fo:color="#1155cc" fo:font-size="8pt" style:font-size-asian="8pt" style:font-size-complex="8pt" style:text-underline-style="solid" style:text-underline-color="font-color"/>
    </style:style>
    <style:style style:name="T155_9" style:family="text"/>
    <style:style style:name="T155_10" style:family="text">
      <style:text-properties fo:color="#1155cc" fo:font-size="8pt" style:font-size-asian="8pt" style:font-size-complex="8pt" style:text-underline-style="solid" style:text-underline-color="font-color"/>
    </style:style>
    <style:style style:name="T155_11" style:family="text"/>
    <style:style style:name="T155_12" style:family="text">
      <style:text-properties fo:color="#1155cc" fo:font-size="8pt" style:font-size-asian="8pt" style:font-size-complex="8pt" style:text-underline-style="solid" style:text-underline-color="font-color"/>
    </style:style>
    <style:style style:name="T155_13" style:family="text"/>
    <style:style style:name="T155_14" style:family="text">
      <style:text-properties fo:color="#1155cc" fo:font-size="8pt" style:font-size-asian="8pt" style:font-size-complex="8pt" style:text-underline-style="solid" style:text-underline-color="font-color"/>
    </style:style>
    <style:style style:name="T155_15" style:family="text"/>
    <style:style style:name="T155_16" style:family="text">
      <style:text-properties fo:color="#1155cc" fo:font-size="8pt" style:font-size-asian="8pt" style:font-size-complex="8pt" style:text-underline-style="solid" style:text-underline-color="font-color"/>
    </style:style>
    <style:style style:name="T155_17" style:family="text"/>
    <style:style style:name="T155_18" style:family="text">
      <style:text-properties fo:color="#1155cc" fo:font-size="8pt" style:font-size-asian="8pt" style:font-size-complex="8pt" style:text-underline-style="solid" style:text-underline-color="font-color"/>
    </style:style>
    <style:style style:name="T155_19" style:family="text"/>
    <style:style style:name="T155_20" style:family="text">
      <style:text-properties fo:color="#1155cc" fo:font-size="8pt" style:font-size-asian="8pt" style:font-size-complex="8pt" style:text-underline-style="solid" style:text-underline-color="font-color"/>
    </style:style>
    <style:style style:name="T155_21" style:family="text"/>
    <style:style style:name="T155_22" style:family="text">
      <style:text-properties fo:color="#1155cc" fo:font-size="8pt" style:font-size-asian="8pt" style:font-size-complex="8pt" style:text-underline-style="solid" style:text-underline-color="font-color"/>
    </style:style>
    <style:style style:name="T155_23" style:family="text"/>
    <style:style style:name="T155_24" style:family="text">
      <style:text-properties fo:color="#1155cc" fo:font-size="8pt" style:font-size-asian="8pt" style:font-size-complex="8pt" style:text-underline-style="solid" style:text-underline-color="font-color"/>
    </style:style>
    <style:style style:name="T155_25" style:family="text"/>
    <style:style style:name="T155_26" style:family="text">
      <style:text-properties fo:color="#1155cc" fo:font-size="8pt" style:font-size-asian="8pt" style:font-size-complex="8pt" style:text-underline-style="solid" style:text-underline-color="font-color"/>
    </style:style>
    <style:style style:name="T155_27" style:family="text"/>
    <style:style style:name="T155_28" style:family="text">
      <style:text-properties fo:color="#1155cc" fo:font-size="8pt" style:font-size-asian="8pt" style:font-size-complex="8pt" style:text-underline-style="solid" style:text-underline-color="font-color"/>
    </style:style>
    <style:style style:name="T155_29" style:family="text"/>
    <style:style style:name="T155_30" style:family="text">
      <style:text-properties fo:color="#1155cc" fo:font-size="8pt" style:font-size-asian="8pt" style:font-size-complex="8pt" style:text-underline-style="solid" style:text-underline-color="font-color"/>
    </style:style>
    <style:style style:name="T155_31" style:family="text"/>
    <style:style style:name="T155_32" style:family="text">
      <style:text-properties fo:color="#1155cc" fo:font-size="8pt" style:font-size-asian="8pt" style:font-size-complex="8pt" style:text-underline-style="solid" style:text-underline-color="font-color"/>
    </style:style>
    <style:style style:name="T155_33" style:family="text"/>
    <style:style style:name="T155_34" style:family="text">
      <style:text-properties fo:color="#1155cc" fo:font-size="8pt" style:font-size-asian="8pt" style:font-size-complex="8pt" style:text-underline-style="solid" style:text-underline-color="font-color"/>
    </style:style>
    <style:style style:name="T155_35" style:family="text"/>
    <style:style style:name="T155_36" style:family="text">
      <style:text-properties fo:color="#1155cc" fo:font-size="8pt" style:font-size-asian="8pt" style:font-size-complex="8pt" style:text-underline-style="solid" style:text-underline-color="font-color"/>
    </style:style>
    <style:style style:name="T155_37" style:family="text"/>
    <style:style style:name="T155_38" style:family="text">
      <style:text-properties fo:color="#1155cc" fo:font-size="8pt" style:font-size-asian="8pt" style:font-size-complex="8pt" style:text-underline-style="solid" style:text-underline-color="font-color"/>
    </style:style>
    <style:style style:name="T155_39" style:family="text"/>
    <style:style style:name="T155_40" style:family="text">
      <style:text-properties fo:color="#1155cc" fo:font-size="8pt" style:font-size-asian="8pt" style:font-size-complex="8pt" style:text-underline-style="solid" style:text-underline-color="font-color"/>
    </style:style>
    <style:style style:name="T155_41" style:family="text"/>
    <style:style style:name="T155_42" style:family="text">
      <style:text-properties fo:color="#1155cc" fo:font-size="8pt" style:font-size-asian="8pt" style:font-size-complex="8pt" style:text-underline-style="solid" style:text-underline-color="font-color"/>
    </style:style>
    <style:style style:name="T155_43" style:family="text"/>
    <style:style style:name="T155_44" style:family="text">
      <style:text-properties fo:color="#1155cc" fo:font-size="8pt" style:font-size-asian="8pt" style:font-size-complex="8pt" style:text-underline-style="solid" style:text-underline-color="font-color"/>
    </style:style>
    <style:style style:name="P156" style:family="paragraph" style:parent-style-name="Standard">
      <style:paragraph-properties fo:break-before="auto" fo:text-indent="1.27cm" fo:line-height="115%" style:writing-mode="lr-tb"/>
    </style:style>
    <style:style style:name="T156_1" style:family="text"/>
    <style:style style:name="T156_2" style:family="text">
      <style:text-properties fo:color="#1155cc" fo:font-size="8pt" style:font-size-asian="8pt" style:font-size-complex="8pt" style:text-underline-style="solid" style:text-underline-color="font-color"/>
    </style:style>
    <style:style style:name="T156_3" style:family="text"/>
    <style:style style:name="T156_4" style:family="text">
      <style:text-properties fo:color="#1155cc" fo:font-size="8pt" style:font-size-asian="8pt" style:font-size-complex="8pt" style:text-underline-style="solid" style:text-underline-color="font-color"/>
    </style:style>
    <style:style style:name="T156_5" style:family="text"/>
    <style:style style:name="T156_6" style:family="text">
      <style:text-properties fo:color="#1155cc" fo:font-size="8pt" style:font-size-asian="8pt" style:font-size-complex="8pt" style:text-underline-style="solid" style:text-underline-color="font-color"/>
    </style:style>
    <style:style style:name="T156_7" style:family="text"/>
    <style:style style:name="T156_8" style:family="text">
      <style:text-properties fo:color="#1155cc" fo:font-size="8pt" style:font-size-asian="8pt" style:font-size-complex="8pt" style:text-underline-style="solid" style:text-underline-color="font-color"/>
    </style:style>
    <style:style style:name="T156_9" style:family="text"/>
    <style:style style:name="T156_10" style:family="text">
      <style:text-properties fo:color="#1155cc" fo:font-size="8pt" style:font-size-asian="8pt" style:font-size-complex="8pt" style:text-underline-style="solid" style:text-underline-color="font-color"/>
    </style:style>
    <style:style style:name="T156_11" style:family="text"/>
    <style:style style:name="T156_12" style:family="text">
      <style:text-properties fo:color="#1155cc" fo:font-size="8pt" style:font-size-asian="8pt" style:font-size-complex="8pt" style:text-underline-style="solid" style:text-underline-color="font-color"/>
    </style:style>
    <style:style style:name="T156_13" style:family="text"/>
    <style:style style:name="T156_14" style:family="text">
      <style:text-properties fo:color="#1155cc" fo:font-size="8pt" style:font-size-asian="8pt" style:font-size-complex="8pt" style:text-underline-style="solid" style:text-underline-color="font-color"/>
    </style:style>
    <style:style style:name="T156_15" style:family="text"/>
    <style:style style:name="T156_16" style:family="text">
      <style:text-properties fo:color="#1155cc" fo:font-size="8pt" style:font-size-asian="8pt" style:font-size-complex="8pt" style:text-underline-style="solid" style:text-underline-color="font-color"/>
    </style:style>
    <style:style style:name="T156_17" style:family="text"/>
    <style:style style:name="T156_18" style:family="text">
      <style:text-properties fo:color="#1155cc" fo:font-size="8pt" style:font-size-asian="8pt" style:font-size-complex="8pt" style:text-underline-style="solid" style:text-underline-color="font-color"/>
    </style:style>
    <style:style style:name="T156_19" style:family="text"/>
    <style:style style:name="T156_20" style:family="text">
      <style:text-properties fo:color="#1155cc" fo:font-size="8pt" style:font-size-asian="8pt" style:font-size-complex="8pt" style:text-underline-style="solid" style:text-underline-color="font-color"/>
    </style:style>
    <style:style style:name="T156_21" style:family="text"/>
    <style:style style:name="T156_22" style:family="text">
      <style:text-properties fo:color="#1155cc" fo:font-size="8pt" style:font-size-asian="8pt" style:font-size-complex="8pt" style:text-underline-style="solid" style:text-underline-color="font-color"/>
    </style:style>
    <style:style style:name="T156_23" style:family="text"/>
    <style:style style:name="T156_24" style:family="text">
      <style:text-properties fo:color="#1155cc" fo:font-size="8pt" style:font-size-asian="8pt" style:font-size-complex="8pt" style:text-underline-style="solid" style:text-underline-color="font-color"/>
    </style:style>
    <style:style style:name="T156_25" style:family="text"/>
    <style:style style:name="T156_26" style:family="text">
      <style:text-properties fo:color="#1155cc" fo:font-size="8pt" style:font-size-asian="8pt" style:font-size-complex="8pt" style:text-underline-style="solid" style:text-underline-color="font-color"/>
    </style:style>
    <style:style style:name="T156_27" style:family="text"/>
    <style:style style:name="T156_28" style:family="text">
      <style:text-properties fo:color="#1155cc" fo:font-size="8pt" style:font-size-asian="8pt" style:font-size-complex="8pt" style:text-underline-style="solid" style:text-underline-color="font-color"/>
    </style:style>
    <style:style style:name="T156_29" style:family="text"/>
    <style:style style:name="T156_30" style:family="text">
      <style:text-properties fo:color="#1155cc" fo:font-size="8pt" style:font-size-asian="8pt" style:font-size-complex="8pt" style:text-underline-style="solid" style:text-underline-color="font-color"/>
    </style:style>
    <style:style style:name="T156_31" style:family="text"/>
    <style:style style:name="T156_32" style:family="text">
      <style:text-properties fo:color="#1155cc" fo:font-size="8pt" style:font-size-asian="8pt" style:font-size-complex="8pt" style:text-underline-style="solid" style:text-underline-color="font-color"/>
    </style:style>
    <style:style style:name="T156_33" style:family="text"/>
    <style:style style:name="T156_34" style:family="text">
      <style:text-properties fo:color="#1155cc" fo:font-size="8pt" style:font-size-asian="8pt" style:font-size-complex="8pt" style:text-underline-style="solid" style:text-underline-color="font-color"/>
    </style:style>
    <style:style style:name="T156_35" style:family="text"/>
    <style:style style:name="T156_36" style:family="text">
      <style:text-properties fo:color="#1155cc" fo:font-size="8pt" style:font-size-asian="8pt" style:font-size-complex="8pt" style:text-underline-style="solid" style:text-underline-color="font-color"/>
    </style:style>
    <style:style style:name="T156_37" style:family="text"/>
    <style:style style:name="T156_38" style:family="text">
      <style:text-properties fo:color="#1155cc" fo:font-size="8pt" style:font-size-asian="8pt" style:font-size-complex="8pt" style:text-underline-style="solid" style:text-underline-color="font-color"/>
    </style:style>
    <style:style style:name="P157" style:family="paragraph" style:parent-style-name="Standard">
      <style:paragraph-properties fo:break-before="auto" fo:text-indent="1.27cm" fo:line-height="115%" style:writing-mode="lr-tb"/>
    </style:style>
    <style:style style:name="T157_1" style:family="text"/>
    <style:style style:name="T157_2" style:family="text">
      <style:text-properties fo:color="#1155cc" fo:font-size="8pt" style:font-size-asian="8pt" style:font-size-complex="8pt" style:text-underline-style="solid" style:text-underline-color="font-color"/>
    </style:style>
    <style:style style:name="T157_3" style:family="text"/>
    <style:style style:name="T157_4" style:family="text">
      <style:text-properties fo:color="#1155cc" fo:font-size="8pt" style:font-size-asian="8pt" style:font-size-complex="8pt" style:text-underline-style="solid" style:text-underline-color="font-color"/>
    </style:style>
    <style:style style:name="T157_5" style:family="text"/>
    <style:style style:name="T157_6" style:family="text">
      <style:text-properties fo:color="#1155cc" fo:font-size="8pt" style:font-size-asian="8pt" style:font-size-complex="8pt" style:text-underline-style="solid" style:text-underline-color="font-color"/>
    </style:style>
    <style:style style:name="T157_7" style:family="text"/>
    <style:style style:name="T157_8" style:family="text">
      <style:text-properties fo:color="#1155cc" fo:font-size="8pt" style:font-size-asian="8pt" style:font-size-complex="8pt" style:text-underline-style="solid" style:text-underline-color="font-color"/>
    </style:style>
    <style:style style:name="T157_9" style:family="text"/>
    <style:style style:name="T157_10" style:family="text">
      <style:text-properties fo:color="#1155cc" fo:font-size="8pt" style:font-size-asian="8pt" style:font-size-complex="8pt" style:text-underline-style="solid" style:text-underline-color="font-color"/>
    </style:style>
    <style:style style:name="T157_11" style:family="text"/>
    <style:style style:name="T157_12" style:family="text">
      <style:text-properties fo:color="#1155cc" fo:font-size="8pt" style:font-size-asian="8pt" style:font-size-complex="8pt" style:text-underline-style="solid" style:text-underline-color="font-color"/>
    </style:style>
    <style:style style:name="T157_13" style:family="text"/>
    <style:style style:name="T157_14" style:family="text">
      <style:text-properties fo:color="#1155cc" fo:font-size="8pt" style:font-size-asian="8pt" style:font-size-complex="8pt" style:text-underline-style="solid" style:text-underline-color="font-color"/>
    </style:style>
    <style:style style:name="T157_15" style:family="text"/>
    <style:style style:name="T157_16" style:family="text">
      <style:text-properties fo:color="#1155cc" fo:font-size="8pt" style:font-size-asian="8pt" style:font-size-complex="8pt" style:text-underline-style="solid" style:text-underline-color="font-color"/>
    </style:style>
    <style:style style:name="T157_17" style:family="text"/>
    <style:style style:name="T157_18" style:family="text">
      <style:text-properties fo:color="#1155cc" fo:font-size="8pt" style:font-size-asian="8pt" style:font-size-complex="8pt" style:text-underline-style="solid" style:text-underline-color="font-color"/>
    </style:style>
    <style:style style:name="T157_19" style:family="text"/>
    <style:style style:name="T157_20" style:family="text">
      <style:text-properties fo:color="#1155cc" fo:font-size="8pt" style:font-size-asian="8pt" style:font-size-complex="8pt" style:text-underline-style="solid" style:text-underline-color="font-color"/>
    </style:style>
    <style:style style:name="T157_21" style:family="text">
      <style:text-properties fo:font-size="8pt" style:font-size-asian="8pt" style:font-size-complex="8pt"/>
    </style:style>
    <style:style style:name="P158" style:family="paragraph" style:parent-style-name="Standard">
      <style:paragraph-properties fo:break-before="auto" fo:text-indent="1.27cm" fo:line-height="115%" style:writing-mode="lr-tb"/>
    </style:style>
    <style:style style:name="T158_1" style:family="text"/>
    <style:style style:name="T158_2" style:family="text">
      <style:text-properties fo:color="#1155cc" fo:font-size="8pt" style:font-size-asian="8pt" style:font-size-complex="8pt" style:text-underline-style="solid" style:text-underline-color="font-color"/>
    </style:style>
    <style:style style:name="T158_3" style:family="text"/>
    <style:style style:name="T158_4" style:family="text">
      <style:text-properties fo:color="#1155cc" fo:font-size="8pt" style:font-size-asian="8pt" style:font-size-complex="8pt" style:text-underline-style="solid" style:text-underline-color="font-color"/>
    </style:style>
    <style:style style:name="T158_5" style:family="text"/>
    <style:style style:name="T158_6" style:family="text">
      <style:text-properties fo:color="#1155cc" fo:font-size="8pt" style:font-size-asian="8pt" style:font-size-complex="8pt" style:text-underline-style="solid" style:text-underline-color="font-color"/>
    </style:style>
    <style:style style:name="T158_7" style:family="text"/>
    <style:style style:name="T158_8" style:family="text">
      <style:text-properties fo:color="#1155cc" fo:font-size="8pt" style:font-size-asian="8pt" style:font-size-complex="8pt" style:text-underline-style="solid" style:text-underline-color="font-color"/>
    </style:style>
    <style:style style:name="T158_9" style:family="text"/>
    <style:style style:name="T158_10" style:family="text">
      <style:text-properties fo:color="#1155cc" fo:font-size="8pt" style:font-size-asian="8pt" style:font-size-complex="8pt" style:text-underline-style="solid" style:text-underline-color="font-color"/>
    </style:style>
    <style:style style:name="T158_11" style:family="text"/>
    <style:style style:name="T158_12" style:family="text">
      <style:text-properties fo:color="#1155cc" fo:font-size="8pt" style:font-size-asian="8pt" style:font-size-complex="8pt" style:text-underline-style="solid" style:text-underline-color="font-color"/>
    </style:style>
    <style:style style:name="T158_13" style:family="text"/>
    <style:style style:name="T158_14" style:family="text">
      <style:text-properties fo:color="#1155cc" fo:font-size="8pt" style:font-size-asian="8pt" style:font-size-complex="8pt" style:text-underline-style="solid" style:text-underline-color="font-color"/>
    </style:style>
    <style:style style:name="T158_15" style:family="text"/>
    <style:style style:name="T158_16" style:family="text">
      <style:text-properties fo:color="#1155cc" fo:font-size="8pt" style:font-size-asian="8pt" style:font-size-complex="8pt" style:text-underline-style="solid" style:text-underline-color="font-color"/>
    </style:style>
    <style:style style:name="T158_17" style:family="text"/>
    <style:style style:name="T158_18" style:family="text">
      <style:text-properties fo:color="#1155cc" fo:font-size="8pt" style:font-size-asian="8pt" style:font-size-complex="8pt" style:text-underline-style="solid" style:text-underline-color="font-color"/>
    </style:style>
    <style:style style:name="T158_19" style:family="text"/>
    <style:style style:name="T158_20" style:family="text">
      <style:text-properties fo:color="#1155cc" fo:font-size="8pt" style:font-size-asian="8pt" style:font-size-complex="8pt" style:text-underline-style="solid" style:text-underline-color="font-color"/>
    </style:style>
    <style:style style:name="T158_21" style:family="text"/>
    <style:style style:name="T158_22" style:family="text">
      <style:text-properties fo:color="#1155cc" fo:font-size="8pt" style:font-size-asian="8pt" style:font-size-complex="8pt" style:text-underline-style="solid" style:text-underline-color="font-color"/>
    </style:style>
    <style:style style:name="T158_23" style:family="text"/>
    <style:style style:name="T158_24" style:family="text">
      <style:text-properties fo:color="#1155cc" fo:font-size="8pt" style:font-size-asian="8pt" style:font-size-complex="8pt" style:text-underline-style="solid" style:text-underline-color="font-color"/>
    </style:style>
    <style:style style:name="T158_25" style:family="text"/>
    <style:style style:name="T158_26" style:family="text">
      <style:text-properties fo:color="#1155cc" fo:font-size="8pt" style:font-size-asian="8pt" style:font-size-complex="8pt" style:text-underline-style="solid" style:text-underline-color="font-color"/>
    </style:style>
    <style:style style:name="T158_27" style:family="text"/>
    <style:style style:name="T158_28" style:family="text">
      <style:text-properties fo:color="#1155cc" fo:font-size="8pt" style:font-size-asian="8pt" style:font-size-complex="8pt" style:text-underline-style="solid" style:text-underline-color="font-color"/>
    </style:style>
    <style:style style:name="T158_29" style:family="text"/>
    <style:style style:name="T158_30" style:family="text">
      <style:text-properties fo:color="#1155cc" fo:font-size="8pt" style:font-size-asian="8pt" style:font-size-complex="8pt" style:text-underline-style="solid" style:text-underline-color="font-color"/>
    </style:style>
    <style:style style:name="T158_31" style:family="text"/>
    <style:style style:name="T158_32" style:family="text">
      <style:text-properties fo:color="#1155cc" fo:font-size="8pt" style:font-size-asian="8pt" style:font-size-complex="8pt" style:text-underline-style="solid" style:text-underline-color="font-color"/>
    </style:style>
    <style:style style:name="T158_33" style:family="text"/>
    <style:style style:name="T158_34" style:family="text">
      <style:text-properties fo:color="#1155cc" fo:font-size="8pt" style:font-size-asian="8pt" style:font-size-complex="8pt" style:text-underline-style="solid" style:text-underline-color="font-color"/>
    </style:style>
    <style:style style:name="T158_35" style:family="text"/>
    <style:style style:name="T158_36" style:family="text">
      <style:text-properties fo:color="#1155cc" fo:font-size="8pt" style:font-size-asian="8pt" style:font-size-complex="8pt" style:text-underline-style="solid" style:text-underline-color="font-color"/>
    </style:style>
    <style:style style:name="T158_37" style:family="text"/>
    <style:style style:name="T158_38" style:family="text">
      <style:text-properties fo:color="#1155cc" fo:font-size="8pt" style:font-size-asian="8pt" style:font-size-complex="8pt" style:text-underline-style="solid" style:text-underline-color="font-color"/>
    </style:style>
    <style:style style:name="T158_39" style:family="text"/>
    <style:style style:name="T158_40" style:family="text">
      <style:text-properties fo:color="#1155cc" fo:font-size="8pt" style:font-size-asian="8pt" style:font-size-complex="8pt" style:text-underline-style="solid" style:text-underline-color="font-color"/>
    </style:style>
    <style:style style:name="T158_41" style:family="text"/>
    <style:style style:name="T158_42" style:family="text">
      <style:text-properties fo:color="#1155cc" fo:font-size="8pt" style:font-size-asian="8pt" style:font-size-complex="8pt" style:text-underline-style="solid" style:text-underline-color="font-color"/>
    </style:style>
    <style:style style:name="T158_43" style:family="text"/>
    <style:style style:name="T158_44" style:family="text">
      <style:text-properties fo:color="#1155cc" fo:font-size="8pt" style:font-size-asian="8pt" style:font-size-complex="8pt" style:text-underline-style="solid" style:text-underline-color="font-color"/>
    </style:style>
    <style:style style:name="P159" style:family="paragraph" style:parent-style-name="Standard">
      <style:paragraph-properties fo:break-before="auto" fo:text-indent="1.27cm" fo:line-height="115%" style:writing-mode="lr-tb"/>
    </style:style>
    <style:style style:name="T159_1" style:family="text"/>
    <style:style style:name="T159_2" style:family="text">
      <style:text-properties fo:color="#1155cc" fo:font-size="8pt" style:font-size-asian="8pt" style:font-size-complex="8pt" style:text-underline-style="solid" style:text-underline-color="font-color"/>
    </style:style>
    <style:style style:name="T159_3" style:family="text"/>
    <style:style style:name="T159_4" style:family="text">
      <style:text-properties fo:color="#1155cc" fo:font-size="8pt" style:font-size-asian="8pt" style:font-size-complex="8pt" style:text-underline-style="solid" style:text-underline-color="font-color"/>
    </style:style>
    <style:style style:name="T159_5" style:family="text"/>
    <style:style style:name="T159_6" style:family="text">
      <style:text-properties fo:color="#1155cc" fo:font-size="8pt" style:font-size-asian="8pt" style:font-size-complex="8pt" style:text-underline-style="solid" style:text-underline-color="font-color"/>
    </style:style>
    <style:style style:name="T159_7" style:family="text"/>
    <style:style style:name="T159_8" style:family="text">
      <style:text-properties fo:color="#1155cc" fo:font-size="8pt" style:font-size-asian="8pt" style:font-size-complex="8pt" style:text-underline-style="solid" style:text-underline-color="font-color"/>
    </style:style>
    <style:style style:name="T159_9" style:family="text"/>
    <style:style style:name="T159_10" style:family="text">
      <style:text-properties fo:color="#1155cc" fo:font-size="8pt" style:font-size-asian="8pt" style:font-size-complex="8pt" style:text-underline-style="solid" style:text-underline-color="font-color"/>
    </style:style>
    <style:style style:name="T159_11" style:family="text"/>
    <style:style style:name="T159_12" style:family="text">
      <style:text-properties fo:color="#1155cc" fo:font-size="8pt" style:font-size-asian="8pt" style:font-size-complex="8pt" style:text-underline-style="solid" style:text-underline-color="font-color"/>
    </style:style>
    <style:style style:name="T159_13" style:family="text"/>
    <style:style style:name="T159_14" style:family="text">
      <style:text-properties fo:color="#1155cc" fo:font-size="8pt" style:font-size-asian="8pt" style:font-size-complex="8pt" style:text-underline-style="solid" style:text-underline-color="font-color"/>
    </style:style>
    <style:style style:name="T159_15" style:family="text"/>
    <style:style style:name="T159_16" style:family="text">
      <style:text-properties fo:color="#1155cc" fo:font-size="8pt" style:font-size-asian="8pt" style:font-size-complex="8pt" style:text-underline-style="solid" style:text-underline-color="font-color"/>
    </style:style>
    <style:style style:name="T159_17" style:family="text"/>
    <style:style style:name="T159_18" style:family="text">
      <style:text-properties fo:color="#1155cc" fo:font-size="8pt" style:font-size-asian="8pt" style:font-size-complex="8pt" style:text-underline-style="solid" style:text-underline-color="font-color"/>
    </style:style>
    <style:style style:name="T159_19" style:family="text"/>
    <style:style style:name="T159_20" style:family="text">
      <style:text-properties fo:color="#1155cc" fo:font-size="8pt" style:font-size-asian="8pt" style:font-size-complex="8pt" style:text-underline-style="solid" style:text-underline-color="font-color"/>
    </style:style>
    <style:style style:name="T159_21" style:family="text"/>
    <style:style style:name="T159_22" style:family="text">
      <style:text-properties fo:color="#1155cc" fo:font-size="8pt" style:font-size-asian="8pt" style:font-size-complex="8pt" style:text-underline-style="solid" style:text-underline-color="font-color"/>
    </style:style>
    <style:style style:name="T159_23" style:family="text"/>
    <style:style style:name="T159_24" style:family="text">
      <style:text-properties fo:color="#1155cc" fo:font-size="8pt" style:font-size-asian="8pt" style:font-size-complex="8pt" style:text-underline-style="solid" style:text-underline-color="font-color"/>
    </style:style>
    <style:style style:name="T159_25" style:family="text"/>
    <style:style style:name="T159_26" style:family="text">
      <style:text-properties fo:color="#1155cc" fo:font-size="8pt" style:font-size-asian="8pt" style:font-size-complex="8pt" style:text-underline-style="solid" style:text-underline-color="font-color"/>
    </style:style>
    <style:style style:name="T159_27" style:family="text"/>
    <style:style style:name="T159_28" style:family="text">
      <style:text-properties fo:color="#1155cc" fo:font-size="8pt" style:font-size-asian="8pt" style:font-size-complex="8pt" style:text-underline-style="solid" style:text-underline-color="font-color"/>
    </style:style>
    <style:style style:name="T159_29" style:family="text"/>
    <style:style style:name="T159_30" style:family="text">
      <style:text-properties fo:color="#1155cc" fo:font-size="8pt" style:font-size-asian="8pt" style:font-size-complex="8pt" style:text-underline-style="solid" style:text-underline-color="font-color"/>
    </style:style>
    <style:style style:name="T159_31" style:family="text"/>
    <style:style style:name="T159_32" style:family="text">
      <style:text-properties fo:color="#1155cc" fo:font-size="8pt" style:font-size-asian="8pt" style:font-size-complex="8pt" style:text-underline-style="solid" style:text-underline-color="font-color"/>
    </style:style>
    <style:style style:name="T159_33" style:family="text"/>
    <style:style style:name="T159_34" style:family="text">
      <style:text-properties fo:color="#1155cc" fo:font-size="8pt" style:font-size-asian="8pt" style:font-size-complex="8pt" style:text-underline-style="solid" style:text-underline-color="font-color"/>
    </style:style>
    <style:style style:name="T159_35" style:family="text"/>
    <style:style style:name="T159_36" style:family="text">
      <style:text-properties fo:color="#1155cc" fo:font-size="8pt" style:font-size-asian="8pt" style:font-size-complex="8pt" style:text-underline-style="solid" style:text-underline-color="font-color"/>
    </style:style>
    <style:style style:name="T159_37" style:family="text"/>
    <style:style style:name="T159_38" style:family="text">
      <style:text-properties fo:color="#1155cc" fo:font-size="8pt" style:font-size-asian="8pt" style:font-size-complex="8pt" style:text-underline-style="solid" style:text-underline-color="font-color"/>
    </style:style>
    <style:style style:name="T159_39" style:family="text"/>
    <style:style style:name="T159_40" style:family="text">
      <style:text-properties fo:color="#1155cc" fo:font-size="8pt" style:font-size-asian="8pt" style:font-size-complex="8pt" style:text-underline-style="solid" style:text-underline-color="font-color"/>
    </style:style>
    <style:style style:name="T159_41" style:family="text"/>
    <style:style style:name="T159_42" style:family="text">
      <style:text-properties fo:color="#1155cc" fo:font-size="8pt" style:font-size-asian="8pt" style:font-size-complex="8pt" style:text-underline-style="solid" style:text-underline-color="font-color"/>
    </style:style>
    <style:style style:name="T159_43" style:family="text"/>
    <style:style style:name="T159_44" style:family="text">
      <style:text-properties fo:color="#1155cc" fo:font-size="8pt" style:font-size-asian="8pt" style:font-size-complex="8pt" style:text-underline-style="solid" style:text-underline-color="font-color"/>
    </style:style>
    <style:style style:name="T159_45" style:family="text"/>
    <style:style style:name="T159_46" style:family="text">
      <style:text-properties fo:color="#1155cc" fo:font-size="8pt" style:font-size-asian="8pt" style:font-size-complex="8pt" style:text-underline-style="solid" style:text-underline-color="font-color"/>
    </style:style>
    <style:style style:name="T159_47" style:family="text"/>
    <style:style style:name="T159_48" style:family="text">
      <style:text-properties fo:color="#1155cc" fo:font-size="8pt" style:font-size-asian="8pt" style:font-size-complex="8pt" style:text-underline-style="solid" style:text-underline-color="font-color"/>
    </style:style>
    <style:style style:name="P160" style:family="paragraph" style:parent-style-name="Standard">
      <style:paragraph-properties fo:break-before="auto" fo:text-indent="1.27cm" fo:line-height="115%" style:writing-mode="lr-tb"/>
    </style:style>
    <style:style style:name="T160_1" style:family="text"/>
    <style:style style:name="T160_2" style:family="text">
      <style:text-properties fo:color="#1155cc" fo:font-size="8pt" style:font-size-asian="8pt" style:font-size-complex="8pt" style:text-underline-style="solid" style:text-underline-color="font-color"/>
    </style:style>
    <style:style style:name="T160_3" style:family="text"/>
    <style:style style:name="T160_4" style:family="text">
      <style:text-properties fo:color="#1155cc" fo:font-size="8pt" style:font-size-asian="8pt" style:font-size-complex="8pt" style:text-underline-style="solid" style:text-underline-color="font-color"/>
    </style:style>
    <style:style style:name="T160_5" style:family="text"/>
    <style:style style:name="T160_6" style:family="text">
      <style:text-properties fo:color="#1155cc" fo:font-size="8pt" style:font-size-asian="8pt" style:font-size-complex="8pt" style:text-underline-style="solid" style:text-underline-color="font-color"/>
    </style:style>
    <style:style style:name="T160_7" style:family="text"/>
    <style:style style:name="T160_8" style:family="text">
      <style:text-properties fo:color="#1155cc" fo:font-size="8pt" style:font-size-asian="8pt" style:font-size-complex="8pt" style:text-underline-style="solid" style:text-underline-color="font-color"/>
    </style:style>
    <style:style style:name="T160_9" style:family="text"/>
    <style:style style:name="T160_10" style:family="text">
      <style:text-properties fo:color="#1155cc" fo:font-size="8pt" style:font-size-asian="8pt" style:font-size-complex="8pt" style:text-underline-style="solid" style:text-underline-color="font-color"/>
    </style:style>
    <style:style style:name="T160_11" style:family="text"/>
    <style:style style:name="T160_12" style:family="text">
      <style:text-properties fo:color="#1155cc" fo:font-size="8pt" style:font-size-asian="8pt" style:font-size-complex="8pt" style:text-underline-style="solid" style:text-underline-color="font-color"/>
    </style:style>
    <style:style style:name="T160_13" style:family="text"/>
    <style:style style:name="T160_14" style:family="text">
      <style:text-properties fo:color="#1155cc" fo:font-size="8pt" style:font-size-asian="8pt" style:font-size-complex="8pt" style:text-underline-style="solid" style:text-underline-color="font-color"/>
    </style:style>
    <style:style style:name="T160_15" style:family="text"/>
    <style:style style:name="T160_16" style:family="text">
      <style:text-properties fo:color="#1155cc" fo:font-size="8pt" style:font-size-asian="8pt" style:font-size-complex="8pt" style:text-underline-style="solid" style:text-underline-color="font-color"/>
    </style:style>
    <style:style style:name="T160_17" style:family="text"/>
    <style:style style:name="T160_18" style:family="text">
      <style:text-properties fo:color="#1155cc" fo:font-size="8pt" style:font-size-asian="8pt" style:font-size-complex="8pt" style:text-underline-style="solid" style:text-underline-color="font-color"/>
    </style:style>
    <style:style style:name="T160_19" style:family="text"/>
    <style:style style:name="T160_20" style:family="text">
      <style:text-properties fo:color="#1155cc" fo:font-size="8pt" style:font-size-asian="8pt" style:font-size-complex="8pt" style:text-underline-style="solid" style:text-underline-color="font-color"/>
    </style:style>
    <style:style style:name="T160_21" style:family="text"/>
    <style:style style:name="T160_22" style:family="text">
      <style:text-properties fo:color="#1155cc" fo:font-size="8pt" style:font-size-asian="8pt" style:font-size-complex="8pt" style:text-underline-style="solid" style:text-underline-color="font-color"/>
    </style:style>
    <style:style style:name="T160_23" style:family="text"/>
    <style:style style:name="T160_24" style:family="text">
      <style:text-properties fo:color="#1155cc" fo:font-size="8pt" style:font-size-asian="8pt" style:font-size-complex="8pt" style:text-underline-style="solid" style:text-underline-color="font-color"/>
    </style:style>
    <style:style style:name="T160_25" style:family="text"/>
    <style:style style:name="T160_26" style:family="text">
      <style:text-properties fo:color="#1155cc" fo:font-size="8pt" style:font-size-asian="8pt" style:font-size-complex="8pt" style:text-underline-style="solid" style:text-underline-color="font-color"/>
    </style:style>
    <style:style style:name="T160_27" style:family="text"/>
    <style:style style:name="T160_28" style:family="text">
      <style:text-properties fo:color="#1155cc" fo:font-size="8pt" style:font-size-asian="8pt" style:font-size-complex="8pt" style:text-underline-style="solid" style:text-underline-color="font-color"/>
    </style:style>
    <style:style style:name="T160_29" style:family="text"/>
    <style:style style:name="T160_30" style:family="text">
      <style:text-properties fo:color="#1155cc" fo:font-size="8pt" style:font-size-asian="8pt" style:font-size-complex="8pt" style:text-underline-style="solid" style:text-underline-color="font-color"/>
    </style:style>
    <style:style style:name="T160_31" style:family="text"/>
    <style:style style:name="T160_32" style:family="text">
      <style:text-properties fo:color="#1155cc" fo:font-size="8pt" style:font-size-asian="8pt" style:font-size-complex="8pt" style:text-underline-style="solid" style:text-underline-color="font-color"/>
    </style:style>
    <style:style style:name="T160_33" style:family="text"/>
    <style:style style:name="T160_34" style:family="text">
      <style:text-properties fo:color="#1155cc" fo:font-size="8pt" style:font-size-asian="8pt" style:font-size-complex="8pt" style:text-underline-style="solid" style:text-underline-color="font-color"/>
    </style:style>
    <style:style style:name="T160_35" style:family="text"/>
    <style:style style:name="T160_36" style:family="text">
      <style:text-properties fo:color="#1155cc" fo:font-size="8pt" style:font-size-asian="8pt" style:font-size-complex="8pt" style:text-underline-style="solid" style:text-underline-color="font-color"/>
    </style:style>
    <style:style style:name="P161" style:family="paragraph" style:parent-style-name="Standard">
      <style:paragraph-properties fo:break-before="auto" fo:text-indent="1.27cm" fo:line-height="115%" style:writing-mode="lr-tb"/>
    </style:style>
    <style:style style:name="T161_1" style:family="text"/>
    <style:style style:name="T161_2" style:family="text">
      <style:text-properties fo:color="#1155cc" fo:font-size="8pt" style:font-size-asian="8pt" style:font-size-complex="8pt" style:text-underline-style="solid" style:text-underline-color="font-color"/>
    </style:style>
    <style:style style:name="T161_3" style:family="text"/>
    <style:style style:name="T161_4" style:family="text">
      <style:text-properties fo:color="#1155cc" fo:font-size="8pt" style:font-size-asian="8pt" style:font-size-complex="8pt" style:text-underline-style="solid" style:text-underline-color="font-color"/>
    </style:style>
    <style:style style:name="T161_5" style:family="text"/>
    <style:style style:name="T161_6" style:family="text">
      <style:text-properties fo:color="#1155cc" fo:font-size="8pt" style:font-size-asian="8pt" style:font-size-complex="8pt" style:text-underline-style="solid" style:text-underline-color="font-color"/>
    </style:style>
    <style:style style:name="T161_7" style:family="text"/>
    <style:style style:name="T161_8" style:family="text">
      <style:text-properties fo:color="#1155cc" fo:font-size="8pt" style:font-size-asian="8pt" style:font-size-complex="8pt" style:text-underline-style="solid" style:text-underline-color="font-color"/>
    </style:style>
    <style:style style:name="T161_9" style:family="text"/>
    <style:style style:name="T161_10" style:family="text">
      <style:text-properties fo:color="#1155cc" fo:font-size="8pt" style:font-size-asian="8pt" style:font-size-complex="8pt" style:text-underline-style="solid" style:text-underline-color="font-color"/>
    </style:style>
    <style:style style:name="T161_11" style:family="text"/>
    <style:style style:name="T161_12" style:family="text">
      <style:text-properties fo:color="#1155cc" fo:font-size="8pt" style:font-size-asian="8pt" style:font-size-complex="8pt" style:text-underline-style="solid" style:text-underline-color="font-color"/>
    </style:style>
    <style:style style:name="T161_13" style:family="text"/>
    <style:style style:name="T161_14" style:family="text">
      <style:text-properties fo:color="#1155cc" fo:font-size="8pt" style:font-size-asian="8pt" style:font-size-complex="8pt" style:text-underline-style="solid" style:text-underline-color="font-color"/>
    </style:style>
    <style:style style:name="T161_15" style:family="text"/>
    <style:style style:name="T161_16" style:family="text">
      <style:text-properties fo:color="#1155cc" fo:font-size="8pt" style:font-size-asian="8pt" style:font-size-complex="8pt" style:text-underline-style="solid" style:text-underline-color="font-color"/>
    </style:style>
    <style:style style:name="T161_17" style:family="text"/>
    <style:style style:name="T161_18" style:family="text">
      <style:text-properties fo:color="#1155cc" fo:font-size="8pt" style:font-size-asian="8pt" style:font-size-complex="8pt" style:text-underline-style="solid" style:text-underline-color="font-color"/>
    </style:style>
    <style:style style:name="T161_19" style:family="text"/>
    <style:style style:name="T161_20" style:family="text">
      <style:text-properties fo:color="#1155cc" fo:font-size="8pt" style:font-size-asian="8pt" style:font-size-complex="8pt" style:text-underline-style="solid" style:text-underline-color="font-color"/>
    </style:style>
    <style:style style:name="T161_21" style:family="text"/>
    <style:style style:name="T161_22" style:family="text">
      <style:text-properties fo:color="#1155cc" fo:font-size="8pt" style:font-size-asian="8pt" style:font-size-complex="8pt" style:text-underline-style="solid" style:text-underline-color="font-color"/>
    </style:style>
    <style:style style:name="T161_23" style:family="text"/>
    <style:style style:name="T161_24" style:family="text">
      <style:text-properties fo:color="#1155cc" fo:font-size="8pt" style:font-size-asian="8pt" style:font-size-complex="8pt" style:text-underline-style="solid" style:text-underline-color="font-color"/>
    </style:style>
    <style:style style:name="T161_25" style:family="text"/>
    <style:style style:name="T161_26" style:family="text">
      <style:text-properties fo:color="#1155cc" fo:font-size="8pt" style:font-size-asian="8pt" style:font-size-complex="8pt" style:text-underline-style="solid" style:text-underline-color="font-color"/>
    </style:style>
    <style:style style:name="T161_27" style:family="text"/>
    <style:style style:name="T161_28" style:family="text">
      <style:text-properties fo:color="#1155cc" fo:font-size="8pt" style:font-size-asian="8pt" style:font-size-complex="8pt" style:text-underline-style="solid" style:text-underline-color="font-color"/>
    </style:style>
    <style:style style:name="T161_29" style:family="text"/>
    <style:style style:name="T161_30" style:family="text">
      <style:text-properties fo:color="#1155cc" fo:font-size="8pt" style:font-size-asian="8pt" style:font-size-complex="8pt" style:text-underline-style="solid" style:text-underline-color="font-color"/>
    </style:style>
    <style:style style:name="P162" style:family="paragraph" style:parent-style-name="Standard">
      <style:paragraph-properties fo:break-before="auto" fo:text-indent="1.27cm" fo:line-height="115%" style:writing-mode="lr-tb"/>
    </style:style>
    <style:style style:name="T162_1" style:family="text"/>
    <style:style style:name="T162_2" style:family="text">
      <style:text-properties fo:color="#1155cc" fo:font-size="8pt" style:font-size-asian="8pt" style:font-size-complex="8pt" style:text-underline-style="solid" style:text-underline-color="font-color"/>
    </style:style>
    <style:style style:name="T162_3" style:family="text"/>
    <style:style style:name="T162_4" style:family="text">
      <style:text-properties fo:color="#1155cc" fo:font-size="8pt" style:font-size-asian="8pt" style:font-size-complex="8pt" style:text-underline-style="solid" style:text-underline-color="font-color"/>
    </style:style>
    <style:style style:name="T162_5" style:family="text"/>
    <style:style style:name="T162_6" style:family="text">
      <style:text-properties fo:color="#1155cc" fo:font-size="8pt" style:font-size-asian="8pt" style:font-size-complex="8pt" style:text-underline-style="solid" style:text-underline-color="font-color"/>
    </style:style>
    <style:style style:name="T162_7" style:family="text"/>
    <style:style style:name="T162_8" style:family="text">
      <style:text-properties fo:color="#1155cc" fo:font-size="8pt" style:font-size-asian="8pt" style:font-size-complex="8pt" style:text-underline-style="solid" style:text-underline-color="font-color"/>
    </style:style>
    <style:style style:name="T162_9" style:family="text"/>
    <style:style style:name="T162_10" style:family="text">
      <style:text-properties fo:color="#1155cc" fo:font-size="8pt" style:font-size-asian="8pt" style:font-size-complex="8pt" style:text-underline-style="solid" style:text-underline-color="font-color"/>
    </style:style>
    <style:style style:name="T162_11" style:family="text"/>
    <style:style style:name="T162_12" style:family="text">
      <style:text-properties fo:color="#1155cc" fo:font-size="8pt" style:font-size-asian="8pt" style:font-size-complex="8pt" style:text-underline-style="solid" style:text-underline-color="font-color"/>
    </style:style>
    <style:style style:name="T162_13" style:family="text"/>
    <style:style style:name="T162_14" style:family="text">
      <style:text-properties fo:color="#1155cc" fo:font-size="8pt" style:font-size-asian="8pt" style:font-size-complex="8pt" style:text-underline-style="solid" style:text-underline-color="font-color"/>
    </style:style>
    <style:style style:name="T162_15" style:family="text"/>
    <style:style style:name="T162_16" style:family="text">
      <style:text-properties fo:color="#1155cc" fo:font-size="8pt" style:font-size-asian="8pt" style:font-size-complex="8pt" style:text-underline-style="solid" style:text-underline-color="font-color"/>
    </style:style>
    <style:style style:name="T162_17" style:family="text"/>
    <style:style style:name="T162_18" style:family="text">
      <style:text-properties fo:color="#1155cc" fo:font-size="8pt" style:font-size-asian="8pt" style:font-size-complex="8pt" style:text-underline-style="solid" style:text-underline-color="font-color"/>
    </style:style>
    <style:style style:name="T162_19" style:family="text"/>
    <style:style style:name="T162_20" style:family="text">
      <style:text-properties fo:color="#1155cc" fo:font-size="8pt" style:font-size-asian="8pt" style:font-size-complex="8pt" style:text-underline-style="solid" style:text-underline-color="font-color"/>
    </style:style>
    <style:style style:name="T162_21" style:family="text"/>
    <style:style style:name="T162_22" style:family="text">
      <style:text-properties fo:color="#1155cc" fo:font-size="8pt" style:font-size-asian="8pt" style:font-size-complex="8pt" style:text-underline-style="solid" style:text-underline-color="font-color"/>
    </style:style>
    <style:style style:name="T162_23" style:family="text"/>
    <style:style style:name="T162_24" style:family="text">
      <style:text-properties fo:color="#1155cc" fo:font-size="8pt" style:font-size-asian="8pt" style:font-size-complex="8pt" style:text-underline-style="solid" style:text-underline-color="font-color"/>
    </style:style>
    <style:style style:name="T162_25" style:family="text"/>
    <style:style style:name="T162_26" style:family="text">
      <style:text-properties fo:color="#1155cc" fo:font-size="8pt" style:font-size-asian="8pt" style:font-size-complex="8pt" style:text-underline-style="solid" style:text-underline-color="font-color"/>
    </style:style>
    <style:style style:name="T162_27" style:family="text"/>
    <style:style style:name="T162_28" style:family="text">
      <style:text-properties fo:color="#1155cc" fo:font-size="8pt" style:font-size-asian="8pt" style:font-size-complex="8pt" style:text-underline-style="solid" style:text-underline-color="font-color"/>
    </style:style>
    <style:style style:name="T162_29" style:family="text"/>
    <style:style style:name="T162_30" style:family="text">
      <style:text-properties fo:color="#1155cc" fo:font-size="8pt" style:font-size-asian="8pt" style:font-size-complex="8pt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8pt" style:font-size-asian="8pt" style:font-size-complex="8pt"/>
    </style:style>
    <style:style style:name="T163_2" style:family="text"/>
    <style:style style:name="T163_3" style:family="text">
      <style:text-properties fo:color="#1155cc" fo:font-size="8pt" style:font-size-asian="8pt" style:font-size-complex="8pt" style:text-underline-style="solid" style:text-underline-color="font-color"/>
    </style:style>
    <style:style style:name="T163_4" style:family="text"/>
    <style:style style:name="T163_5" style:family="text">
      <style:text-properties fo:color="#1155cc" fo:font-size="8pt" style:font-size-asian="8pt" style:font-size-complex="8pt" style:text-underline-style="solid" style:text-underline-color="font-color"/>
    </style:style>
    <style:style style:name="T163_6" style:family="text"/>
    <style:style style:name="T163_7" style:family="text">
      <style:text-properties fo:color="#1155cc" fo:font-size="8pt" style:font-size-asian="8pt" style:font-size-complex="8pt" style:text-underline-style="solid" style:text-underline-color="font-color"/>
    </style:style>
    <style:style style:name="T163_8" style:family="text"/>
    <style:style style:name="T163_9" style:family="text">
      <style:text-properties fo:color="#1155cc" fo:font-size="8pt" style:font-size-asian="8pt" style:font-size-complex="8pt" style:text-underline-style="solid" style:text-underline-color="font-color"/>
    </style:style>
    <style:style style:name="T163_10" style:family="text"/>
    <style:style style:name="T163_11" style:family="text">
      <style:text-properties fo:color="#1155cc" fo:font-size="8pt" style:font-size-asian="8pt" style:font-size-complex="8pt" style:text-underline-style="solid" style:text-underline-color="font-color"/>
    </style:style>
    <style:style style:name="T163_12" style:family="text"/>
    <style:style style:name="T163_13" style:family="text">
      <style:text-properties fo:color="#1155cc" fo:font-size="8pt" style:font-size-asian="8pt" style:font-size-complex="8pt" style:text-underline-style="solid" style:text-underline-color="font-color"/>
    </style:style>
    <style:style style:name="T163_14" style:family="text"/>
    <style:style style:name="T163_15" style:family="text">
      <style:text-properties fo:color="#1155cc" fo:font-size="8pt" style:font-size-asian="8pt" style:font-size-complex="8pt" style:text-underline-style="solid" style:text-underline-color="font-color"/>
    </style:style>
    <style:style style:name="T163_16" style:family="text"/>
    <style:style style:name="T163_17" style:family="text">
      <style:text-properties fo:color="#1155cc" fo:font-size="8pt" style:font-size-asian="8pt" style:font-size-complex="8pt" style:text-underline-style="solid" style:text-underline-color="font-color"/>
    </style:style>
    <style:style style:name="T163_18" style:family="text"/>
    <style:style style:name="T163_19" style:family="text">
      <style:text-properties fo:color="#1155cc" fo:font-size="8pt" style:font-size-asian="8pt" style:font-size-complex="8pt" style:text-underline-style="solid" style:text-underline-color="font-color"/>
    </style:style>
    <style:style style:name="T163_20" style:family="text"/>
    <style:style style:name="T163_21" style:family="text">
      <style:text-properties fo:color="#1155cc" fo:font-size="8pt" style:font-size-asian="8pt" style:font-size-complex="8pt" style:text-underline-style="solid" style:text-underline-color="font-color"/>
    </style:style>
    <style:style style:name="T163_22" style:family="text"/>
    <style:style style:name="T163_23" style:family="text">
      <style:text-properties fo:color="#1155cc" fo:font-size="8pt" style:font-size-asian="8pt" style:font-size-complex="8pt" style:text-underline-style="solid" style:text-underline-color="font-color"/>
    </style:style>
    <style:style style:name="T163_24" style:family="text"/>
    <style:style style:name="T163_25" style:family="text">
      <style:text-properties fo:color="#1155cc" fo:font-size="8pt" style:font-size-asian="8pt" style:font-size-complex="8pt" style:text-underline-style="solid" style:text-underline-color="font-color"/>
    </style:style>
    <style:style style:name="T163_26" style:family="text"/>
    <style:style style:name="T163_27" style:family="text">
      <style:text-properties fo:color="#1155cc" fo:font-size="8pt" style:font-size-asian="8pt" style:font-size-complex="8pt" style:text-underline-style="solid" style:text-underline-color="font-color"/>
    </style:style>
    <style:style style:name="T163_28" style:family="text"/>
    <style:style style:name="T163_29" style:family="text">
      <style:text-properties fo:color="#1155cc" fo:font-size="8pt" style:font-size-asian="8pt" style:font-size-complex="8pt" style:text-underline-style="solid" style:text-underline-color="font-color"/>
    </style:style>
    <style:style style:name="T163_30" style:family="text"/>
    <style:style style:name="T163_31" style:family="text">
      <style:text-properties fo:color="#1155cc" fo:font-size="8pt" style:font-size-asian="8pt" style:font-size-complex="8pt" style:text-underline-style="solid" style:text-underline-color="font-color"/>
    </style:style>
    <style:style style:name="T163_32" style:family="text">
      <style:text-properties fo:font-size="8pt" style:font-size-asian="8pt" style:font-size-complex="8pt"/>
    </style:style>
    <style:style style:name="P164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3" style:family="text"/>
    <style:style style:name="T165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5" style:family="text"/>
    <style:style style:name="T165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7" style:family="text"/>
    <style:style style:name="T165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9" style:family="text"/>
    <style:style style:name="T165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11" style:family="text"/>
    <style:style style:name="T165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13" style:family="text"/>
    <style:style style:name="T165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15" style:family="text"/>
    <style:style style:name="T165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17" style:family="text"/>
    <style:style style:name="T165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19" style:family="text"/>
    <style:style style:name="T165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21" style:family="text"/>
    <style:style style:name="T165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23" style:family="text"/>
    <style:style style:name="T165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25" style:family="text"/>
    <style:style style:name="T165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5_27" style:family="text"/>
    <style:style style:name="T165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3" style:family="text"/>
    <style:style style:name="T166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5" style:family="text"/>
    <style:style style:name="T166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7" style:family="text"/>
    <style:style style:name="T166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9" style:family="text"/>
    <style:style style:name="T166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11" style:family="text"/>
    <style:style style:name="T166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13" style:family="text"/>
    <style:style style:name="T166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15" style:family="text"/>
    <style:style style:name="T166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17" style:family="text"/>
    <style:style style:name="T166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19" style:family="text"/>
    <style:style style:name="T166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21" style:family="text"/>
    <style:style style:name="T166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23" style:family="text"/>
    <style:style style:name="T166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25" style:family="text"/>
    <style:style style:name="T166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27" style:family="text"/>
    <style:style style:name="T166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29" style:family="text"/>
    <style:style style:name="T166_3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31" style:family="text"/>
    <style:style style:name="T166_3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33" style:family="text"/>
    <style:style style:name="T166_3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35" style:family="text"/>
    <style:style style:name="T166_3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37" style:family="text"/>
    <style:style style:name="T166_3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39" style:family="text"/>
    <style:style style:name="T166_4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41" style:family="text"/>
    <style:style style:name="T166_4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43" style:family="text"/>
    <style:style style:name="T166_4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45" style:family="text"/>
    <style:style style:name="T166_4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47" style:family="text"/>
    <style:style style:name="T166_4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49" style:family="text"/>
    <style:style style:name="T166_5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51" style:family="text"/>
    <style:style style:name="T166_5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53" style:family="text"/>
    <style:style style:name="T166_5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6_55" style:family="text"/>
    <style:style style:name="T166_5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3" style:family="text"/>
    <style:style style:name="T167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5" style:family="text"/>
    <style:style style:name="T167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7" style:family="text"/>
    <style:style style:name="T167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9" style:family="text"/>
    <style:style style:name="T167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11" style:family="text"/>
    <style:style style:name="T167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13" style:family="text"/>
    <style:style style:name="T167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15" style:family="text"/>
    <style:style style:name="T167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17" style:family="text"/>
    <style:style style:name="T167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7_19" style:family="text"/>
    <style:style style:name="T167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3" style:family="text"/>
    <style:style style:name="T168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5" style:family="text"/>
    <style:style style:name="T168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7" style:family="text"/>
    <style:style style:name="T168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9" style:family="text"/>
    <style:style style:name="T168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11" style:family="text"/>
    <style:style style:name="T168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13" style:family="text"/>
    <style:style style:name="T168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15" style:family="text"/>
    <style:style style:name="T168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17" style:family="text"/>
    <style:style style:name="T168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19" style:family="text"/>
    <style:style style:name="T168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21" style:family="text"/>
    <style:style style:name="T168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23" style:family="text"/>
    <style:style style:name="T168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25" style:family="text"/>
    <style:style style:name="T168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8_27" style:family="text"/>
    <style:style style:name="T168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3" style:family="text"/>
    <style:style style:name="T169_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5" style:family="text"/>
    <style:style style:name="T169_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7" style:family="text"/>
    <style:style style:name="T169_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9" style:family="text"/>
    <style:style style:name="T169_1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11" style:family="text"/>
    <style:style style:name="T169_1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13" style:family="text"/>
    <style:style style:name="T169_1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15" style:family="text"/>
    <style:style style:name="T169_1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17" style:family="text"/>
    <style:style style:name="T169_1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19" style:family="text"/>
    <style:style style:name="T169_2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21" style:family="text"/>
    <style:style style:name="T169_2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23" style:family="text"/>
    <style:style style:name="T169_2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25" style:family="text"/>
    <style:style style:name="T169_2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27" style:family="text"/>
    <style:style style:name="T169_2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29" style:family="text"/>
    <style:style style:name="T169_3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31" style:family="text"/>
    <style:style style:name="T169_3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33" style:family="text"/>
    <style:style style:name="T169_3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35" style:family="text"/>
    <style:style style:name="T169_36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37" style:family="text"/>
    <style:style style:name="T169_38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39" style:family="text"/>
    <style:style style:name="T169_40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41" style:family="text"/>
    <style:style style:name="T169_42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T169_43" style:family="text"/>
    <style:style style:name="T169_44" style:family="text">
      <style:text-properties fo:background-color="#ffffff" fo:color="#1155cc" fo:font-size="8pt" style:font-size-asian="8pt" style:font-size-complex="8pt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>
      <style:text-properties fo:color="#1155cc" fo:font-size="8pt" style:font-size-asian="8pt" style:font-size-complex="8pt" style:text-underline-style="solid" style:text-underline-color="font-color"/>
    </style:style>
    <style:style style:name="T171_3" style:family="text"/>
    <style:style style:name="T171_4" style:family="text">
      <style:text-properties fo:color="#1155cc" fo:font-size="8pt" style:font-size-asian="8pt" style:font-size-complex="8pt" style:text-underline-style="solid" style:text-underline-color="font-color"/>
    </style:style>
    <style:style style:name="T171_5" style:family="text"/>
    <style:style style:name="T171_6" style:family="text">
      <style:text-properties fo:color="#1155cc" fo:font-size="8pt" style:font-size-asian="8pt" style:font-size-complex="8pt" style:text-underline-style="solid" style:text-underline-color="font-color"/>
    </style:style>
    <style:style style:name="T171_7" style:family="text"/>
    <style:style style:name="T171_8" style:family="text">
      <style:text-properties fo:color="#1155cc" fo:font-size="8pt" style:font-size-asian="8pt" style:font-size-complex="8pt" style:text-underline-style="solid" style:text-underline-color="font-color"/>
    </style:style>
    <style:style style:name="T171_9" style:family="text"/>
    <style:style style:name="T171_10" style:family="text">
      <style:text-properties fo:color="#1155cc" fo:font-size="8pt" style:font-size-asian="8pt" style:font-size-complex="8pt" style:text-underline-style="solid" style:text-underline-color="font-color"/>
    </style:style>
    <style:style style:name="T171_11" style:family="text"/>
    <style:style style:name="T171_12" style:family="text">
      <style:text-properties fo:color="#1155cc" fo:font-size="8pt" style:font-size-asian="8pt" style:font-size-complex="8pt" style:text-underline-style="solid" style:text-underline-color="font-color"/>
    </style:style>
    <style:style style:name="T171_13" style:family="text"/>
    <style:style style:name="T171_14" style:family="text">
      <style:text-properties fo:color="#1155cc" fo:font-size="8pt" style:font-size-asian="8pt" style:font-size-complex="8pt" style:text-underline-style="solid" style:text-underline-color="font-color"/>
    </style:style>
    <style:style style:name="T171_15" style:family="text"/>
    <style:style style:name="T171_16" style:family="text">
      <style:text-properties fo:color="#1155cc" fo:font-size="8pt" style:font-size-asian="8pt" style:font-size-complex="8pt" style:text-underline-style="solid" style:text-underline-color="font-color"/>
    </style:style>
    <style:style style:name="T171_17" style:family="text"/>
    <style:style style:name="T171_18" style:family="text">
      <style:text-properties fo:color="#1155cc" fo:font-size="8pt" style:font-size-asian="8pt" style:font-size-complex="8pt" style:text-underline-style="solid" style:text-underline-color="font-color"/>
    </style:style>
    <style:style style:name="T171_19" style:family="text"/>
    <style:style style:name="T171_20" style:family="text">
      <style:text-properties fo:color="#1155cc" fo:font-size="8pt" style:font-size-asian="8pt" style:font-size-complex="8pt" style:text-underline-style="solid" style:text-underline-color="font-color"/>
    </style:style>
    <style:style style:name="T171_21" style:family="text"/>
    <style:style style:name="T171_22" style:family="text">
      <style:text-properties fo:color="#1155cc" fo:font-size="8pt" style:font-size-asian="8pt" style:font-size-complex="8pt" style:text-underline-style="solid" style:text-underline-color="font-color"/>
    </style:style>
    <style:style style:name="T171_23" style:family="text"/>
    <style:style style:name="T171_24" style:family="text">
      <style:text-properties fo:color="#1155cc" fo:font-size="8pt" style:font-size-asian="8pt" style:font-size-complex="8pt" style:text-underline-style="solid" style:text-underline-color="font-color"/>
    </style:style>
    <style:style style:name="T171_25" style:family="text"/>
    <style:style style:name="T171_26" style:family="text">
      <style:text-properties fo:color="#1155cc" fo:font-size="8pt" style:font-size-asian="8pt" style:font-size-complex="8pt" style:text-underline-style="solid" style:text-underline-color="font-color"/>
    </style:style>
    <style:style style:name="T171_27" style:family="text"/>
    <style:style style:name="T171_28" style:family="text">
      <style:text-properties fo:color="#1155cc" fo:font-size="8pt" style:font-size-asian="8pt" style:font-size-complex="8pt" style:text-underline-style="solid" style:text-underline-color="font-color"/>
    </style:style>
    <style:style style:name="T171_29" style:family="text"/>
    <style:style style:name="T171_30" style:family="text">
      <style:text-properties fo:color="#1155cc" fo:font-size="8pt" style:font-size-asian="8pt" style:font-size-complex="8pt" style:text-underline-style="solid" style:text-underline-color="font-color"/>
    </style:style>
    <style:style style:name="T171_31" style:family="text"/>
    <style:style style:name="T171_32" style:family="text">
      <style:text-properties fo:color="#1155cc" fo:font-size="8pt" style:font-size-asian="8pt" style:font-size-complex="8pt" style:text-underline-style="solid" style:text-underline-color="font-color"/>
    </style:style>
    <style:style style:name="T171_33" style:family="text">
      <style:text-properties fo:font-size="8pt" style:font-size-asian="8pt" style:font-size-complex="8pt"/>
    </style:style>
    <style:style style:name="P17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8pt" style:font-size-asian="8pt" style:font-size-complex="8pt"/>
    </style:style>
    <style:style style:name="T173_2" style:family="text">
      <style:text-properties fo:font-size="8pt" style:font-size-asian="8pt" style:font-size-complex="8pt"/>
    </style:style>
    <style:style style:name="T173_3" style:family="text">
      <style:text-properties fo:font-size="8pt" style:font-size-asian="8pt" style:font-size-complex="8pt"/>
    </style:style>
    <style:style style:name="T173_4" style:family="text">
      <style:text-properties fo:font-size="8pt" style:font-size-asian="8pt" style:font-size-complex="8pt"/>
    </style:style>
    <style:style style:name="T173_5" style:family="text">
      <style:text-properties fo:font-size="8pt" style:font-size-asian="8pt" style:font-size-complex="8pt"/>
    </style:style>
    <style:style style:name="T173_6" style:family="text">
      <style:text-properties fo:font-size="8pt" style:font-size-asian="8pt" style:font-size-complex="8pt"/>
    </style:style>
    <style:style style:name="T173_7" style:family="text">
      <style:text-properties fo:font-size="8pt" style:font-size-asian="8pt" style:font-size-complex="8pt"/>
    </style:style>
    <style:style style:name="T173_8" style:family="text">
      <style:text-properties fo:font-size="8pt" style:font-size-asian="8pt" style:font-size-complex="8pt"/>
    </style:style>
    <style:style style:name="T173_9" style:family="text">
      <style:text-properties fo:font-size="8pt" style:font-size-asian="8pt" style:font-size-complex="8pt"/>
    </style:style>
    <style:style style:name="T173_10" style:family="text">
      <style:text-properties fo:font-size="8pt" style:font-size-asian="8pt" style:font-size-complex="8pt"/>
    </style:style>
    <style:style style:name="T173_11" style:family="text">
      <style:text-properties fo:font-size="8pt" style:font-size-asian="8pt" style:font-size-complex="8pt"/>
    </style:style>
    <style:style style:name="T173_12" style:family="text">
      <style:text-properties fo:font-size="8pt" style:font-size-asian="8pt" style:font-size-complex="8pt"/>
    </style:style>
    <style:style style:name="P174" style:family="paragraph" style:parent-style-name="Standard">
      <style:paragraph-properties fo:break-before="auto" fo:text-indent="1.27cm" fo:line-height="115%" style:writing-mode="lr-tb"/>
    </style:style>
    <style:style style:name="T174_1" style:family="text"/>
    <style:style style:name="T174_2" style:family="text">
      <style:text-properties fo:color="#1155cc" fo:font-size="8pt" style:font-size-asian="8pt" style:font-size-complex="8pt" style:text-underline-style="solid" style:text-underline-color="font-color"/>
    </style:style>
    <style:style style:name="T174_3" style:family="text"/>
    <style:style style:name="T174_4" style:family="text">
      <style:text-properties fo:color="#1155cc" fo:font-size="8pt" style:font-size-asian="8pt" style:font-size-complex="8pt" style:text-underline-style="solid" style:text-underline-color="font-color"/>
    </style:style>
    <style:style style:name="T174_5" style:family="text"/>
    <style:style style:name="T174_6" style:family="text">
      <style:text-properties fo:color="#1155cc" fo:font-size="8pt" style:font-size-asian="8pt" style:font-size-complex="8pt" style:text-underline-style="solid" style:text-underline-color="font-color"/>
    </style:style>
    <style:style style:name="T174_7" style:family="text"/>
    <style:style style:name="T174_8" style:family="text">
      <style:text-properties fo:color="#1155cc" fo:font-size="8pt" style:font-size-asian="8pt" style:font-size-complex="8pt" style:text-underline-style="solid" style:text-underline-color="font-color"/>
    </style:style>
    <style:style style:name="T174_9" style:family="text"/>
    <style:style style:name="T174_10" style:family="text">
      <style:text-properties fo:color="#1155cc" fo:font-size="8pt" style:font-size-asian="8pt" style:font-size-complex="8pt" style:text-underline-style="solid" style:text-underline-color="font-color"/>
    </style:style>
    <style:style style:name="T174_11" style:family="text"/>
    <style:style style:name="T174_12" style:family="text">
      <style:text-properties fo:color="#1155cc" fo:font-size="8pt" style:font-size-asian="8pt" style:font-size-complex="8pt" style:text-underline-style="solid" style:text-underline-color="font-color"/>
    </style:style>
    <style:style style:name="T174_13" style:family="text"/>
    <style:style style:name="T174_14" style:family="text">
      <style:text-properties fo:color="#1155cc" fo:font-size="8pt" style:font-size-asian="8pt" style:font-size-complex="8pt" style:text-underline-style="solid" style:text-underline-color="font-color"/>
    </style:style>
    <style:style style:name="T174_15" style:family="text"/>
    <style:style style:name="T174_16" style:family="text">
      <style:text-properties fo:color="#1155cc" fo:font-size="8pt" style:font-size-asian="8pt" style:font-size-complex="8pt" style:text-underline-style="solid" style:text-underline-color="font-color"/>
    </style:style>
    <style:style style:name="T174_17" style:family="text"/>
    <style:style style:name="T174_18" style:family="text">
      <style:text-properties fo:color="#1155cc" fo:font-size="8pt" style:font-size-asian="8pt" style:font-size-complex="8pt" style:text-underline-style="solid" style:text-underline-color="font-color"/>
    </style:style>
    <style:style style:name="T174_19" style:family="text"/>
    <style:style style:name="T174_20" style:family="text">
      <style:text-properties fo:color="#1155cc" fo:font-size="8pt" style:font-size-asian="8pt" style:font-size-complex="8pt" style:text-underline-style="solid" style:text-underline-color="font-color"/>
    </style:style>
    <style:style style:name="T174_21" style:family="text"/>
    <style:style style:name="T174_22" style:family="text">
      <style:text-properties fo:color="#1155cc" fo:font-size="8pt" style:font-size-asian="8pt" style:font-size-complex="8pt" style:text-underline-style="solid" style:text-underline-color="font-color"/>
    </style:style>
    <style:style style:name="T174_23" style:family="text"/>
    <style:style style:name="T174_24" style:family="text">
      <style:text-properties fo:color="#1155cc" fo:font-size="8pt" style:font-size-asian="8pt" style:font-size-complex="8pt" style:text-underline-style="solid" style:text-underline-color="font-color"/>
    </style:style>
    <style:style style:name="T174_25" style:family="text"/>
    <style:style style:name="T174_26" style:family="text">
      <style:text-properties fo:color="#1155cc" fo:font-size="8pt" style:font-size-asian="8pt" style:font-size-complex="8pt" style:text-underline-style="solid" style:text-underline-color="font-color"/>
    </style:style>
    <style:style style:name="T174_27" style:family="text"/>
    <style:style style:name="T174_28" style:family="text">
      <style:text-properties fo:color="#1155cc" fo:font-size="8pt" style:font-size-asian="8pt" style:font-size-complex="8pt" style:text-underline-style="solid" style:text-underline-color="font-color"/>
    </style:style>
    <style:style style:name="T174_29" style:family="text"/>
    <style:style style:name="T174_30" style:family="text">
      <style:text-properties fo:color="#1155cc" fo:font-size="8pt" style:font-size-asian="8pt" style:font-size-complex="8pt" style:text-underline-style="solid" style:text-underline-color="font-color"/>
    </style:style>
    <style:style style:name="T174_31" style:family="text"/>
    <style:style style:name="T174_32" style:family="text">
      <style:text-properties fo:color="#1155cc" fo:font-size="8pt" style:font-size-asian="8pt" style:font-size-complex="8pt" style:text-underline-style="solid" style:text-underline-color="font-color"/>
    </style:style>
    <style:style style:name="T174_33" style:family="text"/>
    <style:style style:name="T174_34" style:family="text">
      <style:text-properties fo:color="#1155cc" fo:font-size="8pt" style:font-size-asian="8pt" style:font-size-complex="8pt" style:text-underline-style="solid" style:text-underline-color="font-color"/>
    </style:style>
  </office:automatic-styles>
  <office:body>
    <office:text>
      <text:p text:style-name="P1"><text:span text:style-name="T1_1">Coding</text:span></text:p>
      <text:p text:style-name="P2"/>
      <text:p text:style-name="P3"><text:span text:style-name="T3_1">Arduino</text:span><text:span text:style-name="T3_2"><text:s/></text:span><text:span text:style-name="T3_3">General</text:span><text:span text:style-name="T3_4"><text:s/></text:span><text:span text:style-name="T3_5">Command</text:span><text:span text:style-name="T3_6"><text:s/></text:span><text:span text:style-name="T3_7">Ref</text:span><text:span text:style-name="T3_8">:</text:span></text:p>
      <text:p text:style-name="P4"><text:span text:style-name="T4_1"><text:a xlink:type="simple" xlink:href="http://arduino.cc/en/Reference/HomePage"><text:span text:style-name="T4_2">http</text:span></text:a></text:span><text:span text:style-name="T4_3"><text:a xlink:type="simple" xlink:href="http://arduino.cc/en/Reference/HomePage"><text:span text:style-name="T4_4">://</text:span></text:a></text:span><text:span text:style-name="T4_5"><text:a xlink:type="simple" xlink:href="http://arduino.cc/en/Reference/HomePage"><text:span text:style-name="T4_6">arduino</text:span></text:a></text:span><text:span text:style-name="T4_7"><text:a xlink:type="simple" xlink:href="http://arduino.cc/en/Reference/HomePage"><text:span text:style-name="T4_8">.</text:span></text:a></text:span><text:span text:style-name="T4_9"><text:a xlink:type="simple" xlink:href="http://arduino.cc/en/Reference/HomePage"><text:span text:style-name="T4_10">cc</text:span></text:a></text:span><text:span text:style-name="T4_11"><text:a xlink:type="simple" xlink:href="http://arduino.cc/en/Reference/HomePage"><text:span text:style-name="T4_12">/</text:span></text:a></text:span><text:span text:style-name="T4_13"><text:a xlink:type="simple" xlink:href="http://arduino.cc/en/Reference/HomePage"><text:span text:style-name="T4_14">en</text:span></text:a></text:span><text:span text:style-name="T4_15"><text:a xlink:type="simple" xlink:href="http://arduino.cc/en/Reference/HomePage"><text:span text:style-name="T4_16">/</text:span></text:a></text:span><text:span text:style-name="T4_17"><text:a xlink:type="simple" xlink:href="http://arduino.cc/en/Reference/HomePage"><text:span text:style-name="T4_18">Reference</text:span></text:a></text:span><text:span text:style-name="T4_19"><text:a xlink:type="simple" xlink:href="http://arduino.cc/en/Reference/HomePage"><text:span text:style-name="T4_20">/</text:span></text:a></text:span><text:span text:style-name="T4_21"><text:a xlink:type="simple" xlink:href="http://arduino.cc/en/Reference/HomePage"><text:span text:style-name="T4_22">HomePage</text:span></text:a></text:span><text:span text:style-name="T4_23"><text:s/></text:span></text:p>
      <text:p text:style-name="P5"/>
      <text:p text:style-name="P6"/>
      <text:p text:style-name="P7"><text:span text:style-name="T7_1">Libraries</text:span><text:span text:style-name="T7_2">:</text:span></text:p>
      <text:p text:style-name="P8"/>
      <text:p text:style-name="P9"><text:span text:style-name="T9_1">Ultrasonics</text:span><text:span text:style-name="T9_2"><text:s/>(</text:span><text:span text:style-name="T9_3">not</text:span><text:span text:style-name="T9_4"><text:s/></text:span><text:span text:style-name="T9_5">used</text:span><text:span text:style-name="T9_6">)</text:span></text:p>
      <text:p text:style-name="P10"><text:span text:style-name="T10_1"><text:a xlink:type="simple" xlink:href="http://code.google.com/p/arduino-new-ping/"><text:span text:style-name="T10_2">http</text:span></text:a></text:span><text:span text:style-name="T10_3"><text:a xlink:type="simple" xlink:href="http://code.google.com/p/arduino-new-ping/"><text:span text:style-name="T10_4">://</text:span></text:a></text:span><text:span text:style-name="T10_5"><text:a xlink:type="simple" xlink:href="http://code.google.com/p/arduino-new-ping/"><text:span text:style-name="T10_6">code</text:span></text:a></text:span><text:span text:style-name="T10_7"><text:a xlink:type="simple" xlink:href="http://code.google.com/p/arduino-new-ping/"><text:span text:style-name="T10_8">.</text:span></text:a></text:span><text:span text:style-name="T10_9"><text:a xlink:type="simple" xlink:href="http://code.google.com/p/arduino-new-ping/"><text:span text:style-name="T10_10">google</text:span></text:a></text:span><text:span text:style-name="T10_11"><text:a xlink:type="simple" xlink:href="http://code.google.com/p/arduino-new-ping/"><text:span text:style-name="T10_12">.</text:span></text:a></text:span><text:span text:style-name="T10_13"><text:a xlink:type="simple" xlink:href="http://code.google.com/p/arduino-new-ping/"><text:span text:style-name="T10_14">com</text:span></text:a></text:span><text:span text:style-name="T10_15"><text:a xlink:type="simple" xlink:href="http://code.google.com/p/arduino-new-ping/"><text:span text:style-name="T10_16">/</text:span></text:a></text:span><text:span text:style-name="T10_17"><text:a xlink:type="simple" xlink:href="http://code.google.com/p/arduino-new-ping/"><text:span text:style-name="T10_18">p</text:span></text:a></text:span><text:span text:style-name="T10_19"><text:a xlink:type="simple" xlink:href="http://code.google.com/p/arduino-new-ping/"><text:span text:style-name="T10_20">/</text:span></text:a></text:span><text:span text:style-name="T10_21"><text:a xlink:type="simple" xlink:href="http://code.google.com/p/arduino-new-ping/"><text:span text:style-name="T10_22">arduino</text:span></text:a></text:span><text:span text:style-name="T10_23"><text:a xlink:type="simple" xlink:href="http://code.google.com/p/arduino-new-ping/"><text:span text:style-name="T10_24">-</text:span></text:a></text:span><text:span text:style-name="T10_25"><text:a xlink:type="simple" xlink:href="http://code.google.com/p/arduino-new-ping/"><text:span text:style-name="T10_26">new</text:span></text:a></text:span><text:span text:style-name="T10_27"><text:a xlink:type="simple" xlink:href="http://code.google.com/p/arduino-new-ping/"><text:span text:style-name="T10_28">-</text:span></text:a></text:span><text:span text:style-name="T10_29"><text:a xlink:type="simple" xlink:href="http://code.google.com/p/arduino-new-ping/"><text:span text:style-name="T10_30">ping</text:span></text:a></text:span><text:span text:style-name="T10_31"><text:a xlink:type="simple" xlink:href="http://code.google.com/p/arduino-new-ping/"><text:span text:style-name="T10_32">/</text:span></text:a></text:span></text:p>
      <text:p text:style-name="P11"/>
      <text:p text:style-name="P12"><text:span text:style-name="T12_1">Gyro</text:span><text:span text:style-name="T12_2"><text:s/>-<text:s/></text:span><text:span text:style-name="T12_3">Accel</text:span><text:span text:style-name="T12_4"><text:s/>/<text:s/>6</text:span><text:span text:style-name="T12_5">DOF</text:span></text:p>
      <text:p text:style-name="P13"><text:span text:style-name="T13_1"><text:a xlink:type="simple" xlink:href="http://bildr.org/2012/03/stable-orientation-digital-imu-6dof-arduino/"><text:span text:style-name="T13_2">http</text:span></text:a></text:span><text:span text:style-name="T13_3"><text:a xlink:type="simple" xlink:href="http://bildr.org/2012/03/stable-orientation-digital-imu-6dof-arduino/"><text:span text:style-name="T13_4">://</text:span></text:a></text:span><text:span text:style-name="T13_5"><text:a xlink:type="simple" xlink:href="http://bildr.org/2012/03/stable-orientation-digital-imu-6dof-arduino/"><text:span text:style-name="T13_6">bildr</text:span></text:a></text:span><text:span text:style-name="T13_7"><text:a xlink:type="simple" xlink:href="http://bildr.org/2012/03/stable-orientation-digital-imu-6dof-arduino/"><text:span text:style-name="T13_8">.</text:span></text:a></text:span><text:span text:style-name="T13_9"><text:a xlink:type="simple" xlink:href="http://bildr.org/2012/03/stable-orientation-digital-imu-6dof-arduino/"><text:span text:style-name="T13_10">org</text:span></text:a></text:span><text:span text:style-name="T13_11"><text:a xlink:type="simple" xlink:href="http://bildr.org/2012/03/stable-orientation-digital-imu-6dof-arduino/"><text:span text:style-name="T13_12">/2012/03/</text:span></text:a></text:span><text:span text:style-name="T13_13"><text:a xlink:type="simple" xlink:href="http://bildr.org/2012/03/stable-orientation-digital-imu-6dof-arduino/"><text:span text:style-name="T13_14">stable</text:span></text:a></text:span><text:span text:style-name="T13_15"><text:a xlink:type="simple" xlink:href="http://bildr.org/2012/03/stable-orientation-digital-imu-6dof-arduino/"><text:span text:style-name="T13_16">-</text:span></text:a></text:span><text:span text:style-name="T13_17"><text:a xlink:type="simple" xlink:href="http://bildr.org/2012/03/stable-orientation-digital-imu-6dof-arduino/"><text:span text:style-name="T13_18">orientation</text:span></text:a></text:span><text:span text:style-name="T13_19"><text:a xlink:type="simple" xlink:href="http://bildr.org/2012/03/stable-orientation-digital-imu-6dof-arduino/"><text:span text:style-name="T13_20">-</text:span></text:a></text:span><text:span text:style-name="T13_21"><text:a xlink:type="simple" xlink:href="http://bildr.org/2012/03/stable-orientation-digital-imu-6dof-arduino/"><text:span text:style-name="T13_22">digital</text:span></text:a></text:span><text:span text:style-name="T13_23"><text:a xlink:type="simple" xlink:href="http://bildr.org/2012/03/stable-orientation-digital-imu-6dof-arduino/"><text:span text:style-name="T13_24">-</text:span></text:a></text:span><text:span text:style-name="T13_25"><text:a xlink:type="simple" xlink:href="http://bildr.org/2012/03/stable-orientation-digital-imu-6dof-arduino/"><text:span text:style-name="T13_26">imu</text:span></text:a></text:span><text:span text:style-name="T13_27"><text:a xlink:type="simple" xlink:href="http://bildr.org/2012/03/stable-orientation-digital-imu-6dof-arduino/"><text:span text:style-name="T13_28">-6</text:span></text:a></text:span><text:span text:style-name="T13_29"><text:a xlink:type="simple" xlink:href="http://bildr.org/2012/03/stable-orientation-digital-imu-6dof-arduino/"><text:span text:style-name="T13_30">dof</text:span></text:a></text:span><text:span text:style-name="T13_31"><text:a xlink:type="simple" xlink:href="http://bildr.org/2012/03/stable-orientation-digital-imu-6dof-arduino/"><text:span text:style-name="T13_32">-</text:span></text:a></text:span><text:span text:style-name="T13_33"><text:a xlink:type="simple" xlink:href="http://bildr.org/2012/03/stable-orientation-digital-imu-6dof-arduino/"><text:span text:style-name="T13_34">arduino</text:span></text:a></text:span><text:span text:style-name="T13_35"><text:a xlink:type="simple" xlink:href="http://bildr.org/2012/03/stable-orientation-digital-imu-6dof-arduino/"><text:span text:style-name="T13_36">/</text:span></text:a></text:span></text:p>
      <text:p text:style-name="P14"/>
      <text:p text:style-name="P15"><text:span text:style-name="T15_1">Servo</text:span></text:p>
      <text:p text:style-name="P16"><text:span text:style-name="T16_1"><text:tab/></text:span><text:span text:style-name="T16_2">Built</text:span><text:span text:style-name="T16_3">-</text:span><text:span text:style-name="T16_4">in</text:span><text:span text:style-name="T16_5"><text:s/></text:span><text:span text:style-name="T16_6">to</text:span><text:span text:style-name="T16_7"><text:s/></text:span><text:span text:style-name="T16_8">IDE</text:span><text:span text:style-name="T16_9"><text:s/></text:span><text:span text:style-name="T16_10">v</text:span><text:span text:style-name="T16_11">1.0</text:span></text:p>
      <text:p text:style-name="P17"/>
      <text:p text:style-name="P18"><text:span text:style-name="T18_1">PID</text:span><text:span text:style-name="T18_2"><text:s/></text:span><text:span text:style-name="T18_3">Controller</text:span></text:p>
      <text:p text:style-name="P19"><text:span text:style-name="T19_1"><text:a xlink:type="simple" xlink:href="http://playground.arduino.cc/Code/PIDLibrary"><text:span text:style-name="T19_2">http</text:span></text:a></text:span><text:span text:style-name="T19_3"><text:a xlink:type="simple" xlink:href="http://playground.arduino.cc/Code/PIDLibrary"><text:span text:style-name="T19_4">://</text:span></text:a></text:span><text:span text:style-name="T19_5"><text:a xlink:type="simple" xlink:href="http://playground.arduino.cc/Code/PIDLibrary"><text:span text:style-name="T19_6">playground</text:span></text:a></text:span><text:span text:style-name="T19_7"><text:a xlink:type="simple" xlink:href="http://playground.arduino.cc/Code/PIDLibrary"><text:span text:style-name="T19_8">.</text:span></text:a></text:span><text:span text:style-name="T19_9"><text:a xlink:type="simple" xlink:href="http://playground.arduino.cc/Code/PIDLibrary"><text:span text:style-name="T19_10">arduino</text:span></text:a></text:span><text:span text:style-name="T19_11"><text:a xlink:type="simple" xlink:href="http://playground.arduino.cc/Code/PIDLibrary"><text:span text:style-name="T19_12">.</text:span></text:a></text:span><text:span text:style-name="T19_13"><text:a xlink:type="simple" xlink:href="http://playground.arduino.cc/Code/PIDLibrary"><text:span text:style-name="T19_14">cc</text:span></text:a></text:span><text:span text:style-name="T19_15"><text:a xlink:type="simple" xlink:href="http://playground.arduino.cc/Code/PIDLibrary"><text:span text:style-name="T19_16">/</text:span></text:a></text:span><text:span text:style-name="T19_17"><text:a xlink:type="simple" xlink:href="http://playground.arduino.cc/Code/PIDLibrary"><text:span text:style-name="T19_18">Code</text:span></text:a></text:span><text:span text:style-name="T19_19"><text:a xlink:type="simple" xlink:href="http://playground.arduino.cc/Code/PIDLibrary"><text:span text:style-name="T19_20">/</text:span></text:a></text:span><text:span text:style-name="T19_21"><text:a xlink:type="simple" xlink:href="http://playground.arduino.cc/Code/PIDLibrary"><text:span text:style-name="T19_22">PIDLibrary</text:span></text:a></text:span></text:p>
      <text:p text:style-name="P20"/>
      <text:p text:style-name="P21"><text:span text:style-name="T21_1">Altitude</text:span><text:span text:style-name="T21_2"><text:s/>/<text:s/></text:span><text:span text:style-name="T21_3">Temp</text:span></text:p>
      <text:p text:style-name="P22"><text:span text:style-name="T22_1"><text:a xlink:type="simple" xlink:href="http://learn.adafruit.com/bmp085/overview"><text:span text:style-name="T22_2">http</text:span></text:a></text:span><text:span text:style-name="T22_3"><text:a xlink:type="simple" xlink:href="http://learn.adafruit.com/bmp085/overview"><text:span text:style-name="T22_4">://</text:span></text:a></text:span><text:span text:style-name="T22_5"><text:a xlink:type="simple" xlink:href="http://learn.adafruit.com/bmp085/overview"><text:span text:style-name="T22_6">learn</text:span></text:a></text:span><text:span text:style-name="T22_7"><text:a xlink:type="simple" xlink:href="http://learn.adafruit.com/bmp085/overview"><text:span text:style-name="T22_8">.</text:span></text:a></text:span><text:span text:style-name="T22_9"><text:a xlink:type="simple" xlink:href="http://learn.adafruit.com/bmp085/overview"><text:span text:style-name="T22_10">adafruit</text:span></text:a></text:span><text:span text:style-name="T22_11"><text:a xlink:type="simple" xlink:href="http://learn.adafruit.com/bmp085/overview"><text:span text:style-name="T22_12">.</text:span></text:a></text:span><text:span text:style-name="T22_13"><text:a xlink:type="simple" xlink:href="http://learn.adafruit.com/bmp085/overview"><text:span text:style-name="T22_14">com</text:span></text:a></text:span><text:span text:style-name="T22_15"><text:a xlink:type="simple" xlink:href="http://learn.adafruit.com/bmp085/overview"><text:span text:style-name="T22_16">/</text:span></text:a></text:span><text:span text:style-name="T22_17"><text:a xlink:type="simple" xlink:href="http://learn.adafruit.com/bmp085/overview"><text:span text:style-name="T22_18">bmp</text:span></text:a></text:span><text:span text:style-name="T22_19"><text:a xlink:type="simple" xlink:href="http://learn.adafruit.com/bmp085/overview"><text:span text:style-name="T22_20">085/</text:span></text:a></text:span><text:span text:style-name="T22_21"><text:a xlink:type="simple" xlink:href="http://learn.adafruit.com/bmp085/overview"><text:span text:style-name="T22_22">overview</text:span></text:a></text:span></text:p>
      <text:p text:style-name="P23"/>
      <text:p text:style-name="P24"/>
      <text:p text:style-name="P25"><text:span text:style-name="T25_1">Code</text:span><text:span text:style-name="T25_2"><text:s/></text:span><text:span text:style-name="T25_3">Examples</text:span><text:span text:style-name="T25_4">:</text:span></text:p>
      <text:p text:style-name="P26"/>
      <text:p text:style-name="P27"><text:span text:style-name="T27_1">ESC</text:span></text:p>
      <text:p text:style-name="P28"><text:span text:style-name="T28_1"><text:a xlink:type="simple" xlink:href="http://robots.dacloughb.com/project-2/esc-calibration-programming/"><text:span text:style-name="T28_2">http</text:span></text:a></text:span><text:span text:style-name="T28_3"><text:a xlink:type="simple" xlink:href="http://robots.dacloughb.com/project-2/esc-calibration-programming/"><text:span text:style-name="T28_4">://</text:span></text:a></text:span><text:span text:style-name="T28_5"><text:a xlink:type="simple" xlink:href="http://robots.dacloughb.com/project-2/esc-calibration-programming/"><text:span text:style-name="T28_6">robots</text:span></text:a></text:span><text:span text:style-name="T28_7"><text:a xlink:type="simple" xlink:href="http://robots.dacloughb.com/project-2/esc-calibration-programming/"><text:span text:style-name="T28_8">.</text:span></text:a></text:span><text:span text:style-name="T28_9"><text:a xlink:type="simple" xlink:href="http://robots.dacloughb.com/project-2/esc-calibration-programming/"><text:span text:style-name="T28_10">dacloughb</text:span></text:a></text:span><text:span text:style-name="T28_11"><text:a xlink:type="simple" xlink:href="http://robots.dacloughb.com/project-2/esc-calibration-programming/"><text:span text:style-name="T28_12">.</text:span></text:a></text:span><text:span text:style-name="T28_13"><text:a xlink:type="simple" xlink:href="http://robots.dacloughb.com/project-2/esc-calibration-programming/"><text:span text:style-name="T28_14">com</text:span></text:a></text:span><text:span text:style-name="T28_15"><text:a xlink:type="simple" xlink:href="http://robots.dacloughb.com/project-2/esc-calibration-programming/"><text:span text:style-name="T28_16">/</text:span></text:a></text:span><text:span text:style-name="T28_17"><text:a xlink:type="simple" xlink:href="http://robots.dacloughb.com/project-2/esc-calibration-programming/"><text:span text:style-name="T28_18">project</text:span></text:a></text:span><text:span text:style-name="T28_19"><text:a xlink:type="simple" xlink:href="http://robots.dacloughb.com/project-2/esc-calibration-programming/"><text:span text:style-name="T28_20">-2/</text:span></text:a></text:span><text:span text:style-name="T28_21"><text:a xlink:type="simple" xlink:href="http://robots.dacloughb.com/project-2/esc-calibration-programming/"><text:span text:style-name="T28_22">esc</text:span></text:a></text:span><text:span text:style-name="T28_23"><text:a xlink:type="simple" xlink:href="http://robots.dacloughb.com/project-2/esc-calibration-programming/"><text:span text:style-name="T28_24">-</text:span></text:a></text:span><text:span text:style-name="T28_25"><text:a xlink:type="simple" xlink:href="http://robots.dacloughb.com/project-2/esc-calibration-programming/"><text:span text:style-name="T28_26">calibration</text:span></text:a></text:span><text:span text:style-name="T28_27"><text:a xlink:type="simple" xlink:href="http://robots.dacloughb.com/project-2/esc-calibration-programming/"><text:span text:style-name="T28_28">-</text:span></text:a></text:span><text:span text:style-name="T28_29"><text:a xlink:type="simple" xlink:href="http://robots.dacloughb.com/project-2/esc-calibration-programming/"><text:span text:style-name="T28_30">programming</text:span></text:a></text:span><text:span text:style-name="T28_31"><text:a xlink:type="simple" xlink:href="http://robots.dacloughb.com/project-2/esc-calibration-programming/"><text:span text:style-name="T28_32">/</text:span></text:a></text:span></text:p>
      <text:p text:style-name="P29"/>
      <text:p text:style-name="P30"><text:span text:style-name="T30_1">RC</text:span><text:span text:style-name="T30_2"><text:s/></text:span><text:span text:style-name="T30_3">PWM</text:span></text:p>
      <text:p text:style-name="P31"><text:span text:style-name="T31_1"><text:a xlink:type="simple" xlink:href="http://www.sparkfun.com/tutorials/348"><text:span text:style-name="T31_2">http</text:span></text:a></text:span><text:span text:style-name="T31_3"><text:a xlink:type="simple" xlink:href="http://www.sparkfun.com/tutorials/348"><text:span text:style-name="T31_4">://</text:span></text:a></text:span><text:span text:style-name="T31_5"><text:a xlink:type="simple" xlink:href="http://www.sparkfun.com/tutorials/348"><text:span text:style-name="T31_6">www</text:span></text:a></text:span><text:span text:style-name="T31_7"><text:a xlink:type="simple" xlink:href="http://www.sparkfun.com/tutorials/348"><text:span text:style-name="T31_8">.</text:span></text:a></text:span><text:span text:style-name="T31_9"><text:a xlink:type="simple" xlink:href="http://www.sparkfun.com/tutorials/348"><text:span text:style-name="T31_10">sparkfun</text:span></text:a></text:span><text:span text:style-name="T31_11"><text:a xlink:type="simple" xlink:href="http://www.sparkfun.com/tutorials/348"><text:span text:style-name="T31_12">.</text:span></text:a></text:span><text:span text:style-name="T31_13"><text:a xlink:type="simple" xlink:href="http://www.sparkfun.com/tutorials/348"><text:span text:style-name="T31_14">com</text:span></text:a></text:span><text:span text:style-name="T31_15"><text:a xlink:type="simple" xlink:href="http://www.sparkfun.com/tutorials/348"><text:span text:style-name="T31_16">/</text:span></text:a></text:span><text:span text:style-name="T31_17"><text:a xlink:type="simple" xlink:href="http://www.sparkfun.com/tutorials/348"><text:span text:style-name="T31_18">tutorials</text:span></text:a></text:span><text:span text:style-name="T31_19"><text:a xlink:type="simple" xlink:href="http://www.sparkfun.com/tutorials/348"><text:span text:style-name="T31_20">/348</text:span></text:a></text:span></text:p>
      <text:p text:style-name="P32"/>
      <text:p text:style-name="P33"/>
      <text:p text:style-name="P34"><text:span text:style-name="T34_1">Gyro</text:span><text:span text:style-name="T34_2"><text:s/></text:span><text:span text:style-name="T34_3">and</text:span><text:span text:style-name="T34_4"><text:s/></text:span><text:span text:style-name="T34_5">Accel</text:span></text:p>
      <text:p text:style-name="P35"><text:span text:style-name="T35_1"><text:a xlink:type="simple" xlink:href="http://arduino.cc/forum/index.php?topic=58048.0"><text:span text:style-name="T35_2">http</text:span></text:a></text:span><text:span text:style-name="T35_3"><text:a xlink:type="simple" xlink:href="http://arduino.cc/forum/index.php?topic=58048.0"><text:span text:style-name="T35_4">://</text:span></text:a></text:span><text:span text:style-name="T35_5"><text:a xlink:type="simple" xlink:href="http://arduino.cc/forum/index.php?topic=58048.0"><text:span text:style-name="T35_6">arduino</text:span></text:a></text:span><text:span text:style-name="T35_7"><text:a xlink:type="simple" xlink:href="http://arduino.cc/forum/index.php?topic=58048.0"><text:span text:style-name="T35_8">.</text:span></text:a></text:span><text:span text:style-name="T35_9"><text:a xlink:type="simple" xlink:href="http://arduino.cc/forum/index.php?topic=58048.0"><text:span text:style-name="T35_10">cc</text:span></text:a></text:span><text:span text:style-name="T35_11"><text:a xlink:type="simple" xlink:href="http://arduino.cc/forum/index.php?topic=58048.0"><text:span text:style-name="T35_12">/</text:span></text:a></text:span><text:span text:style-name="T35_13"><text:a xlink:type="simple" xlink:href="http://arduino.cc/forum/index.php?topic=58048.0"><text:span text:style-name="T35_14">forum</text:span></text:a></text:span><text:span text:style-name="T35_15"><text:a xlink:type="simple" xlink:href="http://arduino.cc/forum/index.php?topic=58048.0"><text:span text:style-name="T35_16">/</text:span></text:a></text:span><text:span text:style-name="T35_17"><text:a xlink:type="simple" xlink:href="http://arduino.cc/forum/index.php?topic=58048.0"><text:span text:style-name="T35_18">index</text:span></text:a></text:span><text:span text:style-name="T35_19"><text:a xlink:type="simple" xlink:href="http://arduino.cc/forum/index.php?topic=58048.0"><text:span text:style-name="T35_20">.</text:span></text:a></text:span><text:span text:style-name="T35_21"><text:a xlink:type="simple" xlink:href="http://arduino.cc/forum/index.php?topic=58048.0"><text:span text:style-name="T35_22">php</text:span></text:a></text:span><text:span text:style-name="T35_23"><text:a xlink:type="simple" xlink:href="http://arduino.cc/forum/index.php?topic=58048.0"><text:span text:style-name="T35_24">?</text:span></text:a></text:span><text:span text:style-name="T35_25"><text:a xlink:type="simple" xlink:href="http://arduino.cc/forum/index.php?topic=58048.0"><text:span text:style-name="T35_26">topic</text:span></text:a></text:span><text:span text:style-name="T35_27"><text:a xlink:type="simple" xlink:href="http://arduino.cc/forum/index.php?topic=58048.0"><text:span text:style-name="T35_28">=58048.0</text:span></text:a></text:span></text:p>
      <text:p text:style-name="P36"><text:span text:style-name="T36_1"><text:a xlink:type="simple" xlink:href="https://github.com/TKJElectronics/Example-Sketch-for-IMU-including-Kalman-filter"><text:span text:style-name="T36_2">https</text:span></text:a></text:span><text:span text:style-name="T36_3"><text:a xlink:type="simple" xlink:href="https://github.com/TKJElectronics/Example-Sketch-for-IMU-including-Kalman-filter"><text:span text:style-name="T36_4">://</text:span></text:a></text:span><text:span text:style-name="T36_5"><text:a xlink:type="simple" xlink:href="https://github.com/TKJElectronics/Example-Sketch-for-IMU-including-Kalman-filter"><text:span text:style-name="T36_6">github</text:span></text:a></text:span><text:span text:style-name="T36_7"><text:a xlink:type="simple" xlink:href="https://github.com/TKJElectronics/Example-Sketch-for-IMU-including-Kalman-filter"><text:span text:style-name="T36_8">.</text:span></text:a></text:span><text:span text:style-name="T36_9"><text:a xlink:type="simple" xlink:href="https://github.com/TKJElectronics/Example-Sketch-for-IMU-including-Kalman-filter"><text:span text:style-name="T36_10">com</text:span></text:a></text:span><text:span text:style-name="T36_11"><text:a xlink:type="simple" xlink:href="https://github.com/TKJElectronics/Example-Sketch-for-IMU-including-Kalman-filter"><text:span text:style-name="T36_12">/</text:span></text:a></text:span><text:span text:style-name="T36_13"><text:a xlink:type="simple" xlink:href="https://github.com/TKJElectronics/Example-Sketch-for-IMU-including-Kalman-filter"><text:span text:style-name="T36_14">TKJElectronics</text:span></text:a></text:span><text:span text:style-name="T36_15"><text:a xlink:type="simple" xlink:href="https://github.com/TKJElectronics/Example-Sketch-for-IMU-including-Kalman-filter"><text:span text:style-name="T36_16">/</text:span></text:a></text:span><text:span text:style-name="T36_17"><text:a xlink:type="simple" xlink:href="https://github.com/TKJElectronics/Example-Sketch-for-IMU-including-Kalman-filter"><text:span text:style-name="T36_18">Example</text:span></text:a></text:span><text:span text:style-name="T36_19"><text:a xlink:type="simple" xlink:href="https://github.com/TKJElectronics/Example-Sketch-for-IMU-including-Kalman-filter"><text:span text:style-name="T36_20">-</text:span></text:a></text:span><text:span text:style-name="T36_21"><text:a xlink:type="simple" xlink:href="https://github.com/TKJElectronics/Example-Sketch-for-IMU-including-Kalman-filter"><text:span text:style-name="T36_22">Sketch</text:span></text:a></text:span><text:span text:style-name="T36_23"><text:a xlink:type="simple" xlink:href="https://github.com/TKJElectronics/Example-Sketch-for-IMU-including-Kalman-filter"><text:span text:style-name="T36_24">-</text:span></text:a></text:span><text:span text:style-name="T36_25"><text:a xlink:type="simple" xlink:href="https://github.com/TKJElectronics/Example-Sketch-for-IMU-including-Kalman-filter"><text:span text:style-name="T36_26">for</text:span></text:a></text:span><text:span text:style-name="T36_27"><text:a xlink:type="simple" xlink:href="https://github.com/TKJElectronics/Example-Sketch-for-IMU-including-Kalman-filter"><text:span text:style-name="T36_28">-</text:span></text:a></text:span><text:span text:style-name="T36_29"><text:a xlink:type="simple" xlink:href="https://github.com/TKJElectronics/Example-Sketch-for-IMU-including-Kalman-filter"><text:span text:style-name="T36_30">IMU</text:span></text:a></text:span><text:span text:style-name="T36_31"><text:a xlink:type="simple" xlink:href="https://github.com/TKJElectronics/Example-Sketch-for-IMU-including-Kalman-filter"><text:span text:style-name="T36_32">-</text:span></text:a></text:span><text:span text:style-name="T36_33"><text:a xlink:type="simple" xlink:href="https://github.com/TKJElectronics/Example-Sketch-for-IMU-including-Kalman-filter"><text:span text:style-name="T36_34">including</text:span></text:a></text:span><text:span text:style-name="T36_35"><text:a xlink:type="simple" xlink:href="https://github.com/TKJElectronics/Example-Sketch-for-IMU-including-Kalman-filter"><text:span text:style-name="T36_36">-</text:span></text:a></text:span><text:span text:style-name="T36_37"><text:a xlink:type="simple" xlink:href="https://github.com/TKJElectronics/Example-Sketch-for-IMU-including-Kalman-filter"><text:span text:style-name="T36_38">Kalman</text:span></text:a></text:span><text:span text:style-name="T36_39"><text:a xlink:type="simple" xlink:href="https://github.com/TKJElectronics/Example-Sketch-for-IMU-including-Kalman-filter"><text:span text:style-name="T36_40">-</text:span></text:a></text:span><text:span text:style-name="T36_41"><text:a xlink:type="simple" xlink:href="https://github.com/TKJElectronics/Example-Sketch-for-IMU-including-Kalman-filter"><text:span text:style-name="T36_42">filter</text:span></text:a></text:span></text:p>
      <text:p text:style-name="P37"><text:span text:style-name="T37_1"><text:a xlink:type="simple" xlink:href="http://www.nuclearprojects.com/ins/arduino_program.shtml"><text:span text:style-name="T37_2">http</text:span></text:a></text:span><text:span text:style-name="T37_3"><text:a xlink:type="simple" xlink:href="http://www.nuclearprojects.com/ins/arduino_program.shtml"><text:span text:style-name="T37_4">://</text:span></text:a></text:span><text:span text:style-name="T37_5"><text:a xlink:type="simple" xlink:href="http://www.nuclearprojects.com/ins/arduino_program.shtml"><text:span text:style-name="T37_6">www</text:span></text:a></text:span><text:span text:style-name="T37_7"><text:a xlink:type="simple" xlink:href="http://www.nuclearprojects.com/ins/arduino_program.shtml"><text:span text:style-name="T37_8">.</text:span></text:a></text:span><text:span text:style-name="T37_9"><text:a xlink:type="simple" xlink:href="http://www.nuclearprojects.com/ins/arduino_program.shtml"><text:span text:style-name="T37_10">nuclearprojects</text:span></text:a></text:span><text:span text:style-name="T37_11"><text:a xlink:type="simple" xlink:href="http://www.nuclearprojects.com/ins/arduino_program.shtml"><text:span text:style-name="T37_12">.</text:span></text:a></text:span><text:span text:style-name="T37_13"><text:a xlink:type="simple" xlink:href="http://www.nuclearprojects.com/ins/arduino_program.shtml"><text:span text:style-name="T37_14">com</text:span></text:a></text:span><text:span text:style-name="T37_15"><text:a xlink:type="simple" xlink:href="http://www.nuclearprojects.com/ins/arduino_program.shtml"><text:span text:style-name="T37_16">/</text:span></text:a></text:span><text:span text:style-name="T37_17"><text:a xlink:type="simple" xlink:href="http://www.nuclearprojects.com/ins/arduino_program.shtml"><text:span text:style-name="T37_18">ins</text:span></text:a></text:span><text:span text:style-name="T37_19"><text:a xlink:type="simple" xlink:href="http://www.nuclearprojects.com/ins/arduino_program.shtml"><text:span text:style-name="T37_20">/</text:span></text:a></text:span><text:span text:style-name="T37_21"><text:a xlink:type="simple" xlink:href="http://www.nuclearprojects.com/ins/arduino_program.shtml"><text:span text:style-name="T37_22">arduino</text:span></text:a></text:span><text:span text:style-name="T37_23"><text:a xlink:type="simple" xlink:href="http://www.nuclearprojects.com/ins/arduino_program.shtml"><text:span text:style-name="T37_24">_</text:span></text:a></text:span><text:span text:style-name="T37_25"><text:a xlink:type="simple" xlink:href="http://www.nuclearprojects.com/ins/arduino_program.shtml"><text:span text:style-name="T37_26">program</text:span></text:a></text:span><text:span text:style-name="T37_27"><text:a xlink:type="simple" xlink:href="http://www.nuclearprojects.com/ins/arduino_program.shtml"><text:span text:style-name="T37_28">.</text:span></text:a></text:span><text:span text:style-name="T37_29"><text:a xlink:type="simple" xlink:href="http://www.nuclearprojects.com/ins/arduino_program.shtml"><text:span text:style-name="T37_30">shtml</text:span></text:a></text:span></text:p>
      <text:p text:style-name="P38"><text:span text:style-name="T38_1"><text:a xlink:type="simple" xlink:href="http://bildr.org/2011/03/adxl345-arduino/"><text:span text:style-name="T38_2">http</text:span></text:a></text:span><text:span text:style-name="T38_3"><text:a xlink:type="simple" xlink:href="http://bildr.org/2011/03/adxl345-arduino/"><text:span text:style-name="T38_4">://</text:span></text:a></text:span><text:span text:style-name="T38_5"><text:a xlink:type="simple" xlink:href="http://bildr.org/2011/03/adxl345-arduino/"><text:span text:style-name="T38_6">bildr</text:span></text:a></text:span><text:span text:style-name="T38_7"><text:a xlink:type="simple" xlink:href="http://bildr.org/2011/03/adxl345-arduino/"><text:span text:style-name="T38_8">.</text:span></text:a></text:span><text:span text:style-name="T38_9"><text:a xlink:type="simple" xlink:href="http://bildr.org/2011/03/adxl345-arduino/"><text:span text:style-name="T38_10">org</text:span></text:a></text:span><text:span text:style-name="T38_11"><text:a xlink:type="simple" xlink:href="http://bildr.org/2011/03/adxl345-arduino/"><text:span text:style-name="T38_12">/2011/03/</text:span></text:a></text:span><text:span text:style-name="T38_13"><text:a xlink:type="simple" xlink:href="http://bildr.org/2011/03/adxl345-arduino/"><text:span text:style-name="T38_14">adxl</text:span></text:a></text:span><text:span text:style-name="T38_15"><text:a xlink:type="simple" xlink:href="http://bildr.org/2011/03/adxl345-arduino/"><text:span text:style-name="T38_16">345-</text:span></text:a></text:span><text:span text:style-name="T38_17"><text:a xlink:type="simple" xlink:href="http://bildr.org/2011/03/adxl345-arduino/"><text:span text:style-name="T38_18">arduino</text:span></text:a></text:span><text:span text:style-name="T38_19"><text:a xlink:type="simple" xlink:href="http://bildr.org/2011/03/adxl345-arduino/"><text:span text:style-name="T38_20">/</text:span></text:a></text:span></text:p>
      <text:p text:style-name="P39"><text:span text:style-name="T39_1"><text:a xlink:type="simple" xlink:href="http://bildr.org/2011/04/"><text:span text:style-name="T39_2">http</text:span></text:a></text:span><text:span text:style-name="T39_3"><text:a xlink:type="simple" xlink:href="http://bildr.org/2011/04/"><text:span text:style-name="T39_4">://</text:span></text:a></text:span><text:span text:style-name="T39_5"><text:a xlink:type="simple" xlink:href="http://bildr.org/2011/04/"><text:span text:style-name="T39_6">bildr</text:span></text:a></text:span><text:span text:style-name="T39_7"><text:a xlink:type="simple" xlink:href="http://bildr.org/2011/04/"><text:span text:style-name="T39_8">.</text:span></text:a></text:span><text:span text:style-name="T39_9"><text:a xlink:type="simple" xlink:href="http://bildr.org/2011/04/"><text:span text:style-name="T39_10">org</text:span></text:a></text:span><text:span text:style-name="T39_11"><text:a xlink:type="simple" xlink:href="http://bildr.org/2011/04/"><text:span text:style-name="T39_12">/2011/04/</text:span></text:a></text:span></text:p>
      <text:p text:style-name="P40"/>
      <text:p text:style-name="P41"><text:span text:style-name="T41_1">Magnetometer</text:span></text:p>
      <text:p text:style-name="P42"><text:span text:style-name="T42_1"><text:a xlink:type="simple" xlink:href="http://bildr.org/2012/02/hmc5883l_arduino/"><text:span text:style-name="T42_2">http</text:span></text:a></text:span><text:span text:style-name="T42_3"><text:a xlink:type="simple" xlink:href="http://bildr.org/2012/02/hmc5883l_arduino/"><text:span text:style-name="T42_4">://</text:span></text:a></text:span><text:span text:style-name="T42_5"><text:a xlink:type="simple" xlink:href="http://bildr.org/2012/02/hmc5883l_arduino/"><text:span text:style-name="T42_6">bildr</text:span></text:a></text:span><text:span text:style-name="T42_7"><text:a xlink:type="simple" xlink:href="http://bildr.org/2012/02/hmc5883l_arduino/"><text:span text:style-name="T42_8">.</text:span></text:a></text:span><text:span text:style-name="T42_9"><text:a xlink:type="simple" xlink:href="http://bildr.org/2012/02/hmc5883l_arduino/"><text:span text:style-name="T42_10">org</text:span></text:a></text:span><text:span text:style-name="T42_11"><text:a xlink:type="simple" xlink:href="http://bildr.org/2012/02/hmc5883l_arduino/"><text:span text:style-name="T42_12">/2012/02/</text:span></text:a></text:span><text:span text:style-name="T42_13"><text:a xlink:type="simple" xlink:href="http://bildr.org/2012/02/hmc5883l_arduino/"><text:span text:style-name="T42_14">hmc</text:span></text:a></text:span><text:span text:style-name="T42_15"><text:a xlink:type="simple" xlink:href="http://bildr.org/2012/02/hmc5883l_arduino/"><text:span text:style-name="T42_16">5883</text:span></text:a></text:span><text:span text:style-name="T42_17"><text:a xlink:type="simple" xlink:href="http://bildr.org/2012/02/hmc5883l_arduino/"><text:span text:style-name="T42_18">l</text:span></text:a></text:span><text:span text:style-name="T42_19"><text:a xlink:type="simple" xlink:href="http://bildr.org/2012/02/hmc5883l_arduino/"><text:span text:style-name="T42_20">_</text:span></text:a></text:span><text:span text:style-name="T42_21"><text:a xlink:type="simple" xlink:href="http://bildr.org/2012/02/hmc5883l_arduino/"><text:span text:style-name="T42_22">arduino</text:span></text:a></text:span><text:span text:style-name="T42_23"><text:a xlink:type="simple" xlink:href="http://bildr.org/2012/02/hmc5883l_arduino/"><text:span text:style-name="T42_24">/</text:span></text:a></text:span><text:span text:style-name="T42_25"><text:s/></text:span></text:p>
      <text:p text:style-name="P43"><text:span text:style-name="T43_1">GPS</text:span></text:p>
      <text:p text:style-name="P44"><text:span text:style-name="T44_1"><text:a xlink:type="simple" xlink:href="http://www.doctormonk.com/2012/05/sparkfun-venus-gps-and-arduino.html"><text:span text:style-name="T44_2">http</text:span></text:a></text:span><text:span text:style-name="T44_3"><text:a xlink:type="simple" xlink:href="http://www.doctormonk.com/2012/05/sparkfun-venus-gps-and-arduino.html"><text:span text:style-name="T44_4">://</text:span></text:a></text:span><text:span text:style-name="T44_5"><text:a xlink:type="simple" xlink:href="http://www.doctormonk.com/2012/05/sparkfun-venus-gps-and-arduino.html"><text:span text:style-name="T44_6">www</text:span></text:a></text:span><text:span text:style-name="T44_7"><text:a xlink:type="simple" xlink:href="http://www.doctormonk.com/2012/05/sparkfun-venus-gps-and-arduino.html"><text:span text:style-name="T44_8">.</text:span></text:a></text:span><text:span text:style-name="T44_9"><text:a xlink:type="simple" xlink:href="http://www.doctormonk.com/2012/05/sparkfun-venus-gps-and-arduino.html"><text:span text:style-name="T44_10">doctormonk</text:span></text:a></text:span><text:span text:style-name="T44_11"><text:a xlink:type="simple" xlink:href="http://www.doctormonk.com/2012/05/sparkfun-venus-gps-and-arduino.html"><text:span text:style-name="T44_12">.</text:span></text:a></text:span><text:span text:style-name="T44_13"><text:a xlink:type="simple" xlink:href="http://www.doctormonk.com/2012/05/sparkfun-venus-gps-and-arduino.html"><text:span text:style-name="T44_14">com</text:span></text:a></text:span><text:span text:style-name="T44_15"><text:a xlink:type="simple" xlink:href="http://www.doctormonk.com/2012/05/sparkfun-venus-gps-and-arduino.html"><text:span text:style-name="T44_16">/2012/05/</text:span></text:a></text:span><text:span text:style-name="T44_17"><text:a xlink:type="simple" xlink:href="http://www.doctormonk.com/2012/05/sparkfun-venus-gps-and-arduino.html"><text:span text:style-name="T44_18">sparkfun</text:span></text:a></text:span><text:span text:style-name="T44_19"><text:a xlink:type="simple" xlink:href="http://www.doctormonk.com/2012/05/sparkfun-venus-gps-and-arduino.html"><text:span text:style-name="T44_20">-</text:span></text:a></text:span><text:span text:style-name="T44_21"><text:a xlink:type="simple" xlink:href="http://www.doctormonk.com/2012/05/sparkfun-venus-gps-and-arduino.html"><text:span text:style-name="T44_22">venus</text:span></text:a></text:span><text:span text:style-name="T44_23"><text:a xlink:type="simple" xlink:href="http://www.doctormonk.com/2012/05/sparkfun-venus-gps-and-arduino.html"><text:span text:style-name="T44_24">-</text:span></text:a></text:span><text:span text:style-name="T44_25"><text:a xlink:type="simple" xlink:href="http://www.doctormonk.com/2012/05/sparkfun-venus-gps-and-arduino.html"><text:span text:style-name="T44_26">gps</text:span></text:a></text:span><text:span text:style-name="T44_27"><text:a xlink:type="simple" xlink:href="http://www.doctormonk.com/2012/05/sparkfun-venus-gps-and-arduino.html"><text:span text:style-name="T44_28">-</text:span></text:a></text:span><text:span text:style-name="T44_29"><text:a xlink:type="simple" xlink:href="http://www.doctormonk.com/2012/05/sparkfun-venus-gps-and-arduino.html"><text:span text:style-name="T44_30">and</text:span></text:a></text:span><text:span text:style-name="T44_31"><text:a xlink:type="simple" xlink:href="http://www.doctormonk.com/2012/05/sparkfun-venus-gps-and-arduino.html"><text:span text:style-name="T44_32">-</text:span></text:a></text:span><text:span text:style-name="T44_33"><text:a xlink:type="simple" xlink:href="http://www.doctormonk.com/2012/05/sparkfun-venus-gps-and-arduino.html"><text:span text:style-name="T44_34">arduino</text:span></text:a></text:span><text:span text:style-name="T44_35"><text:a xlink:type="simple" xlink:href="http://www.doctormonk.com/2012/05/sparkfun-venus-gps-and-arduino.html"><text:span text:style-name="T44_36">.</text:span></text:a></text:span><text:span text:style-name="T44_37"><text:a xlink:type="simple" xlink:href="http://www.doctormonk.com/2012/05/sparkfun-venus-gps-and-arduino.html"><text:span text:style-name="T44_38">html</text:span></text:a></text:span></text:p>
      <text:p text:style-name="P45"><text:span text:style-name="T45_1"><text:a xlink:type="simple" xlink:href="http://jayeshprojects.blogspot.co.uk/2010/04/real-time-mobile-gps-tracker-with.html"><text:span text:style-name="T45_2">http</text:span></text:a></text:span><text:span text:style-name="T45_3"><text:a xlink:type="simple" xlink:href="http://jayeshprojects.blogspot.co.uk/2010/04/real-time-mobile-gps-tracker-with.html"><text:span text:style-name="T45_4">://</text:span></text:a></text:span><text:span text:style-name="T45_5"><text:a xlink:type="simple" xlink:href="http://jayeshprojects.blogspot.co.uk/2010/04/real-time-mobile-gps-tracker-with.html"><text:span text:style-name="T45_6">jayeshprojects</text:span></text:a></text:span><text:span text:style-name="T45_7"><text:a xlink:type="simple" xlink:href="http://jayeshprojects.blogspot.co.uk/2010/04/real-time-mobile-gps-tracker-with.html"><text:span text:style-name="T45_8">.</text:span></text:a></text:span><text:span text:style-name="T45_9"><text:a xlink:type="simple" xlink:href="http://jayeshprojects.blogspot.co.uk/2010/04/real-time-mobile-gps-tracker-with.html"><text:span text:style-name="T45_10">blogspot</text:span></text:a></text:span><text:span text:style-name="T45_11"><text:a xlink:type="simple" xlink:href="http://jayeshprojects.blogspot.co.uk/2010/04/real-time-mobile-gps-tracker-with.html"><text:span text:style-name="T45_12">.</text:span></text:a></text:span><text:span text:style-name="T45_13"><text:a xlink:type="simple" xlink:href="http://jayeshprojects.blogspot.co.uk/2010/04/real-time-mobile-gps-tracker-with.html"><text:span text:style-name="T45_14">co</text:span></text:a></text:span><text:span text:style-name="T45_15"><text:a xlink:type="simple" xlink:href="http://jayeshprojects.blogspot.co.uk/2010/04/real-time-mobile-gps-tracker-with.html"><text:span text:style-name="T45_16">.</text:span></text:a></text:span><text:span text:style-name="T45_17"><text:a xlink:type="simple" xlink:href="http://jayeshprojects.blogspot.co.uk/2010/04/real-time-mobile-gps-tracker-with.html"><text:span text:style-name="T45_18">uk</text:span></text:a></text:span><text:span text:style-name="T45_19"><text:a xlink:type="simple" xlink:href="http://jayeshprojects.blogspot.co.uk/2010/04/real-time-mobile-gps-tracker-with.html"><text:span text:style-name="T45_20">/2010/04/</text:span></text:a></text:span><text:span text:style-name="T45_21"><text:a xlink:type="simple" xlink:href="http://jayeshprojects.blogspot.co.uk/2010/04/real-time-mobile-gps-tracker-with.html"><text:span text:style-name="T45_22">real</text:span></text:a></text:span><text:span text:style-name="T45_23"><text:a xlink:type="simple" xlink:href="http://jayeshprojects.blogspot.co.uk/2010/04/real-time-mobile-gps-tracker-with.html"><text:span text:style-name="T45_24">-</text:span></text:a></text:span><text:span text:style-name="T45_25"><text:a xlink:type="simple" xlink:href="http://jayeshprojects.blogspot.co.uk/2010/04/real-time-mobile-gps-tracker-with.html"><text:span text:style-name="T45_26">time</text:span></text:a></text:span><text:span text:style-name="T45_27"><text:a xlink:type="simple" xlink:href="http://jayeshprojects.blogspot.co.uk/2010/04/real-time-mobile-gps-tracker-with.html"><text:span text:style-name="T45_28">-</text:span></text:a></text:span><text:span text:style-name="T45_29"><text:a xlink:type="simple" xlink:href="http://jayeshprojects.blogspot.co.uk/2010/04/real-time-mobile-gps-tracker-with.html"><text:span text:style-name="T45_30">mobile</text:span></text:a></text:span><text:span text:style-name="T45_31"><text:a xlink:type="simple" xlink:href="http://jayeshprojects.blogspot.co.uk/2010/04/real-time-mobile-gps-tracker-with.html"><text:span text:style-name="T45_32">-</text:span></text:a></text:span><text:span text:style-name="T45_33"><text:a xlink:type="simple" xlink:href="http://jayeshprojects.blogspot.co.uk/2010/04/real-time-mobile-gps-tracker-with.html"><text:span text:style-name="T45_34">gps</text:span></text:a></text:span><text:span text:style-name="T45_35"><text:a xlink:type="simple" xlink:href="http://jayeshprojects.blogspot.co.uk/2010/04/real-time-mobile-gps-tracker-with.html"><text:span text:style-name="T45_36">-</text:span></text:a></text:span><text:span text:style-name="T45_37"><text:a xlink:type="simple" xlink:href="http://jayeshprojects.blogspot.co.uk/2010/04/real-time-mobile-gps-tracker-with.html"><text:span text:style-name="T45_38">tracker</text:span></text:a></text:span><text:span text:style-name="T45_39"><text:a xlink:type="simple" xlink:href="http://jayeshprojects.blogspot.co.uk/2010/04/real-time-mobile-gps-tracker-with.html"><text:span text:style-name="T45_40">-</text:span></text:a></text:span><text:span text:style-name="T45_41"><text:a xlink:type="simple" xlink:href="http://jayeshprojects.blogspot.co.uk/2010/04/real-time-mobile-gps-tracker-with.html"><text:span text:style-name="T45_42">with</text:span></text:a></text:span><text:span text:style-name="T45_43"><text:a xlink:type="simple" xlink:href="http://jayeshprojects.blogspot.co.uk/2010/04/real-time-mobile-gps-tracker-with.html"><text:span text:style-name="T45_44">.</text:span></text:a></text:span><text:span text:style-name="T45_45"><text:a xlink:type="simple" xlink:href="http://jayeshprojects.blogspot.co.uk/2010/04/real-time-mobile-gps-tracker-with.html"><text:span text:style-name="T45_46">html</text:span></text:a></text:span></text:p>
      <text:p text:style-name="P46"/>
      <text:p text:style-name="P47"/>
      <text:p text:style-name="P48"/>
      <text:p text:style-name="P49"><text:span text:style-name="T49_1">Hardware</text:span></text:p>
      <text:p text:style-name="P50"/>
      <text:p text:style-name="P51"><text:span text:style-name="T51_1">Suppliers</text:span></text:p>
      <text:p text:style-name="P52"/>
      <text:p text:style-name="P53"><text:span text:style-name="T53_1"><text:a xlink:type="simple" xlink:href="http://www.ebay.co.uk"><text:span text:style-name="T53_2">http</text:span></text:a></text:span><text:span text:style-name="T53_3"><text:a xlink:type="simple" xlink:href="http://www.ebay.co.uk"><text:span text:style-name="T53_4">://</text:span></text:a></text:span><text:span text:style-name="T53_5"><text:a xlink:type="simple" xlink:href="http://www.ebay.co.uk"><text:span text:style-name="T53_6">www</text:span></text:a></text:span><text:span text:style-name="T53_7"><text:a xlink:type="simple" xlink:href="http://www.ebay.co.uk"><text:span text:style-name="T53_8">.</text:span></text:a></text:span><text:span text:style-name="T53_9"><text:a xlink:type="simple" xlink:href="http://www.ebay.co.uk"><text:span text:style-name="T53_10">ebay</text:span></text:a></text:span><text:span text:style-name="T53_11"><text:a xlink:type="simple" xlink:href="http://www.ebay.co.uk"><text:span text:style-name="T53_12">.</text:span></text:a></text:span><text:span text:style-name="T53_13"><text:a xlink:type="simple" xlink:href="http://www.ebay.co.uk"><text:span text:style-name="T53_14">co</text:span></text:a></text:span><text:span text:style-name="T53_15"><text:a xlink:type="simple" xlink:href="http://www.ebay.co.uk"><text:span text:style-name="T53_16">.</text:span></text:a></text:span><text:span text:style-name="T53_17"><text:a xlink:type="simple" xlink:href="http://www.ebay.co.uk"><text:span text:style-name="T53_18">uk</text:span></text:a></text:span><text:span text:style-name="T53_19"><text:s/></text:span></text:p>
      <text:p text:style-name="P54"><text:span text:style-name="T54_1"><text:a xlink:type="simple" xlink:href="http://www.hobbytronics.co.uk/"><text:span text:style-name="T54_2">http</text:span></text:a></text:span><text:span text:style-name="T54_3"><text:a xlink:type="simple" xlink:href="http://www.hobbytronics.co.uk/"><text:span text:style-name="T54_4">://</text:span></text:a></text:span><text:span text:style-name="T54_5"><text:a xlink:type="simple" xlink:href="http://www.hobbytronics.co.uk/"><text:span text:style-name="T54_6">www</text:span></text:a></text:span><text:span text:style-name="T54_7"><text:a xlink:type="simple" xlink:href="http://www.hobbytronics.co.uk/"><text:span text:style-name="T54_8">.</text:span></text:a></text:span><text:span text:style-name="T54_9"><text:a xlink:type="simple" xlink:href="http://www.hobbytronics.co.uk/"><text:span text:style-name="T54_10">hobbytronics</text:span></text:a></text:span><text:span text:style-name="T54_11"><text:a xlink:type="simple" xlink:href="http://www.hobbytronics.co.uk/"><text:span text:style-name="T54_12">.</text:span></text:a></text:span><text:span text:style-name="T54_13"><text:a xlink:type="simple" xlink:href="http://www.hobbytronics.co.uk/"><text:span text:style-name="T54_14">co</text:span></text:a></text:span><text:span text:style-name="T54_15"><text:a xlink:type="simple" xlink:href="http://www.hobbytronics.co.uk/"><text:span text:style-name="T54_16">.</text:span></text:a></text:span><text:span text:style-name="T54_17"><text:a xlink:type="simple" xlink:href="http://www.hobbytronics.co.uk/"><text:span text:style-name="T54_18">uk</text:span></text:a></text:span><text:span text:style-name="T54_19"><text:a xlink:type="simple" xlink:href="http://www.hobbytronics.co.uk/"><text:span text:style-name="T54_20">/</text:span></text:a></text:span></text:p>
      <text:p text:style-name="P55"><text:span text:style-name="T55_1"><text:a xlink:type="simple" xlink:href="http://www.4tronix.co.uk/arduino/"><text:span text:style-name="T55_2">http</text:span></text:a></text:span><text:span text:style-name="T55_3"><text:a xlink:type="simple" xlink:href="http://www.4tronix.co.uk/arduino/"><text:span text:style-name="T55_4">://</text:span></text:a></text:span><text:span text:style-name="T55_5"><text:a xlink:type="simple" xlink:href="http://www.4tronix.co.uk/arduino/"><text:span text:style-name="T55_6">www</text:span></text:a></text:span><text:span text:style-name="T55_7"><text:a xlink:type="simple" xlink:href="http://www.4tronix.co.uk/arduino/"><text:span text:style-name="T55_8">.4</text:span></text:a></text:span><text:span text:style-name="T55_9"><text:a xlink:type="simple" xlink:href="http://www.4tronix.co.uk/arduino/"><text:span text:style-name="T55_10">tronix</text:span></text:a></text:span><text:span text:style-name="T55_11"><text:a xlink:type="simple" xlink:href="http://www.4tronix.co.uk/arduino/"><text:span text:style-name="T55_12">.</text:span></text:a></text:span><text:span text:style-name="T55_13"><text:a xlink:type="simple" xlink:href="http://www.4tronix.co.uk/arduino/"><text:span text:style-name="T55_14">co</text:span></text:a></text:span><text:span text:style-name="T55_15"><text:a xlink:type="simple" xlink:href="http://www.4tronix.co.uk/arduino/"><text:span text:style-name="T55_16">.</text:span></text:a></text:span><text:span text:style-name="T55_17"><text:a xlink:type="simple" xlink:href="http://www.4tronix.co.uk/arduino/"><text:span text:style-name="T55_18">uk</text:span></text:a></text:span><text:span text:style-name="T55_19"><text:a xlink:type="simple" xlink:href="http://www.4tronix.co.uk/arduino/"><text:span text:style-name="T55_20">/</text:span></text:a></text:span><text:span text:style-name="T55_21"><text:a xlink:type="simple" xlink:href="http://www.4tronix.co.uk/arduino/"><text:span text:style-name="T55_22">arduino</text:span></text:a></text:span><text:span text:style-name="T55_23"><text:a xlink:type="simple" xlink:href="http://www.4tronix.co.uk/arduino/"><text:span text:style-name="T55_24">/</text:span></text:a></text:span><text:span text:style-name="T55_25"><text:s/></text:span></text:p>
      <text:p text:style-name="P56"><text:span text:style-name="T56_1"><text:a xlink:type="simple" xlink:href="http://www.hobbyking.com/hobbyking/store/index.asp"><text:span text:style-name="T56_2">http</text:span></text:a></text:span><text:span text:style-name="T56_3"><text:a xlink:type="simple" xlink:href="http://www.hobbyking.com/hobbyking/store/index.asp"><text:span text:style-name="T56_4">://</text:span></text:a></text:span><text:span text:style-name="T56_5"><text:a xlink:type="simple" xlink:href="http://www.hobbyking.com/hobbyking/store/index.asp"><text:span text:style-name="T56_6">www</text:span></text:a></text:span><text:span text:style-name="T56_7"><text:a xlink:type="simple" xlink:href="http://www.hobbyking.com/hobbyking/store/index.asp"><text:span text:style-name="T56_8">.</text:span></text:a></text:span><text:span text:style-name="T56_9"><text:a xlink:type="simple" xlink:href="http://www.hobbyking.com/hobbyking/store/index.asp"><text:span text:style-name="T56_10">hobbyking</text:span></text:a></text:span><text:span text:style-name="T56_11"><text:a xlink:type="simple" xlink:href="http://www.hobbyking.com/hobbyking/store/index.asp"><text:span text:style-name="T56_12">.</text:span></text:a></text:span><text:span text:style-name="T56_13"><text:a xlink:type="simple" xlink:href="http://www.hobbyking.com/hobbyking/store/index.asp"><text:span text:style-name="T56_14">com</text:span></text:a></text:span><text:span text:style-name="T56_15"><text:a xlink:type="simple" xlink:href="http://www.hobbyking.com/hobbyking/store/index.asp"><text:span text:style-name="T56_16">/</text:span></text:a></text:span><text:span text:style-name="T56_17"><text:a xlink:type="simple" xlink:href="http://www.hobbyking.com/hobbyking/store/index.asp"><text:span text:style-name="T56_18">hobbyking</text:span></text:a></text:span><text:span text:style-name="T56_19"><text:a xlink:type="simple" xlink:href="http://www.hobbyking.com/hobbyking/store/index.asp"><text:span text:style-name="T56_20">/</text:span></text:a></text:span><text:span text:style-name="T56_21"><text:a xlink:type="simple" xlink:href="http://www.hobbyking.com/hobbyking/store/index.asp"><text:span text:style-name="T56_22">store</text:span></text:a></text:span><text:span text:style-name="T56_23"><text:a xlink:type="simple" xlink:href="http://www.hobbyking.com/hobbyking/store/index.asp"><text:span text:style-name="T56_24">/</text:span></text:a></text:span><text:span text:style-name="T56_25"><text:a xlink:type="simple" xlink:href="http://www.hobbyking.com/hobbyking/store/index.asp"><text:span text:style-name="T56_26">index</text:span></text:a></text:span><text:span text:style-name="T56_27"><text:a xlink:type="simple" xlink:href="http://www.hobbyking.com/hobbyking/store/index.asp"><text:span text:style-name="T56_28">.</text:span></text:a></text:span><text:span text:style-name="T56_29"><text:a xlink:type="simple" xlink:href="http://www.hobbyking.com/hobbyking/store/index.asp"><text:span text:style-name="T56_30">asp</text:span></text:a></text:span></text:p>
      <text:p text:style-name="P57"/>
      <text:p text:style-name="P58"/>
      <text:p text:style-name="P59"><text:span text:style-name="T59_1">Final</text:span><text:span text:style-name="T59_2"><text:s/></text:span><text:span text:style-name="T59_3">Parts</text:span><text:span text:style-name="T59_4"><text:s/></text:span><text:span text:style-name="T59_5">List</text:span><text:span text:style-name="T59_6">:</text:span></text:p>
      <text:p text:style-name="P60"/>
      <text:p text:style-name="P61"><text:span text:style-name="T61_1">75.96<text:s/>-<text:s/></text:span><text:span text:style-name="T61_2">Arduino</text:span><text:span text:style-name="T61_3"><text:s/></text:span><text:span text:style-name="T61_4">Starter</text:span><text:span text:style-name="T61_5"><text:s/></text:span><text:span text:style-name="T61_6">Kit</text:span></text:p>
      <text:p text:style-name="P62"><text:span text:style-name="T62_1"><text:a xlink:type="simple" xlink:href="http://www.ebay.co.uk/itm/181057382562?ssPageName=STRK:MEWNX:IT&amp;_trksid=p3984.m1497.l2649"><text:span text:style-name="T62_2">http</text:span></text:a></text:span><text:span text:style-name="T62_3"><text:a xlink:type="simple" xlink:href="http://www.ebay.co.uk/itm/181057382562?ssPageName=STRK:MEWNX:IT&amp;_trksid=p3984.m1497.l2649"><text:span text:style-name="T62_4">://</text:span></text:a></text:span><text:span text:style-name="T62_5"><text:a xlink:type="simple" xlink:href="http://www.ebay.co.uk/itm/181057382562?ssPageName=STRK:MEWNX:IT&amp;_trksid=p3984.m1497.l2649"><text:span text:style-name="T62_6">www</text:span></text:a></text:span><text:span text:style-name="T62_7"><text:a xlink:type="simple" xlink:href="http://www.ebay.co.uk/itm/181057382562?ssPageName=STRK:MEWNX:IT&amp;_trksid=p3984.m1497.l2649"><text:span text:style-name="T62_8">.</text:span></text:a></text:span><text:span text:style-name="T62_9"><text:a xlink:type="simple" xlink:href="http://www.ebay.co.uk/itm/181057382562?ssPageName=STRK:MEWNX:IT&amp;_trksid=p3984.m1497.l2649"><text:span text:style-name="T62_10">ebay</text:span></text:a></text:span><text:span text:style-name="T62_11"><text:a xlink:type="simple" xlink:href="http://www.ebay.co.uk/itm/181057382562?ssPageName=STRK:MEWNX:IT&amp;_trksid=p3984.m1497.l2649"><text:span text:style-name="T62_12">.</text:span></text:a></text:span><text:span text:style-name="T62_13"><text:a xlink:type="simple" xlink:href="http://www.ebay.co.uk/itm/181057382562?ssPageName=STRK:MEWNX:IT&amp;_trksid=p3984.m1497.l2649"><text:span text:style-name="T62_14">co</text:span></text:a></text:span><text:span text:style-name="T62_15"><text:a xlink:type="simple" xlink:href="http://www.ebay.co.uk/itm/181057382562?ssPageName=STRK:MEWNX:IT&amp;_trksid=p3984.m1497.l2649"><text:span text:style-name="T62_16">.</text:span></text:a></text:span><text:span text:style-name="T62_17"><text:a xlink:type="simple" xlink:href="http://www.ebay.co.uk/itm/181057382562?ssPageName=STRK:MEWNX:IT&amp;_trksid=p3984.m1497.l2649"><text:span text:style-name="T62_18">uk</text:span></text:a></text:span><text:span text:style-name="T62_19"><text:a xlink:type="simple" xlink:href="http://www.ebay.co.uk/itm/181057382562?ssPageName=STRK:MEWNX:IT&amp;_trksid=p3984.m1497.l2649"><text:span text:style-name="T62_20">/</text:span></text:a></text:span><text:span text:style-name="T62_21"><text:a xlink:type="simple" xlink:href="http://www.ebay.co.uk/itm/181057382562?ssPageName=STRK:MEWNX:IT&amp;_trksid=p3984.m1497.l2649"><text:span text:style-name="T62_22">itm</text:span></text:a></text:span><text:span text:style-name="T62_23"><text:a xlink:type="simple" xlink:href="http://www.ebay.co.uk/itm/181057382562?ssPageName=STRK:MEWNX:IT&amp;_trksid=p3984.m1497.l2649"><text:span text:style-name="T62_24">/181057382562?</text:span></text:a></text:span><text:span text:style-name="T62_25"><text:a xlink:type="simple" xlink:href="http://www.ebay.co.uk/itm/181057382562?ssPageName=STRK:MEWNX:IT&amp;_trksid=p3984.m1497.l2649"><text:span text:style-name="T62_26">ssPageName</text:span></text:a></text:span><text:span text:style-name="T62_27"><text:a xlink:type="simple" xlink:href="http://www.ebay.co.uk/itm/181057382562?ssPageName=STRK:MEWNX:IT&amp;_trksid=p3984.m1497.l2649"><text:span text:style-name="T62_28">=</text:span></text:a></text:span><text:span text:style-name="T62_29"><text:a xlink:type="simple" xlink:href="http://www.ebay.co.uk/itm/181057382562?ssPageName=STRK:MEWNX:IT&amp;_trksid=p3984.m1497.l2649"><text:span text:style-name="T62_30">STRK</text:span></text:a></text:span><text:span text:style-name="T62_31"><text:a xlink:type="simple" xlink:href="http://www.ebay.co.uk/itm/181057382562?ssPageName=STRK:MEWNX:IT&amp;_trksid=p3984.m1497.l2649"><text:span text:style-name="T62_32">:</text:span></text:a></text:span><text:span text:style-name="T62_33"><text:a xlink:type="simple" xlink:href="http://www.ebay.co.uk/itm/181057382562?ssPageName=STRK:MEWNX:IT&amp;_trksid=p3984.m1497.l2649"><text:span text:style-name="T62_34">MEWNX</text:span></text:a></text:span><text:span text:style-name="T62_35"><text:a xlink:type="simple" xlink:href="http://www.ebay.co.uk/itm/181057382562?ssPageName=STRK:MEWNX:IT&amp;_trksid=p3984.m1497.l2649"><text:span text:style-name="T62_36">:</text:span></text:a></text:span><text:span text:style-name="T62_37"><text:a xlink:type="simple" xlink:href="http://www.ebay.co.uk/itm/181057382562?ssPageName=STRK:MEWNX:IT&amp;_trksid=p3984.m1497.l2649"><text:span text:style-name="T62_38">IT</text:span></text:a></text:span><text:span text:style-name="T62_39"><text:a xlink:type="simple" xlink:href="http://www.ebay.co.uk/itm/181057382562?ssPageName=STRK:MEWNX:IT&amp;_trksid=p3984.m1497.l2649"><text:span text:style-name="T62_40">&amp;_</text:span></text:a></text:span><text:span text:style-name="T62_41"><text:a xlink:type="simple" xlink:href="http://www.ebay.co.uk/itm/181057382562?ssPageName=STRK:MEWNX:IT&amp;_trksid=p3984.m1497.l2649"><text:span text:style-name="T62_42">trksid</text:span></text:a></text:span><text:span text:style-name="T62_43"><text:a xlink:type="simple" xlink:href="http://www.ebay.co.uk/itm/181057382562?ssPageName=STRK:MEWNX:IT&amp;_trksid=p3984.m1497.l2649"><text:span text:style-name="T62_44">=</text:span></text:a></text:span><text:span text:style-name="T62_45"><text:a xlink:type="simple" xlink:href="http://www.ebay.co.uk/itm/181057382562?ssPageName=STRK:MEWNX:IT&amp;_trksid=p3984.m1497.l2649"><text:span text:style-name="T62_46">p</text:span></text:a></text:span><text:span text:style-name="T62_47"><text:a xlink:type="simple" xlink:href="http://www.ebay.co.uk/itm/181057382562?ssPageName=STRK:MEWNX:IT&amp;_trksid=p3984.m1497.l2649"><text:span text:style-name="T62_48">3984.</text:span></text:a></text:span><text:span text:style-name="T62_49"><text:a xlink:type="simple" xlink:href="http://www.ebay.co.uk/itm/181057382562?ssPageName=STRK:MEWNX:IT&amp;_trksid=p3984.m1497.l2649"><text:span text:style-name="T62_50">m</text:span></text:a></text:span><text:span text:style-name="T62_51"><text:a xlink:type="simple" xlink:href="http://www.ebay.co.uk/itm/181057382562?ssPageName=STRK:MEWNX:IT&amp;_trksid=p3984.m1497.l2649"><text:span text:style-name="T62_52">1497.</text:span></text:a></text:span><text:span text:style-name="T62_53"><text:a xlink:type="simple" xlink:href="http://www.ebay.co.uk/itm/181057382562?ssPageName=STRK:MEWNX:IT&amp;_trksid=p3984.m1497.l2649"><text:span text:style-name="T62_54">l</text:span></text:a></text:span><text:span text:style-name="T62_55"><text:a xlink:type="simple" xlink:href="http://www.ebay.co.uk/itm/181057382562?ssPageName=STRK:MEWNX:IT&amp;_trksid=p3984.m1497.l2649"><text:span text:style-name="T62_56">2649</text:span></text:a></text:span><text:span text:style-name="T62_57"><text:s/></text:span></text:p>
      <text:p text:style-name="P63"/>
      <text:p text:style-name="P64"><text:span text:style-name="T64_1">48.58<text:s/>-<text:s/>6</text:span><text:span text:style-name="T64_2">DOF</text:span><text:span text:style-name="T64_3"><text:s/></text:span><text:span text:style-name="T64_4">IMU</text:span></text:p>
      <text:p text:style-name="P65"><text:span text:style-name="T65_1"><text:a xlink:type="simple" xlink:href="http://www.hobbytronics.co.uk/imu-digital-combo-board"><text:span text:style-name="T65_2">http</text:span></text:a></text:span><text:span text:style-name="T65_3"><text:a xlink:type="simple" xlink:href="http://www.hobbytronics.co.uk/imu-digital-combo-board"><text:span text:style-name="T65_4">://</text:span></text:a></text:span><text:span text:style-name="T65_5"><text:a xlink:type="simple" xlink:href="http://www.hobbytronics.co.uk/imu-digital-combo-board"><text:span text:style-name="T65_6">www</text:span></text:a></text:span><text:span text:style-name="T65_7"><text:a xlink:type="simple" xlink:href="http://www.hobbytronics.co.uk/imu-digital-combo-board"><text:span text:style-name="T65_8">.</text:span></text:a></text:span><text:span text:style-name="T65_9"><text:a xlink:type="simple" xlink:href="http://www.hobbytronics.co.uk/imu-digital-combo-board"><text:span text:style-name="T65_10">hobbytronics</text:span></text:a></text:span><text:span text:style-name="T65_11"><text:a xlink:type="simple" xlink:href="http://www.hobbytronics.co.uk/imu-digital-combo-board"><text:span text:style-name="T65_12">.</text:span></text:a></text:span><text:span text:style-name="T65_13"><text:a xlink:type="simple" xlink:href="http://www.hobbytronics.co.uk/imu-digital-combo-board"><text:span text:style-name="T65_14">co</text:span></text:a></text:span><text:span text:style-name="T65_15"><text:a xlink:type="simple" xlink:href="http://www.hobbytronics.co.uk/imu-digital-combo-board"><text:span text:style-name="T65_16">.</text:span></text:a></text:span><text:span text:style-name="T65_17"><text:a xlink:type="simple" xlink:href="http://www.hobbytronics.co.uk/imu-digital-combo-board"><text:span text:style-name="T65_18">uk</text:span></text:a></text:span><text:span text:style-name="T65_19"><text:a xlink:type="simple" xlink:href="http://www.hobbytronics.co.uk/imu-digital-combo-board"><text:span text:style-name="T65_20">/</text:span></text:a></text:span><text:span text:style-name="T65_21"><text:a xlink:type="simple" xlink:href="http://www.hobbytronics.co.uk/imu-digital-combo-board"><text:span text:style-name="T65_22">imu</text:span></text:a></text:span><text:span text:style-name="T65_23"><text:a xlink:type="simple" xlink:href="http://www.hobbytronics.co.uk/imu-digital-combo-board"><text:span text:style-name="T65_24">-</text:span></text:a></text:span><text:span text:style-name="T65_25"><text:a xlink:type="simple" xlink:href="http://www.hobbytronics.co.uk/imu-digital-combo-board"><text:span text:style-name="T65_26">digital</text:span></text:a></text:span><text:span text:style-name="T65_27"><text:a xlink:type="simple" xlink:href="http://www.hobbytronics.co.uk/imu-digital-combo-board"><text:span text:style-name="T65_28">-</text:span></text:a></text:span><text:span text:style-name="T65_29"><text:a xlink:type="simple" xlink:href="http://www.hobbytronics.co.uk/imu-digital-combo-board"><text:span text:style-name="T65_30">combo</text:span></text:a></text:span><text:span text:style-name="T65_31"><text:a xlink:type="simple" xlink:href="http://www.hobbytronics.co.uk/imu-digital-combo-board"><text:span text:style-name="T65_32">-</text:span></text:a></text:span><text:span text:style-name="T65_33"><text:a xlink:type="simple" xlink:href="http://www.hobbytronics.co.uk/imu-digital-combo-board"><text:span text:style-name="T65_34">board</text:span></text:a></text:span></text:p>
      <text:p text:style-name="P66"/>
      <text:p text:style-name="P67"><text:span text:style-name="T67_1">30.20<text:s/>-<text:s/></text:span><text:span text:style-name="T67_2">Copter</text:span><text:span text:style-name="T67_3"><text:s/></text:span><text:span text:style-name="T67_4">Frame</text:span></text:p>
      <text:p text:style-name="P68"><text:span text:style-name="T68_1"><text:a xlink:type="simple" xlink:href="http://www.ebay.co.uk/itm/261087342774?ssPageName=STRK:MEWNX:IT&amp;_trksid=p3984.m1497.l2649"><text:span text:style-name="T68_2">http</text:span></text:a></text:span><text:span text:style-name="T68_3"><text:a xlink:type="simple" xlink:href="http://www.ebay.co.uk/itm/261087342774?ssPageName=STRK:MEWNX:IT&amp;_trksid=p3984.m1497.l2649"><text:span text:style-name="T68_4">://</text:span></text:a></text:span><text:span text:style-name="T68_5"><text:a xlink:type="simple" xlink:href="http://www.ebay.co.uk/itm/261087342774?ssPageName=STRK:MEWNX:IT&amp;_trksid=p3984.m1497.l2649"><text:span text:style-name="T68_6">www</text:span></text:a></text:span><text:span text:style-name="T68_7"><text:a xlink:type="simple" xlink:href="http://www.ebay.co.uk/itm/261087342774?ssPageName=STRK:MEWNX:IT&amp;_trksid=p3984.m1497.l2649"><text:span text:style-name="T68_8">.</text:span></text:a></text:span><text:span text:style-name="T68_9"><text:a xlink:type="simple" xlink:href="http://www.ebay.co.uk/itm/261087342774?ssPageName=STRK:MEWNX:IT&amp;_trksid=p3984.m1497.l2649"><text:span text:style-name="T68_10">ebay</text:span></text:a></text:span><text:span text:style-name="T68_11"><text:a xlink:type="simple" xlink:href="http://www.ebay.co.uk/itm/261087342774?ssPageName=STRK:MEWNX:IT&amp;_trksid=p3984.m1497.l2649"><text:span text:style-name="T68_12">.</text:span></text:a></text:span><text:span text:style-name="T68_13"><text:a xlink:type="simple" xlink:href="http://www.ebay.co.uk/itm/261087342774?ssPageName=STRK:MEWNX:IT&amp;_trksid=p3984.m1497.l2649"><text:span text:style-name="T68_14">co</text:span></text:a></text:span><text:span text:style-name="T68_15"><text:a xlink:type="simple" xlink:href="http://www.ebay.co.uk/itm/261087342774?ssPageName=STRK:MEWNX:IT&amp;_trksid=p3984.m1497.l2649"><text:span text:style-name="T68_16">.</text:span></text:a></text:span><text:span text:style-name="T68_17"><text:a xlink:type="simple" xlink:href="http://www.ebay.co.uk/itm/261087342774?ssPageName=STRK:MEWNX:IT&amp;_trksid=p3984.m1497.l2649"><text:span text:style-name="T68_18">uk</text:span></text:a></text:span><text:span text:style-name="T68_19"><text:a xlink:type="simple" xlink:href="http://www.ebay.co.uk/itm/261087342774?ssPageName=STRK:MEWNX:IT&amp;_trksid=p3984.m1497.l2649"><text:span text:style-name="T68_20">/</text:span></text:a></text:span><text:span text:style-name="T68_21"><text:a xlink:type="simple" xlink:href="http://www.ebay.co.uk/itm/261087342774?ssPageName=STRK:MEWNX:IT&amp;_trksid=p3984.m1497.l2649"><text:span text:style-name="T68_22">itm</text:span></text:a></text:span><text:span text:style-name="T68_23"><text:a xlink:type="simple" xlink:href="http://www.ebay.co.uk/itm/261087342774?ssPageName=STRK:MEWNX:IT&amp;_trksid=p3984.m1497.l2649"><text:span text:style-name="T68_24">/261087342774?</text:span></text:a></text:span><text:span text:style-name="T68_25"><text:a xlink:type="simple" xlink:href="http://www.ebay.co.uk/itm/261087342774?ssPageName=STRK:MEWNX:IT&amp;_trksid=p3984.m1497.l2649"><text:span text:style-name="T68_26">ssPageName</text:span></text:a></text:span><text:span text:style-name="T68_27"><text:a xlink:type="simple" xlink:href="http://www.ebay.co.uk/itm/261087342774?ssPageName=STRK:MEWNX:IT&amp;_trksid=p3984.m1497.l2649"><text:span text:style-name="T68_28">=</text:span></text:a></text:span><text:span text:style-name="T68_29"><text:a xlink:type="simple" xlink:href="http://www.ebay.co.uk/itm/261087342774?ssPageName=STRK:MEWNX:IT&amp;_trksid=p3984.m1497.l2649"><text:span text:style-name="T68_30">STRK</text:span></text:a></text:span><text:span text:style-name="T68_31"><text:a xlink:type="simple" xlink:href="http://www.ebay.co.uk/itm/261087342774?ssPageName=STRK:MEWNX:IT&amp;_trksid=p3984.m1497.l2649"><text:span text:style-name="T68_32">:</text:span></text:a></text:span><text:span text:style-name="T68_33"><text:a xlink:type="simple" xlink:href="http://www.ebay.co.uk/itm/261087342774?ssPageName=STRK:MEWNX:IT&amp;_trksid=p3984.m1497.l2649"><text:span text:style-name="T68_34">MEWNX</text:span></text:a></text:span><text:span text:style-name="T68_35"><text:a xlink:type="simple" xlink:href="http://www.ebay.co.uk/itm/261087342774?ssPageName=STRK:MEWNX:IT&amp;_trksid=p3984.m1497.l2649"><text:span text:style-name="T68_36">:</text:span></text:a></text:span><text:span text:style-name="T68_37"><text:a xlink:type="simple" xlink:href="http://www.ebay.co.uk/itm/261087342774?ssPageName=STRK:MEWNX:IT&amp;_trksid=p3984.m1497.l2649"><text:span text:style-name="T68_38">IT</text:span></text:a></text:span><text:span text:style-name="T68_39"><text:a xlink:type="simple" xlink:href="http://www.ebay.co.uk/itm/261087342774?ssPageName=STRK:MEWNX:IT&amp;_trksid=p3984.m1497.l2649"><text:span text:style-name="T68_40">&amp;_</text:span></text:a></text:span><text:span text:style-name="T68_41"><text:a xlink:type="simple" xlink:href="http://www.ebay.co.uk/itm/261087342774?ssPageName=STRK:MEWNX:IT&amp;_trksid=p3984.m1497.l2649"><text:span text:style-name="T68_42">trksid</text:span></text:a></text:span><text:span text:style-name="T68_43"><text:a xlink:type="simple" xlink:href="http://www.ebay.co.uk/itm/261087342774?ssPageName=STRK:MEWNX:IT&amp;_trksid=p3984.m1497.l2649"><text:span text:style-name="T68_44">=</text:span></text:a></text:span><text:span text:style-name="T68_45"><text:a xlink:type="simple" xlink:href="http://www.ebay.co.uk/itm/261087342774?ssPageName=STRK:MEWNX:IT&amp;_trksid=p3984.m1497.l2649"><text:span text:style-name="T68_46">p</text:span></text:a></text:span><text:span text:style-name="T68_47"><text:a xlink:type="simple" xlink:href="http://www.ebay.co.uk/itm/261087342774?ssPageName=STRK:MEWNX:IT&amp;_trksid=p3984.m1497.l2649"><text:span text:style-name="T68_48">3984.</text:span></text:a></text:span><text:span text:style-name="T68_49"><text:a xlink:type="simple" xlink:href="http://www.ebay.co.uk/itm/261087342774?ssPageName=STRK:MEWNX:IT&amp;_trksid=p3984.m1497.l2649"><text:span text:style-name="T68_50">m</text:span></text:a></text:span><text:span text:style-name="T68_51"><text:a xlink:type="simple" xlink:href="http://www.ebay.co.uk/itm/261087342774?ssPageName=STRK:MEWNX:IT&amp;_trksid=p3984.m1497.l2649"><text:span text:style-name="T68_52">1497.</text:span></text:a></text:span><text:span text:style-name="T68_53"><text:a xlink:type="simple" xlink:href="http://www.ebay.co.uk/itm/261087342774?ssPageName=STRK:MEWNX:IT&amp;_trksid=p3984.m1497.l2649"><text:span text:style-name="T68_54">l</text:span></text:a></text:span><text:span text:style-name="T68_55"><text:a xlink:type="simple" xlink:href="http://www.ebay.co.uk/itm/261087342774?ssPageName=STRK:MEWNX:IT&amp;_trksid=p3984.m1497.l2649"><text:span text:style-name="T68_56">2649</text:span></text:a></text:span></text:p>
      <text:p text:style-name="P69"/>
      <text:p text:style-name="P70"><text:span text:style-name="T70_1">45.52<text:s/>-<text:s/></text:span><text:span text:style-name="T70_2">Motors</text:span><text:span text:style-name="T70_3"><text:s/></text:span><text:span text:style-name="T70_4">and</text:span><text:span text:style-name="T70_5"><text:s/></text:span><text:span text:style-name="T70_6">ESC</text:span></text:p>
      <text:p text:style-name="P71"><text:span text:style-name="T71_1"><text:a xlink:type="simple" xlink:href="http://www.ebay.co.uk/itm/160452368347?ssPageName=STRK:MEWNX:IT&amp;_trksid=p3984.m1497.l2649"><text:span text:style-name="T71_2">http</text:span></text:a></text:span><text:span text:style-name="T71_3"><text:a xlink:type="simple" xlink:href="http://www.ebay.co.uk/itm/160452368347?ssPageName=STRK:MEWNX:IT&amp;_trksid=p3984.m1497.l2649"><text:span text:style-name="T71_4">://</text:span></text:a></text:span><text:span text:style-name="T71_5"><text:a xlink:type="simple" xlink:href="http://www.ebay.co.uk/itm/160452368347?ssPageName=STRK:MEWNX:IT&amp;_trksid=p3984.m1497.l2649"><text:span text:style-name="T71_6">www</text:span></text:a></text:span><text:span text:style-name="T71_7"><text:a xlink:type="simple" xlink:href="http://www.ebay.co.uk/itm/160452368347?ssPageName=STRK:MEWNX:IT&amp;_trksid=p3984.m1497.l2649"><text:span text:style-name="T71_8">.</text:span></text:a></text:span><text:span text:style-name="T71_9"><text:a xlink:type="simple" xlink:href="http://www.ebay.co.uk/itm/160452368347?ssPageName=STRK:MEWNX:IT&amp;_trksid=p3984.m1497.l2649"><text:span text:style-name="T71_10">ebay</text:span></text:a></text:span><text:span text:style-name="T71_11"><text:a xlink:type="simple" xlink:href="http://www.ebay.co.uk/itm/160452368347?ssPageName=STRK:MEWNX:IT&amp;_trksid=p3984.m1497.l2649"><text:span text:style-name="T71_12">.</text:span></text:a></text:span><text:span text:style-name="T71_13"><text:a xlink:type="simple" xlink:href="http://www.ebay.co.uk/itm/160452368347?ssPageName=STRK:MEWNX:IT&amp;_trksid=p3984.m1497.l2649"><text:span text:style-name="T71_14">co</text:span></text:a></text:span><text:span text:style-name="T71_15"><text:a xlink:type="simple" xlink:href="http://www.ebay.co.uk/itm/160452368347?ssPageName=STRK:MEWNX:IT&amp;_trksid=p3984.m1497.l2649"><text:span text:style-name="T71_16">.</text:span></text:a></text:span><text:span text:style-name="T71_17"><text:a xlink:type="simple" xlink:href="http://www.ebay.co.uk/itm/160452368347?ssPageName=STRK:MEWNX:IT&amp;_trksid=p3984.m1497.l2649"><text:span text:style-name="T71_18">uk</text:span></text:a></text:span><text:span text:style-name="T71_19"><text:a xlink:type="simple" xlink:href="http://www.ebay.co.uk/itm/160452368347?ssPageName=STRK:MEWNX:IT&amp;_trksid=p3984.m1497.l2649"><text:span text:style-name="T71_20">/</text:span></text:a></text:span><text:span text:style-name="T71_21"><text:a xlink:type="simple" xlink:href="http://www.ebay.co.uk/itm/160452368347?ssPageName=STRK:MEWNX:IT&amp;_trksid=p3984.m1497.l2649"><text:span text:style-name="T71_22">itm</text:span></text:a></text:span><text:span text:style-name="T71_23"><text:a xlink:type="simple" xlink:href="http://www.ebay.co.uk/itm/160452368347?ssPageName=STRK:MEWNX:IT&amp;_trksid=p3984.m1497.l2649"><text:span text:style-name="T71_24">/160452368347?</text:span></text:a></text:span><text:span text:style-name="T71_25"><text:a xlink:type="simple" xlink:href="http://www.ebay.co.uk/itm/160452368347?ssPageName=STRK:MEWNX:IT&amp;_trksid=p3984.m1497.l2649"><text:span text:style-name="T71_26">ssPageName</text:span></text:a></text:span><text:span text:style-name="T71_27"><text:a xlink:type="simple" xlink:href="http://www.ebay.co.uk/itm/160452368347?ssPageName=STRK:MEWNX:IT&amp;_trksid=p3984.m1497.l2649"><text:span text:style-name="T71_28">=</text:span></text:a></text:span><text:span text:style-name="T71_29"><text:a xlink:type="simple" xlink:href="http://www.ebay.co.uk/itm/160452368347?ssPageName=STRK:MEWNX:IT&amp;_trksid=p3984.m1497.l2649"><text:span text:style-name="T71_30">STRK</text:span></text:a></text:span><text:span text:style-name="T71_31"><text:a xlink:type="simple" xlink:href="http://www.ebay.co.uk/itm/160452368347?ssPageName=STRK:MEWNX:IT&amp;_trksid=p3984.m1497.l2649"><text:span text:style-name="T71_32">:</text:span></text:a></text:span><text:span text:style-name="T71_33"><text:a xlink:type="simple" xlink:href="http://www.ebay.co.uk/itm/160452368347?ssPageName=STRK:MEWNX:IT&amp;_trksid=p3984.m1497.l2649"><text:span text:style-name="T71_34">MEWNX</text:span></text:a></text:span><text:span text:style-name="T71_35"><text:a xlink:type="simple" xlink:href="http://www.ebay.co.uk/itm/160452368347?ssPageName=STRK:MEWNX:IT&amp;_trksid=p3984.m1497.l2649"><text:span text:style-name="T71_36">:</text:span></text:a></text:span><text:span text:style-name="T71_37"><text:a xlink:type="simple" xlink:href="http://www.ebay.co.uk/itm/160452368347?ssPageName=STRK:MEWNX:IT&amp;_trksid=p3984.m1497.l2649"><text:span text:style-name="T71_38">IT</text:span></text:a></text:span><text:span text:style-name="T71_39"><text:a xlink:type="simple" xlink:href="http://www.ebay.co.uk/itm/160452368347?ssPageName=STRK:MEWNX:IT&amp;_trksid=p3984.m1497.l2649"><text:span text:style-name="T71_40">&amp;_</text:span></text:a></text:span><text:span text:style-name="T71_41"><text:a xlink:type="simple" xlink:href="http://www.ebay.co.uk/itm/160452368347?ssPageName=STRK:MEWNX:IT&amp;_trksid=p3984.m1497.l2649"><text:span text:style-name="T71_42">trksid</text:span></text:a></text:span><text:span text:style-name="T71_43"><text:a xlink:type="simple" xlink:href="http://www.ebay.co.uk/itm/160452368347?ssPageName=STRK:MEWNX:IT&amp;_trksid=p3984.m1497.l2649"><text:span text:style-name="T71_44">=</text:span></text:a></text:span><text:span text:style-name="T71_45"><text:a xlink:type="simple" xlink:href="http://www.ebay.co.uk/itm/160452368347?ssPageName=STRK:MEWNX:IT&amp;_trksid=p3984.m1497.l2649"><text:span text:style-name="T71_46">p</text:span></text:a></text:span><text:span text:style-name="T71_47"><text:a xlink:type="simple" xlink:href="http://www.ebay.co.uk/itm/160452368347?ssPageName=STRK:MEWNX:IT&amp;_trksid=p3984.m1497.l2649"><text:span text:style-name="T71_48">3984.</text:span></text:a></text:span><text:span text:style-name="T71_49"><text:a xlink:type="simple" xlink:href="http://www.ebay.co.uk/itm/160452368347?ssPageName=STRK:MEWNX:IT&amp;_trksid=p3984.m1497.l2649"><text:span text:style-name="T71_50">m</text:span></text:a></text:span><text:span text:style-name="T71_51"><text:a xlink:type="simple" xlink:href="http://www.ebay.co.uk/itm/160452368347?ssPageName=STRK:MEWNX:IT&amp;_trksid=p3984.m1497.l2649"><text:span text:style-name="T71_52">1497.</text:span></text:a></text:span><text:span text:style-name="T71_53"><text:a xlink:type="simple" xlink:href="http://www.ebay.co.uk/itm/160452368347?ssPageName=STRK:MEWNX:IT&amp;_trksid=p3984.m1497.l2649"><text:span text:style-name="T71_54">l</text:span></text:a></text:span><text:span text:style-name="T71_55"><text:a xlink:type="simple" xlink:href="http://www.ebay.co.uk/itm/160452368347?ssPageName=STRK:MEWNX:IT&amp;_trksid=p3984.m1497.l2649"><text:span text:style-name="T71_56">2649</text:span></text:a></text:span></text:p>
      <text:p text:style-name="P72"/>
      <text:p text:style-name="P73"><text:span text:style-name="T73_1">0.99<text:s/>-<text:s/></text:span><text:span text:style-name="T73_2">Header</text:span><text:span text:style-name="T73_3"><text:s/></text:span><text:span text:style-name="T73_4">Pins</text:span></text:p>
      <text:p text:style-name="P74"><text:span text:style-name="T74_1"><text:a xlink:type="simple" xlink:href="http://www.ebay.co.uk/itm/130824641929?ssPageName=STRK:MEWNX:IT&amp;_trksid=p3984.m1497.l2649"><text:span text:style-name="T74_2">http</text:span></text:a></text:span><text:span text:style-name="T74_3"><text:a xlink:type="simple" xlink:href="http://www.ebay.co.uk/itm/130824641929?ssPageName=STRK:MEWNX:IT&amp;_trksid=p3984.m1497.l2649"><text:span text:style-name="T74_4">://</text:span></text:a></text:span><text:span text:style-name="T74_5"><text:a xlink:type="simple" xlink:href="http://www.ebay.co.uk/itm/130824641929?ssPageName=STRK:MEWNX:IT&amp;_trksid=p3984.m1497.l2649"><text:span text:style-name="T74_6">www</text:span></text:a></text:span><text:span text:style-name="T74_7"><text:a xlink:type="simple" xlink:href="http://www.ebay.co.uk/itm/130824641929?ssPageName=STRK:MEWNX:IT&amp;_trksid=p3984.m1497.l2649"><text:span text:style-name="T74_8">.</text:span></text:a></text:span><text:span text:style-name="T74_9"><text:a xlink:type="simple" xlink:href="http://www.ebay.co.uk/itm/130824641929?ssPageName=STRK:MEWNX:IT&amp;_trksid=p3984.m1497.l2649"><text:span text:style-name="T74_10">ebay</text:span></text:a></text:span><text:span text:style-name="T74_11"><text:a xlink:type="simple" xlink:href="http://www.ebay.co.uk/itm/130824641929?ssPageName=STRK:MEWNX:IT&amp;_trksid=p3984.m1497.l2649"><text:span text:style-name="T74_12">.</text:span></text:a></text:span><text:span text:style-name="T74_13"><text:a xlink:type="simple" xlink:href="http://www.ebay.co.uk/itm/130824641929?ssPageName=STRK:MEWNX:IT&amp;_trksid=p3984.m1497.l2649"><text:span text:style-name="T74_14">co</text:span></text:a></text:span><text:span text:style-name="T74_15"><text:a xlink:type="simple" xlink:href="http://www.ebay.co.uk/itm/130824641929?ssPageName=STRK:MEWNX:IT&amp;_trksid=p3984.m1497.l2649"><text:span text:style-name="T74_16">.</text:span></text:a></text:span><text:span text:style-name="T74_17"><text:a xlink:type="simple" xlink:href="http://www.ebay.co.uk/itm/130824641929?ssPageName=STRK:MEWNX:IT&amp;_trksid=p3984.m1497.l2649"><text:span text:style-name="T74_18">uk</text:span></text:a></text:span><text:span text:style-name="T74_19"><text:a xlink:type="simple" xlink:href="http://www.ebay.co.uk/itm/130824641929?ssPageName=STRK:MEWNX:IT&amp;_trksid=p3984.m1497.l2649"><text:span text:style-name="T74_20">/</text:span></text:a></text:span><text:span text:style-name="T74_21"><text:a xlink:type="simple" xlink:href="http://www.ebay.co.uk/itm/130824641929?ssPageName=STRK:MEWNX:IT&amp;_trksid=p3984.m1497.l2649"><text:span text:style-name="T74_22">itm</text:span></text:a></text:span><text:span text:style-name="T74_23"><text:a xlink:type="simple" xlink:href="http://www.ebay.co.uk/itm/130824641929?ssPageName=STRK:MEWNX:IT&amp;_trksid=p3984.m1497.l2649"><text:span text:style-name="T74_24">/130824641929?</text:span></text:a></text:span><text:span text:style-name="T74_25"><text:a xlink:type="simple" xlink:href="http://www.ebay.co.uk/itm/130824641929?ssPageName=STRK:MEWNX:IT&amp;_trksid=p3984.m1497.l2649"><text:span text:style-name="T74_26">ssPageName</text:span></text:a></text:span><text:span text:style-name="T74_27"><text:a xlink:type="simple" xlink:href="http://www.ebay.co.uk/itm/130824641929?ssPageName=STRK:MEWNX:IT&amp;_trksid=p3984.m1497.l2649"><text:span text:style-name="T74_28">=</text:span></text:a></text:span><text:span text:style-name="T74_29"><text:a xlink:type="simple" xlink:href="http://www.ebay.co.uk/itm/130824641929?ssPageName=STRK:MEWNX:IT&amp;_trksid=p3984.m1497.l2649"><text:span text:style-name="T74_30">STRK</text:span></text:a></text:span><text:span text:style-name="T74_31"><text:a xlink:type="simple" xlink:href="http://www.ebay.co.uk/itm/130824641929?ssPageName=STRK:MEWNX:IT&amp;_trksid=p3984.m1497.l2649"><text:span text:style-name="T74_32">:</text:span></text:a></text:span><text:span text:style-name="T74_33"><text:a xlink:type="simple" xlink:href="http://www.ebay.co.uk/itm/130824641929?ssPageName=STRK:MEWNX:IT&amp;_trksid=p3984.m1497.l2649"><text:span text:style-name="T74_34">MEWNX</text:span></text:a></text:span><text:span text:style-name="T74_35"><text:a xlink:type="simple" xlink:href="http://www.ebay.co.uk/itm/130824641929?ssPageName=STRK:MEWNX:IT&amp;_trksid=p3984.m1497.l2649"><text:span text:style-name="T74_36">:</text:span></text:a></text:span><text:span text:style-name="T74_37"><text:a xlink:type="simple" xlink:href="http://www.ebay.co.uk/itm/130824641929?ssPageName=STRK:MEWNX:IT&amp;_trksid=p3984.m1497.l2649"><text:span text:style-name="T74_38">IT</text:span></text:a></text:span><text:span text:style-name="T74_39"><text:a xlink:type="simple" xlink:href="http://www.ebay.co.uk/itm/130824641929?ssPageName=STRK:MEWNX:IT&amp;_trksid=p3984.m1497.l2649"><text:span text:style-name="T74_40">&amp;_</text:span></text:a></text:span><text:span text:style-name="T74_41"><text:a xlink:type="simple" xlink:href="http://www.ebay.co.uk/itm/130824641929?ssPageName=STRK:MEWNX:IT&amp;_trksid=p3984.m1497.l2649"><text:span text:style-name="T74_42">trksid</text:span></text:a></text:span><text:span text:style-name="T74_43"><text:a xlink:type="simple" xlink:href="http://www.ebay.co.uk/itm/130824641929?ssPageName=STRK:MEWNX:IT&amp;_trksid=p3984.m1497.l2649"><text:span text:style-name="T74_44">=</text:span></text:a></text:span><text:span text:style-name="T74_45"><text:a xlink:type="simple" xlink:href="http://www.ebay.co.uk/itm/130824641929?ssPageName=STRK:MEWNX:IT&amp;_trksid=p3984.m1497.l2649"><text:span text:style-name="T74_46">p</text:span></text:a></text:span><text:span text:style-name="T74_47"><text:a xlink:type="simple" xlink:href="http://www.ebay.co.uk/itm/130824641929?ssPageName=STRK:MEWNX:IT&amp;_trksid=p3984.m1497.l2649"><text:span text:style-name="T74_48">3984.</text:span></text:a></text:span><text:span text:style-name="T74_49"><text:a xlink:type="simple" xlink:href="http://www.ebay.co.uk/itm/130824641929?ssPageName=STRK:MEWNX:IT&amp;_trksid=p3984.m1497.l2649"><text:span text:style-name="T74_50">m</text:span></text:a></text:span><text:span text:style-name="T74_51"><text:a xlink:type="simple" xlink:href="http://www.ebay.co.uk/itm/130824641929?ssPageName=STRK:MEWNX:IT&amp;_trksid=p3984.m1497.l2649"><text:span text:style-name="T74_52">1497.</text:span></text:a></text:span><text:span text:style-name="T74_53"><text:a xlink:type="simple" xlink:href="http://www.ebay.co.uk/itm/130824641929?ssPageName=STRK:MEWNX:IT&amp;_trksid=p3984.m1497.l2649"><text:span text:style-name="T74_54">l</text:span></text:a></text:span><text:span text:style-name="T74_55"><text:a xlink:type="simple" xlink:href="http://www.ebay.co.uk/itm/130824641929?ssPageName=STRK:MEWNX:IT&amp;_trksid=p3984.m1497.l2649"><text:span text:style-name="T74_56">2649</text:span></text:a></text:span></text:p>
      <text:p text:style-name="P75"/>
      <text:p text:style-name="P76"><text:span text:style-name="T76_1">8.94<text:s/>-<text:s/></text:span><text:span text:style-name="T76_2">PDU</text:span></text:p>
      <text:p text:style-name="P77"><text:span text:style-name="T77_1"><text:a xlink:type="simple" xlink:href="http://www.ebay.co.uk/itm/350685273685?ssPageName=STRK:MEWNX:IT&amp;_trksid=p3984.m1497.l2649"><text:span text:style-name="T77_2">http</text:span></text:a></text:span><text:span text:style-name="T77_3"><text:a xlink:type="simple" xlink:href="http://www.ebay.co.uk/itm/350685273685?ssPageName=STRK:MEWNX:IT&amp;_trksid=p3984.m1497.l2649"><text:span text:style-name="T77_4">://</text:span></text:a></text:span><text:span text:style-name="T77_5"><text:a xlink:type="simple" xlink:href="http://www.ebay.co.uk/itm/350685273685?ssPageName=STRK:MEWNX:IT&amp;_trksid=p3984.m1497.l2649"><text:span text:style-name="T77_6">www</text:span></text:a></text:span><text:span text:style-name="T77_7"><text:a xlink:type="simple" xlink:href="http://www.ebay.co.uk/itm/350685273685?ssPageName=STRK:MEWNX:IT&amp;_trksid=p3984.m1497.l2649"><text:span text:style-name="T77_8">.</text:span></text:a></text:span><text:span text:style-name="T77_9"><text:a xlink:type="simple" xlink:href="http://www.ebay.co.uk/itm/350685273685?ssPageName=STRK:MEWNX:IT&amp;_trksid=p3984.m1497.l2649"><text:span text:style-name="T77_10">ebay</text:span></text:a></text:span><text:span text:style-name="T77_11"><text:a xlink:type="simple" xlink:href="http://www.ebay.co.uk/itm/350685273685?ssPageName=STRK:MEWNX:IT&amp;_trksid=p3984.m1497.l2649"><text:span text:style-name="T77_12">.</text:span></text:a></text:span><text:span text:style-name="T77_13"><text:a xlink:type="simple" xlink:href="http://www.ebay.co.uk/itm/350685273685?ssPageName=STRK:MEWNX:IT&amp;_trksid=p3984.m1497.l2649"><text:span text:style-name="T77_14">co</text:span></text:a></text:span><text:span text:style-name="T77_15"><text:a xlink:type="simple" xlink:href="http://www.ebay.co.uk/itm/350685273685?ssPageName=STRK:MEWNX:IT&amp;_trksid=p3984.m1497.l2649"><text:span text:style-name="T77_16">.</text:span></text:a></text:span><text:span text:style-name="T77_17"><text:a xlink:type="simple" xlink:href="http://www.ebay.co.uk/itm/350685273685?ssPageName=STRK:MEWNX:IT&amp;_trksid=p3984.m1497.l2649"><text:span text:style-name="T77_18">uk</text:span></text:a></text:span><text:span text:style-name="T77_19"><text:a xlink:type="simple" xlink:href="http://www.ebay.co.uk/itm/350685273685?ssPageName=STRK:MEWNX:IT&amp;_trksid=p3984.m1497.l2649"><text:span text:style-name="T77_20">/</text:span></text:a></text:span><text:span text:style-name="T77_21"><text:a xlink:type="simple" xlink:href="http://www.ebay.co.uk/itm/350685273685?ssPageName=STRK:MEWNX:IT&amp;_trksid=p3984.m1497.l2649"><text:span text:style-name="T77_22">itm</text:span></text:a></text:span><text:span text:style-name="T77_23"><text:a xlink:type="simple" xlink:href="http://www.ebay.co.uk/itm/350685273685?ssPageName=STRK:MEWNX:IT&amp;_trksid=p3984.m1497.l2649"><text:span text:style-name="T77_24">/350685273685?</text:span></text:a></text:span><text:span text:style-name="T77_25"><text:a xlink:type="simple" xlink:href="http://www.ebay.co.uk/itm/350685273685?ssPageName=STRK:MEWNX:IT&amp;_trksid=p3984.m1497.l2649"><text:span text:style-name="T77_26">ssPageName</text:span></text:a></text:span><text:span text:style-name="T77_27"><text:a xlink:type="simple" xlink:href="http://www.ebay.co.uk/itm/350685273685?ssPageName=STRK:MEWNX:IT&amp;_trksid=p3984.m1497.l2649"><text:span text:style-name="T77_28">=</text:span></text:a></text:span><text:span text:style-name="T77_29"><text:a xlink:type="simple" xlink:href="http://www.ebay.co.uk/itm/350685273685?ssPageName=STRK:MEWNX:IT&amp;_trksid=p3984.m1497.l2649"><text:span text:style-name="T77_30">STRK</text:span></text:a></text:span><text:span text:style-name="T77_31"><text:a xlink:type="simple" xlink:href="http://www.ebay.co.uk/itm/350685273685?ssPageName=STRK:MEWNX:IT&amp;_trksid=p3984.m1497.l2649"><text:span text:style-name="T77_32">:</text:span></text:a></text:span><text:span text:style-name="T77_33"><text:a xlink:type="simple" xlink:href="http://www.ebay.co.uk/itm/350685273685?ssPageName=STRK:MEWNX:IT&amp;_trksid=p3984.m1497.l2649"><text:span text:style-name="T77_34">MEWNX</text:span></text:a></text:span><text:span text:style-name="T77_35"><text:a xlink:type="simple" xlink:href="http://www.ebay.co.uk/itm/350685273685?ssPageName=STRK:MEWNX:IT&amp;_trksid=p3984.m1497.l2649"><text:span text:style-name="T77_36">:</text:span></text:a></text:span><text:span text:style-name="T77_37"><text:a xlink:type="simple" xlink:href="http://www.ebay.co.uk/itm/350685273685?ssPageName=STRK:MEWNX:IT&amp;_trksid=p3984.m1497.l2649"><text:span text:style-name="T77_38">IT</text:span></text:a></text:span><text:span text:style-name="T77_39"><text:a xlink:type="simple" xlink:href="http://www.ebay.co.uk/itm/350685273685?ssPageName=STRK:MEWNX:IT&amp;_trksid=p3984.m1497.l2649"><text:span text:style-name="T77_40">&amp;_</text:span></text:a></text:span><text:span text:style-name="T77_41"><text:a xlink:type="simple" xlink:href="http://www.ebay.co.uk/itm/350685273685?ssPageName=STRK:MEWNX:IT&amp;_trksid=p3984.m1497.l2649"><text:span text:style-name="T77_42">trksid</text:span></text:a></text:span><text:span text:style-name="T77_43"><text:a xlink:type="simple" xlink:href="http://www.ebay.co.uk/itm/350685273685?ssPageName=STRK:MEWNX:IT&amp;_trksid=p3984.m1497.l2649"><text:span text:style-name="T77_44">=</text:span></text:a></text:span><text:span text:style-name="T77_45"><text:a xlink:type="simple" xlink:href="http://www.ebay.co.uk/itm/350685273685?ssPageName=STRK:MEWNX:IT&amp;_trksid=p3984.m1497.l2649"><text:span text:style-name="T77_46">p</text:span></text:a></text:span><text:span text:style-name="T77_47"><text:a xlink:type="simple" xlink:href="http://www.ebay.co.uk/itm/350685273685?ssPageName=STRK:MEWNX:IT&amp;_trksid=p3984.m1497.l2649"><text:span text:style-name="T77_48">3984.</text:span></text:a></text:span><text:span text:style-name="T77_49"><text:a xlink:type="simple" xlink:href="http://www.ebay.co.uk/itm/350685273685?ssPageName=STRK:MEWNX:IT&amp;_trksid=p3984.m1497.l2649"><text:span text:style-name="T77_50">m</text:span></text:a></text:span><text:span text:style-name="T77_51"><text:a xlink:type="simple" xlink:href="http://www.ebay.co.uk/itm/350685273685?ssPageName=STRK:MEWNX:IT&amp;_trksid=p3984.m1497.l2649"><text:span text:style-name="T77_52">1497.</text:span></text:a></text:span><text:span text:style-name="T77_53"><text:a xlink:type="simple" xlink:href="http://www.ebay.co.uk/itm/350685273685?ssPageName=STRK:MEWNX:IT&amp;_trksid=p3984.m1497.l2649"><text:span text:style-name="T77_54">l</text:span></text:a></text:span><text:span text:style-name="T77_55"><text:a xlink:type="simple" xlink:href="http://www.ebay.co.uk/itm/350685273685?ssPageName=STRK:MEWNX:IT&amp;_trksid=p3984.m1497.l2649"><text:span text:style-name="T77_56">2649</text:span></text:a></text:span></text:p>
      <text:p text:style-name="P78"/>
      <text:p text:style-name="P79"><text:span text:style-name="T79_1">2.50<text:s/>-<text:s/></text:span><text:span text:style-name="T79_2">Prop</text:span><text:span text:style-name="T79_3"><text:s/></text:span><text:span text:style-name="T79_4">Bullets</text:span></text:p>
      <text:p text:style-name="P80"><text:span text:style-name="T80_1"><text:a xlink:type="simple" xlink:href="http://www.ebay.co.uk/itm/360418518814?ssPageName=STRK:MEWNX:IT&amp;_trksid=p3984.m1497.l2649"><text:span text:style-name="T80_2">http</text:span></text:a></text:span><text:span text:style-name="T80_3"><text:a xlink:type="simple" xlink:href="http://www.ebay.co.uk/itm/360418518814?ssPageName=STRK:MEWNX:IT&amp;_trksid=p3984.m1497.l2649"><text:span text:style-name="T80_4">://</text:span></text:a></text:span><text:span text:style-name="T80_5"><text:a xlink:type="simple" xlink:href="http://www.ebay.co.uk/itm/360418518814?ssPageName=STRK:MEWNX:IT&amp;_trksid=p3984.m1497.l2649"><text:span text:style-name="T80_6">www</text:span></text:a></text:span><text:span text:style-name="T80_7"><text:a xlink:type="simple" xlink:href="http://www.ebay.co.uk/itm/360418518814?ssPageName=STRK:MEWNX:IT&amp;_trksid=p3984.m1497.l2649"><text:span text:style-name="T80_8">.</text:span></text:a></text:span><text:span text:style-name="T80_9"><text:a xlink:type="simple" xlink:href="http://www.ebay.co.uk/itm/360418518814?ssPageName=STRK:MEWNX:IT&amp;_trksid=p3984.m1497.l2649"><text:span text:style-name="T80_10">ebay</text:span></text:a></text:span><text:span text:style-name="T80_11"><text:a xlink:type="simple" xlink:href="http://www.ebay.co.uk/itm/360418518814?ssPageName=STRK:MEWNX:IT&amp;_trksid=p3984.m1497.l2649"><text:span text:style-name="T80_12">.</text:span></text:a></text:span><text:span text:style-name="T80_13"><text:a xlink:type="simple" xlink:href="http://www.ebay.co.uk/itm/360418518814?ssPageName=STRK:MEWNX:IT&amp;_trksid=p3984.m1497.l2649"><text:span text:style-name="T80_14">co</text:span></text:a></text:span><text:span text:style-name="T80_15"><text:a xlink:type="simple" xlink:href="http://www.ebay.co.uk/itm/360418518814?ssPageName=STRK:MEWNX:IT&amp;_trksid=p3984.m1497.l2649"><text:span text:style-name="T80_16">.</text:span></text:a></text:span><text:span text:style-name="T80_17"><text:a xlink:type="simple" xlink:href="http://www.ebay.co.uk/itm/360418518814?ssPageName=STRK:MEWNX:IT&amp;_trksid=p3984.m1497.l2649"><text:span text:style-name="T80_18">uk</text:span></text:a></text:span><text:span text:style-name="T80_19"><text:a xlink:type="simple" xlink:href="http://www.ebay.co.uk/itm/360418518814?ssPageName=STRK:MEWNX:IT&amp;_trksid=p3984.m1497.l2649"><text:span text:style-name="T80_20">/</text:span></text:a></text:span><text:span text:style-name="T80_21"><text:a xlink:type="simple" xlink:href="http://www.ebay.co.uk/itm/360418518814?ssPageName=STRK:MEWNX:IT&amp;_trksid=p3984.m1497.l2649"><text:span text:style-name="T80_22">itm</text:span></text:a></text:span><text:span text:style-name="T80_23"><text:a xlink:type="simple" xlink:href="http://www.ebay.co.uk/itm/360418518814?ssPageName=STRK:MEWNX:IT&amp;_trksid=p3984.m1497.l2649"><text:span text:style-name="T80_24">/360418518814?</text:span></text:a></text:span><text:span text:style-name="T80_25"><text:a xlink:type="simple" xlink:href="http://www.ebay.co.uk/itm/360418518814?ssPageName=STRK:MEWNX:IT&amp;_trksid=p3984.m1497.l2649"><text:span text:style-name="T80_26">ssPageName</text:span></text:a></text:span><text:span text:style-name="T80_27"><text:a xlink:type="simple" xlink:href="http://www.ebay.co.uk/itm/360418518814?ssPageName=STRK:MEWNX:IT&amp;_trksid=p3984.m1497.l2649"><text:span text:style-name="T80_28">=</text:span></text:a></text:span><text:span text:style-name="T80_29"><text:a xlink:type="simple" xlink:href="http://www.ebay.co.uk/itm/360418518814?ssPageName=STRK:MEWNX:IT&amp;_trksid=p3984.m1497.l2649"><text:span text:style-name="T80_30">STRK</text:span></text:a></text:span><text:span text:style-name="T80_31"><text:a xlink:type="simple" xlink:href="http://www.ebay.co.uk/itm/360418518814?ssPageName=STRK:MEWNX:IT&amp;_trksid=p3984.m1497.l2649"><text:span text:style-name="T80_32">:</text:span></text:a></text:span><text:span text:style-name="T80_33"><text:a xlink:type="simple" xlink:href="http://www.ebay.co.uk/itm/360418518814?ssPageName=STRK:MEWNX:IT&amp;_trksid=p3984.m1497.l2649"><text:span text:style-name="T80_34">MEWNX</text:span></text:a></text:span><text:span text:style-name="T80_35"><text:a xlink:type="simple" xlink:href="http://www.ebay.co.uk/itm/360418518814?ssPageName=STRK:MEWNX:IT&amp;_trksid=p3984.m1497.l2649"><text:span text:style-name="T80_36">:</text:span></text:a></text:span><text:span text:style-name="T80_37"><text:a xlink:type="simple" xlink:href="http://www.ebay.co.uk/itm/360418518814?ssPageName=STRK:MEWNX:IT&amp;_trksid=p3984.m1497.l2649"><text:span text:style-name="T80_38">IT</text:span></text:a></text:span><text:span text:style-name="T80_39"><text:a xlink:type="simple" xlink:href="http://www.ebay.co.uk/itm/360418518814?ssPageName=STRK:MEWNX:IT&amp;_trksid=p3984.m1497.l2649"><text:span text:style-name="T80_40">&amp;_</text:span></text:a></text:span><text:span text:style-name="T80_41"><text:a xlink:type="simple" xlink:href="http://www.ebay.co.uk/itm/360418518814?ssPageName=STRK:MEWNX:IT&amp;_trksid=p3984.m1497.l2649"><text:span text:style-name="T80_42">trksid</text:span></text:a></text:span><text:span text:style-name="T80_43"><text:a xlink:type="simple" xlink:href="http://www.ebay.co.uk/itm/360418518814?ssPageName=STRK:MEWNX:IT&amp;_trksid=p3984.m1497.l2649"><text:span text:style-name="T80_44">=</text:span></text:a></text:span><text:span text:style-name="T80_45"><text:a xlink:type="simple" xlink:href="http://www.ebay.co.uk/itm/360418518814?ssPageName=STRK:MEWNX:IT&amp;_trksid=p3984.m1497.l2649"><text:span text:style-name="T80_46">p</text:span></text:a></text:span><text:span text:style-name="T80_47"><text:a xlink:type="simple" xlink:href="http://www.ebay.co.uk/itm/360418518814?ssPageName=STRK:MEWNX:IT&amp;_trksid=p3984.m1497.l2649"><text:span text:style-name="T80_48">3984.</text:span></text:a></text:span><text:span text:style-name="T80_49"><text:a xlink:type="simple" xlink:href="http://www.ebay.co.uk/itm/360418518814?ssPageName=STRK:MEWNX:IT&amp;_trksid=p3984.m1497.l2649"><text:span text:style-name="T80_50">m</text:span></text:a></text:span><text:span text:style-name="T80_51"><text:a xlink:type="simple" xlink:href="http://www.ebay.co.uk/itm/360418518814?ssPageName=STRK:MEWNX:IT&amp;_trksid=p3984.m1497.l2649"><text:span text:style-name="T80_52">1497.</text:span></text:a></text:span><text:span text:style-name="T80_53"><text:a xlink:type="simple" xlink:href="http://www.ebay.co.uk/itm/360418518814?ssPageName=STRK:MEWNX:IT&amp;_trksid=p3984.m1497.l2649"><text:span text:style-name="T80_54">l</text:span></text:a></text:span><text:span text:style-name="T80_55"><text:a xlink:type="simple" xlink:href="http://www.ebay.co.uk/itm/360418518814?ssPageName=STRK:MEWNX:IT&amp;_trksid=p3984.m1497.l2649"><text:span text:style-name="T80_56">2649</text:span></text:a></text:span></text:p>
      <text:p text:style-name="P81"/>
      <text:p text:style-name="P82"><text:span text:style-name="T82_1">23.69<text:s text:c="2"/>-<text:s/></text:span><text:span text:style-name="T82_2">Battery</text:span><text:span text:style-name="T82_3"><text:s/></text:span><text:span text:style-name="T82_4">x</text:span><text:span text:style-name="T82_5">2</text:span></text:p>
      <text:p text:style-name="P83"><text:span text:style-name="T83_1"><text:a xlink:type="simple" xlink:href="http://www.ebay.co.uk/itm/140835156301?ssPageName=STRK:MESINDXX:IT&amp;_trksid=p3984.m1436.l2649"><text:span text:style-name="T83_2">http</text:span></text:a></text:span><text:span text:style-name="T83_3"><text:a xlink:type="simple" xlink:href="http://www.ebay.co.uk/itm/140835156301?ssPageName=STRK:MESINDXX:IT&amp;_trksid=p3984.m1436.l2649"><text:span text:style-name="T83_4">://</text:span></text:a></text:span><text:span text:style-name="T83_5"><text:a xlink:type="simple" xlink:href="http://www.ebay.co.uk/itm/140835156301?ssPageName=STRK:MESINDXX:IT&amp;_trksid=p3984.m1436.l2649"><text:span text:style-name="T83_6">www</text:span></text:a></text:span><text:span text:style-name="T83_7"><text:a xlink:type="simple" xlink:href="http://www.ebay.co.uk/itm/140835156301?ssPageName=STRK:MESINDXX:IT&amp;_trksid=p3984.m1436.l2649"><text:span text:style-name="T83_8">.</text:span></text:a></text:span><text:span text:style-name="T83_9"><text:a xlink:type="simple" xlink:href="http://www.ebay.co.uk/itm/140835156301?ssPageName=STRK:MESINDXX:IT&amp;_trksid=p3984.m1436.l2649"><text:span text:style-name="T83_10">ebay</text:span></text:a></text:span><text:span text:style-name="T83_11"><text:a xlink:type="simple" xlink:href="http://www.ebay.co.uk/itm/140835156301?ssPageName=STRK:MESINDXX:IT&amp;_trksid=p3984.m1436.l2649"><text:span text:style-name="T83_12">.</text:span></text:a></text:span><text:span text:style-name="T83_13"><text:a xlink:type="simple" xlink:href="http://www.ebay.co.uk/itm/140835156301?ssPageName=STRK:MESINDXX:IT&amp;_trksid=p3984.m1436.l2649"><text:span text:style-name="T83_14">co</text:span></text:a></text:span><text:span text:style-name="T83_15"><text:a xlink:type="simple" xlink:href="http://www.ebay.co.uk/itm/140835156301?ssPageName=STRK:MESINDXX:IT&amp;_trksid=p3984.m1436.l2649"><text:span text:style-name="T83_16">.</text:span></text:a></text:span><text:span text:style-name="T83_17"><text:a xlink:type="simple" xlink:href="http://www.ebay.co.uk/itm/140835156301?ssPageName=STRK:MESINDXX:IT&amp;_trksid=p3984.m1436.l2649"><text:span text:style-name="T83_18">uk</text:span></text:a></text:span><text:span text:style-name="T83_19"><text:a xlink:type="simple" xlink:href="http://www.ebay.co.uk/itm/140835156301?ssPageName=STRK:MESINDXX:IT&amp;_trksid=p3984.m1436.l2649"><text:span text:style-name="T83_20">/</text:span></text:a></text:span><text:span text:style-name="T83_21"><text:a xlink:type="simple" xlink:href="http://www.ebay.co.uk/itm/140835156301?ssPageName=STRK:MESINDXX:IT&amp;_trksid=p3984.m1436.l2649"><text:span text:style-name="T83_22">itm</text:span></text:a></text:span><text:span text:style-name="T83_23"><text:a xlink:type="simple" xlink:href="http://www.ebay.co.uk/itm/140835156301?ssPageName=STRK:MESINDXX:IT&amp;_trksid=p3984.m1436.l2649"><text:span text:style-name="T83_24">/140835156301?</text:span></text:a></text:span><text:span text:style-name="T83_25"><text:a xlink:type="simple" xlink:href="http://www.ebay.co.uk/itm/140835156301?ssPageName=STRK:MESINDXX:IT&amp;_trksid=p3984.m1436.l2649"><text:span text:style-name="T83_26">ssPageName</text:span></text:a></text:span><text:span text:style-name="T83_27"><text:a xlink:type="simple" xlink:href="http://www.ebay.co.uk/itm/140835156301?ssPageName=STRK:MESINDXX:IT&amp;_trksid=p3984.m1436.l2649"><text:span text:style-name="T83_28">=</text:span></text:a></text:span><text:span text:style-name="T83_29"><text:a xlink:type="simple" xlink:href="http://www.ebay.co.uk/itm/140835156301?ssPageName=STRK:MESINDXX:IT&amp;_trksid=p3984.m1436.l2649"><text:span text:style-name="T83_30">STRK</text:span></text:a></text:span><text:span text:style-name="T83_31"><text:a xlink:type="simple" xlink:href="http://www.ebay.co.uk/itm/140835156301?ssPageName=STRK:MESINDXX:IT&amp;_trksid=p3984.m1436.l2649"><text:span text:style-name="T83_32">:</text:span></text:a></text:span><text:span text:style-name="T83_33"><text:a xlink:type="simple" xlink:href="http://www.ebay.co.uk/itm/140835156301?ssPageName=STRK:MESINDXX:IT&amp;_trksid=p3984.m1436.l2649"><text:span text:style-name="T83_34">MESINDXX</text:span></text:a></text:span><text:span text:style-name="T83_35"><text:a xlink:type="simple" xlink:href="http://www.ebay.co.uk/itm/140835156301?ssPageName=STRK:MESINDXX:IT&amp;_trksid=p3984.m1436.l2649"><text:span text:style-name="T83_36">:</text:span></text:a></text:span><text:span text:style-name="T83_37"><text:a xlink:type="simple" xlink:href="http://www.ebay.co.uk/itm/140835156301?ssPageName=STRK:MESINDXX:IT&amp;_trksid=p3984.m1436.l2649"><text:span text:style-name="T83_38">IT</text:span></text:a></text:span><text:span text:style-name="T83_39"><text:a xlink:type="simple" xlink:href="http://www.ebay.co.uk/itm/140835156301?ssPageName=STRK:MESINDXX:IT&amp;_trksid=p3984.m1436.l2649"><text:span text:style-name="T83_40">&amp;_</text:span></text:a></text:span><text:span text:style-name="T83_41"><text:a xlink:type="simple" xlink:href="http://www.ebay.co.uk/itm/140835156301?ssPageName=STRK:MESINDXX:IT&amp;_trksid=p3984.m1436.l2649"><text:span text:style-name="T83_42">trksid</text:span></text:a></text:span><text:span text:style-name="T83_43"><text:a xlink:type="simple" xlink:href="http://www.ebay.co.uk/itm/140835156301?ssPageName=STRK:MESINDXX:IT&amp;_trksid=p3984.m1436.l2649"><text:span text:style-name="T83_44">=</text:span></text:a></text:span><text:span text:style-name="T83_45"><text:a xlink:type="simple" xlink:href="http://www.ebay.co.uk/itm/140835156301?ssPageName=STRK:MESINDXX:IT&amp;_trksid=p3984.m1436.l2649"><text:span text:style-name="T83_46">p</text:span></text:a></text:span><text:span text:style-name="T83_47"><text:a xlink:type="simple" xlink:href="http://www.ebay.co.uk/itm/140835156301?ssPageName=STRK:MESINDXX:IT&amp;_trksid=p3984.m1436.l2649"><text:span text:style-name="T83_48">3984.</text:span></text:a></text:span><text:span text:style-name="T83_49"><text:a xlink:type="simple" xlink:href="http://www.ebay.co.uk/itm/140835156301?ssPageName=STRK:MESINDXX:IT&amp;_trksid=p3984.m1436.l2649"><text:span text:style-name="T83_50">m</text:span></text:a></text:span><text:span text:style-name="T83_51"><text:a xlink:type="simple" xlink:href="http://www.ebay.co.uk/itm/140835156301?ssPageName=STRK:MESINDXX:IT&amp;_trksid=p3984.m1436.l2649"><text:span text:style-name="T83_52">1436.</text:span></text:a></text:span><text:span text:style-name="T83_53"><text:a xlink:type="simple" xlink:href="http://www.ebay.co.uk/itm/140835156301?ssPageName=STRK:MESINDXX:IT&amp;_trksid=p3984.m1436.l2649"><text:span text:style-name="T83_54">l</text:span></text:a></text:span><text:span text:style-name="T83_55"><text:a xlink:type="simple" xlink:href="http://www.ebay.co.uk/itm/140835156301?ssPageName=STRK:MESINDXX:IT&amp;_trksid=p3984.m1436.l2649"><text:span text:style-name="T83_56">2649</text:span></text:a></text:span></text:p>
      <text:p text:style-name="P84"/>
      <text:p text:style-name="P85"><text:span text:style-name="T85_1"><text:a xlink:type="simple" xlink:href="http://diydrones.com/profiles/blogs/complete-guide-on-lipo-batteries"><text:span text:style-name="T85_2">http</text:span></text:a></text:span><text:span text:style-name="T85_3"><text:a xlink:type="simple" xlink:href="http://diydrones.com/profiles/blogs/complete-guide-on-lipo-batteries"><text:span text:style-name="T85_4">://</text:span></text:a></text:span><text:span text:style-name="T85_5"><text:a xlink:type="simple" xlink:href="http://diydrones.com/profiles/blogs/complete-guide-on-lipo-batteries"><text:span text:style-name="T85_6">diydrones</text:span></text:a></text:span><text:span text:style-name="T85_7"><text:a xlink:type="simple" xlink:href="http://diydrones.com/profiles/blogs/complete-guide-on-lipo-batteries"><text:span text:style-name="T85_8">.</text:span></text:a></text:span><text:span text:style-name="T85_9"><text:a xlink:type="simple" xlink:href="http://diydrones.com/profiles/blogs/complete-guide-on-lipo-batteries"><text:span text:style-name="T85_10">com</text:span></text:a></text:span><text:span text:style-name="T85_11"><text:a xlink:type="simple" xlink:href="http://diydrones.com/profiles/blogs/complete-guide-on-lipo-batteries"><text:span text:style-name="T85_12">/</text:span></text:a></text:span><text:span text:style-name="T85_13"><text:a xlink:type="simple" xlink:href="http://diydrones.com/profiles/blogs/complete-guide-on-lipo-batteries"><text:span text:style-name="T85_14">profiles</text:span></text:a></text:span><text:span text:style-name="T85_15"><text:a xlink:type="simple" xlink:href="http://diydrones.com/profiles/blogs/complete-guide-on-lipo-batteries"><text:span text:style-name="T85_16">/</text:span></text:a></text:span><text:span text:style-name="T85_17"><text:a xlink:type="simple" xlink:href="http://diydrones.com/profiles/blogs/complete-guide-on-lipo-batteries"><text:span text:style-name="T85_18">blogs</text:span></text:a></text:span><text:span text:style-name="T85_19"><text:a xlink:type="simple" xlink:href="http://diydrones.com/profiles/blogs/complete-guide-on-lipo-batteries"><text:span text:style-name="T85_20">/</text:span></text:a></text:span><text:span text:style-name="T85_21"><text:a xlink:type="simple" xlink:href="http://diydrones.com/profiles/blogs/complete-guide-on-lipo-batteries"><text:span text:style-name="T85_22">complete</text:span></text:a></text:span><text:span text:style-name="T85_23"><text:a xlink:type="simple" xlink:href="http://diydrones.com/profiles/blogs/complete-guide-on-lipo-batteries"><text:span text:style-name="T85_24">-</text:span></text:a></text:span><text:span text:style-name="T85_25"><text:a xlink:type="simple" xlink:href="http://diydrones.com/profiles/blogs/complete-guide-on-lipo-batteries"><text:span text:style-name="T85_26">guide</text:span></text:a></text:span><text:span text:style-name="T85_27"><text:a xlink:type="simple" xlink:href="http://diydrones.com/profiles/blogs/complete-guide-on-lipo-batteries"><text:span text:style-name="T85_28">-</text:span></text:a></text:span><text:span text:style-name="T85_29"><text:a xlink:type="simple" xlink:href="http://diydrones.com/profiles/blogs/complete-guide-on-lipo-batteries"><text:span text:style-name="T85_30">on</text:span></text:a></text:span><text:span text:style-name="T85_31"><text:a xlink:type="simple" xlink:href="http://diydrones.com/profiles/blogs/complete-guide-on-lipo-batteries"><text:span text:style-name="T85_32">-</text:span></text:a></text:span><text:span text:style-name="T85_33"><text:a xlink:type="simple" xlink:href="http://diydrones.com/profiles/blogs/complete-guide-on-lipo-batteries"><text:span text:style-name="T85_34">lipo</text:span></text:a></text:span><text:span text:style-name="T85_35"><text:a xlink:type="simple" xlink:href="http://diydrones.com/profiles/blogs/complete-guide-on-lipo-batteries"><text:span text:style-name="T85_36">-</text:span></text:a></text:span><text:span text:style-name="T85_37"><text:a xlink:type="simple" xlink:href="http://diydrones.com/profiles/blogs/complete-guide-on-lipo-batteries"><text:span text:style-name="T85_38">batteries</text:span></text:a></text:span></text:p>
      <text:p text:style-name="P86"><text:span text:style-name="T86_1"><text:a xlink:type="simple" xlink:href="http://www.scoutuav.com/2011/05/12/calculate-flight-time/"><text:span text:style-name="T86_2">http</text:span></text:a></text:span><text:span text:style-name="T86_3"><text:a xlink:type="simple" xlink:href="http://www.scoutuav.com/2011/05/12/calculate-flight-time/"><text:span text:style-name="T86_4">://</text:span></text:a></text:span><text:span text:style-name="T86_5"><text:a xlink:type="simple" xlink:href="http://www.scoutuav.com/2011/05/12/calculate-flight-time/"><text:span text:style-name="T86_6">www</text:span></text:a></text:span><text:span text:style-name="T86_7"><text:a xlink:type="simple" xlink:href="http://www.scoutuav.com/2011/05/12/calculate-flight-time/"><text:span text:style-name="T86_8">.</text:span></text:a></text:span><text:span text:style-name="T86_9"><text:a xlink:type="simple" xlink:href="http://www.scoutuav.com/2011/05/12/calculate-flight-time/"><text:span text:style-name="T86_10">scoutuav</text:span></text:a></text:span><text:span text:style-name="T86_11"><text:a xlink:type="simple" xlink:href="http://www.scoutuav.com/2011/05/12/calculate-flight-time/"><text:span text:style-name="T86_12">.</text:span></text:a></text:span><text:span text:style-name="T86_13"><text:a xlink:type="simple" xlink:href="http://www.scoutuav.com/2011/05/12/calculate-flight-time/"><text:span text:style-name="T86_14">com</text:span></text:a></text:span><text:span text:style-name="T86_15"><text:a xlink:type="simple" xlink:href="http://www.scoutuav.com/2011/05/12/calculate-flight-time/"><text:span text:style-name="T86_16">/2011/05/12/</text:span></text:a></text:span><text:span text:style-name="T86_17"><text:a xlink:type="simple" xlink:href="http://www.scoutuav.com/2011/05/12/calculate-flight-time/"><text:span text:style-name="T86_18">calculate</text:span></text:a></text:span><text:span text:style-name="T86_19"><text:a xlink:type="simple" xlink:href="http://www.scoutuav.com/2011/05/12/calculate-flight-time/"><text:span text:style-name="T86_20">-</text:span></text:a></text:span><text:span text:style-name="T86_21"><text:a xlink:type="simple" xlink:href="http://www.scoutuav.com/2011/05/12/calculate-flight-time/"><text:span text:style-name="T86_22">flight</text:span></text:a></text:span><text:span text:style-name="T86_23"><text:a xlink:type="simple" xlink:href="http://www.scoutuav.com/2011/05/12/calculate-flight-time/"><text:span text:style-name="T86_24">-</text:span></text:a></text:span><text:span text:style-name="T86_25"><text:a xlink:type="simple" xlink:href="http://www.scoutuav.com/2011/05/12/calculate-flight-time/"><text:span text:style-name="T86_26">time</text:span></text:a></text:span><text:span text:style-name="T86_27">/</text:span></text:p>
      <text:p text:style-name="P87"/>
      <text:p text:style-name="P88"><text:span text:style-name="T88_1">38.64<text:s/>-<text:s/></text:span><text:span text:style-name="T88_2">Charger</text:span></text:p>
      <text:p text:style-name="P89"><text:span text:style-name="T89_1"><text:a xlink:type="simple" xlink:href="http://www.ebay.co.uk/itm/190788068720?ssPageName=STRK:MESINDXX:IT&amp;_trksid=p3984.m1436.l2649"><text:span text:style-name="T89_2">http</text:span></text:a></text:span><text:span text:style-name="T89_3"><text:a xlink:type="simple" xlink:href="http://www.ebay.co.uk/itm/190788068720?ssPageName=STRK:MESINDXX:IT&amp;_trksid=p3984.m1436.l2649"><text:span text:style-name="T89_4">://</text:span></text:a></text:span><text:span text:style-name="T89_5"><text:a xlink:type="simple" xlink:href="http://www.ebay.co.uk/itm/190788068720?ssPageName=STRK:MESINDXX:IT&amp;_trksid=p3984.m1436.l2649"><text:span text:style-name="T89_6">www</text:span></text:a></text:span><text:span text:style-name="T89_7"><text:a xlink:type="simple" xlink:href="http://www.ebay.co.uk/itm/190788068720?ssPageName=STRK:MESINDXX:IT&amp;_trksid=p3984.m1436.l2649"><text:span text:style-name="T89_8">.</text:span></text:a></text:span><text:span text:style-name="T89_9"><text:a xlink:type="simple" xlink:href="http://www.ebay.co.uk/itm/190788068720?ssPageName=STRK:MESINDXX:IT&amp;_trksid=p3984.m1436.l2649"><text:span text:style-name="T89_10">ebay</text:span></text:a></text:span><text:span text:style-name="T89_11"><text:a xlink:type="simple" xlink:href="http://www.ebay.co.uk/itm/190788068720?ssPageName=STRK:MESINDXX:IT&amp;_trksid=p3984.m1436.l2649"><text:span text:style-name="T89_12">.</text:span></text:a></text:span><text:span text:style-name="T89_13"><text:a xlink:type="simple" xlink:href="http://www.ebay.co.uk/itm/190788068720?ssPageName=STRK:MESINDXX:IT&amp;_trksid=p3984.m1436.l2649"><text:span text:style-name="T89_14">co</text:span></text:a></text:span><text:span text:style-name="T89_15"><text:a xlink:type="simple" xlink:href="http://www.ebay.co.uk/itm/190788068720?ssPageName=STRK:MESINDXX:IT&amp;_trksid=p3984.m1436.l2649"><text:span text:style-name="T89_16">.</text:span></text:a></text:span><text:span text:style-name="T89_17"><text:a xlink:type="simple" xlink:href="http://www.ebay.co.uk/itm/190788068720?ssPageName=STRK:MESINDXX:IT&amp;_trksid=p3984.m1436.l2649"><text:span text:style-name="T89_18">uk</text:span></text:a></text:span><text:span text:style-name="T89_19"><text:a xlink:type="simple" xlink:href="http://www.ebay.co.uk/itm/190788068720?ssPageName=STRK:MESINDXX:IT&amp;_trksid=p3984.m1436.l2649"><text:span text:style-name="T89_20">/</text:span></text:a></text:span><text:span text:style-name="T89_21"><text:a xlink:type="simple" xlink:href="http://www.ebay.co.uk/itm/190788068720?ssPageName=STRK:MESINDXX:IT&amp;_trksid=p3984.m1436.l2649"><text:span text:style-name="T89_22">itm</text:span></text:a></text:span><text:span text:style-name="T89_23"><text:a xlink:type="simple" xlink:href="http://www.ebay.co.uk/itm/190788068720?ssPageName=STRK:MESINDXX:IT&amp;_trksid=p3984.m1436.l2649"><text:span text:style-name="T89_24">/190788068720?</text:span></text:a></text:span><text:span text:style-name="T89_25"><text:a xlink:type="simple" xlink:href="http://www.ebay.co.uk/itm/190788068720?ssPageName=STRK:MESINDXX:IT&amp;_trksid=p3984.m1436.l2649"><text:span text:style-name="T89_26">ssPageName</text:span></text:a></text:span><text:span text:style-name="T89_27"><text:a xlink:type="simple" xlink:href="http://www.ebay.co.uk/itm/190788068720?ssPageName=STRK:MESINDXX:IT&amp;_trksid=p3984.m1436.l2649"><text:span text:style-name="T89_28">=</text:span></text:a></text:span><text:span text:style-name="T89_29"><text:a xlink:type="simple" xlink:href="http://www.ebay.co.uk/itm/190788068720?ssPageName=STRK:MESINDXX:IT&amp;_trksid=p3984.m1436.l2649"><text:span text:style-name="T89_30">STRK</text:span></text:a></text:span><text:span text:style-name="T89_31"><text:a xlink:type="simple" xlink:href="http://www.ebay.co.uk/itm/190788068720?ssPageName=STRK:MESINDXX:IT&amp;_trksid=p3984.m1436.l2649"><text:span text:style-name="T89_32">:</text:span></text:a></text:span><text:span text:style-name="T89_33"><text:a xlink:type="simple" xlink:href="http://www.ebay.co.uk/itm/190788068720?ssPageName=STRK:MESINDXX:IT&amp;_trksid=p3984.m1436.l2649"><text:span text:style-name="T89_34">MESINDXX</text:span></text:a></text:span><text:span text:style-name="T89_35"><text:a xlink:type="simple" xlink:href="http://www.ebay.co.uk/itm/190788068720?ssPageName=STRK:MESINDXX:IT&amp;_trksid=p3984.m1436.l2649"><text:span text:style-name="T89_36">:</text:span></text:a></text:span><text:span text:style-name="T89_37"><text:a xlink:type="simple" xlink:href="http://www.ebay.co.uk/itm/190788068720?ssPageName=STRK:MESINDXX:IT&amp;_trksid=p3984.m1436.l2649"><text:span text:style-name="T89_38">IT</text:span></text:a></text:span><text:span text:style-name="T89_39"><text:a xlink:type="simple" xlink:href="http://www.ebay.co.uk/itm/190788068720?ssPageName=STRK:MESINDXX:IT&amp;_trksid=p3984.m1436.l2649"><text:span text:style-name="T89_40">&amp;_</text:span></text:a></text:span><text:span text:style-name="T89_41"><text:a xlink:type="simple" xlink:href="http://www.ebay.co.uk/itm/190788068720?ssPageName=STRK:MESINDXX:IT&amp;_trksid=p3984.m1436.l2649"><text:span text:style-name="T89_42">trksid</text:span></text:a></text:span><text:span text:style-name="T89_43"><text:a xlink:type="simple" xlink:href="http://www.ebay.co.uk/itm/190788068720?ssPageName=STRK:MESINDXX:IT&amp;_trksid=p3984.m1436.l2649"><text:span text:style-name="T89_44">=</text:span></text:a></text:span><text:span text:style-name="T89_45"><text:a xlink:type="simple" xlink:href="http://www.ebay.co.uk/itm/190788068720?ssPageName=STRK:MESINDXX:IT&amp;_trksid=p3984.m1436.l2649"><text:span text:style-name="T89_46">p</text:span></text:a></text:span><text:span text:style-name="T89_47"><text:a xlink:type="simple" xlink:href="http://www.ebay.co.uk/itm/190788068720?ssPageName=STRK:MESINDXX:IT&amp;_trksid=p3984.m1436.l2649"><text:span text:style-name="T89_48">3984.</text:span></text:a></text:span><text:span text:style-name="T89_49"><text:a xlink:type="simple" xlink:href="http://www.ebay.co.uk/itm/190788068720?ssPageName=STRK:MESINDXX:IT&amp;_trksid=p3984.m1436.l2649"><text:span text:style-name="T89_50">m</text:span></text:a></text:span><text:span text:style-name="T89_51"><text:a xlink:type="simple" xlink:href="http://www.ebay.co.uk/itm/190788068720?ssPageName=STRK:MESINDXX:IT&amp;_trksid=p3984.m1436.l2649"><text:span text:style-name="T89_52">1436.</text:span></text:a></text:span><text:span text:style-name="T89_53"><text:a xlink:type="simple" xlink:href="http://www.ebay.co.uk/itm/190788068720?ssPageName=STRK:MESINDXX:IT&amp;_trksid=p3984.m1436.l2649"><text:span text:style-name="T89_54">l</text:span></text:a></text:span><text:span text:style-name="T89_55"><text:a xlink:type="simple" xlink:href="http://www.ebay.co.uk/itm/190788068720?ssPageName=STRK:MESINDXX:IT&amp;_trksid=p3984.m1436.l2649"><text:span text:style-name="T89_56">2649</text:span></text:a></text:span></text:p>
      <text:p text:style-name="P90"><text:span text:style-name="T90_1"><text:s/></text:span></text:p>
      <text:p text:style-name="P91"><text:span text:style-name="T91_1">7.50<text:s/>-<text:s/></text:span><text:span text:style-name="T91_2">Rotor</text:span><text:span text:style-name="T91_3"><text:s/></text:span><text:span text:style-name="T91_4">blades</text:span><text:span text:style-name="T91_5"><text:s/></text:span><text:span text:style-name="T91_6">x</text:span><text:span text:style-name="T91_7">8</text:span></text:p>
      <text:p text:style-name="P92"><text:span text:style-name="T92_1"><text:a xlink:type="simple" xlink:href="http://www.ebay.co.uk/itm/160791182742?ssPageName=STRK:MEWAX:IT&amp;_trksid=p3984.m1438.l2649"><text:span text:style-name="T92_2">http</text:span></text:a></text:span><text:span text:style-name="T92_3"><text:a xlink:type="simple" xlink:href="http://www.ebay.co.uk/itm/160791182742?ssPageName=STRK:MEWAX:IT&amp;_trksid=p3984.m1438.l2649"><text:span text:style-name="T92_4">://</text:span></text:a></text:span><text:span text:style-name="T92_5"><text:a xlink:type="simple" xlink:href="http://www.ebay.co.uk/itm/160791182742?ssPageName=STRK:MEWAX:IT&amp;_trksid=p3984.m1438.l2649"><text:span text:style-name="T92_6">www</text:span></text:a></text:span><text:span text:style-name="T92_7"><text:a xlink:type="simple" xlink:href="http://www.ebay.co.uk/itm/160791182742?ssPageName=STRK:MEWAX:IT&amp;_trksid=p3984.m1438.l2649"><text:span text:style-name="T92_8">.</text:span></text:a></text:span><text:span text:style-name="T92_9"><text:a xlink:type="simple" xlink:href="http://www.ebay.co.uk/itm/160791182742?ssPageName=STRK:MEWAX:IT&amp;_trksid=p3984.m1438.l2649"><text:span text:style-name="T92_10">ebay</text:span></text:a></text:span><text:span text:style-name="T92_11"><text:a xlink:type="simple" xlink:href="http://www.ebay.co.uk/itm/160791182742?ssPageName=STRK:MEWAX:IT&amp;_trksid=p3984.m1438.l2649"><text:span text:style-name="T92_12">.</text:span></text:a></text:span><text:span text:style-name="T92_13"><text:a xlink:type="simple" xlink:href="http://www.ebay.co.uk/itm/160791182742?ssPageName=STRK:MEWAX:IT&amp;_trksid=p3984.m1438.l2649"><text:span text:style-name="T92_14">co</text:span></text:a></text:span><text:span text:style-name="T92_15"><text:a xlink:type="simple" xlink:href="http://www.ebay.co.uk/itm/160791182742?ssPageName=STRK:MEWAX:IT&amp;_trksid=p3984.m1438.l2649"><text:span text:style-name="T92_16">.</text:span></text:a></text:span><text:span text:style-name="T92_17"><text:a xlink:type="simple" xlink:href="http://www.ebay.co.uk/itm/160791182742?ssPageName=STRK:MEWAX:IT&amp;_trksid=p3984.m1438.l2649"><text:span text:style-name="T92_18">uk</text:span></text:a></text:span><text:span text:style-name="T92_19"><text:a xlink:type="simple" xlink:href="http://www.ebay.co.uk/itm/160791182742?ssPageName=STRK:MEWAX:IT&amp;_trksid=p3984.m1438.l2649"><text:span text:style-name="T92_20">/</text:span></text:a></text:span><text:span text:style-name="T92_21"><text:a xlink:type="simple" xlink:href="http://www.ebay.co.uk/itm/160791182742?ssPageName=STRK:MEWAX:IT&amp;_trksid=p3984.m1438.l2649"><text:span text:style-name="T92_22">itm</text:span></text:a></text:span><text:span text:style-name="T92_23"><text:a xlink:type="simple" xlink:href="http://www.ebay.co.uk/itm/160791182742?ssPageName=STRK:MEWAX:IT&amp;_trksid=p3984.m1438.l2649"><text:span text:style-name="T92_24">/160791182742?</text:span></text:a></text:span><text:span text:style-name="T92_25"><text:a xlink:type="simple" xlink:href="http://www.ebay.co.uk/itm/160791182742?ssPageName=STRK:MEWAX:IT&amp;_trksid=p3984.m1438.l2649"><text:span text:style-name="T92_26">ssPageName</text:span></text:a></text:span><text:span text:style-name="T92_27"><text:a xlink:type="simple" xlink:href="http://www.ebay.co.uk/itm/160791182742?ssPageName=STRK:MEWAX:IT&amp;_trksid=p3984.m1438.l2649"><text:span text:style-name="T92_28">=</text:span></text:a></text:span><text:span text:style-name="T92_29"><text:a xlink:type="simple" xlink:href="http://www.ebay.co.uk/itm/160791182742?ssPageName=STRK:MEWAX:IT&amp;_trksid=p3984.m1438.l2649"><text:span text:style-name="T92_30">STRK</text:span></text:a></text:span><text:span text:style-name="T92_31"><text:a xlink:type="simple" xlink:href="http://www.ebay.co.uk/itm/160791182742?ssPageName=STRK:MEWAX:IT&amp;_trksid=p3984.m1438.l2649"><text:span text:style-name="T92_32">:</text:span></text:a></text:span><text:span text:style-name="T92_33"><text:a xlink:type="simple" xlink:href="http://www.ebay.co.uk/itm/160791182742?ssPageName=STRK:MEWAX:IT&amp;_trksid=p3984.m1438.l2649"><text:span text:style-name="T92_34">MEWAX</text:span></text:a></text:span><text:span text:style-name="T92_35"><text:a xlink:type="simple" xlink:href="http://www.ebay.co.uk/itm/160791182742?ssPageName=STRK:MEWAX:IT&amp;_trksid=p3984.m1438.l2649"><text:span text:style-name="T92_36">:</text:span></text:a></text:span><text:span text:style-name="T92_37"><text:a xlink:type="simple" xlink:href="http://www.ebay.co.uk/itm/160791182742?ssPageName=STRK:MEWAX:IT&amp;_trksid=p3984.m1438.l2649"><text:span text:style-name="T92_38">IT</text:span></text:a></text:span><text:span text:style-name="T92_39"><text:a xlink:type="simple" xlink:href="http://www.ebay.co.uk/itm/160791182742?ssPageName=STRK:MEWAX:IT&amp;_trksid=p3984.m1438.l2649"><text:span text:style-name="T92_40">&amp;_</text:span></text:a></text:span><text:span text:style-name="T92_41"><text:a xlink:type="simple" xlink:href="http://www.ebay.co.uk/itm/160791182742?ssPageName=STRK:MEWAX:IT&amp;_trksid=p3984.m1438.l2649"><text:span text:style-name="T92_42">trksid</text:span></text:a></text:span><text:span text:style-name="T92_43"><text:a xlink:type="simple" xlink:href="http://www.ebay.co.uk/itm/160791182742?ssPageName=STRK:MEWAX:IT&amp;_trksid=p3984.m1438.l2649"><text:span text:style-name="T92_44">=</text:span></text:a></text:span><text:span text:style-name="T92_45"><text:a xlink:type="simple" xlink:href="http://www.ebay.co.uk/itm/160791182742?ssPageName=STRK:MEWAX:IT&amp;_trksid=p3984.m1438.l2649"><text:span text:style-name="T92_46">p</text:span></text:a></text:span><text:span text:style-name="T92_47"><text:a xlink:type="simple" xlink:href="http://www.ebay.co.uk/itm/160791182742?ssPageName=STRK:MEWAX:IT&amp;_trksid=p3984.m1438.l2649"><text:span text:style-name="T92_48">3984.</text:span></text:a></text:span><text:span text:style-name="T92_49"><text:a xlink:type="simple" xlink:href="http://www.ebay.co.uk/itm/160791182742?ssPageName=STRK:MEWAX:IT&amp;_trksid=p3984.m1438.l2649"><text:span text:style-name="T92_50">m</text:span></text:a></text:span><text:span text:style-name="T92_51"><text:a xlink:type="simple" xlink:href="http://www.ebay.co.uk/itm/160791182742?ssPageName=STRK:MEWAX:IT&amp;_trksid=p3984.m1438.l2649"><text:span text:style-name="T92_52">1438.</text:span></text:a></text:span><text:span text:style-name="T92_53"><text:a xlink:type="simple" xlink:href="http://www.ebay.co.uk/itm/160791182742?ssPageName=STRK:MEWAX:IT&amp;_trksid=p3984.m1438.l2649"><text:span text:style-name="T92_54">l</text:span></text:a></text:span><text:span text:style-name="T92_55"><text:a xlink:type="simple" xlink:href="http://www.ebay.co.uk/itm/160791182742?ssPageName=STRK:MEWAX:IT&amp;_trksid=p3984.m1438.l2649"><text:span text:style-name="T92_56">2649</text:span></text:a></text:span></text:p>
      <text:p text:style-name="P93"/>
      <text:p text:style-name="P94"><text:span text:style-name="T94_1">7.00<text:s/>-<text:s/></text:span><text:span text:style-name="T94_2">Prop</text:span><text:span text:style-name="T94_3"><text:s/></text:span><text:span text:style-name="T94_4">Mount</text:span><text:span text:style-name="T94_5"><text:s/></text:span><text:span text:style-name="T94_6">for</text:span><text:span text:style-name="T94_7"><text:s/></text:span><text:span text:style-name="T94_8">Brushless</text:span><text:span text:style-name="T94_9"><text:s/></text:span><text:span text:style-name="T94_10">Motors</text:span><text:span text:style-name="T94_11"><text:s/></text:span><text:span text:style-name="T94_12">x</text:span><text:span text:style-name="T94_13"><text:s/>4</text:span></text:p>
      <text:p text:style-name="P95"><text:span text:style-name="T95_1"><text:a xlink:type="simple" xlink:href="http://www.hobbyking.com/hobbyking/store/__16719__NTM_Prop_Drive_28_Series_Accessory_Pack.html"><text:span text:style-name="T95_2">http</text:span></text:a></text:span><text:span text:style-name="T95_3"><text:a xlink:type="simple" xlink:href="http://www.hobbyking.com/hobbyking/store/__16719__NTM_Prop_Drive_28_Series_Accessory_Pack.html"><text:span text:style-name="T95_4">://</text:span></text:a></text:span><text:span text:style-name="T95_5"><text:a xlink:type="simple" xlink:href="http://www.hobbyking.com/hobbyking/store/__16719__NTM_Prop_Drive_28_Series_Accessory_Pack.html"><text:span text:style-name="T95_6">www</text:span></text:a></text:span><text:span text:style-name="T95_7"><text:a xlink:type="simple" xlink:href="http://www.hobbyking.com/hobbyking/store/__16719__NTM_Prop_Drive_28_Series_Accessory_Pack.html"><text:span text:style-name="T95_8">.</text:span></text:a></text:span><text:span text:style-name="T95_9"><text:a xlink:type="simple" xlink:href="http://www.hobbyking.com/hobbyking/store/__16719__NTM_Prop_Drive_28_Series_Accessory_Pack.html"><text:span text:style-name="T95_10">hobbyking</text:span></text:a></text:span><text:span text:style-name="T95_11"><text:a xlink:type="simple" xlink:href="http://www.hobbyking.com/hobbyking/store/__16719__NTM_Prop_Drive_28_Series_Accessory_Pack.html"><text:span text:style-name="T95_12">.</text:span></text:a></text:span><text:span text:style-name="T95_13"><text:a xlink:type="simple" xlink:href="http://www.hobbyking.com/hobbyking/store/__16719__NTM_Prop_Drive_28_Series_Accessory_Pack.html"><text:span text:style-name="T95_14">com</text:span></text:a></text:span><text:span text:style-name="T95_15"><text:a xlink:type="simple" xlink:href="http://www.hobbyking.com/hobbyking/store/__16719__NTM_Prop_Drive_28_Series_Accessory_Pack.html"><text:span text:style-name="T95_16">/</text:span></text:a></text:span><text:span text:style-name="T95_17"><text:a xlink:type="simple" xlink:href="http://www.hobbyking.com/hobbyking/store/__16719__NTM_Prop_Drive_28_Series_Accessory_Pack.html"><text:span text:style-name="T95_18">hobbyking</text:span></text:a></text:span><text:span text:style-name="T95_19"><text:a xlink:type="simple" xlink:href="http://www.hobbyking.com/hobbyking/store/__16719__NTM_Prop_Drive_28_Series_Accessory_Pack.html"><text:span text:style-name="T95_20">/</text:span></text:a></text:span><text:span text:style-name="T95_21"><text:a xlink:type="simple" xlink:href="http://www.hobbyking.com/hobbyking/store/__16719__NTM_Prop_Drive_28_Series_Accessory_Pack.html"><text:span text:style-name="T95_22">store</text:span></text:a></text:span><text:span text:style-name="T95_23"><text:a xlink:type="simple" xlink:href="http://www.hobbyking.com/hobbyking/store/__16719__NTM_Prop_Drive_28_Series_Accessory_Pack.html"><text:span text:style-name="T95_24">/__16719__</text:span></text:a></text:span><text:span text:style-name="T95_25"><text:a xlink:type="simple" xlink:href="http://www.hobbyking.com/hobbyking/store/__16719__NTM_Prop_Drive_28_Series_Accessory_Pack.html"><text:span text:style-name="T95_26">NTM</text:span></text:a></text:span><text:span text:style-name="T95_27"><text:a xlink:type="simple" xlink:href="http://www.hobbyking.com/hobbyking/store/__16719__NTM_Prop_Drive_28_Series_Accessory_Pack.html"><text:span text:style-name="T95_28">_</text:span></text:a></text:span><text:span text:style-name="T95_29"><text:a xlink:type="simple" xlink:href="http://www.hobbyking.com/hobbyking/store/__16719__NTM_Prop_Drive_28_Series_Accessory_Pack.html"><text:span text:style-name="T95_30">Prop</text:span></text:a></text:span><text:span text:style-name="T95_31"><text:a xlink:type="simple" xlink:href="http://www.hobbyking.com/hobbyking/store/__16719__NTM_Prop_Drive_28_Series_Accessory_Pack.html"><text:span text:style-name="T95_32">_</text:span></text:a></text:span><text:span text:style-name="T95_33"><text:a xlink:type="simple" xlink:href="http://www.hobbyking.com/hobbyking/store/__16719__NTM_Prop_Drive_28_Series_Accessory_Pack.html"><text:span text:style-name="T95_34">Drive</text:span></text:a></text:span><text:span text:style-name="T95_35"><text:a xlink:type="simple" xlink:href="http://www.hobbyking.com/hobbyking/store/__16719__NTM_Prop_Drive_28_Series_Accessory_Pack.html"><text:span text:style-name="T95_36">_28_</text:span></text:a></text:span><text:span text:style-name="T95_37"><text:a xlink:type="simple" xlink:href="http://www.hobbyking.com/hobbyking/store/__16719__NTM_Prop_Drive_28_Series_Accessory_Pack.html"><text:span text:style-name="T95_38">Series</text:span></text:a></text:span><text:span text:style-name="T95_39"><text:a xlink:type="simple" xlink:href="http://www.hobbyking.com/hobbyking/store/__16719__NTM_Prop_Drive_28_Series_Accessory_Pack.html"><text:span text:style-name="T95_40">_</text:span></text:a></text:span><text:span text:style-name="T95_41"><text:a xlink:type="simple" xlink:href="http://www.hobbyking.com/hobbyking/store/__16719__NTM_Prop_Drive_28_Series_Accessory_Pack.html"><text:span text:style-name="T95_42">Accessory</text:span></text:a></text:span><text:span text:style-name="T95_43"><text:a xlink:type="simple" xlink:href="http://www.hobbyking.com/hobbyking/store/__16719__NTM_Prop_Drive_28_Series_Accessory_Pack.html"><text:span text:style-name="T95_44">_</text:span></text:a></text:span><text:span text:style-name="T95_45"><text:a xlink:type="simple" xlink:href="http://www.hobbyking.com/hobbyking/store/__16719__NTM_Prop_Drive_28_Series_Accessory_Pack.html"><text:span text:style-name="T95_46">Pack</text:span></text:a></text:span><text:span text:style-name="T95_47"><text:a xlink:type="simple" xlink:href="http://www.hobbyking.com/hobbyking/store/__16719__NTM_Prop_Drive_28_Series_Accessory_Pack.html"><text:span text:style-name="T95_48">.</text:span></text:a></text:span><text:span text:style-name="T95_49"><text:a xlink:type="simple" xlink:href="http://www.hobbyking.com/hobbyking/store/__16719__NTM_Prop_Drive_28_Series_Accessory_Pack.html"><text:span text:style-name="T95_50">html</text:span></text:a></text:span></text:p>
      <text:p text:style-name="P96"/>
      <text:p text:style-name="P97"><text:span text:style-name="T97_1">3.99<text:s/></text:span><text:span text:style-name="T97_2">Maplin</text:span><text:span text:style-name="T97_3"><text:s/></text:span><text:span text:style-name="T97_4">Desolder</text:span><text:span text:style-name="T97_5"><text:s/></text:span><text:span text:style-name="T97_6">Braid</text:span></text:p>
      <text:p text:style-name="P98"><text:span text:style-name="T98_1"><text:a xlink:type="simple" xlink:href="http://www.maplin.co.uk/de-soldering-braid-222591"><text:span text:style-name="T98_2">http</text:span></text:a></text:span><text:span text:style-name="T98_3"><text:a xlink:type="simple" xlink:href="http://www.maplin.co.uk/de-soldering-braid-222591"><text:span text:style-name="T98_4">://</text:span></text:a></text:span><text:span text:style-name="T98_5"><text:a xlink:type="simple" xlink:href="http://www.maplin.co.uk/de-soldering-braid-222591"><text:span text:style-name="T98_6">www</text:span></text:a></text:span><text:span text:style-name="T98_7"><text:a xlink:type="simple" xlink:href="http://www.maplin.co.uk/de-soldering-braid-222591"><text:span text:style-name="T98_8">.</text:span></text:a></text:span><text:span text:style-name="T98_9"><text:a xlink:type="simple" xlink:href="http://www.maplin.co.uk/de-soldering-braid-222591"><text:span text:style-name="T98_10">maplin</text:span></text:a></text:span><text:span text:style-name="T98_11"><text:a xlink:type="simple" xlink:href="http://www.maplin.co.uk/de-soldering-braid-222591"><text:span text:style-name="T98_12">.</text:span></text:a></text:span><text:span text:style-name="T98_13"><text:a xlink:type="simple" xlink:href="http://www.maplin.co.uk/de-soldering-braid-222591"><text:span text:style-name="T98_14">co</text:span></text:a></text:span><text:span text:style-name="T98_15"><text:a xlink:type="simple" xlink:href="http://www.maplin.co.uk/de-soldering-braid-222591"><text:span text:style-name="T98_16">.</text:span></text:a></text:span><text:span text:style-name="T98_17"><text:a xlink:type="simple" xlink:href="http://www.maplin.co.uk/de-soldering-braid-222591"><text:span text:style-name="T98_18">uk</text:span></text:a></text:span><text:span text:style-name="T98_19"><text:a xlink:type="simple" xlink:href="http://www.maplin.co.uk/de-soldering-braid-222591"><text:span text:style-name="T98_20">/</text:span></text:a></text:span><text:span text:style-name="T98_21"><text:a xlink:type="simple" xlink:href="http://www.maplin.co.uk/de-soldering-braid-222591"><text:span text:style-name="T98_22">de</text:span></text:a></text:span><text:span text:style-name="T98_23"><text:a xlink:type="simple" xlink:href="http://www.maplin.co.uk/de-soldering-braid-222591"><text:span text:style-name="T98_24">-</text:span></text:a></text:span><text:span text:style-name="T98_25"><text:a xlink:type="simple" xlink:href="http://www.maplin.co.uk/de-soldering-braid-222591"><text:span text:style-name="T98_26">soldering</text:span></text:a></text:span><text:span text:style-name="T98_27"><text:a xlink:type="simple" xlink:href="http://www.maplin.co.uk/de-soldering-braid-222591"><text:span text:style-name="T98_28">-</text:span></text:a></text:span><text:span text:style-name="T98_29"><text:a xlink:type="simple" xlink:href="http://www.maplin.co.uk/de-soldering-braid-222591"><text:span text:style-name="T98_30">braid</text:span></text:a></text:span><text:span text:style-name="T98_31"><text:a xlink:type="simple" xlink:href="http://www.maplin.co.uk/de-soldering-braid-222591"><text:span text:style-name="T98_32">-222591</text:span></text:a></text:span></text:p>
      <text:p text:style-name="P99"/>
      <text:p text:style-name="P100"><text:span text:style-name="T100_1">5.00<text:s/></text:span><text:span text:style-name="T100_2">Barometric</text:span><text:span text:style-name="T100_3"><text:s/></text:span><text:span text:style-name="T100_4">Pressure</text:span><text:span text:style-name="T100_5"><text:s/></text:span><text:span text:style-name="T100_6">Sensor</text:span></text:p>
      <text:p text:style-name="P101"><text:span text:style-name="T101_1"><text:a xlink:type="simple" xlink:href="http://www.ebay.co.uk/itm/360575357538?ssPageName=STRK:MEWNX:IT&amp;_trksid=p3984.m1497.l2649"><text:span text:style-name="T101_2">http</text:span></text:a></text:span><text:span text:style-name="T101_3"><text:a xlink:type="simple" xlink:href="http://www.ebay.co.uk/itm/360575357538?ssPageName=STRK:MEWNX:IT&amp;_trksid=p3984.m1497.l2649"><text:span text:style-name="T101_4">://</text:span></text:a></text:span><text:span text:style-name="T101_5"><text:a xlink:type="simple" xlink:href="http://www.ebay.co.uk/itm/360575357538?ssPageName=STRK:MEWNX:IT&amp;_trksid=p3984.m1497.l2649"><text:span text:style-name="T101_6">www</text:span></text:a></text:span><text:span text:style-name="T101_7"><text:a xlink:type="simple" xlink:href="http://www.ebay.co.uk/itm/360575357538?ssPageName=STRK:MEWNX:IT&amp;_trksid=p3984.m1497.l2649"><text:span text:style-name="T101_8">.</text:span></text:a></text:span><text:span text:style-name="T101_9"><text:a xlink:type="simple" xlink:href="http://www.ebay.co.uk/itm/360575357538?ssPageName=STRK:MEWNX:IT&amp;_trksid=p3984.m1497.l2649"><text:span text:style-name="T101_10">ebay</text:span></text:a></text:span><text:span text:style-name="T101_11"><text:a xlink:type="simple" xlink:href="http://www.ebay.co.uk/itm/360575357538?ssPageName=STRK:MEWNX:IT&amp;_trksid=p3984.m1497.l2649"><text:span text:style-name="T101_12">.</text:span></text:a></text:span><text:span text:style-name="T101_13"><text:a xlink:type="simple" xlink:href="http://www.ebay.co.uk/itm/360575357538?ssPageName=STRK:MEWNX:IT&amp;_trksid=p3984.m1497.l2649"><text:span text:style-name="T101_14">co</text:span></text:a></text:span><text:span text:style-name="T101_15"><text:a xlink:type="simple" xlink:href="http://www.ebay.co.uk/itm/360575357538?ssPageName=STRK:MEWNX:IT&amp;_trksid=p3984.m1497.l2649"><text:span text:style-name="T101_16">.</text:span></text:a></text:span><text:span text:style-name="T101_17"><text:a xlink:type="simple" xlink:href="http://www.ebay.co.uk/itm/360575357538?ssPageName=STRK:MEWNX:IT&amp;_trksid=p3984.m1497.l2649"><text:span text:style-name="T101_18">uk</text:span></text:a></text:span><text:span text:style-name="T101_19"><text:a xlink:type="simple" xlink:href="http://www.ebay.co.uk/itm/360575357538?ssPageName=STRK:MEWNX:IT&amp;_trksid=p3984.m1497.l2649"><text:span text:style-name="T101_20">/</text:span></text:a></text:span><text:span text:style-name="T101_21"><text:a xlink:type="simple" xlink:href="http://www.ebay.co.uk/itm/360575357538?ssPageName=STRK:MEWNX:IT&amp;_trksid=p3984.m1497.l2649"><text:span text:style-name="T101_22">itm</text:span></text:a></text:span><text:span text:style-name="T101_23"><text:a xlink:type="simple" xlink:href="http://www.ebay.co.uk/itm/360575357538?ssPageName=STRK:MEWNX:IT&amp;_trksid=p3984.m1497.l2649"><text:span text:style-name="T101_24">/360575357538?</text:span></text:a></text:span><text:span text:style-name="T101_25"><text:a xlink:type="simple" xlink:href="http://www.ebay.co.uk/itm/360575357538?ssPageName=STRK:MEWNX:IT&amp;_trksid=p3984.m1497.l2649"><text:span text:style-name="T101_26">ssPageName</text:span></text:a></text:span><text:span text:style-name="T101_27"><text:a xlink:type="simple" xlink:href="http://www.ebay.co.uk/itm/360575357538?ssPageName=STRK:MEWNX:IT&amp;_trksid=p3984.m1497.l2649"><text:span text:style-name="T101_28">=</text:span></text:a></text:span><text:span text:style-name="T101_29"><text:a xlink:type="simple" xlink:href="http://www.ebay.co.uk/itm/360575357538?ssPageName=STRK:MEWNX:IT&amp;_trksid=p3984.m1497.l2649"><text:span text:style-name="T101_30">STRK</text:span></text:a></text:span><text:span text:style-name="T101_31"><text:a xlink:type="simple" xlink:href="http://www.ebay.co.uk/itm/360575357538?ssPageName=STRK:MEWNX:IT&amp;_trksid=p3984.m1497.l2649"><text:span text:style-name="T101_32">:</text:span></text:a></text:span><text:span text:style-name="T101_33"><text:a xlink:type="simple" xlink:href="http://www.ebay.co.uk/itm/360575357538?ssPageName=STRK:MEWNX:IT&amp;_trksid=p3984.m1497.l2649"><text:span text:style-name="T101_34">MEWNX</text:span></text:a></text:span><text:span text:style-name="T101_35"><text:a xlink:type="simple" xlink:href="http://www.ebay.co.uk/itm/360575357538?ssPageName=STRK:MEWNX:IT&amp;_trksid=p3984.m1497.l2649"><text:span text:style-name="T101_36">:</text:span></text:a></text:span><text:span text:style-name="T101_37"><text:a xlink:type="simple" xlink:href="http://www.ebay.co.uk/itm/360575357538?ssPageName=STRK:MEWNX:IT&amp;_trksid=p3984.m1497.l2649"><text:span text:style-name="T101_38">IT</text:span></text:a></text:span><text:span text:style-name="T101_39"><text:a xlink:type="simple" xlink:href="http://www.ebay.co.uk/itm/360575357538?ssPageName=STRK:MEWNX:IT&amp;_trksid=p3984.m1497.l2649"><text:span text:style-name="T101_40">&amp;_</text:span></text:a></text:span><text:span text:style-name="T101_41"><text:a xlink:type="simple" xlink:href="http://www.ebay.co.uk/itm/360575357538?ssPageName=STRK:MEWNX:IT&amp;_trksid=p3984.m1497.l2649"><text:span text:style-name="T101_42">trksid</text:span></text:a></text:span><text:span text:style-name="T101_43"><text:a xlink:type="simple" xlink:href="http://www.ebay.co.uk/itm/360575357538?ssPageName=STRK:MEWNX:IT&amp;_trksid=p3984.m1497.l2649"><text:span text:style-name="T101_44">=</text:span></text:a></text:span><text:span text:style-name="T101_45"><text:a xlink:type="simple" xlink:href="http://www.ebay.co.uk/itm/360575357538?ssPageName=STRK:MEWNX:IT&amp;_trksid=p3984.m1497.l2649"><text:span text:style-name="T101_46">p</text:span></text:a></text:span><text:span text:style-name="T101_47"><text:a xlink:type="simple" xlink:href="http://www.ebay.co.uk/itm/360575357538?ssPageName=STRK:MEWNX:IT&amp;_trksid=p3984.m1497.l2649"><text:span text:style-name="T101_48">3984.</text:span></text:a></text:span><text:span text:style-name="T101_49"><text:a xlink:type="simple" xlink:href="http://www.ebay.co.uk/itm/360575357538?ssPageName=STRK:MEWNX:IT&amp;_trksid=p3984.m1497.l2649"><text:span text:style-name="T101_50">m</text:span></text:a></text:span><text:span text:style-name="T101_51"><text:a xlink:type="simple" xlink:href="http://www.ebay.co.uk/itm/360575357538?ssPageName=STRK:MEWNX:IT&amp;_trksid=p3984.m1497.l2649"><text:span text:style-name="T101_52">1497.</text:span></text:a></text:span><text:span text:style-name="T101_53"><text:a xlink:type="simple" xlink:href="http://www.ebay.co.uk/itm/360575357538?ssPageName=STRK:MEWNX:IT&amp;_trksid=p3984.m1497.l2649"><text:span text:style-name="T101_54">l</text:span></text:a></text:span><text:span text:style-name="T101_55"><text:a xlink:type="simple" xlink:href="http://www.ebay.co.uk/itm/360575357538?ssPageName=STRK:MEWNX:IT&amp;_trksid=p3984.m1497.l2649"><text:span text:style-name="T101_56">2649</text:span></text:a></text:span></text:p>
      <text:p text:style-name="P102"/>
      <text:p text:style-name="P103"><text:span text:style-name="T103_1">6.99<text:s/></text:span><text:span text:style-name="T103_2">Power</text:span><text:span text:style-name="T103_3"><text:s/></text:span><text:span text:style-name="T103_4">Connectors</text:span><text:span text:style-name="T103_5"><text:s/></text:span><text:span text:style-name="T103_6">for</text:span><text:span text:style-name="T103_7"><text:s/></text:span><text:span text:style-name="T103_8">PDU</text:span><text:span text:style-name="T103_9">,<text:s/></text:span><text:span text:style-name="T103_10">Motors</text:span><text:span text:style-name="T103_11"><text:s/></text:span><text:span text:style-name="T103_12">and</text:span><text:span text:style-name="T103_13"><text:s/></text:span><text:span text:style-name="T103_14">ESC</text:span><text:span text:style-name="T103_15"><text:s/></text:span><text:span text:style-name="T103_16">inc</text:span><text:span text:style-name="T103_17"><text:s/></text:span><text:span text:style-name="T103_18">heat</text:span><text:span text:style-name="T103_19">-</text:span><text:span text:style-name="T103_20">shrink</text:span></text:p>
      <text:p text:style-name="P104"><text:span text:style-name="T104_1"><text:a xlink:type="simple" xlink:href="http://www.ebay.co.uk/itm/BANANA-PLUG-BULLET-CONNECTOR-2MM-HEAT-SHRINK-20-PAIRS-/370496667062?pt=UK_ToysGames_RadioControlled_JN&amp;hash=item5643527db6"><text:span text:style-name="T104_2">http</text:span></text:a></text:span><text:span text:style-name="T104_3"><text:a xlink:type="simple" xlink:href="http://www.ebay.co.uk/itm/BANANA-PLUG-BULLET-CONNECTOR-2MM-HEAT-SHRINK-20-PAIRS-/370496667062?pt=UK_ToysGames_RadioControlled_JN&amp;hash=item5643527db6"><text:span text:style-name="T104_4">://</text:span></text:a></text:span><text:span text:style-name="T104_5"><text:a xlink:type="simple" xlink:href="http://www.ebay.co.uk/itm/BANANA-PLUG-BULLET-CONNECTOR-2MM-HEAT-SHRINK-20-PAIRS-/370496667062?pt=UK_ToysGames_RadioControlled_JN&amp;hash=item5643527db6"><text:span text:style-name="T104_6">www</text:span></text:a></text:span><text:span text:style-name="T104_7"><text:a xlink:type="simple" xlink:href="http://www.ebay.co.uk/itm/BANANA-PLUG-BULLET-CONNECTOR-2MM-HEAT-SHRINK-20-PAIRS-/370496667062?pt=UK_ToysGames_RadioControlled_JN&amp;hash=item5643527db6"><text:span text:style-name="T104_8">.</text:span></text:a></text:span><text:span text:style-name="T104_9"><text:a xlink:type="simple" xlink:href="http://www.ebay.co.uk/itm/BANANA-PLUG-BULLET-CONNECTOR-2MM-HEAT-SHRINK-20-PAIRS-/370496667062?pt=UK_ToysGames_RadioControlled_JN&amp;hash=item5643527db6"><text:span text:style-name="T104_10">ebay</text:span></text:a></text:span><text:span text:style-name="T104_11"><text:a xlink:type="simple" xlink:href="http://www.ebay.co.uk/itm/BANANA-PLUG-BULLET-CONNECTOR-2MM-HEAT-SHRINK-20-PAIRS-/370496667062?pt=UK_ToysGames_RadioControlled_JN&amp;hash=item5643527db6"><text:span text:style-name="T104_12">.</text:span></text:a></text:span><text:span text:style-name="T104_13"><text:a xlink:type="simple" xlink:href="http://www.ebay.co.uk/itm/BANANA-PLUG-BULLET-CONNECTOR-2MM-HEAT-SHRINK-20-PAIRS-/370496667062?pt=UK_ToysGames_RadioControlled_JN&amp;hash=item5643527db6"><text:span text:style-name="T104_14">co</text:span></text:a></text:span><text:span text:style-name="T104_15"><text:a xlink:type="simple" xlink:href="http://www.ebay.co.uk/itm/BANANA-PLUG-BULLET-CONNECTOR-2MM-HEAT-SHRINK-20-PAIRS-/370496667062?pt=UK_ToysGames_RadioControlled_JN&amp;hash=item5643527db6"><text:span text:style-name="T104_16">.</text:span></text:a></text:span><text:span text:style-name="T104_17"><text:a xlink:type="simple" xlink:href="http://www.ebay.co.uk/itm/BANANA-PLUG-BULLET-CONNECTOR-2MM-HEAT-SHRINK-20-PAIRS-/370496667062?pt=UK_ToysGames_RadioControlled_JN&amp;hash=item5643527db6"><text:span text:style-name="T104_18">uk</text:span></text:a></text:span><text:span text:style-name="T104_19"><text:a xlink:type="simple" xlink:href="http://www.ebay.co.uk/itm/BANANA-PLUG-BULLET-CONNECTOR-2MM-HEAT-SHRINK-20-PAIRS-/370496667062?pt=UK_ToysGames_RadioControlled_JN&amp;hash=item5643527db6"><text:span text:style-name="T104_20">/</text:span></text:a></text:span><text:span text:style-name="T104_21"><text:a xlink:type="simple" xlink:href="http://www.ebay.co.uk/itm/BANANA-PLUG-BULLET-CONNECTOR-2MM-HEAT-SHRINK-20-PAIRS-/370496667062?pt=UK_ToysGames_RadioControlled_JN&amp;hash=item5643527db6"><text:span text:style-name="T104_22">itm</text:span></text:a></text:span><text:span text:style-name="T104_23"><text:a xlink:type="simple" xlink:href="http://www.ebay.co.uk/itm/BANANA-PLUG-BULLET-CONNECTOR-2MM-HEAT-SHRINK-20-PAIRS-/370496667062?pt=UK_ToysGames_RadioControlled_JN&amp;hash=item5643527db6"><text:span text:style-name="T104_24">/</text:span></text:a></text:span><text:span text:style-name="T104_25"><text:a xlink:type="simple" xlink:href="http://www.ebay.co.uk/itm/BANANA-PLUG-BULLET-CONNECTOR-2MM-HEAT-SHRINK-20-PAIRS-/370496667062?pt=UK_ToysGames_RadioControlled_JN&amp;hash=item5643527db6"><text:span text:style-name="T104_26">BANANA</text:span></text:a></text:span><text:span text:style-name="T104_27"><text:a xlink:type="simple" xlink:href="http://www.ebay.co.uk/itm/BANANA-PLUG-BULLET-CONNECTOR-2MM-HEAT-SHRINK-20-PAIRS-/370496667062?pt=UK_ToysGames_RadioControlled_JN&amp;hash=item5643527db6"><text:span text:style-name="T104_28">-</text:span></text:a></text:span><text:span text:style-name="T104_29"><text:a xlink:type="simple" xlink:href="http://www.ebay.co.uk/itm/BANANA-PLUG-BULLET-CONNECTOR-2MM-HEAT-SHRINK-20-PAIRS-/370496667062?pt=UK_ToysGames_RadioControlled_JN&amp;hash=item5643527db6"><text:span text:style-name="T104_30">PLUG</text:span></text:a></text:span><text:span text:style-name="T104_31"><text:a xlink:type="simple" xlink:href="http://www.ebay.co.uk/itm/BANANA-PLUG-BULLET-CONNECTOR-2MM-HEAT-SHRINK-20-PAIRS-/370496667062?pt=UK_ToysGames_RadioControlled_JN&amp;hash=item5643527db6"><text:span text:style-name="T104_32">-</text:span></text:a></text:span><text:span text:style-name="T104_33"><text:a xlink:type="simple" xlink:href="http://www.ebay.co.uk/itm/BANANA-PLUG-BULLET-CONNECTOR-2MM-HEAT-SHRINK-20-PAIRS-/370496667062?pt=UK_ToysGames_RadioControlled_JN&amp;hash=item5643527db6"><text:span text:style-name="T104_34">BULLET</text:span></text:a></text:span><text:span text:style-name="T104_35"><text:a xlink:type="simple" xlink:href="http://www.ebay.co.uk/itm/BANANA-PLUG-BULLET-CONNECTOR-2MM-HEAT-SHRINK-20-PAIRS-/370496667062?pt=UK_ToysGames_RadioControlled_JN&amp;hash=item5643527db6"><text:span text:style-name="T104_36">-</text:span></text:a></text:span><text:span text:style-name="T104_37"><text:a xlink:type="simple" xlink:href="http://www.ebay.co.uk/itm/BANANA-PLUG-BULLET-CONNECTOR-2MM-HEAT-SHRINK-20-PAIRS-/370496667062?pt=UK_ToysGames_RadioControlled_JN&amp;hash=item5643527db6"><text:span text:style-name="T104_38">CONNECTOR</text:span></text:a></text:span><text:span text:style-name="T104_39"><text:a xlink:type="simple" xlink:href="http://www.ebay.co.uk/itm/BANANA-PLUG-BULLET-CONNECTOR-2MM-HEAT-SHRINK-20-PAIRS-/370496667062?pt=UK_ToysGames_RadioControlled_JN&amp;hash=item5643527db6"><text:span text:style-name="T104_40">-2</text:span></text:a></text:span><text:span text:style-name="T104_41"><text:a xlink:type="simple" xlink:href="http://www.ebay.co.uk/itm/BANANA-PLUG-BULLET-CONNECTOR-2MM-HEAT-SHRINK-20-PAIRS-/370496667062?pt=UK_ToysGames_RadioControlled_JN&amp;hash=item5643527db6"><text:span text:style-name="T104_42">MM</text:span></text:a></text:span><text:span text:style-name="T104_43"><text:a xlink:type="simple" xlink:href="http://www.ebay.co.uk/itm/BANANA-PLUG-BULLET-CONNECTOR-2MM-HEAT-SHRINK-20-PAIRS-/370496667062?pt=UK_ToysGames_RadioControlled_JN&amp;hash=item5643527db6"><text:span text:style-name="T104_44">-</text:span></text:a></text:span><text:span text:style-name="T104_45"><text:a xlink:type="simple" xlink:href="http://www.ebay.co.uk/itm/BANANA-PLUG-BULLET-CONNECTOR-2MM-HEAT-SHRINK-20-PAIRS-/370496667062?pt=UK_ToysGames_RadioControlled_JN&amp;hash=item5643527db6"><text:span text:style-name="T104_46">HEAT</text:span></text:a></text:span><text:span text:style-name="T104_47"><text:a xlink:type="simple" xlink:href="http://www.ebay.co.uk/itm/BANANA-PLUG-BULLET-CONNECTOR-2MM-HEAT-SHRINK-20-PAIRS-/370496667062?pt=UK_ToysGames_RadioControlled_JN&amp;hash=item5643527db6"><text:span text:style-name="T104_48">-</text:span></text:a></text:span><text:span text:style-name="T104_49"><text:a xlink:type="simple" xlink:href="http://www.ebay.co.uk/itm/BANANA-PLUG-BULLET-CONNECTOR-2MM-HEAT-SHRINK-20-PAIRS-/370496667062?pt=UK_ToysGames_RadioControlled_JN&amp;hash=item5643527db6"><text:span text:style-name="T104_50">SHRINK</text:span></text:a></text:span><text:span text:style-name="T104_51"><text:a xlink:type="simple" xlink:href="http://www.ebay.co.uk/itm/BANANA-PLUG-BULLET-CONNECTOR-2MM-HEAT-SHRINK-20-PAIRS-/370496667062?pt=UK_ToysGames_RadioControlled_JN&amp;hash=item5643527db6"><text:span text:style-name="T104_52">-20-</text:span></text:a></text:span><text:span text:style-name="T104_53"><text:a xlink:type="simple" xlink:href="http://www.ebay.co.uk/itm/BANANA-PLUG-BULLET-CONNECTOR-2MM-HEAT-SHRINK-20-PAIRS-/370496667062?pt=UK_ToysGames_RadioControlled_JN&amp;hash=item5643527db6"><text:span text:style-name="T104_54">PAIRS</text:span></text:a></text:span><text:span text:style-name="T104_55"><text:a xlink:type="simple" xlink:href="http://www.ebay.co.uk/itm/BANANA-PLUG-BULLET-CONNECTOR-2MM-HEAT-SHRINK-20-PAIRS-/370496667062?pt=UK_ToysGames_RadioControlled_JN&amp;hash=item5643527db6"><text:span text:style-name="T104_56">-/370496667062?</text:span></text:a></text:span><text:span text:style-name="T104_57"><text:a xlink:type="simple" xlink:href="http://www.ebay.co.uk/itm/BANANA-PLUG-BULLET-CONNECTOR-2MM-HEAT-SHRINK-20-PAIRS-/370496667062?pt=UK_ToysGames_RadioControlled_JN&amp;hash=item5643527db6"><text:span text:style-name="T104_58">pt</text:span></text:a></text:span><text:span text:style-name="T104_59"><text:a xlink:type="simple" xlink:href="http://www.ebay.co.uk/itm/BANANA-PLUG-BULLET-CONNECTOR-2MM-HEAT-SHRINK-20-PAIRS-/370496667062?pt=UK_ToysGames_RadioControlled_JN&amp;hash=item5643527db6"><text:span text:style-name="T104_60">=</text:span></text:a></text:span><text:span text:style-name="T104_61"><text:a xlink:type="simple" xlink:href="http://www.ebay.co.uk/itm/BANANA-PLUG-BULLET-CONNECTOR-2MM-HEAT-SHRINK-20-PAIRS-/370496667062?pt=UK_ToysGames_RadioControlled_JN&amp;hash=item5643527db6"><text:span text:style-name="T104_62">UK</text:span></text:a></text:span><text:span text:style-name="T104_63"><text:a xlink:type="simple" xlink:href="http://www.ebay.co.uk/itm/BANANA-PLUG-BULLET-CONNECTOR-2MM-HEAT-SHRINK-20-PAIRS-/370496667062?pt=UK_ToysGames_RadioControlled_JN&amp;hash=item5643527db6"><text:span text:style-name="T104_64">_</text:span></text:a></text:span><text:span text:style-name="T104_65"><text:a xlink:type="simple" xlink:href="http://www.ebay.co.uk/itm/BANANA-PLUG-BULLET-CONNECTOR-2MM-HEAT-SHRINK-20-PAIRS-/370496667062?pt=UK_ToysGames_RadioControlled_JN&amp;hash=item5643527db6"><text:span text:style-name="T104_66">ToysGames</text:span></text:a></text:span><text:span text:style-name="T104_67"><text:a xlink:type="simple" xlink:href="http://www.ebay.co.uk/itm/BANANA-PLUG-BULLET-CONNECTOR-2MM-HEAT-SHRINK-20-PAIRS-/370496667062?pt=UK_ToysGames_RadioControlled_JN&amp;hash=item5643527db6"><text:span text:style-name="T104_68">_</text:span></text:a></text:span><text:span text:style-name="T104_69"><text:a xlink:type="simple" xlink:href="http://www.ebay.co.uk/itm/BANANA-PLUG-BULLET-CONNECTOR-2MM-HEAT-SHRINK-20-PAIRS-/370496667062?pt=UK_ToysGames_RadioControlled_JN&amp;hash=item5643527db6"><text:span text:style-name="T104_70">RadioControlled</text:span></text:a></text:span><text:span text:style-name="T104_71"><text:a xlink:type="simple" xlink:href="http://www.ebay.co.uk/itm/BANANA-PLUG-BULLET-CONNECTOR-2MM-HEAT-SHRINK-20-PAIRS-/370496667062?pt=UK_ToysGames_RadioControlled_JN&amp;hash=item5643527db6"><text:span text:style-name="T104_72">_</text:span></text:a></text:span><text:span text:style-name="T104_73"><text:a xlink:type="simple" xlink:href="http://www.ebay.co.uk/itm/BANANA-PLUG-BULLET-CONNECTOR-2MM-HEAT-SHRINK-20-PAIRS-/370496667062?pt=UK_ToysGames_RadioControlled_JN&amp;hash=item5643527db6"><text:span text:style-name="T104_74">JN</text:span></text:a></text:span><text:span text:style-name="T104_75"><text:a xlink:type="simple" xlink:href="http://www.ebay.co.uk/itm/BANANA-PLUG-BULLET-CONNECTOR-2MM-HEAT-SHRINK-20-PAIRS-/370496667062?pt=UK_ToysGames_RadioControlled_JN&amp;hash=item5643527db6"><text:span text:style-name="T104_76">&amp;</text:span></text:a></text:span><text:span text:style-name="T104_77"><text:a xlink:type="simple" xlink:href="http://www.ebay.co.uk/itm/BANANA-PLUG-BULLET-CONNECTOR-2MM-HEAT-SHRINK-20-PAIRS-/370496667062?pt=UK_ToysGames_RadioControlled_JN&amp;hash=item5643527db6"><text:span text:style-name="T104_78">hash</text:span></text:a></text:span><text:span text:style-name="T104_79"><text:a xlink:type="simple" xlink:href="http://www.ebay.co.uk/itm/BANANA-PLUG-BULLET-CONNECTOR-2MM-HEAT-SHRINK-20-PAIRS-/370496667062?pt=UK_ToysGames_RadioControlled_JN&amp;hash=item5643527db6"><text:span text:style-name="T104_80">=</text:span></text:a></text:span><text:span text:style-name="T104_81"><text:a xlink:type="simple" xlink:href="http://www.ebay.co.uk/itm/BANANA-PLUG-BULLET-CONNECTOR-2MM-HEAT-SHRINK-20-PAIRS-/370496667062?pt=UK_ToysGames_RadioControlled_JN&amp;hash=item5643527db6"><text:span text:style-name="T104_82">item</text:span></text:a></text:span><text:span text:style-name="T104_83"><text:a xlink:type="simple" xlink:href="http://www.ebay.co.uk/itm/BANANA-PLUG-BULLET-CONNECTOR-2MM-HEAT-SHRINK-20-PAIRS-/370496667062?pt=UK_ToysGames_RadioControlled_JN&amp;hash=item5643527db6"><text:span text:style-name="T104_84">5643527</text:span></text:a></text:span><text:span text:style-name="T104_85"><text:a xlink:type="simple" xlink:href="http://www.ebay.co.uk/itm/BANANA-PLUG-BULLET-CONNECTOR-2MM-HEAT-SHRINK-20-PAIRS-/370496667062?pt=UK_ToysGames_RadioControlled_JN&amp;hash=item5643527db6"><text:span text:style-name="T104_86">db</text:span></text:a></text:span><text:span text:style-name="T104_87"><text:a xlink:type="simple" xlink:href="http://www.ebay.co.uk/itm/BANANA-PLUG-BULLET-CONNECTOR-2MM-HEAT-SHRINK-20-PAIRS-/370496667062?pt=UK_ToysGames_RadioControlled_JN&amp;hash=item5643527db6"><text:span text:style-name="T104_88">6</text:span></text:a></text:span></text:p>
      <text:p text:style-name="P105"/>
      <text:p text:style-name="P106"><text:span text:style-name="T106_1">10.50<text:s/></text:span><text:span text:style-name="T106_2">Magnetometer</text:span><text:span text:style-name="T106_3"><text:s/></text:span><text:span text:style-name="T106_4">I</text:span><text:span text:style-name="T106_5">2</text:span><text:span text:style-name="T106_6">C</text:span></text:p>
      <text:p text:style-name="P107"><text:span text:style-name="T107_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2">http</text:span></text:a></text:span><text:span text:style-name="T107_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4">://</text:span></text:a></text:span><text:span text:style-name="T107_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6">rover</text:span></text:a></text:span><text:span text:style-name="T107_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8">.</text:span></text:a></text:span><text:span text:style-name="T107_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0">ebay</text:span></text:a></text:span><text:span text:style-name="T107_1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2">.</text:span></text:a></text:span><text:span text:style-name="T107_1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4">com</text:span></text:a></text:span><text:span text:style-name="T107_1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6">/</text:span></text:a></text:span><text:span text:style-name="T107_1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8">rover</text:span></text:a></text:span><text:span text:style-name="T107_1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20">/0/</text:span></text:a></text:span><text:span text:style-name="T107_2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22">e</text:span></text:a></text:span><text:span text:style-name="T107_2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24">11400.</text:span></text:a></text:span><text:span text:style-name="T107_2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26">m</text:span></text:a></text:span><text:span text:style-name="T107_2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28">1842.</text:span></text:a></text:span><text:span text:style-name="T107_2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30">l</text:span></text:a></text:span><text:span text:style-name="T107_3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32">3160/7?</text:span></text:a></text:span><text:span text:style-name="T107_3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34">euid</text:span></text:a></text:span><text:span text:style-name="T107_3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36">=1170</text:span></text:a></text:span><text:span text:style-name="T107_3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38">cf</text:span></text:a></text:span><text:span text:style-name="T107_3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40">7</text:span></text:a></text:span><text:span text:style-name="T107_4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42">ba</text:span></text:a></text:span><text:span text:style-name="T107_4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44">80</text:span></text:a></text:span><text:span text:style-name="T107_4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46">d</text:span></text:a></text:span><text:span text:style-name="T107_4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48">40</text:span></text:a></text:span><text:span text:style-name="T107_4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50">aaa</text:span></text:a></text:span><text:span text:style-name="T107_5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52">70</text:span></text:a></text:span><text:span text:style-name="T107_5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54">fd</text:span></text:a></text:span><text:span text:style-name="T107_5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56">13</text:span></text:a></text:span><text:span text:style-name="T107_5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58">e</text:span></text:a></text:span><text:span text:style-name="T107_5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60">03</text:span></text:a></text:span><text:span text:style-name="T107_6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62">ed</text:span></text:a></text:span><text:span text:style-name="T107_6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64">1</text:span></text:a></text:span><text:span text:style-name="T107_6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66">d</text:span></text:a></text:span><text:span text:style-name="T107_6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68">18&amp;</text:span></text:a></text:span><text:span text:style-name="T107_6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70">loc</text:span></text:a></text:span><text:span text:style-name="T107_7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72">=</text:span></text:a></text:span><text:span text:style-name="T107_7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74">http</text:span></text:a></text:span><text:span text:style-name="T107_7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76">%3</text:span></text:a></text:span><text:span text:style-name="T107_7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78">A</text:span></text:a></text:span><text:span text:style-name="T107_7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80">%2</text:span></text:a></text:span><text:span text:style-name="T107_8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82">F</text:span></text:a></text:span><text:span text:style-name="T107_8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84">%2</text:span></text:a></text:span><text:span text:style-name="T107_8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86">Fcgi</text:span></text:a></text:span><text:span text:style-name="T107_8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88">.</text:span></text:a></text:span><text:span text:style-name="T107_8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90">ebay</text:span></text:a></text:span><text:span text:style-name="T107_9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92">.</text:span></text:a></text:span><text:span text:style-name="T107_9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94">com</text:span></text:a></text:span><text:span text:style-name="T107_9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96">%2</text:span></text:a></text:span><text:span text:style-name="T107_9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98">Fws</text:span></text:a></text:span><text:span text:style-name="T107_9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00">%2</text:span></text:a></text:span><text:span text:style-name="T107_10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02">FeBayISAPI</text:span></text:a></text:span><text:span text:style-name="T107_10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04">.</text:span></text:a></text:span><text:span text:style-name="T107_10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06">dll</text:span></text:a></text:span><text:span text:style-name="T107_10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08">%3</text:span></text:a></text:span><text:span text:style-name="T107_10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10">FViewItem</text:span></text:a></text:span><text:span text:style-name="T107_11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12">%26</text:span></text:a></text:span><text:span text:style-name="T107_11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14">item</text:span></text:a></text:span><text:span text:style-name="T107_11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16">%3</text:span></text:a></text:span><text:span text:style-name="T107_11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18">D</text:span></text:a></text:span><text:span text:style-name="T107_11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20">281032742947%26</text:span></text:a></text:span><text:span text:style-name="T107_12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22">ssPageName</text:span></text:a></text:span><text:span text:style-name="T107_12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24">%3</text:span></text:a></text:span><text:span text:style-name="T107_12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26">DADME</text:span></text:a></text:span><text:span text:style-name="T107_12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28">%3</text:span></text:a></text:span><text:span text:style-name="T107_12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30">AL</text:span></text:a></text:span><text:span text:style-name="T107_13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32">%3</text:span></text:a></text:span><text:span text:style-name="T107_13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34">AOC</text:span></text:a></text:span><text:span text:style-name="T107_135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36">%3</text:span></text:a></text:span><text:span text:style-name="T107_137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38">AGB</text:span></text:a></text:span><text:span text:style-name="T107_139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40">%3</text:span></text:a></text:span><text:span text:style-name="T107_141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42">A</text:span></text:a></text:span><text:span text:style-name="T107_143"><text:a xlink:type="simple" xlink:href="http://rover.ebay.com/rover/0/e11400.m1842.l3160/7?euid=1170cf7ba80d40aaa70fd13e03ed1d18&amp;loc=http%3A%2F%2Fcgi.ebay.com%2Fws%2FeBayISAPI.dll%3FViewItem%26item%3D281032742947%26ssPageName%3DADME%3AL%3AOC%3AGB%3A3160"><text:span text:style-name="T107_144">3160</text:span></text:a></text:span></text:p>
      <text:p text:style-name="P108"/>
      <text:p text:style-name="P109"><text:span text:style-name="T109_1">124.99<text:s/></text:span><text:span text:style-name="T109_2">Spektrum</text:span><text:span text:style-name="T109_3"><text:s/></text:span><text:span text:style-name="T109_4">DX</text:span><text:span text:style-name="T109_5">6</text:span><text:span text:style-name="T109_6">i</text:span></text:p>
      <text:p text:style-name="P110"><text:span text:style-name="T110_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2">http</text:span></text:a></text:span><text:span text:style-name="T110_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4">://</text:span></text:a></text:span><text:span text:style-name="T110_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6">rover</text:span></text:a></text:span><text:span text:style-name="T110_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8">.</text:span></text:a></text:span><text:span text:style-name="T110_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0">ebay</text:span></text:a></text:span><text:span text:style-name="T110_1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2">.</text:span></text:a></text:span><text:span text:style-name="T110_1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4">com</text:span></text:a></text:span><text:span text:style-name="T110_1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6">/</text:span></text:a></text:span><text:span text:style-name="T110_1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8">rover</text:span></text:a></text:span><text:span text:style-name="T110_1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20">/0/</text:span></text:a></text:span><text:span text:style-name="T110_2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22">e</text:span></text:a></text:span><text:span text:style-name="T110_2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24">11400.</text:span></text:a></text:span><text:span text:style-name="T110_2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26">m</text:span></text:a></text:span><text:span text:style-name="T110_2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28">1842.</text:span></text:a></text:span><text:span text:style-name="T110_2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30">l</text:span></text:a></text:span><text:span text:style-name="T110_3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32">3160/7?</text:span></text:a></text:span><text:span text:style-name="T110_3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34">euid</text:span></text:a></text:span><text:span text:style-name="T110_3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36">=</text:span></text:a></text:span><text:span text:style-name="T110_3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38">e</text:span></text:a></text:span><text:span text:style-name="T110_3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40">8</text:span></text:a></text:span><text:span text:style-name="T110_4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42">b</text:span></text:a></text:span><text:span text:style-name="T110_4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44">4</text:span></text:a></text:span><text:span text:style-name="T110_4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46">c</text:span></text:a></text:span><text:span text:style-name="T110_4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48">61</text:span></text:a></text:span><text:span text:style-name="T110_4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50">febaa</text:span></text:a></text:span><text:span text:style-name="T110_5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52">423</text:span></text:a></text:span><text:span text:style-name="T110_5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54">fbe</text:span></text:a></text:span><text:span text:style-name="T110_5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56">2</text:span></text:a></text:span><text:span text:style-name="T110_5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58">dea</text:span></text:a></text:span><text:span text:style-name="T110_5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60">534</text:span></text:a></text:span><text:span text:style-name="T110_6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62">c</text:span></text:a></text:span><text:span text:style-name="T110_6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64">64</text:span></text:a></text:span><text:span text:style-name="T110_6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66">ea</text:span></text:a></text:span><text:span text:style-name="T110_6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68">81&amp;</text:span></text:a></text:span><text:span text:style-name="T110_6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70">loc</text:span></text:a></text:span><text:span text:style-name="T110_7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72">=</text:span></text:a></text:span><text:span text:style-name="T110_7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74">http</text:span></text:a></text:span><text:span text:style-name="T110_7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76">%3</text:span></text:a></text:span><text:span text:style-name="T110_7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78">A</text:span></text:a></text:span><text:span text:style-name="T110_7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80">%2</text:span></text:a></text:span><text:span text:style-name="T110_8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82">F</text:span></text:a></text:span><text:span text:style-name="T110_8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84">%2</text:span></text:a></text:span><text:span text:style-name="T110_8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86">Fcgi</text:span></text:a></text:span><text:span text:style-name="T110_8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88">.</text:span></text:a></text:span><text:span text:style-name="T110_8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90">ebay</text:span></text:a></text:span><text:span text:style-name="T110_9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92">.</text:span></text:a></text:span><text:span text:style-name="T110_9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94">co</text:span></text:a></text:span><text:span text:style-name="T110_9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96">.</text:span></text:a></text:span><text:span text:style-name="T110_9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98">uk</text:span></text:a></text:span><text:span text:style-name="T110_9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00">%2</text:span></text:a></text:span><text:span text:style-name="T110_10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02">Fws</text:span></text:a></text:span><text:span text:style-name="T110_10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04">%2</text:span></text:a></text:span><text:span text:style-name="T110_10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06">FeBayISAPI</text:span></text:a></text:span><text:span text:style-name="T110_10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08">.</text:span></text:a></text:span><text:span text:style-name="T110_10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10">dll</text:span></text:a></text:span><text:span text:style-name="T110_11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12">%3</text:span></text:a></text:span><text:span text:style-name="T110_11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14">FViewItem</text:span></text:a></text:span><text:span text:style-name="T110_11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16">%26</text:span></text:a></text:span><text:span text:style-name="T110_11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18">item</text:span></text:a></text:span><text:span text:style-name="T110_11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20">%3</text:span></text:a></text:span><text:span text:style-name="T110_12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22">D</text:span></text:a></text:span><text:span text:style-name="T110_12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24">221039959933%26</text:span></text:a></text:span><text:span text:style-name="T110_12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26">ssPageName</text:span></text:a></text:span><text:span text:style-name="T110_12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28">%3</text:span></text:a></text:span><text:span text:style-name="T110_12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30">DADME</text:span></text:a></text:span><text:span text:style-name="T110_13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32">%3</text:span></text:a></text:span><text:span text:style-name="T110_13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34">AL</text:span></text:a></text:span><text:span text:style-name="T110_13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36">%3</text:span></text:a></text:span><text:span text:style-name="T110_13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38">AOC</text:span></text:a></text:span><text:span text:style-name="T110_139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40">%3</text:span></text:a></text:span><text:span text:style-name="T110_141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42">AGB</text:span></text:a></text:span><text:span text:style-name="T110_143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44">%3</text:span></text:a></text:span><text:span text:style-name="T110_145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46">A</text:span></text:a></text:span><text:span text:style-name="T110_147"><text:a xlink:type="simple" xlink:href="http://rover.ebay.com/rover/0/e11400.m1842.l3160/7?euid=e8b4c61febaa423fbe2dea534c64ea81&amp;loc=http%3A%2F%2Fcgi.ebay.co.uk%2Fws%2FeBayISAPI.dll%3FViewItem%26item%3D221039959933%26ssPageName%3DADME%3AL%3AOC%3AGB%3A3160"><text:span text:style-name="T110_148">3160</text:span></text:a></text:span></text:p>
      <text:p text:style-name="P111"/>
      <text:p text:style-name="P112"><text:span text:style-name="T112_1">10-3-2013<text:s/></text:span><text:span text:style-name="T112_2">Post</text:span><text:span text:style-name="T112_3"><text:s/></text:span><text:span text:style-name="T112_4">first</text:span><text:span text:style-name="T112_5"><text:s/></text:span><text:span text:style-name="T112_6">test</text:span><text:span text:style-name="T112_7"><text:s/></text:span><text:span text:style-name="T112_8">flight</text:span></text:p>
      <text:p text:style-name="P113"/>
      <text:p text:style-name="P114"><text:span text:style-name="T114_1">Result</text:span><text:span text:style-name="T114_2"><text:s/>-<text:s/></text:span><text:span text:style-name="T114_3">Smoked</text:span><text:span text:style-name="T114_4"><text:s/></text:span><text:span text:style-name="T114_5">motors</text:span><text:span text:style-name="T114_6"><text:s/></text:span><text:span text:style-name="T114_7">suggest</text:span><text:span text:style-name="T114_8"><text:s/></text:span><text:span text:style-name="T114_9">wrong</text:span><text:span text:style-name="T114_10"><text:s/></text:span><text:span text:style-name="T114_11">type</text:span><text:span text:style-name="T114_12"><text:s/></text:span><text:span text:style-name="T114_13">used</text:span><text:span text:style-name="T114_14"><text:s/>-<text:s/>5000</text:span><text:span text:style-name="T114_15">Kv</text:span><text:span text:style-name="T114_16"><text:s/></text:span><text:span text:style-name="T114_17">not</text:span><text:span text:style-name="T114_18"><text:s/></text:span><text:span text:style-name="T114_19">appropriate</text:span></text:p>
      <text:p text:style-name="P115"/>
      <text:p text:style-name="P116"><text:span text:style-name="T116_1">Decided</text:span><text:span text:style-name="T116_2"><text:s/></text:span><text:span text:style-name="T116_3">to</text:span><text:span text:style-name="T116_4"><text:s/></text:span><text:span text:style-name="T116_5">buy</text:span><text:span text:style-name="T116_6"><text:s/></text:span><text:span text:style-name="T116_7">whole</text:span><text:span text:style-name="T116_8"><text:s/></text:span><text:span text:style-name="T116_9">new</text:span><text:span text:style-name="T116_10"><text:s/></text:span><text:span text:style-name="T116_11">ESC</text:span><text:span text:style-name="T116_12">/</text:span><text:span text:style-name="T116_13">MOTOR</text:span><text:span text:style-name="T116_14"><text:s/></text:span><text:span text:style-name="T116_15">assembly</text:span><text:span text:style-name="T116_16"><text:s/></text:span><text:span text:style-name="T116_17">based</text:span><text:span text:style-name="T116_18"><text:s/></text:span><text:span text:style-name="T116_19">on</text:span><text:span text:style-name="T116_20"><text:s/></text:span><text:span text:style-name="T116_21">reading</text:span><text:span text:style-name="T116_22"><text:s/></text:span><text:span text:style-name="T116_23">forums</text:span><text:span text:style-name="T116_24"><text:s/>-<text:s/></text:span><text:span text:style-name="T116_25">from</text:span><text:span text:style-name="T116_26"><text:s/></text:span><text:span text:style-name="T116_27"><text:a xlink:type="simple" xlink:href="http://www.hobbyking.com"><text:span text:style-name="T116_28">www</text:span></text:a></text:span><text:span text:style-name="T116_29"><text:a xlink:type="simple" xlink:href="http://www.hobbyking.com"><text:span text:style-name="T116_30">.</text:span></text:a></text:span><text:span text:style-name="T116_31"><text:a xlink:type="simple" xlink:href="http://www.hobbyking.com"><text:span text:style-name="T116_32">hobbyking</text:span></text:a></text:span><text:span text:style-name="T116_33"><text:a xlink:type="simple" xlink:href="http://www.hobbyking.com"><text:span text:style-name="T116_34">.</text:span></text:a></text:span><text:span text:style-name="T116_35"><text:a xlink:type="simple" xlink:href="http://www.hobbyking.com"><text:span text:style-name="T116_36">com</text:span></text:a></text:span><text:span text:style-name="T116_37">:</text:span></text:p>
      <text:p text:style-name="P117"/>
      <text:p text:style-name="P118"><text:span text:style-name="T118_1">4</text:span><text:span text:style-name="T118_2">x</text:span><text:span text:style-name="T118_3"><text:s/>#</text:span><text:span text:style-name="T118_4">D</text:span><text:span text:style-name="T118_5">2830-111000/12921<text:s/></text:span><text:span text:style-name="T118_6">D</text:span><text:span text:style-name="T118_7">2830-11<text:s/>1000</text:span><text:span text:style-name="T118_8">kv</text:span><text:span text:style-name="T118_9"><text:s/></text:span><text:span text:style-name="T118_10">Brushless</text:span><text:span text:style-name="T118_11"><text:s/></text:span><text:span text:style-name="T118_12">Motor</text:span><text:span text:style-name="T118_13"><text:s/>=<text:s/>$38.24</text:span></text:p>
      <text:p text:style-name="P119"><text:span text:style-name="T119_1">4</text:span><text:span text:style-name="T119_2">x</text:span><text:span text:style-name="T119_3"><text:s/>#</text:span><text:span text:style-name="T119_4">TR</text:span><text:span text:style-name="T119_5">_</text:span><text:span text:style-name="T119_6">P</text:span><text:span text:style-name="T119_7">30</text:span><text:span text:style-name="T119_8">A</text:span><text:span text:style-name="T119_9">/2164<text:s/></text:span><text:span text:style-name="T119_10">TURNIGY</text:span><text:span text:style-name="T119_11"><text:s/></text:span><text:span text:style-name="T119_12">Plush</text:span><text:span text:style-name="T119_13"><text:s/>30</text:span><text:span text:style-name="T119_14">amp</text:span><text:span text:style-name="T119_15"><text:s/></text:span><text:span text:style-name="T119_16">Speed</text:span><text:span text:style-name="T119_17"><text:s/></text:span><text:span text:style-name="T119_18">Controller</text:span><text:span text:style-name="T119_19"><text:s/>=<text:s/>$48.76</text:span></text:p>
      <text:p text:style-name="P120"><text:span text:style-name="T120_1">1</text:span><text:span text:style-name="T120_2">x</text:span><text:span text:style-name="T120_3"><text:s/>#</text:span><text:span text:style-name="T120_4">TR</text:span><text:span text:style-name="T120_5">_</text:span><text:span text:style-name="T120_6">PC</text:span><text:span text:style-name="T120_7">/2169<text:s/></text:span><text:span text:style-name="T120_8">TURNIGY</text:span><text:span text:style-name="T120_9"><text:s/></text:span><text:span text:style-name="T120_10">BESC</text:span><text:span text:style-name="T120_11"><text:s/></text:span><text:span text:style-name="T120_12">Programming</text:span><text:span text:style-name="T120_13"><text:s/></text:span><text:span text:style-name="T120_14">Card</text:span><text:span text:style-name="T120_15"><text:s/>=<text:s/>$6.91</text:span></text:p>
      <text:p text:style-name="P121"><text:span text:style-name="T121_1">4</text:span><text:span text:style-name="T121_2">x</text:span><text:span text:style-name="T121_3"><text:s/>#</text:span><text:span text:style-name="T121_4">AM</text:span><text:span text:style-name="T121_5">1001</text:span><text:span text:style-name="T121_6">A</text:span><text:span text:style-name="T121_7">/68<text:s/></text:span><text:span text:style-name="T121_8">PolyMax</text:span><text:span text:style-name="T121_9"><text:s/>3.5</text:span><text:span text:style-name="T121_10">mm</text:span><text:span text:style-name="T121_11"><text:s/></text:span><text:span text:style-name="T121_12">Gold</text:span><text:span text:style-name="T121_13"><text:s/></text:span><text:span text:style-name="T121_14">Connectors</text:span><text:span text:style-name="T121_15"><text:s/>10<text:s/></text:span><text:span text:style-name="T121_16">PAIRS</text:span><text:span text:style-name="T121_17"><text:s/>(20</text:span><text:span text:style-name="T121_18">PC</text:span><text:span text:style-name="T121_19">)<text:s/>=<text:s/>$5.84</text:span></text:p>
      <text:p text:style-name="P122"><text:span text:style-name="T122_1">1</text:span><text:span text:style-name="T122_2">x</text:span><text:span text:style-name="T122_3"><text:s/>#</text:span><text:span text:style-name="T122_4">WH</text:span><text:span text:style-name="T122_5">-4</text:span><text:span text:style-name="T122_6">MM</text:span><text:span text:style-name="T122_7">-</text:span><text:span text:style-name="T122_8">BLACK</text:span><text:span text:style-name="T122_9">/3832<text:s/></text:span><text:span text:style-name="T122_10">Turnigy</text:span><text:span text:style-name="T122_11"><text:s/>4</text:span><text:span text:style-name="T122_12">mm</text:span><text:span text:style-name="T122_13"><text:s/></text:span><text:span text:style-name="T122_14">Heat</text:span><text:span text:style-name="T122_15"><text:s/></text:span><text:span text:style-name="T122_16">Shrink</text:span><text:span text:style-name="T122_17"><text:s/></text:span><text:span text:style-name="T122_18">Tube</text:span><text:span text:style-name="T122_19"><text:s/>-<text:s/></text:span><text:span text:style-name="T122_20">BLACK</text:span><text:span text:style-name="T122_21"><text:s/>(1</text:span><text:span text:style-name="T122_22">mtr</text:span><text:span text:style-name="T122_23">)<text:s/>=<text:s/>$0.35</text:span></text:p>
      <text:p text:style-name="P123"><text:span text:style-name="T123_1">1</text:span><text:span text:style-name="T123_2">x</text:span><text:span text:style-name="T123_3"><text:s/>#</text:span><text:span text:style-name="T123_4">WHS</text:span><text:span text:style-name="T123_5">-4</text:span><text:span text:style-name="T123_6">MM</text:span><text:span text:style-name="T123_7">-</text:span><text:span text:style-name="T123_8">RED</text:span><text:span text:style-name="T123_9">/5277<text:s/></text:span><text:span text:style-name="T123_10">Turnigy</text:span><text:span text:style-name="T123_11"><text:s/>4</text:span><text:span text:style-name="T123_12">mm</text:span><text:span text:style-name="T123_13"><text:s/></text:span><text:span text:style-name="T123_14">Heat</text:span><text:span text:style-name="T123_15"><text:s/></text:span><text:span text:style-name="T123_16">Shrink</text:span><text:span text:style-name="T123_17"><text:s/></text:span><text:span text:style-name="T123_18">Tube</text:span><text:span text:style-name="T123_19"><text:s/>-<text:s/></text:span><text:span text:style-name="T123_20">RED</text:span><text:span text:style-name="T123_21"><text:s/>(1</text:span><text:span text:style-name="T123_22">mtr</text:span><text:span text:style-name="T123_23">)<text:s/>=<text:s/>$0.21</text:span></text:p>
      <text:p text:style-name="P124"><text:span text:style-name="T124_1">1</text:span><text:span text:style-name="T124_2">x</text:span><text:span text:style-name="T124_3"><text:s/>#9171000033/23140<text:s/></text:span><text:span text:style-name="T124_4">Hobby</text:span><text:span text:style-name="T124_5"><text:s/></text:span><text:span text:style-name="T124_6">King</text:span><text:span text:style-name="T124_7"><text:s/></text:span><text:span text:style-name="T124_8">Quadcopter</text:span><text:span text:style-name="T124_9"><text:s/></text:span><text:span text:style-name="T124_10">Power</text:span><text:span text:style-name="T124_11"><text:s/></text:span><text:span text:style-name="T124_12">Distribution</text:span><text:span text:style-name="T124_13"><text:s/></text:span><text:span text:style-name="T124_14">Board</text:span><text:span text:style-name="T124_15"><text:s/>=<text:s/>$3.99</text:span></text:p>
      <text:p text:style-name="P125"><text:span text:style-name="T125_1">3</text:span><text:span text:style-name="T125_2">x</text:span><text:span text:style-name="T125_3"><text:s/>#017000054/25814<text:s/>8045<text:s/></text:span><text:span text:style-name="T125_4">SF</text:span><text:span text:style-name="T125_5"><text:s/></text:span><text:span text:style-name="T125_6">Props</text:span><text:span text:style-name="T125_7"><text:s/>2</text:span><text:span text:style-name="T125_8">pc</text:span><text:span text:style-name="T125_9"><text:s/></text:span><text:span text:style-name="T125_10">Standard</text:span><text:span text:style-name="T125_11"><text:s/></text:span><text:span text:style-name="T125_12">Rotation</text:span><text:span text:style-name="T125_13">/2<text:s/></text:span><text:span text:style-name="T125_14">pc</text:span><text:span text:style-name="T125_15"><text:s/></text:span><text:span text:style-name="T125_16">RH</text:span><text:span text:style-name="T125_17"><text:s/></text:span><text:span text:style-name="T125_18">Rotation</text:span><text:span text:style-name="T125_19"><text:s/>(</text:span><text:span text:style-name="T125_20">Green</text:span><text:span text:style-name="T125_21">)<text:s/>=<text:s/>$8.37</text:span></text:p>
      <text:p text:style-name="P126"><text:span text:style-name="T126_1">3</text:span><text:span text:style-name="T126_2">x</text:span><text:span text:style-name="T126_3"><text:s/>#017000062/25822<text:s/>10</text:span><text:span text:style-name="T126_4">x</text:span><text:span text:style-name="T126_5">4.5<text:s/></text:span><text:span text:style-name="T126_6">SF</text:span><text:span text:style-name="T126_7"><text:s/></text:span><text:span text:style-name="T126_8">Props</text:span><text:span text:style-name="T126_9"><text:s/>2</text:span><text:span text:style-name="T126_10">pc</text:span><text:span text:style-name="T126_11"><text:s/></text:span><text:span text:style-name="T126_12">Standard</text:span><text:span text:style-name="T126_13"><text:s/></text:span><text:span text:style-name="T126_14">Rotation</text:span><text:span text:style-name="T126_15">/2<text:s/></text:span><text:span text:style-name="T126_16">pc</text:span><text:span text:style-name="T126_17"><text:s/></text:span><text:span text:style-name="T126_18">RH</text:span><text:span text:style-name="T126_19"><text:s/></text:span><text:span text:style-name="T126_20">Rotation</text:span><text:span text:style-name="T126_21"><text:s/>(</text:span><text:span text:style-name="T126_22">Orange</text:span><text:span text:style-name="T126_23">)<text:s/>=<text:s/>$9.42</text:span></text:p>
      <text:p text:style-name="P127"><text:span text:style-name="T127_1">1</text:span><text:span text:style-name="T127_2">x</text:span><text:span text:style-name="T127_3"><text:s/>#</text:span><text:span text:style-name="T127_4">MOL</text:span><text:span text:style-name="T127_5">125</text:span><text:span text:style-name="T127_6">M</text:span><text:span text:style-name="T127_7">-</text:span><text:span text:style-name="T127_8">LEAD</text:span><text:span text:style-name="T127_9">/19566<text:s/></text:span><text:span text:style-name="T127_10">Micro</text:span><text:span text:style-name="T127_11"><text:s/></text:span><text:span text:style-name="T127_12">Servo</text:span><text:span text:style-name="T127_13"><text:s/></text:span><text:span text:style-name="T127_14">Connector</text:span><text:span text:style-name="T127_15"><text:s/></text:span><text:span text:style-name="T127_16">Lead</text:span><text:span text:style-name="T127_17"><text:s/>1.25<text:s/></text:span><text:span text:style-name="T127_18">Pitch</text:span><text:span text:style-name="T127_19"><text:s/>-<text:s/></text:span><text:span text:style-name="T127_20">Male</text:span><text:span text:style-name="T127_21"><text:s/></text:span><text:span text:style-name="T127_22">Plug</text:span><text:span text:style-name="T127_23"><text:s/>(5</text:span><text:span text:style-name="T127_24">pcs</text:span><text:span text:style-name="T127_25">/</text:span><text:span text:style-name="T127_26">bag</text:span><text:span text:style-name="T127_27">)<text:s/>=<text:s/>$1.42</text:span></text:p>
      <text:p text:style-name="P128"><text:span text:style-name="T128_1">1</text:span><text:span text:style-name="T128_2">x</text:span><text:span text:style-name="T128_3"><text:s/>#402000001/15214<text:s/></text:span><text:span text:style-name="T128_4">Gyro</text:span><text:span text:style-name="T128_5"><text:s/>/<text:s/></text:span><text:span text:style-name="T128_6">Flight</text:span><text:span text:style-name="T128_7"><text:s/></text:span><text:span text:style-name="T128_8">Controller</text:span><text:span text:style-name="T128_9"><text:s/></text:span><text:span text:style-name="T128_10">Mounting</text:span><text:span text:style-name="T128_11"><text:s/></text:span><text:span text:style-name="T128_12">Pad</text:span><text:span text:style-name="T128_13"><text:s/>(10</text:span><text:span text:style-name="T128_14">pcs</text:span><text:span text:style-name="T128_15">/</text:span><text:span text:style-name="T128_16">bag</text:span><text:span text:style-name="T128_17">)<text:s/>=<text:s/>$1.99</text:span></text:p>
      <text:p text:style-name="P129"/>
      <text:p text:style-name="P130"/>
      <text:p text:style-name="P131"><text:span text:style-name="T131_1">To</text:span><text:span text:style-name="T131_2"><text:s/></text:span><text:span text:style-name="T131_3">buy</text:span><text:span text:style-name="T131_4">:</text:span></text:p>
      <text:p text:style-name="P132"><text:span text:style-name="T132_1">Ultrasonics</text:span><text:span text:style-name="T132_2"><text:s/>(</text:span><text:span text:style-name="T132_3">how</text:span><text:span text:style-name="T132_4"><text:s/></text:span><text:span text:style-name="T132_5">many</text:span><text:span text:style-name="T132_6">?<text:s/></text:span><text:span text:style-name="T132_7">how</text:span><text:span text:style-name="T132_8"><text:s/></text:span><text:span text:style-name="T132_9">many</text:span><text:span text:style-name="T132_10"><text:s/></text:span><text:span text:style-name="T132_11">signal</text:span><text:span text:style-name="T132_12"><text:s/></text:span><text:span text:style-name="T132_13">pins</text:span><text:span text:style-name="T132_14">?)</text:span></text:p>
      <text:p text:style-name="P133"/>
      <text:p text:style-name="P134"><text:span text:style-name="T134_1">Infra</text:span><text:span text:style-name="T134_2">-</text:span><text:span text:style-name="T134_3">Red</text:span><text:span text:style-name="T134_4"><text:s/>(</text:span><text:span text:style-name="T134_5">how</text:span><text:span text:style-name="T134_6"><text:s/></text:span><text:span text:style-name="T134_7">many</text:span><text:span text:style-name="T134_8">?<text:s/></text:span><text:span text:style-name="T134_9">how</text:span><text:span text:style-name="T134_10"><text:s/></text:span><text:span text:style-name="T134_11">many</text:span><text:span text:style-name="T134_12"><text:s/></text:span><text:span text:style-name="T134_13">signal</text:span><text:span text:style-name="T134_14"><text:s/></text:span><text:span text:style-name="T134_15">pins</text:span><text:span text:style-name="T134_16">?)</text:span></text:p>
      <text:p text:style-name="P135"/>
      <text:p text:style-name="P136"><text:span text:style-name="T136_1">GPS</text:span><text:span text:style-name="T136_2"><text:s/></text:span></text:p>
      <text:p text:style-name="P137"/>
      <text:p text:style-name="P138"/>
      <text:p text:style-name="P139"><text:span text:style-name="T139_1">Misc</text:span><text:span text:style-name="T139_2"><text:s/></text:span><text:span text:style-name="T139_3">Parts</text:span><text:span text:style-name="T139_4"><text:s/></text:span><text:span text:style-name="T139_5">List</text:span></text:p>
      <text:p text:style-name="P140"/>
      <text:p text:style-name="P141"><text:span text:style-name="T141_1"><text:a xlink:type="simple" xlink:href="http://shrediquette.wikia.com/wiki/Parts_List"><text:span text:style-name="T141_2">http</text:span></text:a></text:span><text:span text:style-name="T141_3"><text:a xlink:type="simple" xlink:href="http://shrediquette.wikia.com/wiki/Parts_List"><text:span text:style-name="T141_4">://</text:span></text:a></text:span><text:span text:style-name="T141_5"><text:a xlink:type="simple" xlink:href="http://shrediquette.wikia.com/wiki/Parts_List"><text:span text:style-name="T141_6">shrediquette</text:span></text:a></text:span><text:span text:style-name="T141_7"><text:a xlink:type="simple" xlink:href="http://shrediquette.wikia.com/wiki/Parts_List"><text:span text:style-name="T141_8">.</text:span></text:a></text:span><text:span text:style-name="T141_9"><text:a xlink:type="simple" xlink:href="http://shrediquette.wikia.com/wiki/Parts_List"><text:span text:style-name="T141_10">wikia</text:span></text:a></text:span><text:span text:style-name="T141_11"><text:a xlink:type="simple" xlink:href="http://shrediquette.wikia.com/wiki/Parts_List"><text:span text:style-name="T141_12">.</text:span></text:a></text:span><text:span text:style-name="T141_13"><text:a xlink:type="simple" xlink:href="http://shrediquette.wikia.com/wiki/Parts_List"><text:span text:style-name="T141_14">com</text:span></text:a></text:span><text:span text:style-name="T141_15"><text:a xlink:type="simple" xlink:href="http://shrediquette.wikia.com/wiki/Parts_List"><text:span text:style-name="T141_16">/</text:span></text:a></text:span><text:span text:style-name="T141_17"><text:a xlink:type="simple" xlink:href="http://shrediquette.wikia.com/wiki/Parts_List"><text:span text:style-name="T141_18">wiki</text:span></text:a></text:span><text:span text:style-name="T141_19"><text:a xlink:type="simple" xlink:href="http://shrediquette.wikia.com/wiki/Parts_List"><text:span text:style-name="T141_20">/</text:span></text:a></text:span><text:span text:style-name="T141_21"><text:a xlink:type="simple" xlink:href="http://shrediquette.wikia.com/wiki/Parts_List"><text:span text:style-name="T141_22">Parts</text:span></text:a></text:span><text:span text:style-name="T141_23"><text:a xlink:type="simple" xlink:href="http://shrediquette.wikia.com/wiki/Parts_List"><text:span text:style-name="T141_24">_</text:span></text:a></text:span><text:span text:style-name="T141_25"><text:a xlink:type="simple" xlink:href="http://shrediquette.wikia.com/wiki/Parts_List"><text:span text:style-name="T141_26">List</text:span></text:a></text:span></text:p>
      <text:p text:style-name="P142"><text:span text:style-name="T142_1"><text:a xlink:type="simple" xlink:href="http://code.google.com/p/quaduino-ng/wiki/ShoppingList"><text:span text:style-name="T142_2">http</text:span></text:a></text:span><text:span text:style-name="T142_3"><text:a xlink:type="simple" xlink:href="http://code.google.com/p/quaduino-ng/wiki/ShoppingList"><text:span text:style-name="T142_4">://</text:span></text:a></text:span><text:span text:style-name="T142_5"><text:a xlink:type="simple" xlink:href="http://code.google.com/p/quaduino-ng/wiki/ShoppingList"><text:span text:style-name="T142_6">code</text:span></text:a></text:span><text:span text:style-name="T142_7"><text:a xlink:type="simple" xlink:href="http://code.google.com/p/quaduino-ng/wiki/ShoppingList"><text:span text:style-name="T142_8">.</text:span></text:a></text:span><text:span text:style-name="T142_9"><text:a xlink:type="simple" xlink:href="http://code.google.com/p/quaduino-ng/wiki/ShoppingList"><text:span text:style-name="T142_10">google</text:span></text:a></text:span><text:span text:style-name="T142_11"><text:a xlink:type="simple" xlink:href="http://code.google.com/p/quaduino-ng/wiki/ShoppingList"><text:span text:style-name="T142_12">.</text:span></text:a></text:span><text:span text:style-name="T142_13"><text:a xlink:type="simple" xlink:href="http://code.google.com/p/quaduino-ng/wiki/ShoppingList"><text:span text:style-name="T142_14">com</text:span></text:a></text:span><text:span text:style-name="T142_15"><text:a xlink:type="simple" xlink:href="http://code.google.com/p/quaduino-ng/wiki/ShoppingList"><text:span text:style-name="T142_16">/</text:span></text:a></text:span><text:span text:style-name="T142_17"><text:a xlink:type="simple" xlink:href="http://code.google.com/p/quaduino-ng/wiki/ShoppingList"><text:span text:style-name="T142_18">p</text:span></text:a></text:span><text:span text:style-name="T142_19"><text:a xlink:type="simple" xlink:href="http://code.google.com/p/quaduino-ng/wiki/ShoppingList"><text:span text:style-name="T142_20">/</text:span></text:a></text:span><text:span text:style-name="T142_21"><text:a xlink:type="simple" xlink:href="http://code.google.com/p/quaduino-ng/wiki/ShoppingList"><text:span text:style-name="T142_22">quaduino</text:span></text:a></text:span><text:span text:style-name="T142_23"><text:a xlink:type="simple" xlink:href="http://code.google.com/p/quaduino-ng/wiki/ShoppingList"><text:span text:style-name="T142_24">-</text:span></text:a></text:span><text:span text:style-name="T142_25"><text:a xlink:type="simple" xlink:href="http://code.google.com/p/quaduino-ng/wiki/ShoppingList"><text:span text:style-name="T142_26">ng</text:span></text:a></text:span><text:span text:style-name="T142_27"><text:a xlink:type="simple" xlink:href="http://code.google.com/p/quaduino-ng/wiki/ShoppingList"><text:span text:style-name="T142_28">/</text:span></text:a></text:span><text:span text:style-name="T142_29"><text:a xlink:type="simple" xlink:href="http://code.google.com/p/quaduino-ng/wiki/ShoppingList"><text:span text:style-name="T142_30">wiki</text:span></text:a></text:span><text:span text:style-name="T142_31"><text:a xlink:type="simple" xlink:href="http://code.google.com/p/quaduino-ng/wiki/ShoppingList"><text:span text:style-name="T142_32">/</text:span></text:a></text:span><text:span text:style-name="T142_33"><text:a xlink:type="simple" xlink:href="http://code.google.com/p/quaduino-ng/wiki/ShoppingList"><text:span text:style-name="T142_34">ShoppingList</text:span></text:a></text:span></text:p>
      <text:p text:style-name="P143"/>
      <text:p text:style-name="P144"/>
      <text:p text:style-name="P145"><text:span text:style-name="T145_1">Other</text:span><text:span text:style-name="T145_2"><text:s/></text:span><text:span text:style-name="T145_3">builders</text:span><text:span text:style-name="T145_4">:</text:span></text:p>
      <text:p text:style-name="P146"/>
      <text:p text:style-name="P147"><text:span text:style-name="T147_1">ESC</text:span><text:span text:style-name="T147_2"><text:s/></text:span><text:span text:style-name="T147_3">Demo</text:span></text:p>
      <text:p text:style-name="P148"><text:span text:style-name="T148_1"><text:a xlink:type="simple" xlink:href="http://www.youtube.com/watch?v=s2Tzg0R28L0"><text:span text:style-name="T148_2">http</text:span></text:a></text:span><text:span text:style-name="T148_3"><text:a xlink:type="simple" xlink:href="http://www.youtube.com/watch?v=s2Tzg0R28L0"><text:span text:style-name="T148_4">://</text:span></text:a></text:span><text:span text:style-name="T148_5"><text:a xlink:type="simple" xlink:href="http://www.youtube.com/watch?v=s2Tzg0R28L0"><text:span text:style-name="T148_6">www</text:span></text:a></text:span><text:span text:style-name="T148_7"><text:a xlink:type="simple" xlink:href="http://www.youtube.com/watch?v=s2Tzg0R28L0"><text:span text:style-name="T148_8">.</text:span></text:a></text:span><text:span text:style-name="T148_9"><text:a xlink:type="simple" xlink:href="http://www.youtube.com/watch?v=s2Tzg0R28L0"><text:span text:style-name="T148_10">youtube</text:span></text:a></text:span><text:span text:style-name="T148_11"><text:a xlink:type="simple" xlink:href="http://www.youtube.com/watch?v=s2Tzg0R28L0"><text:span text:style-name="T148_12">.</text:span></text:a></text:span><text:span text:style-name="T148_13"><text:a xlink:type="simple" xlink:href="http://www.youtube.com/watch?v=s2Tzg0R28L0"><text:span text:style-name="T148_14">com</text:span></text:a></text:span><text:span text:style-name="T148_15"><text:a xlink:type="simple" xlink:href="http://www.youtube.com/watch?v=s2Tzg0R28L0"><text:span text:style-name="T148_16">/</text:span></text:a></text:span><text:span text:style-name="T148_17"><text:a xlink:type="simple" xlink:href="http://www.youtube.com/watch?v=s2Tzg0R28L0"><text:span text:style-name="T148_18">watch</text:span></text:a></text:span><text:span text:style-name="T148_19"><text:a xlink:type="simple" xlink:href="http://www.youtube.com/watch?v=s2Tzg0R28L0"><text:span text:style-name="T148_20">?</text:span></text:a></text:span><text:span text:style-name="T148_21"><text:a xlink:type="simple" xlink:href="http://www.youtube.com/watch?v=s2Tzg0R28L0"><text:span text:style-name="T148_22">v</text:span></text:a></text:span><text:span text:style-name="T148_23"><text:a xlink:type="simple" xlink:href="http://www.youtube.com/watch?v=s2Tzg0R28L0"><text:span text:style-name="T148_24">=</text:span></text:a></text:span><text:span text:style-name="T148_25"><text:a xlink:type="simple" xlink:href="http://www.youtube.com/watch?v=s2Tzg0R28L0"><text:span text:style-name="T148_26">s</text:span></text:a></text:span><text:span text:style-name="T148_27"><text:a xlink:type="simple" xlink:href="http://www.youtube.com/watch?v=s2Tzg0R28L0"><text:span text:style-name="T148_28">2</text:span></text:a></text:span><text:span text:style-name="T148_29"><text:a xlink:type="simple" xlink:href="http://www.youtube.com/watch?v=s2Tzg0R28L0"><text:span text:style-name="T148_30">Tzg</text:span></text:a></text:span><text:span text:style-name="T148_31"><text:a xlink:type="simple" xlink:href="http://www.youtube.com/watch?v=s2Tzg0R28L0"><text:span text:style-name="T148_32">0</text:span></text:a></text:span><text:span text:style-name="T148_33"><text:a xlink:type="simple" xlink:href="http://www.youtube.com/watch?v=s2Tzg0R28L0"><text:span text:style-name="T148_34">R</text:span></text:a></text:span><text:span text:style-name="T148_35"><text:a xlink:type="simple" xlink:href="http://www.youtube.com/watch?v=s2Tzg0R28L0"><text:span text:style-name="T148_36">28</text:span></text:a></text:span><text:span text:style-name="T148_37"><text:a xlink:type="simple" xlink:href="http://www.youtube.com/watch?v=s2Tzg0R28L0"><text:span text:style-name="T148_38">L</text:span></text:a></text:span><text:span text:style-name="T148_39"><text:a xlink:type="simple" xlink:href="http://www.youtube.com/watch?v=s2Tzg0R28L0"><text:span text:style-name="T148_40">0</text:span></text:a></text:span></text:p>
      <text:p text:style-name="P149"/>
      <text:p text:style-name="P150"><text:span text:style-name="T150_1">Forum</text:span></text:p>
      <text:p text:style-name="P151"><text:span text:style-name="T151_1"><text:a xlink:type="simple" xlink:href="http://aeroquad.com/content.php"><text:span text:style-name="T151_2">http</text:span></text:a></text:span><text:span text:style-name="T151_3"><text:a xlink:type="simple" xlink:href="http://aeroquad.com/content.php"><text:span text:style-name="T151_4">://</text:span></text:a></text:span><text:span text:style-name="T151_5"><text:a xlink:type="simple" xlink:href="http://aeroquad.com/content.php"><text:span text:style-name="T151_6">aeroquad</text:span></text:a></text:span><text:span text:style-name="T151_7"><text:a xlink:type="simple" xlink:href="http://aeroquad.com/content.php"><text:span text:style-name="T151_8">.</text:span></text:a></text:span><text:span text:style-name="T151_9"><text:a xlink:type="simple" xlink:href="http://aeroquad.com/content.php"><text:span text:style-name="T151_10">com</text:span></text:a></text:span><text:span text:style-name="T151_11"><text:a xlink:type="simple" xlink:href="http://aeroquad.com/content.php"><text:span text:style-name="T151_12">/</text:span></text:a></text:span><text:span text:style-name="T151_13"><text:a xlink:type="simple" xlink:href="http://aeroquad.com/content.php"><text:span text:style-name="T151_14">content</text:span></text:a></text:span><text:span text:style-name="T151_15"><text:a xlink:type="simple" xlink:href="http://aeroquad.com/content.php"><text:span text:style-name="T151_16">.</text:span></text:a></text:span><text:span text:style-name="T151_17"><text:a xlink:type="simple" xlink:href="http://aeroquad.com/content.php"><text:span text:style-name="T151_18">php</text:span></text:a></text:span></text:p>
      <text:p text:style-name="P152"/>
      <text:p text:style-name="P153"><text:span text:style-name="T153_1">How</text:span><text:span text:style-name="T153_2">-</text:span><text:span text:style-name="T153_3">to</text:span><text:span text:style-name="T153_4"><text:s/></text:span><text:span text:style-name="T153_5">DIY</text:span><text:span text:style-name="T153_6"><text:s/></text:span><text:span text:style-name="T153_7">Guide</text:span></text:p>
      <text:p text:style-name="P154"><text:span text:style-name="T154_1"><text:a xlink:type="simple" xlink:href="http://www.rcgroups.com/forums/showthread.php?t=1174262"><text:span text:style-name="T154_2">http</text:span></text:a></text:span><text:span text:style-name="T154_3"><text:a xlink:type="simple" xlink:href="http://www.rcgroups.com/forums/showthread.php?t=1174262"><text:span text:style-name="T154_4">://</text:span></text:a></text:span><text:span text:style-name="T154_5"><text:a xlink:type="simple" xlink:href="http://www.rcgroups.com/forums/showthread.php?t=1174262"><text:span text:style-name="T154_6">www</text:span></text:a></text:span><text:span text:style-name="T154_7"><text:a xlink:type="simple" xlink:href="http://www.rcgroups.com/forums/showthread.php?t=1174262"><text:span text:style-name="T154_8">.</text:span></text:a></text:span><text:span text:style-name="T154_9"><text:a xlink:type="simple" xlink:href="http://www.rcgroups.com/forums/showthread.php?t=1174262"><text:span text:style-name="T154_10">rcgroups</text:span></text:a></text:span><text:span text:style-name="T154_11"><text:a xlink:type="simple" xlink:href="http://www.rcgroups.com/forums/showthread.php?t=1174262"><text:span text:style-name="T154_12">.</text:span></text:a></text:span><text:span text:style-name="T154_13"><text:a xlink:type="simple" xlink:href="http://www.rcgroups.com/forums/showthread.php?t=1174262"><text:span text:style-name="T154_14">com</text:span></text:a></text:span><text:span text:style-name="T154_15"><text:a xlink:type="simple" xlink:href="http://www.rcgroups.com/forums/showthread.php?t=1174262"><text:span text:style-name="T154_16">/</text:span></text:a></text:span><text:span text:style-name="T154_17"><text:a xlink:type="simple" xlink:href="http://www.rcgroups.com/forums/showthread.php?t=1174262"><text:span text:style-name="T154_18">forums</text:span></text:a></text:span><text:span text:style-name="T154_19"><text:a xlink:type="simple" xlink:href="http://www.rcgroups.com/forums/showthread.php?t=1174262"><text:span text:style-name="T154_20">/</text:span></text:a></text:span><text:span text:style-name="T154_21"><text:a xlink:type="simple" xlink:href="http://www.rcgroups.com/forums/showthread.php?t=1174262"><text:span text:style-name="T154_22">showthread</text:span></text:a></text:span><text:span text:style-name="T154_23"><text:a xlink:type="simple" xlink:href="http://www.rcgroups.com/forums/showthread.php?t=1174262"><text:span text:style-name="T154_24">.</text:span></text:a></text:span><text:span text:style-name="T154_25"><text:a xlink:type="simple" xlink:href="http://www.rcgroups.com/forums/showthread.php?t=1174262"><text:span text:style-name="T154_26">php</text:span></text:a></text:span><text:span text:style-name="T154_27"><text:a xlink:type="simple" xlink:href="http://www.rcgroups.com/forums/showthread.php?t=1174262"><text:span text:style-name="T154_28">?</text:span></text:a></text:span><text:span text:style-name="T154_29"><text:a xlink:type="simple" xlink:href="http://www.rcgroups.com/forums/showthread.php?t=1174262"><text:span text:style-name="T154_30">t</text:span></text:a></text:span><text:span text:style-name="T154_31"><text:a xlink:type="simple" xlink:href="http://www.rcgroups.com/forums/showthread.php?t=1174262"><text:span text:style-name="T154_32">=1174262</text:span></text:a></text:span></text:p>
      <text:p text:style-name="P155"><text:span text:style-name="T155_1"><text:a xlink:type="simple" xlink:href="http://diydrones.com/forum/topics/atg-l600-x4-quad-with-apm2"><text:span text:style-name="T155_2">http</text:span></text:a></text:span><text:span text:style-name="T155_3"><text:a xlink:type="simple" xlink:href="http://diydrones.com/forum/topics/atg-l600-x4-quad-with-apm2"><text:span text:style-name="T155_4">://</text:span></text:a></text:span><text:span text:style-name="T155_5"><text:a xlink:type="simple" xlink:href="http://diydrones.com/forum/topics/atg-l600-x4-quad-with-apm2"><text:span text:style-name="T155_6">diydrones</text:span></text:a></text:span><text:span text:style-name="T155_7"><text:a xlink:type="simple" xlink:href="http://diydrones.com/forum/topics/atg-l600-x4-quad-with-apm2"><text:span text:style-name="T155_8">.</text:span></text:a></text:span><text:span text:style-name="T155_9"><text:a xlink:type="simple" xlink:href="http://diydrones.com/forum/topics/atg-l600-x4-quad-with-apm2"><text:span text:style-name="T155_10">com</text:span></text:a></text:span><text:span text:style-name="T155_11"><text:a xlink:type="simple" xlink:href="http://diydrones.com/forum/topics/atg-l600-x4-quad-with-apm2"><text:span text:style-name="T155_12">/</text:span></text:a></text:span><text:span text:style-name="T155_13"><text:a xlink:type="simple" xlink:href="http://diydrones.com/forum/topics/atg-l600-x4-quad-with-apm2"><text:span text:style-name="T155_14">forum</text:span></text:a></text:span><text:span text:style-name="T155_15"><text:a xlink:type="simple" xlink:href="http://diydrones.com/forum/topics/atg-l600-x4-quad-with-apm2"><text:span text:style-name="T155_16">/</text:span></text:a></text:span><text:span text:style-name="T155_17"><text:a xlink:type="simple" xlink:href="http://diydrones.com/forum/topics/atg-l600-x4-quad-with-apm2"><text:span text:style-name="T155_18">topics</text:span></text:a></text:span><text:span text:style-name="T155_19"><text:a xlink:type="simple" xlink:href="http://diydrones.com/forum/topics/atg-l600-x4-quad-with-apm2"><text:span text:style-name="T155_20">/</text:span></text:a></text:span><text:span text:style-name="T155_21"><text:a xlink:type="simple" xlink:href="http://diydrones.com/forum/topics/atg-l600-x4-quad-with-apm2"><text:span text:style-name="T155_22">atg</text:span></text:a></text:span><text:span text:style-name="T155_23"><text:a xlink:type="simple" xlink:href="http://diydrones.com/forum/topics/atg-l600-x4-quad-with-apm2"><text:span text:style-name="T155_24">-</text:span></text:a></text:span><text:span text:style-name="T155_25"><text:a xlink:type="simple" xlink:href="http://diydrones.com/forum/topics/atg-l600-x4-quad-with-apm2"><text:span text:style-name="T155_26">l</text:span></text:a></text:span><text:span text:style-name="T155_27"><text:a xlink:type="simple" xlink:href="http://diydrones.com/forum/topics/atg-l600-x4-quad-with-apm2"><text:span text:style-name="T155_28">600-</text:span></text:a></text:span><text:span text:style-name="T155_29"><text:a xlink:type="simple" xlink:href="http://diydrones.com/forum/topics/atg-l600-x4-quad-with-apm2"><text:span text:style-name="T155_30">x</text:span></text:a></text:span><text:span text:style-name="T155_31"><text:a xlink:type="simple" xlink:href="http://diydrones.com/forum/topics/atg-l600-x4-quad-with-apm2"><text:span text:style-name="T155_32">4-</text:span></text:a></text:span><text:span text:style-name="T155_33"><text:a xlink:type="simple" xlink:href="http://diydrones.com/forum/topics/atg-l600-x4-quad-with-apm2"><text:span text:style-name="T155_34">quad</text:span></text:a></text:span><text:span text:style-name="T155_35"><text:a xlink:type="simple" xlink:href="http://diydrones.com/forum/topics/atg-l600-x4-quad-with-apm2"><text:span text:style-name="T155_36">-</text:span></text:a></text:span><text:span text:style-name="T155_37"><text:a xlink:type="simple" xlink:href="http://diydrones.com/forum/topics/atg-l600-x4-quad-with-apm2"><text:span text:style-name="T155_38">with</text:span></text:a></text:span><text:span text:style-name="T155_39"><text:a xlink:type="simple" xlink:href="http://diydrones.com/forum/topics/atg-l600-x4-quad-with-apm2"><text:span text:style-name="T155_40">-</text:span></text:a></text:span><text:span text:style-name="T155_41"><text:a xlink:type="simple" xlink:href="http://diydrones.com/forum/topics/atg-l600-x4-quad-with-apm2"><text:span text:style-name="T155_42">apm</text:span></text:a></text:span><text:span text:style-name="T155_43"><text:a xlink:type="simple" xlink:href="http://diydrones.com/forum/topics/atg-l600-x4-quad-with-apm2"><text:span text:style-name="T155_44">2</text:span></text:a></text:span></text:p>
      <text:p text:style-name="P156"><text:span text:style-name="T156_1"><text:a xlink:type="simple" xlink:href="http://www.arducopter.co.uk/what-do-i-need.html"><text:span text:style-name="T156_2">http</text:span></text:a></text:span><text:span text:style-name="T156_3"><text:a xlink:type="simple" xlink:href="http://www.arducopter.co.uk/what-do-i-need.html"><text:span text:style-name="T156_4">://</text:span></text:a></text:span><text:span text:style-name="T156_5"><text:a xlink:type="simple" xlink:href="http://www.arducopter.co.uk/what-do-i-need.html"><text:span text:style-name="T156_6">www</text:span></text:a></text:span><text:span text:style-name="T156_7"><text:a xlink:type="simple" xlink:href="http://www.arducopter.co.uk/what-do-i-need.html"><text:span text:style-name="T156_8">.</text:span></text:a></text:span><text:span text:style-name="T156_9"><text:a xlink:type="simple" xlink:href="http://www.arducopter.co.uk/what-do-i-need.html"><text:span text:style-name="T156_10">arducopter</text:span></text:a></text:span><text:span text:style-name="T156_11"><text:a xlink:type="simple" xlink:href="http://www.arducopter.co.uk/what-do-i-need.html"><text:span text:style-name="T156_12">.</text:span></text:a></text:span><text:span text:style-name="T156_13"><text:a xlink:type="simple" xlink:href="http://www.arducopter.co.uk/what-do-i-need.html"><text:span text:style-name="T156_14">co</text:span></text:a></text:span><text:span text:style-name="T156_15"><text:a xlink:type="simple" xlink:href="http://www.arducopter.co.uk/what-do-i-need.html"><text:span text:style-name="T156_16">.</text:span></text:a></text:span><text:span text:style-name="T156_17"><text:a xlink:type="simple" xlink:href="http://www.arducopter.co.uk/what-do-i-need.html"><text:span text:style-name="T156_18">uk</text:span></text:a></text:span><text:span text:style-name="T156_19"><text:a xlink:type="simple" xlink:href="http://www.arducopter.co.uk/what-do-i-need.html"><text:span text:style-name="T156_20">/</text:span></text:a></text:span><text:span text:style-name="T156_21"><text:a xlink:type="simple" xlink:href="http://www.arducopter.co.uk/what-do-i-need.html"><text:span text:style-name="T156_22">what</text:span></text:a></text:span><text:span text:style-name="T156_23"><text:a xlink:type="simple" xlink:href="http://www.arducopter.co.uk/what-do-i-need.html"><text:span text:style-name="T156_24">-</text:span></text:a></text:span><text:span text:style-name="T156_25"><text:a xlink:type="simple" xlink:href="http://www.arducopter.co.uk/what-do-i-need.html"><text:span text:style-name="T156_26">do</text:span></text:a></text:span><text:span text:style-name="T156_27"><text:a xlink:type="simple" xlink:href="http://www.arducopter.co.uk/what-do-i-need.html"><text:span text:style-name="T156_28">-</text:span></text:a></text:span><text:span text:style-name="T156_29"><text:a xlink:type="simple" xlink:href="http://www.arducopter.co.uk/what-do-i-need.html"><text:span text:style-name="T156_30">i</text:span></text:a></text:span><text:span text:style-name="T156_31"><text:a xlink:type="simple" xlink:href="http://www.arducopter.co.uk/what-do-i-need.html"><text:span text:style-name="T156_32">-</text:span></text:a></text:span><text:span text:style-name="T156_33"><text:a xlink:type="simple" xlink:href="http://www.arducopter.co.uk/what-do-i-need.html"><text:span text:style-name="T156_34">need</text:span></text:a></text:span><text:span text:style-name="T156_35"><text:a xlink:type="simple" xlink:href="http://www.arducopter.co.uk/what-do-i-need.html"><text:span text:style-name="T156_36">.</text:span></text:a></text:span><text:span text:style-name="T156_37"><text:a xlink:type="simple" xlink:href="http://www.arducopter.co.uk/what-do-i-need.html"><text:span text:style-name="T156_38">html</text:span></text:a></text:span></text:p>
      <text:p text:style-name="P157"><text:span text:style-name="T157_1"><text:a xlink:type="simple" xlink:href="http://shrediquette.blogspot.co.uk/"><text:span text:style-name="T157_2">http</text:span></text:a></text:span><text:span text:style-name="T157_3"><text:a xlink:type="simple" xlink:href="http://shrediquette.blogspot.co.uk/"><text:span text:style-name="T157_4">://</text:span></text:a></text:span><text:span text:style-name="T157_5"><text:a xlink:type="simple" xlink:href="http://shrediquette.blogspot.co.uk/"><text:span text:style-name="T157_6">shrediquette</text:span></text:a></text:span><text:span text:style-name="T157_7"><text:a xlink:type="simple" xlink:href="http://shrediquette.blogspot.co.uk/"><text:span text:style-name="T157_8">.</text:span></text:a></text:span><text:span text:style-name="T157_9"><text:a xlink:type="simple" xlink:href="http://shrediquette.blogspot.co.uk/"><text:span text:style-name="T157_10">blogspot</text:span></text:a></text:span><text:span text:style-name="T157_11"><text:a xlink:type="simple" xlink:href="http://shrediquette.blogspot.co.uk/"><text:span text:style-name="T157_12">.</text:span></text:a></text:span><text:span text:style-name="T157_13"><text:a xlink:type="simple" xlink:href="http://shrediquette.blogspot.co.uk/"><text:span text:style-name="T157_14">co</text:span></text:a></text:span><text:span text:style-name="T157_15"><text:a xlink:type="simple" xlink:href="http://shrediquette.blogspot.co.uk/"><text:span text:style-name="T157_16">.</text:span></text:a></text:span><text:span text:style-name="T157_17"><text:a xlink:type="simple" xlink:href="http://shrediquette.blogspot.co.uk/"><text:span text:style-name="T157_18">uk</text:span></text:a></text:span><text:span text:style-name="T157_19"><text:a xlink:type="simple" xlink:href="http://shrediquette.blogspot.co.uk/"><text:span text:style-name="T157_20">/</text:span></text:a></text:span><text:span text:style-name="T157_21"><text:s/></text:span></text:p>
      <text:p text:style-name="P158"><text:span text:style-name="T158_1"><text:a xlink:type="simple" xlink:href="http://www.scoutuav.com/2011/12/13/low-cost-arduino-based-auto-stabilizing-system/"><text:span text:style-name="T158_2">http</text:span></text:a></text:span><text:span text:style-name="T158_3"><text:a xlink:type="simple" xlink:href="http://www.scoutuav.com/2011/12/13/low-cost-arduino-based-auto-stabilizing-system/"><text:span text:style-name="T158_4">://</text:span></text:a></text:span><text:span text:style-name="T158_5"><text:a xlink:type="simple" xlink:href="http://www.scoutuav.com/2011/12/13/low-cost-arduino-based-auto-stabilizing-system/"><text:span text:style-name="T158_6">www</text:span></text:a></text:span><text:span text:style-name="T158_7"><text:a xlink:type="simple" xlink:href="http://www.scoutuav.com/2011/12/13/low-cost-arduino-based-auto-stabilizing-system/"><text:span text:style-name="T158_8">.</text:span></text:a></text:span><text:span text:style-name="T158_9"><text:a xlink:type="simple" xlink:href="http://www.scoutuav.com/2011/12/13/low-cost-arduino-based-auto-stabilizing-system/"><text:span text:style-name="T158_10">scoutuav</text:span></text:a></text:span><text:span text:style-name="T158_11"><text:a xlink:type="simple" xlink:href="http://www.scoutuav.com/2011/12/13/low-cost-arduino-based-auto-stabilizing-system/"><text:span text:style-name="T158_12">.</text:span></text:a></text:span><text:span text:style-name="T158_13"><text:a xlink:type="simple" xlink:href="http://www.scoutuav.com/2011/12/13/low-cost-arduino-based-auto-stabilizing-system/"><text:span text:style-name="T158_14">com</text:span></text:a></text:span><text:span text:style-name="T158_15"><text:a xlink:type="simple" xlink:href="http://www.scoutuav.com/2011/12/13/low-cost-arduino-based-auto-stabilizing-system/"><text:span text:style-name="T158_16">/2011/12/13/</text:span></text:a></text:span><text:span text:style-name="T158_17"><text:a xlink:type="simple" xlink:href="http://www.scoutuav.com/2011/12/13/low-cost-arduino-based-auto-stabilizing-system/"><text:span text:style-name="T158_18">low</text:span></text:a></text:span><text:span text:style-name="T158_19"><text:a xlink:type="simple" xlink:href="http://www.scoutuav.com/2011/12/13/low-cost-arduino-based-auto-stabilizing-system/"><text:span text:style-name="T158_20">-</text:span></text:a></text:span><text:span text:style-name="T158_21"><text:a xlink:type="simple" xlink:href="http://www.scoutuav.com/2011/12/13/low-cost-arduino-based-auto-stabilizing-system/"><text:span text:style-name="T158_22">cost</text:span></text:a></text:span><text:span text:style-name="T158_23"><text:a xlink:type="simple" xlink:href="http://www.scoutuav.com/2011/12/13/low-cost-arduino-based-auto-stabilizing-system/"><text:span text:style-name="T158_24">-</text:span></text:a></text:span><text:span text:style-name="T158_25"><text:a xlink:type="simple" xlink:href="http://www.scoutuav.com/2011/12/13/low-cost-arduino-based-auto-stabilizing-system/"><text:span text:style-name="T158_26">arduino</text:span></text:a></text:span><text:span text:style-name="T158_27"><text:a xlink:type="simple" xlink:href="http://www.scoutuav.com/2011/12/13/low-cost-arduino-based-auto-stabilizing-system/"><text:span text:style-name="T158_28">-</text:span></text:a></text:span><text:span text:style-name="T158_29"><text:a xlink:type="simple" xlink:href="http://www.scoutuav.com/2011/12/13/low-cost-arduino-based-auto-stabilizing-system/"><text:span text:style-name="T158_30">based</text:span></text:a></text:span><text:span text:style-name="T158_31"><text:a xlink:type="simple" xlink:href="http://www.scoutuav.com/2011/12/13/low-cost-arduino-based-auto-stabilizing-system/"><text:span text:style-name="T158_32">-</text:span></text:a></text:span><text:span text:style-name="T158_33"><text:a xlink:type="simple" xlink:href="http://www.scoutuav.com/2011/12/13/low-cost-arduino-based-auto-stabilizing-system/"><text:span text:style-name="T158_34">auto</text:span></text:a></text:span><text:span text:style-name="T158_35"><text:a xlink:type="simple" xlink:href="http://www.scoutuav.com/2011/12/13/low-cost-arduino-based-auto-stabilizing-system/"><text:span text:style-name="T158_36">-</text:span></text:a></text:span><text:span text:style-name="T158_37"><text:a xlink:type="simple" xlink:href="http://www.scoutuav.com/2011/12/13/low-cost-arduino-based-auto-stabilizing-system/"><text:span text:style-name="T158_38">stabilizing</text:span></text:a></text:span><text:span text:style-name="T158_39"><text:a xlink:type="simple" xlink:href="http://www.scoutuav.com/2011/12/13/low-cost-arduino-based-auto-stabilizing-system/"><text:span text:style-name="T158_40">-</text:span></text:a></text:span><text:span text:style-name="T158_41"><text:a xlink:type="simple" xlink:href="http://www.scoutuav.com/2011/12/13/low-cost-arduino-based-auto-stabilizing-system/"><text:span text:style-name="T158_42">system</text:span></text:a></text:span><text:span text:style-name="T158_43"><text:a xlink:type="simple" xlink:href="http://www.scoutuav.com/2011/12/13/low-cost-arduino-based-auto-stabilizing-system/"><text:span text:style-name="T158_44">/</text:span></text:a></text:span></text:p>
      <text:p text:style-name="P159"><text:span text:style-name="T159_1"><text:a xlink:type="simple" xlink:href="http://hackaday.com/2011/07/27/how-to-build-your-own-quadcopter-step-by-step/"><text:span text:style-name="T159_2">http</text:span></text:a></text:span><text:span text:style-name="T159_3"><text:a xlink:type="simple" xlink:href="http://hackaday.com/2011/07/27/how-to-build-your-own-quadcopter-step-by-step/"><text:span text:style-name="T159_4">://</text:span></text:a></text:span><text:span text:style-name="T159_5"><text:a xlink:type="simple" xlink:href="http://hackaday.com/2011/07/27/how-to-build-your-own-quadcopter-step-by-step/"><text:span text:style-name="T159_6">hackaday</text:span></text:a></text:span><text:span text:style-name="T159_7"><text:a xlink:type="simple" xlink:href="http://hackaday.com/2011/07/27/how-to-build-your-own-quadcopter-step-by-step/"><text:span text:style-name="T159_8">.</text:span></text:a></text:span><text:span text:style-name="T159_9"><text:a xlink:type="simple" xlink:href="http://hackaday.com/2011/07/27/how-to-build-your-own-quadcopter-step-by-step/"><text:span text:style-name="T159_10">com</text:span></text:a></text:span><text:span text:style-name="T159_11"><text:a xlink:type="simple" xlink:href="http://hackaday.com/2011/07/27/how-to-build-your-own-quadcopter-step-by-step/"><text:span text:style-name="T159_12">/2011/07/27/</text:span></text:a></text:span><text:span text:style-name="T159_13"><text:a xlink:type="simple" xlink:href="http://hackaday.com/2011/07/27/how-to-build-your-own-quadcopter-step-by-step/"><text:span text:style-name="T159_14">how</text:span></text:a></text:span><text:span text:style-name="T159_15"><text:a xlink:type="simple" xlink:href="http://hackaday.com/2011/07/27/how-to-build-your-own-quadcopter-step-by-step/"><text:span text:style-name="T159_16">-</text:span></text:a></text:span><text:span text:style-name="T159_17"><text:a xlink:type="simple" xlink:href="http://hackaday.com/2011/07/27/how-to-build-your-own-quadcopter-step-by-step/"><text:span text:style-name="T159_18">to</text:span></text:a></text:span><text:span text:style-name="T159_19"><text:a xlink:type="simple" xlink:href="http://hackaday.com/2011/07/27/how-to-build-your-own-quadcopter-step-by-step/"><text:span text:style-name="T159_20">-</text:span></text:a></text:span><text:span text:style-name="T159_21"><text:a xlink:type="simple" xlink:href="http://hackaday.com/2011/07/27/how-to-build-your-own-quadcopter-step-by-step/"><text:span text:style-name="T159_22">build</text:span></text:a></text:span><text:span text:style-name="T159_23"><text:a xlink:type="simple" xlink:href="http://hackaday.com/2011/07/27/how-to-build-your-own-quadcopter-step-by-step/"><text:span text:style-name="T159_24">-</text:span></text:a></text:span><text:span text:style-name="T159_25"><text:a xlink:type="simple" xlink:href="http://hackaday.com/2011/07/27/how-to-build-your-own-quadcopter-step-by-step/"><text:span text:style-name="T159_26">your</text:span></text:a></text:span><text:span text:style-name="T159_27"><text:a xlink:type="simple" xlink:href="http://hackaday.com/2011/07/27/how-to-build-your-own-quadcopter-step-by-step/"><text:span text:style-name="T159_28">-</text:span></text:a></text:span><text:span text:style-name="T159_29"><text:a xlink:type="simple" xlink:href="http://hackaday.com/2011/07/27/how-to-build-your-own-quadcopter-step-by-step/"><text:span text:style-name="T159_30">own</text:span></text:a></text:span><text:span text:style-name="T159_31"><text:a xlink:type="simple" xlink:href="http://hackaday.com/2011/07/27/how-to-build-your-own-quadcopter-step-by-step/"><text:span text:style-name="T159_32">-</text:span></text:a></text:span><text:span text:style-name="T159_33"><text:a xlink:type="simple" xlink:href="http://hackaday.com/2011/07/27/how-to-build-your-own-quadcopter-step-by-step/"><text:span text:style-name="T159_34">quadcopter</text:span></text:a></text:span><text:span text:style-name="T159_35"><text:a xlink:type="simple" xlink:href="http://hackaday.com/2011/07/27/how-to-build-your-own-quadcopter-step-by-step/"><text:span text:style-name="T159_36">-</text:span></text:a></text:span><text:span text:style-name="T159_37"><text:a xlink:type="simple" xlink:href="http://hackaday.com/2011/07/27/how-to-build-your-own-quadcopter-step-by-step/"><text:span text:style-name="T159_38">step</text:span></text:a></text:span><text:span text:style-name="T159_39"><text:a xlink:type="simple" xlink:href="http://hackaday.com/2011/07/27/how-to-build-your-own-quadcopter-step-by-step/"><text:span text:style-name="T159_40">-</text:span></text:a></text:span><text:span text:style-name="T159_41"><text:a xlink:type="simple" xlink:href="http://hackaday.com/2011/07/27/how-to-build-your-own-quadcopter-step-by-step/"><text:span text:style-name="T159_42">by</text:span></text:a></text:span><text:span text:style-name="T159_43"><text:a xlink:type="simple" xlink:href="http://hackaday.com/2011/07/27/how-to-build-your-own-quadcopter-step-by-step/"><text:span text:style-name="T159_44">-</text:span></text:a></text:span><text:span text:style-name="T159_45"><text:a xlink:type="simple" xlink:href="http://hackaday.com/2011/07/27/how-to-build-your-own-quadcopter-step-by-step/"><text:span text:style-name="T159_46">step</text:span></text:a></text:span><text:span text:style-name="T159_47"><text:a xlink:type="simple" xlink:href="http://hackaday.com/2011/07/27/how-to-build-your-own-quadcopter-step-by-step/"><text:span text:style-name="T159_48">/</text:span></text:a></text:span></text:p>
      <text:p text:style-name="P160"><text:span text:style-name="T160_1"><text:a xlink:type="simple" xlink:href="http://hacknmod.com/hack/the-diy-triple-rotor-helicopter/"><text:span text:style-name="T160_2">http</text:span></text:a></text:span><text:span text:style-name="T160_3"><text:a xlink:type="simple" xlink:href="http://hacknmod.com/hack/the-diy-triple-rotor-helicopter/"><text:span text:style-name="T160_4">://</text:span></text:a></text:span><text:span text:style-name="T160_5"><text:a xlink:type="simple" xlink:href="http://hacknmod.com/hack/the-diy-triple-rotor-helicopter/"><text:span text:style-name="T160_6">hacknmod</text:span></text:a></text:span><text:span text:style-name="T160_7"><text:a xlink:type="simple" xlink:href="http://hacknmod.com/hack/the-diy-triple-rotor-helicopter/"><text:span text:style-name="T160_8">.</text:span></text:a></text:span><text:span text:style-name="T160_9"><text:a xlink:type="simple" xlink:href="http://hacknmod.com/hack/the-diy-triple-rotor-helicopter/"><text:span text:style-name="T160_10">com</text:span></text:a></text:span><text:span text:style-name="T160_11"><text:a xlink:type="simple" xlink:href="http://hacknmod.com/hack/the-diy-triple-rotor-helicopter/"><text:span text:style-name="T160_12">/</text:span></text:a></text:span><text:span text:style-name="T160_13"><text:a xlink:type="simple" xlink:href="http://hacknmod.com/hack/the-diy-triple-rotor-helicopter/"><text:span text:style-name="T160_14">hack</text:span></text:a></text:span><text:span text:style-name="T160_15"><text:a xlink:type="simple" xlink:href="http://hacknmod.com/hack/the-diy-triple-rotor-helicopter/"><text:span text:style-name="T160_16">/</text:span></text:a></text:span><text:span text:style-name="T160_17"><text:a xlink:type="simple" xlink:href="http://hacknmod.com/hack/the-diy-triple-rotor-helicopter/"><text:span text:style-name="T160_18">the</text:span></text:a></text:span><text:span text:style-name="T160_19"><text:a xlink:type="simple" xlink:href="http://hacknmod.com/hack/the-diy-triple-rotor-helicopter/"><text:span text:style-name="T160_20">-</text:span></text:a></text:span><text:span text:style-name="T160_21"><text:a xlink:type="simple" xlink:href="http://hacknmod.com/hack/the-diy-triple-rotor-helicopter/"><text:span text:style-name="T160_22">diy</text:span></text:a></text:span><text:span text:style-name="T160_23"><text:a xlink:type="simple" xlink:href="http://hacknmod.com/hack/the-diy-triple-rotor-helicopter/"><text:span text:style-name="T160_24">-</text:span></text:a></text:span><text:span text:style-name="T160_25"><text:a xlink:type="simple" xlink:href="http://hacknmod.com/hack/the-diy-triple-rotor-helicopter/"><text:span text:style-name="T160_26">triple</text:span></text:a></text:span><text:span text:style-name="T160_27"><text:a xlink:type="simple" xlink:href="http://hacknmod.com/hack/the-diy-triple-rotor-helicopter/"><text:span text:style-name="T160_28">-</text:span></text:a></text:span><text:span text:style-name="T160_29"><text:a xlink:type="simple" xlink:href="http://hacknmod.com/hack/the-diy-triple-rotor-helicopter/"><text:span text:style-name="T160_30">rotor</text:span></text:a></text:span><text:span text:style-name="T160_31"><text:a xlink:type="simple" xlink:href="http://hacknmod.com/hack/the-diy-triple-rotor-helicopter/"><text:span text:style-name="T160_32">-</text:span></text:a></text:span><text:span text:style-name="T160_33"><text:a xlink:type="simple" xlink:href="http://hacknmod.com/hack/the-diy-triple-rotor-helicopter/"><text:span text:style-name="T160_34">helicopter</text:span></text:a></text:span><text:span text:style-name="T160_35"><text:a xlink:type="simple" xlink:href="http://hacknmod.com/hack/the-diy-triple-rotor-helicopter/"><text:span text:style-name="T160_36">/</text:span></text:a></text:span></text:p>
      <text:p text:style-name="P161"><text:span text:style-name="T161_1"><text:a xlink:type="simple" xlink:href="http://www.hobbytronics.co.uk/multicopter-our-build"><text:span text:style-name="T161_2">http</text:span></text:a></text:span><text:span text:style-name="T161_3"><text:a xlink:type="simple" xlink:href="http://www.hobbytronics.co.uk/multicopter-our-build"><text:span text:style-name="T161_4">://</text:span></text:a></text:span><text:span text:style-name="T161_5"><text:a xlink:type="simple" xlink:href="http://www.hobbytronics.co.uk/multicopter-our-build"><text:span text:style-name="T161_6">www</text:span></text:a></text:span><text:span text:style-name="T161_7"><text:a xlink:type="simple" xlink:href="http://www.hobbytronics.co.uk/multicopter-our-build"><text:span text:style-name="T161_8">.</text:span></text:a></text:span><text:span text:style-name="T161_9"><text:a xlink:type="simple" xlink:href="http://www.hobbytronics.co.uk/multicopter-our-build"><text:span text:style-name="T161_10">hobbytronics</text:span></text:a></text:span><text:span text:style-name="T161_11"><text:a xlink:type="simple" xlink:href="http://www.hobbytronics.co.uk/multicopter-our-build"><text:span text:style-name="T161_12">.</text:span></text:a></text:span><text:span text:style-name="T161_13"><text:a xlink:type="simple" xlink:href="http://www.hobbytronics.co.uk/multicopter-our-build"><text:span text:style-name="T161_14">co</text:span></text:a></text:span><text:span text:style-name="T161_15"><text:a xlink:type="simple" xlink:href="http://www.hobbytronics.co.uk/multicopter-our-build"><text:span text:style-name="T161_16">.</text:span></text:a></text:span><text:span text:style-name="T161_17"><text:a xlink:type="simple" xlink:href="http://www.hobbytronics.co.uk/multicopter-our-build"><text:span text:style-name="T161_18">uk</text:span></text:a></text:span><text:span text:style-name="T161_19"><text:a xlink:type="simple" xlink:href="http://www.hobbytronics.co.uk/multicopter-our-build"><text:span text:style-name="T161_20">/</text:span></text:a></text:span><text:span text:style-name="T161_21"><text:a xlink:type="simple" xlink:href="http://www.hobbytronics.co.uk/multicopter-our-build"><text:span text:style-name="T161_22">multicopter</text:span></text:a></text:span><text:span text:style-name="T161_23"><text:a xlink:type="simple" xlink:href="http://www.hobbytronics.co.uk/multicopter-our-build"><text:span text:style-name="T161_24">-</text:span></text:a></text:span><text:span text:style-name="T161_25"><text:a xlink:type="simple" xlink:href="http://www.hobbytronics.co.uk/multicopter-our-build"><text:span text:style-name="T161_26">our</text:span></text:a></text:span><text:span text:style-name="T161_27"><text:a xlink:type="simple" xlink:href="http://www.hobbytronics.co.uk/multicopter-our-build"><text:span text:style-name="T161_28">-</text:span></text:a></text:span><text:span text:style-name="T161_29"><text:a xlink:type="simple" xlink:href="http://www.hobbytronics.co.uk/multicopter-our-build"><text:span text:style-name="T161_30">build</text:span></text:a></text:span></text:p>
      <text:p text:style-name="P162"><text:span text:style-name="T162_1"><text:a xlink:type="simple" xlink:href="http://www.den-uijl.nl/electronics/gyro.html"><text:span text:style-name="T162_2">http</text:span></text:a></text:span><text:span text:style-name="T162_3"><text:a xlink:type="simple" xlink:href="http://www.den-uijl.nl/electronics/gyro.html"><text:span text:style-name="T162_4">://</text:span></text:a></text:span><text:span text:style-name="T162_5"><text:a xlink:type="simple" xlink:href="http://www.den-uijl.nl/electronics/gyro.html"><text:span text:style-name="T162_6">www</text:span></text:a></text:span><text:span text:style-name="T162_7"><text:a xlink:type="simple" xlink:href="http://www.den-uijl.nl/electronics/gyro.html"><text:span text:style-name="T162_8">.</text:span></text:a></text:span><text:span text:style-name="T162_9"><text:a xlink:type="simple" xlink:href="http://www.den-uijl.nl/electronics/gyro.html"><text:span text:style-name="T162_10">den</text:span></text:a></text:span><text:span text:style-name="T162_11"><text:a xlink:type="simple" xlink:href="http://www.den-uijl.nl/electronics/gyro.html"><text:span text:style-name="T162_12">-</text:span></text:a></text:span><text:span text:style-name="T162_13"><text:a xlink:type="simple" xlink:href="http://www.den-uijl.nl/electronics/gyro.html"><text:span text:style-name="T162_14">uijl</text:span></text:a></text:span><text:span text:style-name="T162_15"><text:a xlink:type="simple" xlink:href="http://www.den-uijl.nl/electronics/gyro.html"><text:span text:style-name="T162_16">.</text:span></text:a></text:span><text:span text:style-name="T162_17"><text:a xlink:type="simple" xlink:href="http://www.den-uijl.nl/electronics/gyro.html"><text:span text:style-name="T162_18">nl</text:span></text:a></text:span><text:span text:style-name="T162_19"><text:a xlink:type="simple" xlink:href="http://www.den-uijl.nl/electronics/gyro.html"><text:span text:style-name="T162_20">/</text:span></text:a></text:span><text:span text:style-name="T162_21"><text:a xlink:type="simple" xlink:href="http://www.den-uijl.nl/electronics/gyro.html"><text:span text:style-name="T162_22">electronics</text:span></text:a></text:span><text:span text:style-name="T162_23"><text:a xlink:type="simple" xlink:href="http://www.den-uijl.nl/electronics/gyro.html"><text:span text:style-name="T162_24">/</text:span></text:a></text:span><text:span text:style-name="T162_25"><text:a xlink:type="simple" xlink:href="http://www.den-uijl.nl/electronics/gyro.html"><text:span text:style-name="T162_26">gyro</text:span></text:a></text:span><text:span text:style-name="T162_27"><text:a xlink:type="simple" xlink:href="http://www.den-uijl.nl/electronics/gyro.html"><text:span text:style-name="T162_28">.</text:span></text:a></text:span><text:span text:style-name="T162_29"><text:a xlink:type="simple" xlink:href="http://www.den-uijl.nl/electronics/gyro.html"><text:span text:style-name="T162_30">html</text:span></text:a></text:span></text:p>
      <text:p text:style-name="P163"><text:span text:style-name="T163_1"><text:tab/></text:span><text:span text:style-name="T163_2"><text:a xlink:type="simple" xlink:href="http://wiki.roblox.com/index.php/Euler_angles"><text:span text:style-name="T163_3">http</text:span></text:a></text:span><text:span text:style-name="T163_4"><text:a xlink:type="simple" xlink:href="http://wiki.roblox.com/index.php/Euler_angles"><text:span text:style-name="T163_5">://</text:span></text:a></text:span><text:span text:style-name="T163_6"><text:a xlink:type="simple" xlink:href="http://wiki.roblox.com/index.php/Euler_angles"><text:span text:style-name="T163_7">wiki</text:span></text:a></text:span><text:span text:style-name="T163_8"><text:a xlink:type="simple" xlink:href="http://wiki.roblox.com/index.php/Euler_angles"><text:span text:style-name="T163_9">.</text:span></text:a></text:span><text:span text:style-name="T163_10"><text:a xlink:type="simple" xlink:href="http://wiki.roblox.com/index.php/Euler_angles"><text:span text:style-name="T163_11">roblox</text:span></text:a></text:span><text:span text:style-name="T163_12"><text:a xlink:type="simple" xlink:href="http://wiki.roblox.com/index.php/Euler_angles"><text:span text:style-name="T163_13">.</text:span></text:a></text:span><text:span text:style-name="T163_14"><text:a xlink:type="simple" xlink:href="http://wiki.roblox.com/index.php/Euler_angles"><text:span text:style-name="T163_15">com</text:span></text:a></text:span><text:span text:style-name="T163_16"><text:a xlink:type="simple" xlink:href="http://wiki.roblox.com/index.php/Euler_angles"><text:span text:style-name="T163_17">/</text:span></text:a></text:span><text:span text:style-name="T163_18"><text:a xlink:type="simple" xlink:href="http://wiki.roblox.com/index.php/Euler_angles"><text:span text:style-name="T163_19">index</text:span></text:a></text:span><text:span text:style-name="T163_20"><text:a xlink:type="simple" xlink:href="http://wiki.roblox.com/index.php/Euler_angles"><text:span text:style-name="T163_21">.</text:span></text:a></text:span><text:span text:style-name="T163_22"><text:a xlink:type="simple" xlink:href="http://wiki.roblox.com/index.php/Euler_angles"><text:span text:style-name="T163_23">php</text:span></text:a></text:span><text:span text:style-name="T163_24"><text:a xlink:type="simple" xlink:href="http://wiki.roblox.com/index.php/Euler_angles"><text:span text:style-name="T163_25">/</text:span></text:a></text:span><text:span text:style-name="T163_26"><text:a xlink:type="simple" xlink:href="http://wiki.roblox.com/index.php/Euler_angles"><text:span text:style-name="T163_27">Euler</text:span></text:a></text:span><text:span text:style-name="T163_28"><text:a xlink:type="simple" xlink:href="http://wiki.roblox.com/index.php/Euler_angles"><text:span text:style-name="T163_29">_</text:span></text:a></text:span><text:span text:style-name="T163_30"><text:a xlink:type="simple" xlink:href="http://wiki.roblox.com/index.php/Euler_angles"><text:span text:style-name="T163_31">angles</text:span></text:a></text:span><text:span text:style-name="T163_32"><text:s/></text:span></text:p>
      <text:p text:style-name="P164"/>
      <text:p text:style-name="P165"><text:span text:style-name="T165_1"><text:a xlink:type="simple" xlink:href="http://arduino.cc/forum/index.php?topic=39900.0"><text:span text:style-name="T165_2">http</text:span></text:a></text:span><text:span text:style-name="T165_3"><text:a xlink:type="simple" xlink:href="http://arduino.cc/forum/index.php?topic=39900.0"><text:span text:style-name="T165_4">://</text:span></text:a></text:span><text:span text:style-name="T165_5"><text:a xlink:type="simple" xlink:href="http://arduino.cc/forum/index.php?topic=39900.0"><text:span text:style-name="T165_6">arduino</text:span></text:a></text:span><text:span text:style-name="T165_7"><text:a xlink:type="simple" xlink:href="http://arduino.cc/forum/index.php?topic=39900.0"><text:span text:style-name="T165_8">.</text:span></text:a></text:span><text:span text:style-name="T165_9"><text:a xlink:type="simple" xlink:href="http://arduino.cc/forum/index.php?topic=39900.0"><text:span text:style-name="T165_10">cc</text:span></text:a></text:span><text:span text:style-name="T165_11"><text:a xlink:type="simple" xlink:href="http://arduino.cc/forum/index.php?topic=39900.0"><text:span text:style-name="T165_12">/</text:span></text:a></text:span><text:span text:style-name="T165_13"><text:a xlink:type="simple" xlink:href="http://arduino.cc/forum/index.php?topic=39900.0"><text:span text:style-name="T165_14">forum</text:span></text:a></text:span><text:span text:style-name="T165_15"><text:a xlink:type="simple" xlink:href="http://arduino.cc/forum/index.php?topic=39900.0"><text:span text:style-name="T165_16">/</text:span></text:a></text:span><text:span text:style-name="T165_17"><text:a xlink:type="simple" xlink:href="http://arduino.cc/forum/index.php?topic=39900.0"><text:span text:style-name="T165_18">index</text:span></text:a></text:span><text:span text:style-name="T165_19"><text:a xlink:type="simple" xlink:href="http://arduino.cc/forum/index.php?topic=39900.0"><text:span text:style-name="T165_20">.</text:span></text:a></text:span><text:span text:style-name="T165_21"><text:a xlink:type="simple" xlink:href="http://arduino.cc/forum/index.php?topic=39900.0"><text:span text:style-name="T165_22">php</text:span></text:a></text:span><text:span text:style-name="T165_23"><text:a xlink:type="simple" xlink:href="http://arduino.cc/forum/index.php?topic=39900.0"><text:span text:style-name="T165_24">?</text:span></text:a></text:span><text:span text:style-name="T165_25"><text:a xlink:type="simple" xlink:href="http://arduino.cc/forum/index.php?topic=39900.0"><text:span text:style-name="T165_26">topic</text:span></text:a></text:span><text:span text:style-name="T165_27"><text:a xlink:type="simple" xlink:href="http://arduino.cc/forum/index.php?topic=39900.0"><text:span text:style-name="T165_28">=39900.0</text:span></text:a></text:span></text:p>
      <text:p text:style-name="P166"><text:span text:style-name="T166_1"><text:a xlink:type="simple" xlink:href="http://rcarduino.blogspot.co.uk/2012/11/how-to-read-rc-receiver-ppm-stream.html?m=1"><text:span text:style-name="T166_2">http</text:span></text:a></text:span><text:span text:style-name="T166_3"><text:a xlink:type="simple" xlink:href="http://rcarduino.blogspot.co.uk/2012/11/how-to-read-rc-receiver-ppm-stream.html?m=1"><text:span text:style-name="T166_4">://</text:span></text:a></text:span><text:span text:style-name="T166_5"><text:a xlink:type="simple" xlink:href="http://rcarduino.blogspot.co.uk/2012/11/how-to-read-rc-receiver-ppm-stream.html?m=1"><text:span text:style-name="T166_6">rcarduino</text:span></text:a></text:span><text:span text:style-name="T166_7"><text:a xlink:type="simple" xlink:href="http://rcarduino.blogspot.co.uk/2012/11/how-to-read-rc-receiver-ppm-stream.html?m=1"><text:span text:style-name="T166_8">.</text:span></text:a></text:span><text:span text:style-name="T166_9"><text:a xlink:type="simple" xlink:href="http://rcarduino.blogspot.co.uk/2012/11/how-to-read-rc-receiver-ppm-stream.html?m=1"><text:span text:style-name="T166_10">blogspot</text:span></text:a></text:span><text:span text:style-name="T166_11"><text:a xlink:type="simple" xlink:href="http://rcarduino.blogspot.co.uk/2012/11/how-to-read-rc-receiver-ppm-stream.html?m=1"><text:span text:style-name="T166_12">.</text:span></text:a></text:span><text:span text:style-name="T166_13"><text:a xlink:type="simple" xlink:href="http://rcarduino.blogspot.co.uk/2012/11/how-to-read-rc-receiver-ppm-stream.html?m=1"><text:span text:style-name="T166_14">co</text:span></text:a></text:span><text:span text:style-name="T166_15"><text:a xlink:type="simple" xlink:href="http://rcarduino.blogspot.co.uk/2012/11/how-to-read-rc-receiver-ppm-stream.html?m=1"><text:span text:style-name="T166_16">.</text:span></text:a></text:span><text:span text:style-name="T166_17"><text:a xlink:type="simple" xlink:href="http://rcarduino.blogspot.co.uk/2012/11/how-to-read-rc-receiver-ppm-stream.html?m=1"><text:span text:style-name="T166_18">uk</text:span></text:a></text:span><text:span text:style-name="T166_19"><text:a xlink:type="simple" xlink:href="http://rcarduino.blogspot.co.uk/2012/11/how-to-read-rc-receiver-ppm-stream.html?m=1"><text:span text:style-name="T166_20">/2012/11/</text:span></text:a></text:span><text:span text:style-name="T166_21"><text:a xlink:type="simple" xlink:href="http://rcarduino.blogspot.co.uk/2012/11/how-to-read-rc-receiver-ppm-stream.html?m=1"><text:span text:style-name="T166_22">how</text:span></text:a></text:span><text:span text:style-name="T166_23"><text:a xlink:type="simple" xlink:href="http://rcarduino.blogspot.co.uk/2012/11/how-to-read-rc-receiver-ppm-stream.html?m=1"><text:span text:style-name="T166_24">-</text:span></text:a></text:span><text:span text:style-name="T166_25"><text:a xlink:type="simple" xlink:href="http://rcarduino.blogspot.co.uk/2012/11/how-to-read-rc-receiver-ppm-stream.html?m=1"><text:span text:style-name="T166_26">to</text:span></text:a></text:span><text:span text:style-name="T166_27"><text:a xlink:type="simple" xlink:href="http://rcarduino.blogspot.co.uk/2012/11/how-to-read-rc-receiver-ppm-stream.html?m=1"><text:span text:style-name="T166_28">-</text:span></text:a></text:span><text:span text:style-name="T166_29"><text:a xlink:type="simple" xlink:href="http://rcarduino.blogspot.co.uk/2012/11/how-to-read-rc-receiver-ppm-stream.html?m=1"><text:span text:style-name="T166_30">read</text:span></text:a></text:span><text:span text:style-name="T166_31"><text:a xlink:type="simple" xlink:href="http://rcarduino.blogspot.co.uk/2012/11/how-to-read-rc-receiver-ppm-stream.html?m=1"><text:span text:style-name="T166_32">-</text:span></text:a></text:span><text:span text:style-name="T166_33"><text:a xlink:type="simple" xlink:href="http://rcarduino.blogspot.co.uk/2012/11/how-to-read-rc-receiver-ppm-stream.html?m=1"><text:span text:style-name="T166_34">rc</text:span></text:a></text:span><text:span text:style-name="T166_35"><text:a xlink:type="simple" xlink:href="http://rcarduino.blogspot.co.uk/2012/11/how-to-read-rc-receiver-ppm-stream.html?m=1"><text:span text:style-name="T166_36">-</text:span></text:a></text:span><text:span text:style-name="T166_37"><text:a xlink:type="simple" xlink:href="http://rcarduino.blogspot.co.uk/2012/11/how-to-read-rc-receiver-ppm-stream.html?m=1"><text:span text:style-name="T166_38">receiver</text:span></text:a></text:span><text:span text:style-name="T166_39"><text:a xlink:type="simple" xlink:href="http://rcarduino.blogspot.co.uk/2012/11/how-to-read-rc-receiver-ppm-stream.html?m=1"><text:span text:style-name="T166_40">-</text:span></text:a></text:span><text:span text:style-name="T166_41"><text:a xlink:type="simple" xlink:href="http://rcarduino.blogspot.co.uk/2012/11/how-to-read-rc-receiver-ppm-stream.html?m=1"><text:span text:style-name="T166_42">ppm</text:span></text:a></text:span><text:span text:style-name="T166_43"><text:a xlink:type="simple" xlink:href="http://rcarduino.blogspot.co.uk/2012/11/how-to-read-rc-receiver-ppm-stream.html?m=1"><text:span text:style-name="T166_44">-</text:span></text:a></text:span><text:span text:style-name="T166_45"><text:a xlink:type="simple" xlink:href="http://rcarduino.blogspot.co.uk/2012/11/how-to-read-rc-receiver-ppm-stream.html?m=1"><text:span text:style-name="T166_46">stream</text:span></text:a></text:span><text:span text:style-name="T166_47"><text:a xlink:type="simple" xlink:href="http://rcarduino.blogspot.co.uk/2012/11/how-to-read-rc-receiver-ppm-stream.html?m=1"><text:span text:style-name="T166_48">.</text:span></text:a></text:span><text:span text:style-name="T166_49"><text:a xlink:type="simple" xlink:href="http://rcarduino.blogspot.co.uk/2012/11/how-to-read-rc-receiver-ppm-stream.html?m=1"><text:span text:style-name="T166_50">html</text:span></text:a></text:span><text:span text:style-name="T166_51"><text:a xlink:type="simple" xlink:href="http://rcarduino.blogspot.co.uk/2012/11/how-to-read-rc-receiver-ppm-stream.html?m=1"><text:span text:style-name="T166_52">?</text:span></text:a></text:span><text:span text:style-name="T166_53"><text:a xlink:type="simple" xlink:href="http://rcarduino.blogspot.co.uk/2012/11/how-to-read-rc-receiver-ppm-stream.html?m=1"><text:span text:style-name="T166_54">m</text:span></text:a></text:span><text:span text:style-name="T166_55"><text:a xlink:type="simple" xlink:href="http://rcarduino.blogspot.co.uk/2012/11/how-to-read-rc-receiver-ppm-stream.html?m=1"><text:span text:style-name="T166_56">=1</text:span></text:a></text:span></text:p>
      <text:p text:style-name="P167"><text:span text:style-name="T167_1"><text:a xlink:type="simple" xlink:href="http://www.sparkfun.com/tutorials/348"><text:span text:style-name="T167_2">http</text:span></text:a></text:span><text:span text:style-name="T167_3"><text:a xlink:type="simple" xlink:href="http://www.sparkfun.com/tutorials/348"><text:span text:style-name="T167_4">://</text:span></text:a></text:span><text:span text:style-name="T167_5"><text:a xlink:type="simple" xlink:href="http://www.sparkfun.com/tutorials/348"><text:span text:style-name="T167_6">www</text:span></text:a></text:span><text:span text:style-name="T167_7"><text:a xlink:type="simple" xlink:href="http://www.sparkfun.com/tutorials/348"><text:span text:style-name="T167_8">.</text:span></text:a></text:span><text:span text:style-name="T167_9"><text:a xlink:type="simple" xlink:href="http://www.sparkfun.com/tutorials/348"><text:span text:style-name="T167_10">sparkfun</text:span></text:a></text:span><text:span text:style-name="T167_11"><text:a xlink:type="simple" xlink:href="http://www.sparkfun.com/tutorials/348"><text:span text:style-name="T167_12">.</text:span></text:a></text:span><text:span text:style-name="T167_13"><text:a xlink:type="simple" xlink:href="http://www.sparkfun.com/tutorials/348"><text:span text:style-name="T167_14">com</text:span></text:a></text:span><text:span text:style-name="T167_15"><text:a xlink:type="simple" xlink:href="http://www.sparkfun.com/tutorials/348"><text:span text:style-name="T167_16">/</text:span></text:a></text:span><text:span text:style-name="T167_17"><text:a xlink:type="simple" xlink:href="http://www.sparkfun.com/tutorials/348"><text:span text:style-name="T167_18">tutorials</text:span></text:a></text:span><text:span text:style-name="T167_19"><text:a xlink:type="simple" xlink:href="http://www.sparkfun.com/tutorials/348"><text:span text:style-name="T167_20">/348</text:span></text:a></text:span></text:p>
      <text:p text:style-name="P168"><text:span text:style-name="T168_1"><text:a xlink:type="simple" xlink:href="http://arduino.cc/forum/index.php?topic=135590.0"><text:span text:style-name="T168_2">http</text:span></text:a></text:span><text:span text:style-name="T168_3"><text:a xlink:type="simple" xlink:href="http://arduino.cc/forum/index.php?topic=135590.0"><text:span text:style-name="T168_4">://</text:span></text:a></text:span><text:span text:style-name="T168_5"><text:a xlink:type="simple" xlink:href="http://arduino.cc/forum/index.php?topic=135590.0"><text:span text:style-name="T168_6">arduino</text:span></text:a></text:span><text:span text:style-name="T168_7"><text:a xlink:type="simple" xlink:href="http://arduino.cc/forum/index.php?topic=135590.0"><text:span text:style-name="T168_8">.</text:span></text:a></text:span><text:span text:style-name="T168_9"><text:a xlink:type="simple" xlink:href="http://arduino.cc/forum/index.php?topic=135590.0"><text:span text:style-name="T168_10">cc</text:span></text:a></text:span><text:span text:style-name="T168_11"><text:a xlink:type="simple" xlink:href="http://arduino.cc/forum/index.php?topic=135590.0"><text:span text:style-name="T168_12">/</text:span></text:a></text:span><text:span text:style-name="T168_13"><text:a xlink:type="simple" xlink:href="http://arduino.cc/forum/index.php?topic=135590.0"><text:span text:style-name="T168_14">forum</text:span></text:a></text:span><text:span text:style-name="T168_15"><text:a xlink:type="simple" xlink:href="http://arduino.cc/forum/index.php?topic=135590.0"><text:span text:style-name="T168_16">/</text:span></text:a></text:span><text:span text:style-name="T168_17"><text:a xlink:type="simple" xlink:href="http://arduino.cc/forum/index.php?topic=135590.0"><text:span text:style-name="T168_18">index</text:span></text:a></text:span><text:span text:style-name="T168_19"><text:a xlink:type="simple" xlink:href="http://arduino.cc/forum/index.php?topic=135590.0"><text:span text:style-name="T168_20">.</text:span></text:a></text:span><text:span text:style-name="T168_21"><text:a xlink:type="simple" xlink:href="http://arduino.cc/forum/index.php?topic=135590.0"><text:span text:style-name="T168_22">php</text:span></text:a></text:span><text:span text:style-name="T168_23"><text:a xlink:type="simple" xlink:href="http://arduino.cc/forum/index.php?topic=135590.0"><text:span text:style-name="T168_24">?</text:span></text:a></text:span><text:span text:style-name="T168_25"><text:a xlink:type="simple" xlink:href="http://arduino.cc/forum/index.php?topic=135590.0"><text:span text:style-name="T168_26">topic</text:span></text:a></text:span><text:span text:style-name="T168_27"><text:a xlink:type="simple" xlink:href="http://arduino.cc/forum/index.php?topic=135590.0"><text:span text:style-name="T168_28">=135590.0</text:span></text:a></text:span></text:p>
      <text:p text:style-name="P169"><text:span text:style-name="T169_1"><text:a xlink:type="simple" xlink:href="http://forums.openpilot.org/topic/8300-need-some-experienced-advice-about-spektrum/"><text:span text:style-name="T169_2">http</text:span></text:a></text:span><text:span text:style-name="T169_3"><text:a xlink:type="simple" xlink:href="http://forums.openpilot.org/topic/8300-need-some-experienced-advice-about-spektrum/"><text:span text:style-name="T169_4">://</text:span></text:a></text:span><text:span text:style-name="T169_5"><text:a xlink:type="simple" xlink:href="http://forums.openpilot.org/topic/8300-need-some-experienced-advice-about-spektrum/"><text:span text:style-name="T169_6">forums</text:span></text:a></text:span><text:span text:style-name="T169_7"><text:a xlink:type="simple" xlink:href="http://forums.openpilot.org/topic/8300-need-some-experienced-advice-about-spektrum/"><text:span text:style-name="T169_8">.</text:span></text:a></text:span><text:span text:style-name="T169_9"><text:a xlink:type="simple" xlink:href="http://forums.openpilot.org/topic/8300-need-some-experienced-advice-about-spektrum/"><text:span text:style-name="T169_10">openpilot</text:span></text:a></text:span><text:span text:style-name="T169_11"><text:a xlink:type="simple" xlink:href="http://forums.openpilot.org/topic/8300-need-some-experienced-advice-about-spektrum/"><text:span text:style-name="T169_12">.</text:span></text:a></text:span><text:span text:style-name="T169_13"><text:a xlink:type="simple" xlink:href="http://forums.openpilot.org/topic/8300-need-some-experienced-advice-about-spektrum/"><text:span text:style-name="T169_14">org</text:span></text:a></text:span><text:span text:style-name="T169_15"><text:a xlink:type="simple" xlink:href="http://forums.openpilot.org/topic/8300-need-some-experienced-advice-about-spektrum/"><text:span text:style-name="T169_16">/</text:span></text:a></text:span><text:span text:style-name="T169_17"><text:a xlink:type="simple" xlink:href="http://forums.openpilot.org/topic/8300-need-some-experienced-advice-about-spektrum/"><text:span text:style-name="T169_18">topic</text:span></text:a></text:span><text:span text:style-name="T169_19"><text:a xlink:type="simple" xlink:href="http://forums.openpilot.org/topic/8300-need-some-experienced-advice-about-spektrum/"><text:span text:style-name="T169_20">/8300-</text:span></text:a></text:span><text:span text:style-name="T169_21"><text:a xlink:type="simple" xlink:href="http://forums.openpilot.org/topic/8300-need-some-experienced-advice-about-spektrum/"><text:span text:style-name="T169_22">need</text:span></text:a></text:span><text:span text:style-name="T169_23"><text:a xlink:type="simple" xlink:href="http://forums.openpilot.org/topic/8300-need-some-experienced-advice-about-spektrum/"><text:span text:style-name="T169_24">-</text:span></text:a></text:span><text:span text:style-name="T169_25"><text:a xlink:type="simple" xlink:href="http://forums.openpilot.org/topic/8300-need-some-experienced-advice-about-spektrum/"><text:span text:style-name="T169_26">some</text:span></text:a></text:span><text:span text:style-name="T169_27"><text:a xlink:type="simple" xlink:href="http://forums.openpilot.org/topic/8300-need-some-experienced-advice-about-spektrum/"><text:span text:style-name="T169_28">-</text:span></text:a></text:span><text:span text:style-name="T169_29"><text:a xlink:type="simple" xlink:href="http://forums.openpilot.org/topic/8300-need-some-experienced-advice-about-spektrum/"><text:span text:style-name="T169_30">experienced</text:span></text:a></text:span><text:span text:style-name="T169_31"><text:a xlink:type="simple" xlink:href="http://forums.openpilot.org/topic/8300-need-some-experienced-advice-about-spektrum/"><text:span text:style-name="T169_32">-</text:span></text:a></text:span><text:span text:style-name="T169_33"><text:a xlink:type="simple" xlink:href="http://forums.openpilot.org/topic/8300-need-some-experienced-advice-about-spektrum/"><text:span text:style-name="T169_34">advice</text:span></text:a></text:span><text:span text:style-name="T169_35"><text:a xlink:type="simple" xlink:href="http://forums.openpilot.org/topic/8300-need-some-experienced-advice-about-spektrum/"><text:span text:style-name="T169_36">-</text:span></text:a></text:span><text:span text:style-name="T169_37"><text:a xlink:type="simple" xlink:href="http://forums.openpilot.org/topic/8300-need-some-experienced-advice-about-spektrum/"><text:span text:style-name="T169_38">about</text:span></text:a></text:span><text:span text:style-name="T169_39"><text:a xlink:type="simple" xlink:href="http://forums.openpilot.org/topic/8300-need-some-experienced-advice-about-spektrum/"><text:span text:style-name="T169_40">-</text:span></text:a></text:span><text:span text:style-name="T169_41"><text:a xlink:type="simple" xlink:href="http://forums.openpilot.org/topic/8300-need-some-experienced-advice-about-spektrum/"><text:span text:style-name="T169_42">spektrum</text:span></text:a></text:span><text:span text:style-name="T169_43"><text:a xlink:type="simple" xlink:href="http://forums.openpilot.org/topic/8300-need-some-experienced-advice-about-spektrum/"><text:span text:style-name="T169_44">/</text:span></text:a></text:span></text:p>
      <text:p text:style-name="P170"/>
      <text:p text:style-name="P171"><text:span text:style-name="T171_1"><text:a xlink:type="simple" xlink:href="http://oddcopter.com/2012/02/06/choosing-quadcopter-motors-and-props/"><text:span text:style-name="T171_2">http</text:span></text:a></text:span><text:span text:style-name="T171_3"><text:a xlink:type="simple" xlink:href="http://oddcopter.com/2012/02/06/choosing-quadcopter-motors-and-props/"><text:span text:style-name="T171_4">://</text:span></text:a></text:span><text:span text:style-name="T171_5"><text:a xlink:type="simple" xlink:href="http://oddcopter.com/2012/02/06/choosing-quadcopter-motors-and-props/"><text:span text:style-name="T171_6">oddcopter</text:span></text:a></text:span><text:span text:style-name="T171_7"><text:a xlink:type="simple" xlink:href="http://oddcopter.com/2012/02/06/choosing-quadcopter-motors-and-props/"><text:span text:style-name="T171_8">.</text:span></text:a></text:span><text:span text:style-name="T171_9"><text:a xlink:type="simple" xlink:href="http://oddcopter.com/2012/02/06/choosing-quadcopter-motors-and-props/"><text:span text:style-name="T171_10">com</text:span></text:a></text:span><text:span text:style-name="T171_11"><text:a xlink:type="simple" xlink:href="http://oddcopter.com/2012/02/06/choosing-quadcopter-motors-and-props/"><text:span text:style-name="T171_12">/2012/02/06/</text:span></text:a></text:span><text:span text:style-name="T171_13"><text:a xlink:type="simple" xlink:href="http://oddcopter.com/2012/02/06/choosing-quadcopter-motors-and-props/"><text:span text:style-name="T171_14">choosing</text:span></text:a></text:span><text:span text:style-name="T171_15"><text:a xlink:type="simple" xlink:href="http://oddcopter.com/2012/02/06/choosing-quadcopter-motors-and-props/"><text:span text:style-name="T171_16">-</text:span></text:a></text:span><text:span text:style-name="T171_17"><text:a xlink:type="simple" xlink:href="http://oddcopter.com/2012/02/06/choosing-quadcopter-motors-and-props/"><text:span text:style-name="T171_18">quadcopter</text:span></text:a></text:span><text:span text:style-name="T171_19"><text:a xlink:type="simple" xlink:href="http://oddcopter.com/2012/02/06/choosing-quadcopter-motors-and-props/"><text:span text:style-name="T171_20">-</text:span></text:a></text:span><text:span text:style-name="T171_21"><text:a xlink:type="simple" xlink:href="http://oddcopter.com/2012/02/06/choosing-quadcopter-motors-and-props/"><text:span text:style-name="T171_22">motors</text:span></text:a></text:span><text:span text:style-name="T171_23"><text:a xlink:type="simple" xlink:href="http://oddcopter.com/2012/02/06/choosing-quadcopter-motors-and-props/"><text:span text:style-name="T171_24">-</text:span></text:a></text:span><text:span text:style-name="T171_25"><text:a xlink:type="simple" xlink:href="http://oddcopter.com/2012/02/06/choosing-quadcopter-motors-and-props/"><text:span text:style-name="T171_26">and</text:span></text:a></text:span><text:span text:style-name="T171_27"><text:a xlink:type="simple" xlink:href="http://oddcopter.com/2012/02/06/choosing-quadcopter-motors-and-props/"><text:span text:style-name="T171_28">-</text:span></text:a></text:span><text:span text:style-name="T171_29"><text:a xlink:type="simple" xlink:href="http://oddcopter.com/2012/02/06/choosing-quadcopter-motors-and-props/"><text:span text:style-name="T171_30">props</text:span></text:a></text:span><text:span text:style-name="T171_31"><text:a xlink:type="simple" xlink:href="http://oddcopter.com/2012/02/06/choosing-quadcopter-motors-and-props/"><text:span text:style-name="T171_32">/</text:span></text:a></text:span><text:span text:style-name="T171_33"><text:s/></text:span></text:p>
      <text:p text:style-name="P172"/>
      <text:p text:style-name="P173"><text:span text:style-name="T173_1">Instructions</text:span><text:span text:style-name="T173_2"><text:s/></text:span><text:span text:style-name="T173_3">to</text:span><text:span text:style-name="T173_4"><text:s/></text:span><text:span text:style-name="T173_5">link</text:span><text:span text:style-name="T173_6"><text:s/></text:span><text:span text:style-name="T173_7">RC</text:span><text:span text:style-name="T173_8"><text:s/></text:span><text:span text:style-name="T173_9">to</text:span><text:span text:style-name="T173_10"><text:s/></text:span><text:span text:style-name="T173_11">APM</text:span><text:span text:style-name="T173_12">2</text:span></text:p>
      <text:p text:style-name="P174"><text:span text:style-name="T174_1"><text:a xlink:type="simple" xlink:href="http://code.google.com/p/arducopter/wiki/APM2RC"><text:span text:style-name="T174_2">http</text:span></text:a></text:span><text:span text:style-name="T174_3"><text:a xlink:type="simple" xlink:href="http://code.google.com/p/arducopter/wiki/APM2RC"><text:span text:style-name="T174_4">://</text:span></text:a></text:span><text:span text:style-name="T174_5"><text:a xlink:type="simple" xlink:href="http://code.google.com/p/arducopter/wiki/APM2RC"><text:span text:style-name="T174_6">code</text:span></text:a></text:span><text:span text:style-name="T174_7"><text:a xlink:type="simple" xlink:href="http://code.google.com/p/arducopter/wiki/APM2RC"><text:span text:style-name="T174_8">.</text:span></text:a></text:span><text:span text:style-name="T174_9"><text:a xlink:type="simple" xlink:href="http://code.google.com/p/arducopter/wiki/APM2RC"><text:span text:style-name="T174_10">google</text:span></text:a></text:span><text:span text:style-name="T174_11"><text:a xlink:type="simple" xlink:href="http://code.google.com/p/arducopter/wiki/APM2RC"><text:span text:style-name="T174_12">.</text:span></text:a></text:span><text:span text:style-name="T174_13"><text:a xlink:type="simple" xlink:href="http://code.google.com/p/arducopter/wiki/APM2RC"><text:span text:style-name="T174_14">com</text:span></text:a></text:span><text:span text:style-name="T174_15"><text:a xlink:type="simple" xlink:href="http://code.google.com/p/arducopter/wiki/APM2RC"><text:span text:style-name="T174_16">/</text:span></text:a></text:span><text:span text:style-name="T174_17"><text:a xlink:type="simple" xlink:href="http://code.google.com/p/arducopter/wiki/APM2RC"><text:span text:style-name="T174_18">p</text:span></text:a></text:span><text:span text:style-name="T174_19"><text:a xlink:type="simple" xlink:href="http://code.google.com/p/arducopter/wiki/APM2RC"><text:span text:style-name="T174_20">/</text:span></text:a></text:span><text:span text:style-name="T174_21"><text:a xlink:type="simple" xlink:href="http://code.google.com/p/arducopter/wiki/APM2RC"><text:span text:style-name="T174_22">arducopter</text:span></text:a></text:span><text:span text:style-name="T174_23"><text:a xlink:type="simple" xlink:href="http://code.google.com/p/arducopter/wiki/APM2RC"><text:span text:style-name="T174_24">/</text:span></text:a></text:span><text:span text:style-name="T174_25"><text:a xlink:type="simple" xlink:href="http://code.google.com/p/arducopter/wiki/APM2RC"><text:span text:style-name="T174_26">wiki</text:span></text:a></text:span><text:span text:style-name="T174_27"><text:a xlink:type="simple" xlink:href="http://code.google.com/p/arducopter/wiki/APM2RC"><text:span text:style-name="T174_28">/</text:span></text:a></text:span><text:span text:style-name="T174_29"><text:a xlink:type="simple" xlink:href="http://code.google.com/p/arducopter/wiki/APM2RC"><text:span text:style-name="T174_30">APM</text:span></text:a></text:span><text:span text:style-name="T174_31"><text:a xlink:type="simple" xlink:href="http://code.google.com/p/arducopter/wiki/APM2RC"><text:span text:style-name="T174_32">2</text:span></text:a></text:span><text:span text:style-name="T174_33"><text:a xlink:type="simple" xlink:href="http://code.google.com/p/arducopter/wiki/APM2RC"><text:span text:style-name="T174_34">RC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